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HiraKakuPro-W3, 'Hiragino Kaku Gothic Pro W3', 'Hiragino Kaku Gothic Pro', 'ヒラギノ角ゴ Pro W3', Meiryo, YuGothic, 'ＭＳ Ｐゴシック', 'MS PGothic', 'ＭＳ ゴシック', 'MS Gothic', sans, sans-serif"/>
    <style:font-face style:name="HiraMinPro-W3" svg:font-family="HiraMinPro-W3, 'Hiragino Mincho Pro W3', 'Hiragino Mincho Pro', 'ヒラギノ明朝 Pro W3', YuMincho, 'HG E', 'ＭＳ Ｐ明朝', 'MS PMincho', 'MS 明朝', 'MS Mincho', serif"/>
    <style:font-face style:name="Arial1" svg:font-family="Arial" style:font-family-generic="swiss"/>
    <style:font-face style:name="KanjiStrokeOrders" svg:font-family="KanjiStrokeOrders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Yu Gothic Light" svg:font-family="'Yu Gothic Light'" style:font-adornments="Normal" style:font-family-generic="swiss" style:font-pitch="variable"/>
    <style:font-face style:name="Yu Gothic UI Light2" svg:font-family="'Yu Gothic UI Light'" style:font-family-generic="swiss" style:font-pitch="variable"/>
    <style:font-face style:name="Yu Gothic UI Light1" svg:font-family="'Yu Gothic UI Light'" style:font-adornments="Light" style:font-family-generic="swiss" style:font-pitch="variable"/>
    <style:font-face style:name="Yu Gothic UI Light3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Tabla32" style:family="table">
      <style:table-properties style:width="12.806cm" fo:margin-left="0cm" fo:break-before="page" table:align="left"/>
    </style:style>
    <style:style style:name="Tabla32.A" style:family="table-column">
      <style:table-column-properties style:column-width="0.933cm"/>
    </style:style>
    <style:style style:name="Tabla32.B" style:family="table-column">
      <style:table-column-properties style:column-width="1.669cm"/>
    </style:style>
    <style:style style:name="Tabla32.C" style:family="table-column">
      <style:table-column-properties style:column-width="0.997cm"/>
    </style:style>
    <style:style style:name="Tabla32.D" style:family="table-column">
      <style:table-column-properties style:column-width="1.993cm"/>
    </style:style>
    <style:style style:name="Tabla32.E" style:family="table-column">
      <style:table-column-properties style:column-width="1.111cm"/>
    </style:style>
    <style:style style:name="Tabla32.F" style:family="table-column">
      <style:table-column-properties style:column-width="2.893cm"/>
    </style:style>
    <style:style style:name="Tabla32.G" style:family="table-column">
      <style:table-column-properties style:column-width="1.711cm"/>
    </style:style>
    <style:style style:name="Tabla32.H" style:family="table-column">
      <style:table-column-properties style:column-width="1.499cm"/>
    </style:style>
    <style:style style:name="Tabla32.A1" style:family="table-cell">
      <style:table-cell-properties style:vertical-align="middle" fo:background-color="#dddddd">
        <style:background-image/>
      </style:table-cell-properties>
    </style:style>
    <style:style style:name="Tabla32.B1" style:family="table-cell">
      <style:table-cell-properties style:vertical-align="middle"/>
    </style:style>
    <style:style style:name="Tabla32.D1" style:family="table-cell">
      <style:table-cell-properties style:vertical-align="middle"/>
    </style:style>
    <style:style style:name="Tabla32.F1" style:family="table-cell">
      <style:table-cell-properties style:vertical-align="middle"/>
    </style:style>
    <style:style style:name="Tabla32.H1" style:family="table-cell">
      <style:table-cell-properties style:vertical-align="middle"/>
    </style:style>
    <style:style style:name="Tabla32.B2" style:family="table-cell">
      <style:table-cell-properties style:vertical-align="middle"/>
    </style:style>
    <style:style style:name="Tabla32.D2" style:family="table-cell">
      <style:table-cell-properties style:vertical-align="middle"/>
    </style:style>
    <style:style style:name="Tabla32.F2" style:family="table-cell">
      <style:table-cell-properties style:vertical-align="middle"/>
    </style:style>
    <style:style style:name="Tabla32.H2" style:family="table-cell">
      <style:table-cell-properties style:vertical-align="middle"/>
    </style:style>
    <style:style style:name="Tabla32.B3" style:family="table-cell">
      <style:table-cell-properties style:vertical-align="middle"/>
    </style:style>
    <style:style style:name="Tabla32.C3" style:family="table-cell">
      <style:table-cell-properties style:vertical-align="middle"/>
    </style:style>
    <style:style style:name="Tabla32.F3" style:family="table-cell">
      <style:table-cell-properties style:vertical-align="middle"/>
    </style:style>
    <style:style style:name="Tabla32.H3" style:family="table-cell">
      <style:table-cell-properties style:vertical-align="middle"/>
    </style:style>
    <style:style style:name="Tabla32.B4" style:family="table-cell">
      <style:table-cell-properties style:vertical-align="middle"/>
    </style:style>
    <style:style style:name="Tabla32.D4" style:family="table-cell">
      <style:table-cell-properties style:vertical-align="middle"/>
    </style:style>
    <style:style style:name="Tabla32.E4" style:family="table-cell">
      <style:table-cell-properties style:vertical-align="middle"/>
    </style:style>
    <style:style style:name="Tabla32.H4" style:family="table-cell">
      <style:table-cell-properties style:vertical-align="middle"/>
    </style:style>
    <style:style style:name="Tabla32.B5" style:family="table-cell">
      <style:table-cell-properties style:vertical-align="middle"/>
    </style:style>
    <style:style style:name="Tabla32.D5" style:family="table-cell">
      <style:table-cell-properties style:vertical-align="middle"/>
    </style:style>
    <style:style style:name="Tabla32.F5" style:family="table-cell">
      <style:table-cell-properties style:vertical-align="middle"/>
    </style:style>
    <style:style style:name="Tabla32.G5" style:family="table-cell">
      <style:table-cell-properties style:vertical-align="middle"/>
    </style:style>
    <style:style style:name="Tabla32.B6" style:family="table-cell">
      <style:table-cell-properties style:vertical-align="middle"/>
    </style:style>
    <style:style style:name="Tabla32.D6" style:family="table-cell">
      <style:table-cell-properties style:vertical-align="middle"/>
    </style:style>
    <style:style style:name="Tabla32.E6" style:family="table-cell">
      <style:table-cell-properties style:vertical-align="middle"/>
    </style:style>
    <style:style style:name="Tabla32.H6" style:family="table-cell">
      <style:table-cell-properties style:vertical-align="middle"/>
    </style:style>
    <style:style style:name="Tabla32.B7" style:family="table-cell">
      <style:table-cell-properties style:vertical-align="middle"/>
    </style:style>
    <style:style style:name="Tabla32.D7" style:family="table-cell">
      <style:table-cell-properties style:vertical-align="middle"/>
    </style:style>
    <style:style style:name="Tabla32.F7" style:family="table-cell">
      <style:table-cell-properties style:vertical-align="middle"/>
    </style:style>
    <style:style style:name="Tabla32.G7" style:family="table-cell">
      <style:table-cell-properties style:vertical-align="middle"/>
    </style:style>
    <style:style style:name="Tabla32.B8" style:family="table-cell">
      <style:table-cell-properties style:vertical-align="middle"/>
    </style:style>
    <style:style style:name="Tabla32.C8" style:family="table-cell">
      <style:table-cell-properties style:vertical-align="middle"/>
    </style:style>
    <style:style style:name="Tabla32.F8" style:family="table-cell">
      <style:table-cell-properties style:vertical-align="middle"/>
    </style:style>
    <style:style style:name="Tabla32.H8" style:family="table-cell">
      <style:table-cell-properties style:vertical-align="middle"/>
    </style:style>
    <style:style style:name="Tabla32.B9" style:family="table-cell">
      <style:table-cell-properties style:vertical-align="middle"/>
    </style:style>
    <style:style style:name="Tabla32.D9" style:family="table-cell">
      <style:table-cell-properties style:vertical-align="middle"/>
    </style:style>
    <style:style style:name="Tabla32.E9" style:family="table-cell">
      <style:table-cell-properties style:vertical-align="middle"/>
    </style:style>
    <style:style style:name="Tabla32.H9" style:family="table-cell">
      <style:table-cell-properties style:vertical-align="middle"/>
    </style:style>
    <style:style style:name="Tabla32.B10" style:family="table-cell">
      <style:table-cell-properties style:vertical-align="middle"/>
    </style:style>
    <style:style style:name="Tabla32.D10" style:family="table-cell">
      <style:table-cell-properties style:vertical-align="middle"/>
    </style:style>
    <style:style style:name="Tabla32.F10" style:family="table-cell">
      <style:table-cell-properties style:vertical-align="middle"/>
    </style:style>
    <style:style style:name="Tabla32.H10" style:family="table-cell">
      <style:table-cell-properties style:vertical-align="middle"/>
    </style:style>
    <style:style style:name="Tabla32.B11" style:family="table-cell">
      <style:table-cell-properties style:vertical-align="middle"/>
    </style:style>
    <style:style style:name="Tabla32.C11" style:family="table-cell">
      <style:table-cell-properties style:vertical-align="middle"/>
    </style:style>
    <style:style style:name="Tabla32.F11" style:family="table-cell">
      <style:table-cell-properties style:vertical-align="middle"/>
    </style:style>
    <style:style style:name="Tabla32.G11" style:family="table-cell">
      <style:table-cell-properties style:vertical-align="middle"/>
    </style:style>
    <style:style style:name="Tabla32.A12" style:family="table-cell">
      <style:table-cell-properties style:vertical-align="middle" fo:background-color="#ffffff">
        <style:background-image/>
      </style:table-cell-properties>
    </style:style>
    <style:style style:name="Tabla32.D12" style:family="table-cell">
      <style:table-cell-properties style:vertical-align="middle"/>
    </style:style>
    <style:style style:name="Tabla32.E12" style:family="table-cell">
      <style:table-cell-properties style:vertical-align="middle"/>
    </style:style>
    <style:style style:name="Tabla32.H12" style:family="table-cell">
      <style:table-cell-properties style:vertical-align="middle"/>
    </style:style>
    <style:style style:name="Tabla32.B13" style:family="table-cell">
      <style:table-cell-properties style:vertical-align="middle"/>
    </style:style>
    <style:style style:name="Tabla32.C13" style:family="table-cell">
      <style:table-cell-properties style:vertical-align="middle"/>
    </style:style>
    <style:style style:name="Tabla32.F13" style:family="table-cell">
      <style:table-cell-properties style:vertical-align="middle"/>
    </style:style>
    <style:style style:name="Tabla32.H13" style:family="table-cell">
      <style:table-cell-properties style:vertical-align="middle"/>
    </style:style>
    <style:style style:name="Tabla32.B14" style:family="table-cell">
      <style:table-cell-properties style:vertical-align="middle"/>
    </style:style>
    <style:style style:name="Tabla32.D14" style:family="table-cell">
      <style:table-cell-properties style:vertical-align="middle"/>
    </style:style>
    <style:style style:name="Tabla32.F14" style:family="table-cell">
      <style:table-cell-properties style:vertical-align="middle"/>
    </style:style>
    <style:style style:name="Tabla32.H14" style:family="table-cell">
      <style:table-cell-properties style:vertical-align="middle"/>
    </style:style>
    <style:style style:name="Tabla32.D15" style:family="table-cell">
      <style:table-cell-properties style:vertical-align="middle"/>
    </style:style>
    <style:style style:name="Tabla32.E15" style:family="table-cell">
      <style:table-cell-properties style:vertical-align="middle"/>
    </style:style>
    <style:style style:name="Tabla32.H15" style:family="table-cell">
      <style:table-cell-properties style:vertical-align="middle"/>
    </style:style>
    <style:style style:name="Tabla32.B16" style:family="table-cell">
      <style:table-cell-properties style:vertical-align="middle"/>
    </style:style>
    <style:style style:name="Tabla32.C16" style:family="table-cell">
      <style:table-cell-properties style:vertical-align="middle"/>
    </style:style>
    <style:style style:name="Tabla32.F16" style:family="table-cell">
      <style:table-cell-properties style:vertical-align="middle"/>
    </style:style>
    <style:style style:name="Tabla32.H16" style:family="table-cell">
      <style:table-cell-properties style:vertical-align="middle"/>
    </style:style>
    <style:style style:name="Tabla6" style:family="table">
      <style:table-properties style:width="4.8cm" fo:margin-left="0cm" fo:break-before="page" table:align="left"/>
    </style:style>
    <style:style style:name="Tabla6.A" style:family="table-column">
      <style:table-column-properties style:column-width="0.6cm"/>
    </style:style>
    <style:style style:name="Tabla6.B" style:family="table-column">
      <style:table-column-properties style:column-width="1.605cm"/>
    </style:style>
    <style:style style:name="Tabla6.D" style:family="table-column">
      <style:table-column-properties style:column-width="1.995cm"/>
    </style:style>
    <style:style style:name="Tabla6.A1" style:family="table-cell">
      <style:table-cell-properties style:vertical-align="middle" fo:background-color="#eeeeee" fo:padding-left="0cm" fo:padding-right="0cm" fo:padding-top="0.101cm" fo:padding-bottom="0.101cm" fo:border="none">
        <style:background-image/>
      </style:table-cell-properties>
    </style:style>
    <style:style style:name="Tabla6.A2" style:family="table-cell">
      <style:table-cell-properties style:vertical-align="middle" fo:background-color="#dddddd" fo:padding-left="0cm" fo:padding-right="0cm" fo:padding-top="0.101cm" fo:padding-bottom="0.101cm" fo:border="none">
        <style:background-image/>
      </style:table-cell-properties>
    </style:style>
    <style:style style:name="Tabla6.B2" style:family="table-cell">
      <style:table-cell-properties style:vertical-align="middle" fo:padding-left="0cm" fo:padding-right="0cm" fo:padding-top="0.101cm" fo:padding-bottom="0.101cm" fo:border="none"/>
    </style:style>
    <style:style style:name="Tabla6.D2" style:family="table-cell">
      <style:table-cell-properties style:vertical-align="middle" fo:padding-left="0cm" fo:padding-right="0cm" fo:padding-top="0.101cm" fo:padding-bottom="0.101cm" fo:border="none"/>
    </style:style>
    <style:style style:name="Tabla6.B3" style:family="table-cell">
      <style:table-cell-properties style:vertical-align="middle" fo:padding-left="0cm" fo:padding-right="0cm" fo:padding-top="0.101cm" fo:padding-bottom="0.101cm" fo:border="none"/>
    </style:style>
    <style:style style:name="Tabla6.D3" style:family="table-cell">
      <style:table-cell-properties style:vertical-align="middle" fo:padding-left="0cm" fo:padding-right="0cm" fo:padding-top="0.101cm" fo:padding-bottom="0.101cm" fo:border="none"/>
    </style:style>
    <style:style style:name="Tabla6.B4" style:family="table-cell">
      <style:table-cell-properties style:vertical-align="middle" fo:padding-left="0cm" fo:padding-right="0cm" fo:padding-top="0.101cm" fo:padding-bottom="0.101cm" fo:border="none"/>
    </style:style>
    <style:style style:name="Tabla6.D4" style:family="table-cell">
      <style:table-cell-properties style:vertical-align="middle" fo:padding-left="0cm" fo:padding-right="0cm" fo:padding-top="0.101cm" fo:padding-bottom="0.101cm" fo:border="none"/>
    </style:style>
    <style:style style:name="Tabla6.B5" style:family="table-cell">
      <style:table-cell-properties style:vertical-align="middle" fo:padding-left="0cm" fo:padding-right="0cm" fo:padding-top="0.101cm" fo:padding-bottom="0.101cm" fo:border="none"/>
    </style:style>
    <style:style style:name="Tabla6.D5" style:family="table-cell">
      <style:table-cell-properties style:vertical-align="middle" fo:padding-left="0cm" fo:padding-right="0cm" fo:padding-top="0.101cm" fo:padding-bottom="0.101cm" fo:border="none"/>
    </style:style>
    <style:style style:name="Tabla6.B6" style:family="table-cell">
      <style:table-cell-properties style:vertical-align="middle" fo:padding-left="0cm" fo:padding-right="0cm" fo:padding-top="0.101cm" fo:padding-bottom="0.101cm" fo:border="none"/>
    </style:style>
    <style:style style:name="Tabla6.D6" style:family="table-cell">
      <style:table-cell-properties style:vertical-align="middle" fo:padding-left="0cm" fo:padding-right="0cm" fo:padding-top="0.101cm" fo:padding-bottom="0.101cm" fo:border="none"/>
    </style:style>
    <style:style style:name="Tabla6.B7" style:family="table-cell">
      <style:table-cell-properties style:vertical-align="middle" fo:padding-left="0cm" fo:padding-right="0cm" fo:padding-top="0.101cm" fo:padding-bottom="0.101cm" fo:border="none"/>
    </style:style>
    <style:style style:name="Tabla6.D7" style:family="table-cell">
      <style:table-cell-properties style:vertical-align="middle" fo:padding-left="0cm" fo:padding-right="0cm" fo:padding-top="0.101cm" fo:padding-bottom="0.101cm" fo:border="none"/>
    </style:style>
    <style:style style:name="Tabla6.B8" style:family="table-cell">
      <style:table-cell-properties style:vertical-align="middle" fo:padding-left="0cm" fo:padding-right="0cm" fo:padding-top="0.101cm" fo:padding-bottom="0.101cm" fo:border="none"/>
    </style:style>
    <style:style style:name="Tabla6.D8" style:family="table-cell">
      <style:table-cell-properties style:vertical-align="middle" fo:padding-left="0cm" fo:padding-right="0cm" fo:padding-top="0.101cm" fo:padding-bottom="0.101cm" fo:border="none"/>
    </style:style>
    <style:style style:name="Tabla6.B9" style:family="table-cell">
      <style:table-cell-properties style:vertical-align="middle" fo:padding-left="0cm" fo:padding-right="0cm" fo:padding-top="0.101cm" fo:padding-bottom="0.101cm" fo:border="none"/>
    </style:style>
    <style:style style:name="Tabla6.D9" style:family="table-cell">
      <style:table-cell-properties style:vertical-align="middle" fo:padding-left="0cm" fo:padding-right="0cm" fo:padding-top="0.101cm" fo:padding-bottom="0.101cm" fo:border="none"/>
    </style:style>
    <style:style style:name="Tabla6.B10" style:family="table-cell">
      <style:table-cell-properties style:vertical-align="middle" fo:padding-left="0cm" fo:padding-right="0cm" fo:padding-top="0.101cm" fo:padding-bottom="0.101cm" fo:border="none"/>
    </style:style>
    <style:style style:name="Tabla6.D10" style:family="table-cell">
      <style:table-cell-properties style:vertical-align="middle" fo:padding-left="0cm" fo:padding-right="0cm" fo:padding-top="0.101cm" fo:padding-bottom="0.101cm" fo:border="none"/>
    </style:style>
    <style:style style:name="Tabla6.B11" style:family="table-cell">
      <style:table-cell-properties style:vertical-align="middle" fo:padding-left="0cm" fo:padding-right="0cm" fo:padding-top="0.101cm" fo:padding-bottom="0.101cm" fo:border="none"/>
    </style:style>
    <style:style style:name="Tabla6.D11" style:family="table-cell">
      <style:table-cell-properties style:vertical-align="middle" fo:padding-left="0cm" fo:padding-right="0cm" fo:padding-top="0.101cm" fo:padding-bottom="0.101cm" fo:border="none"/>
    </style:style>
    <style:style style:name="Tabla6.B12" style:family="table-cell">
      <style:table-cell-properties style:vertical-align="middle" fo:padding-left="0cm" fo:padding-right="0cm" fo:padding-top="0.101cm" fo:padding-bottom="0.101cm" fo:border="none"/>
    </style:style>
    <style:style style:name="Tabla6.D12" style:family="table-cell">
      <style:table-cell-properties style:vertical-align="middle" fo:padding-left="0cm" fo:padding-right="0cm" fo:padding-top="0.101cm" fo:padding-bottom="0.101cm" fo:border="none"/>
    </style:style>
    <style:style style:name="Tabla6.B13" style:family="table-cell">
      <style:table-cell-properties style:vertical-align="middle" fo:padding-left="0cm" fo:padding-right="0cm" fo:padding-top="0.101cm" fo:padding-bottom="0.101cm" fo:border="none"/>
    </style:style>
    <style:style style:name="Tabla6.D13" style:family="table-cell">
      <style:table-cell-properties style:vertical-align="middle" fo:padding-left="0cm" fo:padding-right="0cm" fo:padding-top="0.101cm" fo:padding-bottom="0.101cm" fo:border="none"/>
    </style:style>
    <style:style style:name="Tabla6.B14" style:family="table-cell">
      <style:table-cell-properties style:vertical-align="middle" fo:padding-left="0cm" fo:padding-right="0cm" fo:padding-top="0.101cm" fo:padding-bottom="0.101cm" fo:border="none"/>
    </style:style>
    <style:style style:name="Tabla6.D14" style:family="table-cell">
      <style:table-cell-properties style:vertical-align="middle" fo:padding-left="0cm" fo:padding-right="0cm" fo:padding-top="0.101cm" fo:padding-bottom="0.101cm" fo:border="none"/>
    </style:style>
    <style:style style:name="Tabla6.B15" style:family="table-cell">
      <style:table-cell-properties style:vertical-align="middle" fo:padding-left="0cm" fo:padding-right="0cm" fo:padding-top="0.101cm" fo:padding-bottom="0.101cm" fo:border="none"/>
    </style:style>
    <style:style style:name="Tabla6.D15" style:family="table-cell">
      <style:table-cell-properties style:vertical-align="middle" fo:padding-left="0cm" fo:padding-right="0cm" fo:padding-top="0.101cm" fo:padding-bottom="0.101cm" fo:border="none"/>
    </style:style>
    <style:style style:name="Tabla6.B16" style:family="table-cell">
      <style:table-cell-properties style:vertical-align="middle" fo:padding-left="0cm" fo:padding-right="0cm" fo:padding-top="0.101cm" fo:padding-bottom="0.101cm" fo:border="none"/>
    </style:style>
    <style:style style:name="Tabla6.D16" style:family="table-cell">
      <style:table-cell-properties style:vertical-align="middle" fo:padding-left="0cm" fo:padding-right="0cm" fo:padding-top="0.101cm" fo:padding-bottom="0.101cm" fo:border="none"/>
    </style:style>
    <style:style style:name="Tabla6.B17" style:family="table-cell">
      <style:table-cell-properties style:vertical-align="middle" fo:padding-left="0cm" fo:padding-right="0cm" fo:padding-top="0.101cm" fo:padding-bottom="0.101cm" fo:border="none"/>
    </style:style>
    <style:style style:name="Tabla6.D17" style:family="table-cell">
      <style:table-cell-properties style:vertical-align="middle" fo:padding-left="0cm" fo:padding-right="0cm" fo:padding-top="0.101cm" fo:padding-bottom="0.101cm" fo:border="none"/>
    </style:style>
    <style:style style:name="Tabla14" style:family="table">
      <style:table-properties style:width="7.909cm" table:align="left"/>
    </style:style>
    <style:style style:name="Tabla14.A" style:family="table-column">
      <style:table-column-properties style:column-width="0.706cm"/>
    </style:style>
    <style:style style:name="Tabla14.B" style:family="table-column">
      <style:table-column-properties style:column-width="1.589cm"/>
    </style:style>
    <style:style style:name="Tabla14.C" style:family="table-column">
      <style:table-column-properties style:column-width="1.907cm"/>
    </style:style>
    <style:style style:name="Tabla14.E" style:family="table-column">
      <style:table-column-properties style:column-width="1.801cm"/>
    </style:style>
    <style:style style:name="Tabla14.A1" style:family="table-cell">
      <style:table-cell-properties fo:background-color="#eeeeee" fo:padding-left="0cm" fo:padding-right="0cm" fo:padding-top="0.101cm" fo:padding-bottom="0.101cm" fo:border="none">
        <style:background-image/>
      </style:table-cell-properties>
    </style:style>
    <style:style style:name="Tabla14.A2" style:family="table-cell">
      <style:table-cell-properties fo:background-color="#dddddd" fo:padding-left="0cm" fo:padding-right="0cm" fo:padding-top="0.101cm" fo:padding-bottom="0.101cm" fo:border="none">
        <style:background-image/>
      </style:table-cell-properties>
    </style:style>
    <style:style style:name="Tabla14.B2" style:family="table-cell">
      <style:table-cell-properties fo:background-color="#ffffff" fo:padding-left="0cm" fo:padding-right="0cm" fo:padding-top="0.101cm" fo:padding-bottom="0.101cm" fo:border="none">
        <style:background-image/>
      </style:table-cell-properties>
    </style:style>
    <style:style style:name="Tabla31" style:family="table">
      <style:table-properties style:width="12.806cm" fo:margin-left="0cm" fo:break-before="page" table:align="left"/>
    </style:style>
    <style:style style:name="Tabla31.A" style:family="table-column">
      <style:table-column-properties style:column-width="2.205cm"/>
    </style:style>
    <style:style style:name="Tabla31.B" style:family="table-column">
      <style:table-column-properties style:column-width="1.588cm"/>
    </style:style>
    <style:style style:name="Tabla31.C" style:family="table-column">
      <style:table-column-properties style:column-width="1.799cm"/>
    </style:style>
    <style:style style:name="Tabla31.D" style:family="table-column">
      <style:table-column-properties style:column-width="2.117cm"/>
    </style:style>
    <style:style style:name="Tabla31.F" style:family="table-column">
      <style:table-column-properties style:column-width="1.905cm"/>
    </style:style>
    <style:style style:name="Tabla31.G" style:family="table-column">
      <style:table-column-properties style:column-width="1.605cm"/>
    </style:style>
    <style:style style:name="Tabla31.1" style:family="table-row">
      <style:table-row-properties style:min-row-height="0.494cm"/>
    </style:style>
    <style:style style:name="Tabla31.A1" style:family="table-cell">
      <style:table-cell-properties style:vertical-align="middle" fo:padding="0.097cm" fo:border="none"/>
    </style:style>
    <style:style style:name="Tabla31.D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a31.2" style:family="table-row">
      <style:table-row-properties style:min-row-height="0.011cm"/>
    </style:style>
    <style:style style:name="Tabla31.A2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a31.B2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1" style:family="table">
      <style:table-properties style:width="12.506cm" fo:break-before="page" table:align="left" style:may-break-between-rows="false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499cm"/>
    </style:style>
    <style:style style:name="Tabla1.E" style:family="table-column">
      <style:table-column-properties style:column-width="2.508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3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2" style:family="table">
      <style:table-properties style:width="12.801cm" fo:break-before="page" table:align="margins"/>
    </style:style>
    <style:style style:name="Tabla2.A" style:family="table-column">
      <style:table-column-properties style:column-width="2.559cm" style:rel-column-width="13107*"/>
    </style:style>
    <style:style style:name="Tabla2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a2.E1" style:family="table-cell">
      <style:table-cell-properties style:vertical-align="middle" fo:padding="0.097cm" fo:border="none"/>
    </style:style>
    <style:style style:name="Tabla2.E2" style:family="table-cell">
      <style:table-cell-properties style:vertical-align="middle" fo:padding="0.097cm" fo:border="none"/>
    </style:style>
    <style:style style:name="Tabla2.E3" style:family="table-cell">
      <style:table-cell-properties style:vertical-align="middle" fo:padding="0.097cm" fo:border="none"/>
    </style:style>
    <style:style style:name="Tabla2.E4" style:family="table-cell">
      <style:table-cell-properties style:vertical-align="middle" fo:padding="0.097cm" fo:border="none"/>
    </style:style>
    <style:style style:name="Tabla2.E5" style:family="table-cell">
      <style:table-cell-properties style:vertical-align="middle" fo:padding="0.097cm" fo:border="none"/>
    </style:style>
    <style:style style:name="Tabla2.E6" style:family="table-cell">
      <style:table-cell-properties style:vertical-align="middle" fo:padding="0.097cm" fo:border="none"/>
    </style:style>
    <style:style style:name="Tabla2.E7" style:family="table-cell">
      <style:table-cell-properties style:vertical-align="middle" fo:padding="0.097cm" fo:border="none"/>
    </style:style>
    <style:style style:name="Tabla2.E8" style:family="table-cell">
      <style:table-cell-properties style:vertical-align="middle" fo:padding="0.097cm" fo:border="none"/>
    </style:style>
    <style:style style:name="Tabla2.E9" style:family="table-cell">
      <style:table-cell-properties style:vertical-align="middle" fo:padding="0.097cm" fo:border="none"/>
    </style:style>
    <style:style style:name="Tabla15" style:family="table">
      <style:table-properties style:width="12.801cm" table:align="margins"/>
    </style:style>
    <style:style style:name="Tabla15.A" style:family="table-column">
      <style:table-column-properties style:column-width="4.267cm" style:rel-column-width="21845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C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2.801cm" fo:break-before="auto" fo:break-after="auto" table:align="margins"/>
    </style:style>
    <style:style style:name="Tabla3.A" style:family="table-column">
      <style:table-column-properties style:column-width="3.833cm" style:rel-column-width="19623*"/>
    </style:style>
    <style:style style:name="Tabla3.B" style:family="table-column">
      <style:table-column-properties style:column-width="4.701cm" style:rel-column-width="24066*"/>
    </style:style>
    <style:style style:name="Tabla3.C" style:family="table-column">
      <style:table-column-properties style:column-width="4.267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2.801cm" table:align="margins"/>
    </style:style>
    <style:style style:name="Tabla11.A" style:family="table-column">
      <style:table-column-properties style:column-width="3.2cm" style:rel-column-width="16383*"/>
    </style:style>
    <style:style style:name="Tabla11.D" style:family="table-column">
      <style:table-column-properties style:column-width="3.2cm" style:rel-column-width="16386*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" style:family="table">
      <style:table-properties style:width="12.806cm" fo:margin-left="0cm" fo:break-before="page" table:align="left"/>
    </style:style>
    <style:style style:name="Tabla4.A" style:family="table-column">
      <style:table-column-properties style:column-width="2.293cm"/>
    </style:style>
    <style:style style:name="Tabla4.B" style:family="table-column">
      <style:table-column-properties style:column-width="2.011cm"/>
    </style:style>
    <style:style style:name="Tabla4.C" style:family="table-column">
      <style:table-column-properties style:column-width="2.699cm"/>
    </style:style>
    <style:style style:name="Tabla4.D" style:family="table-column">
      <style:table-column-properties style:column-width="2.205cm"/>
    </style:style>
    <style:style style:name="Tabla4.E" style:family="table-column">
      <style:table-column-properties style:column-width="3.5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2.806cm" fo:margin-left="0cm" table:align="left"/>
    </style:style>
    <style:style style:name="Tabla7.A" style:family="table-column">
      <style:table-column-properties style:column-width="1.071cm"/>
    </style:style>
    <style:style style:name="Tabla7.B" style:family="table-column">
      <style:table-column-properties style:column-width="3.796cm"/>
    </style:style>
    <style:style style:name="Tabla7.C" style:family="table-column">
      <style:table-column-properties style:column-width="7.939cm"/>
    </style:style>
    <style:style style:name="Tabla7.A1" style:family="table-cell">
      <style:table-cell-properties style:vertical-align="bottom" fo:padding="0.097cm" fo:border="0.05pt solid #000000"/>
    </style:style>
    <style:style style:name="Tabla7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7.708cm" fo:margin-left="-0.012cm" fo:break-before="auto" fo:break-after="auto" table:align="left"/>
    </style:style>
    <style:style style:name="Tabla10.A" style:family="table-column">
      <style:table-column-properties style:column-width="1.905cm"/>
    </style:style>
    <style:style style:name="Tabla10.B" style:family="table-column">
      <style:table-column-properties style:column-width="2.293cm"/>
    </style:style>
    <style:style style:name="Tabla10.C" style:family="table-column">
      <style:table-column-properties style:column-width="1.605cm"/>
    </style:style>
    <style:style style:name="Tabla10.A1" style:family="table-cell">
      <style:table-cell-properties style:vertical-align="middle" fo:padding="0.097cm" fo:border="none"/>
    </style:style>
    <style:style style:name="Tabla13" style:family="table">
      <style:table-properties style:width="12.806cm" fo:margin-left="0cm" fo:break-before="page" table:align="left"/>
    </style:style>
    <style:style style:name="Tabla13.A" style:family="table-column">
      <style:table-column-properties style:column-width="1.094cm"/>
    </style:style>
    <style:style style:name="Tabla13.B" style:family="table-column">
      <style:table-column-properties style:column-width="6.209cm"/>
    </style:style>
    <style:style style:name="Tabla13.D" style:family="table-column">
      <style:table-column-properties style:column-width="4.41cm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2.806cm" fo:margin-left="0cm" fo:break-before="page" table:align="left"/>
    </style:style>
    <style:style style:name="Tabla12.A" style:family="table-column">
      <style:table-column-properties style:column-width="7.303cm"/>
    </style:style>
    <style:style style:name="Tabla12.B" style:family="table-column">
      <style:table-column-properties style:column-width="5.503cm"/>
    </style:style>
    <style:style style:name="Tabla12.A1" style:family="table-cell">
      <style:table-cell-properties style:vertical-align="middle" fo:padding="0.097cm" fo:border="none"/>
    </style:style>
    <style:style style:name="Tabla22" style:family="table">
      <style:table-properties style:width="7.108cm" table:align="margins"/>
    </style:style>
    <style:style style:name="Tabla22.A" style:family="table-column">
      <style:table-column-properties style:column-width="1.152cm" style:rel-column-width="10618*"/>
    </style:style>
    <style:style style:name="Tabla22.B" style:family="table-column">
      <style:table-column-properties style:column-width="0.445cm" style:rel-column-width="4098*"/>
    </style:style>
    <style:style style:name="Tabla22.C" style:family="table-column">
      <style:table-column-properties style:column-width="1.838cm" style:rel-column-width="16951*"/>
    </style:style>
    <style:style style:name="Tabla22.D" style:family="table-column">
      <style:table-column-properties style:column-width="1.03cm" style:rel-column-width="9500*"/>
    </style:style>
    <style:style style:name="Tabla22.E" style:family="table-column">
      <style:table-column-properties style:column-width="2.642cm" style:rel-column-width="24368*"/>
    </style:style>
    <style:style style:name="Tabla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2.E1" style:family="table-cell">
      <style:table-cell-properties style:vertical-align="middle" fo:padding="0.097cm" fo:border="0.05pt solid #000000"/>
    </style:style>
    <style:style style:name="Tabla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108cm" table:align="margins"/>
    </style:style>
    <style:style style:name="Tabla16.A" style:family="table-column">
      <style:table-column-properties style:column-width="1.152cm" style:rel-column-width="10618*"/>
    </style:style>
    <style:style style:name="Tabla16.B" style:family="table-column">
      <style:table-column-properties style:column-width="0.445cm" style:rel-column-width="4098*"/>
    </style:style>
    <style:style style:name="Tabla16.C" style:family="table-column">
      <style:table-column-properties style:column-width="1.838cm" style:rel-column-width="16951*"/>
    </style:style>
    <style:style style:name="Tabla16.D" style:family="table-column">
      <style:table-column-properties style:column-width="1.03cm" style:rel-column-width="9500*"/>
    </style:style>
    <style:style style:name="Tabla16.E" style:family="table-column">
      <style:table-column-properties style:column-width="2.642cm" style:rel-column-width="24368*"/>
    </style:style>
    <style:style style:name="Tab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6.E1" style:family="table-cell">
      <style:table-cell-properties style:vertical-align="middle"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7.108cm" table:align="margins"/>
    </style:style>
    <style:style style:name="Tabla17.A" style:family="table-column">
      <style:table-column-properties style:column-width="1.152cm" style:rel-column-width="10618*"/>
    </style:style>
    <style:style style:name="Tabla17.B" style:family="table-column">
      <style:table-column-properties style:column-width="0.445cm" style:rel-column-width="4098*"/>
    </style:style>
    <style:style style:name="Tabla17.C" style:family="table-column">
      <style:table-column-properties style:column-width="0.93cm" style:rel-column-width="8569*"/>
    </style:style>
    <style:style style:name="Tabla17.D" style:family="table-column">
      <style:table-column-properties style:column-width="1.252cm" style:rel-column-width="11549*"/>
    </style:style>
    <style:style style:name="Tabla17.E" style:family="table-column">
      <style:table-column-properties style:column-width="3.33cm" style:rel-column-width="30701*"/>
    </style:style>
    <style:style style:name="Tabla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7.E1" style:family="table-cell">
      <style:table-cell-properties style:vertical-align="middle" fo:padding="0.097cm" fo:border="0.05pt solid #000000"/>
    </style:style>
    <style:style style:name="Tabla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7.108cm" table:align="margins"/>
    </style:style>
    <style:style style:name="Tabla5.A" style:family="table-column">
      <style:table-column-properties style:column-width="1.065cm" style:rel-column-width="9830*"/>
    </style:style>
    <style:style style:name="Tabla5.B" style:family="table-column">
      <style:table-column-properties style:column-width="0.529cm" style:rel-column-width="4880*"/>
    </style:style>
    <style:style style:name="Tabla5.C" style:family="table-column">
      <style:table-column-properties style:column-width="0.199cm" style:rel-column-width="1845*"/>
    </style:style>
    <style:style style:name="Tabla5.D" style:family="table-column">
      <style:table-column-properties style:column-width="0.954cm" style:rel-column-width="8795*"/>
    </style:style>
    <style:style style:name="Tabla5.E" style:family="table-column">
      <style:table-column-properties style:column-width="4.359cm" style:rel-column-width="40185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2.806cm" fo:margin-left="0cm" fo:break-before="page" table:align="left"/>
    </style:style>
    <style:style style:name="Tabla18.A" style:family="table-column">
      <style:table-column-properties style:column-width="7.303cm"/>
    </style:style>
    <style:style style:name="Tabla18.B" style:family="table-column">
      <style:table-column-properties style:column-width="5.503cm"/>
    </style:style>
    <style:style style:name="Tabla18.A1" style:family="table-cell">
      <style:table-cell-properties style:vertical-align="middle" fo:padding="0.097cm" fo:border="none"/>
    </style:style>
    <style:style style:name="Tabla20" style:family="table">
      <style:table-properties style:width="7.108cm" table:align="margins"/>
    </style:style>
    <style:style style:name="Tabla20.A" style:family="table-column">
      <style:table-column-properties style:column-width="1.065cm" style:rel-column-width="9822*"/>
    </style:style>
    <style:style style:name="Tabla20.B" style:family="table-column">
      <style:table-column-properties style:column-width="0.529cm" style:rel-column-width="4878*"/>
    </style:style>
    <style:style style:name="Tabla20.C" style:family="table-column">
      <style:table-column-properties style:column-width="0.399cm" style:rel-column-width="3675*"/>
    </style:style>
    <style:style style:name="Tabla20.D" style:family="table-column">
      <style:table-column-properties style:column-width="1.005cm" style:rel-column-width="9269*"/>
    </style:style>
    <style:style style:name="Tabla20.E" style:family="table-column">
      <style:table-column-properties style:column-width="4.11cm" style:rel-column-width="37891*"/>
    </style:style>
    <style:style style:name="Tabla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0.E1" style:family="table-cell">
      <style:table-cell-properties style:vertical-align="middle" fo:padding="0.097cm" fo:border="0.05pt solid #000000"/>
    </style:style>
    <style:style style:name="Tabla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7.108cm" table:align="margins"/>
    </style:style>
    <style:style style:name="Tabla21.A" style:family="table-column">
      <style:table-column-properties style:column-width="1.005cm" style:rel-column-width="9269*"/>
    </style:style>
    <style:style style:name="Tabla21.B" style:family="table-column">
      <style:table-column-properties style:column-width="0.587cm" style:rel-column-width="5415*"/>
    </style:style>
    <style:style style:name="Tabla21.C" style:family="table-column">
      <style:table-column-properties style:column-width="0.312cm" style:rel-column-width="2878*"/>
    </style:style>
    <style:style style:name="Tabla21.D" style:family="table-column">
      <style:table-column-properties style:column-width="0.9cm" style:rel-column-width="8293*"/>
    </style:style>
    <style:style style:name="Tabla21.E" style:family="table-column">
      <style:table-column-properties style:column-width="4.304cm" style:rel-column-width="39680*"/>
    </style:style>
    <style:style style:name="Tabla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1.E1" style:family="table-cell">
      <style:table-cell-properties style:vertical-align="middle" fo:padding="0.097cm" fo:border="0.05pt solid #000000"/>
    </style:style>
    <style:style style:name="Tab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7.108cm" table:align="margins"/>
    </style:style>
    <style:style style:name="Tabla8.A" style:family="table-column">
      <style:table-column-properties style:column-width="1.065cm" style:rel-column-width="9830*"/>
    </style:style>
    <style:style style:name="Tabla8.B" style:family="table-column">
      <style:table-column-properties style:column-width="0.529cm" style:rel-column-width="4880*"/>
    </style:style>
    <style:style style:name="Tabla8.C" style:family="table-column">
      <style:table-column-properties style:column-width="0.425cm" style:rel-column-width="3914*"/>
    </style:style>
    <style:style style:name="Tabla8.D" style:family="table-column">
      <style:table-column-properties style:column-width="0.954cm" style:rel-column-width="8795*"/>
    </style:style>
    <style:style style:name="Tabla8.E" style:family="table-column">
      <style:table-column-properties style:column-width="4.135cm" style:rel-column-width="38116*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108cm" table:align="margins"/>
    </style:style>
    <style:style style:name="Tabla9.A" style:family="table-column">
      <style:table-column-properties style:column-width="1.005cm" style:rel-column-width="9269*"/>
    </style:style>
    <style:style style:name="Tabla9.B" style:family="table-column">
      <style:table-column-properties style:column-width="0.587cm" style:rel-column-width="5415*"/>
    </style:style>
    <style:style style:name="Tabla9.C" style:family="table-column">
      <style:table-column-properties style:column-width="0.312cm" style:rel-column-width="2878*"/>
    </style:style>
    <style:style style:name="Tabla9.D" style:family="table-column">
      <style:table-column-properties style:column-width="0.9cm" style:rel-column-width="8293*"/>
    </style:style>
    <style:style style:name="Tabla9.E" style:family="table-column">
      <style:table-column-properties style:column-width="4.304cm" style:rel-column-width="39680*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2.806cm" fo:margin-left="0cm" fo:break-before="page" table:align="left"/>
    </style:style>
    <style:style style:name="Tabla19.A" style:family="table-column">
      <style:table-column-properties style:column-width="7.303cm"/>
    </style:style>
    <style:style style:name="Tabla19.B" style:family="table-column">
      <style:table-column-properties style:column-width="5.503cm"/>
    </style:style>
    <style:style style:name="Tabla19.A1" style:family="table-cell">
      <style:table-cell-properties style:vertical-align="middle" fo:padding="0.097cm" fo:border="none"/>
    </style:style>
    <style:style style:name="Tabla24" style:family="table">
      <style:table-properties style:width="7.108cm" table:align="margins"/>
    </style:style>
    <style:style style:name="Tabla24.A" style:family="table-column">
      <style:table-column-properties style:column-width="1.094cm" style:rel-column-width="10082*"/>
    </style:style>
    <style:style style:name="Tabla24.B" style:family="table-column">
      <style:table-column-properties style:column-width="0.501cm" style:rel-column-width="4618*"/>
    </style:style>
    <style:style style:name="Tabla24.C" style:family="table-column">
      <style:table-column-properties style:column-width="1.51cm" style:rel-column-width="13920*"/>
    </style:style>
    <style:style style:name="Tabla24.D" style:family="table-column">
      <style:table-column-properties style:column-width="0.988cm" style:rel-column-width="9106*"/>
    </style:style>
    <style:style style:name="Tabla24.E" style:family="table-column">
      <style:table-column-properties style:column-width="3.016cm" style:rel-column-width="27809*"/>
    </style:style>
    <style:style style:name="Tabla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4.E1" style:family="table-cell">
      <style:table-cell-properties style:vertical-align="middle" fo:padding="0.097cm" fo:border="0.05pt solid #000000"/>
    </style:style>
    <style:style style:name="Tabla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7.108cm" table:align="margins"/>
    </style:style>
    <style:style style:name="Tabla23.A" style:family="table-column">
      <style:table-column-properties style:column-width="1.15cm" style:rel-column-width="10606*"/>
    </style:style>
    <style:style style:name="Tabla23.B" style:family="table-column">
      <style:table-column-properties style:column-width="0.445cm" style:rel-column-width="4104*"/>
    </style:style>
    <style:style style:name="Tabla23.C" style:family="table-column">
      <style:table-column-properties style:column-width="2.221cm" style:rel-column-width="20471*"/>
    </style:style>
    <style:style style:name="Tabla23.D" style:family="table-column">
      <style:table-column-properties style:column-width="1.159cm" style:rel-column-width="10692*"/>
    </style:style>
    <style:style style:name="Tabla23.E" style:family="table-column">
      <style:table-column-properties style:column-width="2.133cm" style:rel-column-width="19662*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E1" style:family="table-cell">
      <style:table-cell-properties style:vertical-align="middle" fo:padding="0.097cm" fo:border="0.05pt solid #000000"/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7.108cm" table:align="margins"/>
    </style:style>
    <style:style style:name="Tabla25.A" style:family="table-column">
      <style:table-column-properties style:column-width="1.15cm" style:rel-column-width="10606*"/>
    </style:style>
    <style:style style:name="Tabla25.B" style:family="table-column">
      <style:table-column-properties style:column-width="0.646cm" style:rel-column-width="5949*"/>
    </style:style>
    <style:style style:name="Tabla25.C" style:family="table-column">
      <style:table-column-properties style:column-width="2.02cm" style:rel-column-width="18625*"/>
    </style:style>
    <style:style style:name="Tabla25.D" style:family="table-column">
      <style:table-column-properties style:column-width="1.065cm" style:rel-column-width="9830*"/>
    </style:style>
    <style:style style:name="Tabla25.E" style:family="table-column">
      <style:table-column-properties style:column-width="2.226cm" style:rel-column-width="20525*"/>
    </style:style>
    <style:style style:name="Tabla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5.E1" style:family="table-cell">
      <style:table-cell-properties style:vertical-align="middle" fo:padding="0.097cm" fo:border="0.05pt solid #000000"/>
    </style:style>
    <style:style style:name="Tabla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7.108cm" table:align="margins"/>
    </style:style>
    <style:style style:name="Tabla26.A" style:family="table-column">
      <style:table-column-properties style:column-width="1.15cm" style:rel-column-width="10606*"/>
    </style:style>
    <style:style style:name="Tabla26.B" style:family="table-column">
      <style:table-column-properties style:column-width="0.445cm" style:rel-column-width="4104*"/>
    </style:style>
    <style:style style:name="Tabla26.C" style:family="table-column">
      <style:table-column-properties style:column-width="1.584cm" style:rel-column-width="14607*"/>
    </style:style>
    <style:style style:name="Tabla26.D" style:family="table-column">
      <style:table-column-properties style:column-width="1.065cm" style:rel-column-width="9830*"/>
    </style:style>
    <style:style style:name="Tabla26.E" style:family="table-column">
      <style:table-column-properties style:column-width="2.863cm" style:rel-column-width="26388*"/>
    </style:style>
    <style:style style:name="Tabla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6.E1" style:family="table-cell">
      <style:table-cell-properties style:vertical-align="middle" fo:padding="0.097cm" fo:border="0.05pt solid #000000"/>
    </style:style>
    <style:style style:name="Tabla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2.806cm" fo:margin-left="0cm" fo:break-before="page" table:align="left"/>
    </style:style>
    <style:style style:name="Tabla27.A" style:family="table-column">
      <style:table-column-properties style:column-width="7.303cm"/>
    </style:style>
    <style:style style:name="Tabla27.B" style:family="table-column">
      <style:table-column-properties style:column-width="5.503cm"/>
    </style:style>
    <style:style style:name="Tabla27.A1" style:family="table-cell">
      <style:table-cell-properties style:vertical-align="middle" fo:padding="0.097cm" fo:border="none"/>
    </style:style>
    <style:style style:name="Tabla28" style:family="table">
      <style:table-properties style:width="7.108cm" table:align="margins"/>
    </style:style>
    <style:style style:name="Tabla28.A" style:family="table-column">
      <style:table-column-properties style:column-width="1.064cm" style:rel-column-width="9805*"/>
    </style:style>
    <style:style style:name="Tabla28.B" style:family="table-column">
      <style:table-column-properties style:column-width="0.529cm" style:rel-column-width="4878*"/>
    </style:style>
    <style:style style:name="Tabla28.C" style:family="table-column">
      <style:table-column-properties style:column-width="1.6cm" style:rel-column-width="14749*"/>
    </style:style>
    <style:style style:name="Tabla28.D" style:family="table-column">
      <style:table-column-properties style:column-width="1.005cm" style:rel-column-width="9269*"/>
    </style:style>
    <style:style style:name="Tabla28.E" style:family="table-column">
      <style:table-column-properties style:column-width="2.91cm" style:rel-column-width="26834*"/>
    </style:style>
    <style:style style:name="Tab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8.E1" style:family="table-cell">
      <style:table-cell-properties style:vertical-align="middle" fo:padding="0.097cm" fo:border="0.05pt solid #000000"/>
    </style:style>
    <style:style style:name="Tabla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7.108cm" table:align="margins"/>
    </style:style>
    <style:style style:name="Tabla29.A" style:family="table-column">
      <style:table-column-properties style:column-width="1.065cm" style:rel-column-width="9821*"/>
    </style:style>
    <style:style style:name="Tabla29.B" style:family="table-column">
      <style:table-column-properties style:column-width="0.527cm" style:rel-column-width="4869*"/>
    </style:style>
    <style:style style:name="Tabla29.C" style:family="table-column">
      <style:table-column-properties style:column-width="0.427cm" style:rel-column-width="3928*"/>
    </style:style>
    <style:style style:name="Tabla29.D" style:family="table-column">
      <style:table-column-properties style:column-width="0.917cm" style:rel-column-width="8451*"/>
    </style:style>
    <style:style style:name="Tabla29.E" style:family="table-column">
      <style:table-column-properties style:column-width="4.172cm" style:rel-column-width="38466*"/>
    </style:style>
    <style:style style:name="Tabla2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9.E1" style:family="table-cell">
      <style:table-cell-properties style:vertical-align="middle" fo:padding="0.097cm" fo:border="0.05pt solid #000000"/>
    </style:style>
    <style:style style:name="Tabla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7.108cm" table:align="margins"/>
    </style:style>
    <style:style style:name="Tabla30.A" style:family="table-column">
      <style:table-column-properties style:column-width="1.065cm" style:rel-column-width="9822*"/>
    </style:style>
    <style:style style:name="Tabla30.B" style:family="table-column">
      <style:table-column-properties style:column-width="0.529cm" style:rel-column-width="4878*"/>
    </style:style>
    <style:style style:name="Tabla30.C" style:family="table-column">
      <style:table-column-properties style:column-width="1.898cm" style:rel-column-width="17497*"/>
    </style:style>
    <style:style style:name="Tabla30.D" style:family="table-column">
      <style:table-column-properties style:column-width="0.9cm" style:rel-column-width="8293*"/>
    </style:style>
    <style:style style:name="Tabla30.E" style:family="table-column">
      <style:table-column-properties style:column-width="2.716cm" style:rel-column-width="25045*"/>
    </style:style>
    <style:style style:name="Tabla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0.E1" style:family="table-cell">
      <style:table-cell-properties style:vertical-align="middle" fo:padding="0.097cm" fo:border="0.05pt solid #000000"/>
    </style:style>
    <style:style style:name="Tabla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7.108cm" table:align="margins"/>
    </style:style>
    <style:style style:name="Tabla33.A" style:family="table-column">
      <style:table-column-properties style:column-width="1.065cm" style:rel-column-width="9822*"/>
    </style:style>
    <style:style style:name="Tabla33.B" style:family="table-column">
      <style:table-column-properties style:column-width="0.529cm" style:rel-column-width="4878*"/>
    </style:style>
    <style:style style:name="Tabla33.C" style:family="table-column">
      <style:table-column-properties style:column-width="1.898cm" style:rel-column-width="17497*"/>
    </style:style>
    <style:style style:name="Tabla33.D" style:family="table-column">
      <style:table-column-properties style:column-width="0.9cm" style:rel-column-width="8293*"/>
    </style:style>
    <style:style style:name="Tabla33.E" style:family="table-column">
      <style:table-column-properties style:column-width="2.716cm" style:rel-column-width="25045*"/>
    </style:style>
    <style:style style:name="Tabla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3.E1" style:family="table-cell">
      <style:table-cell-properties style:vertical-align="middle" fo:padding="0.097cm" fo:border="0.05pt solid #000000"/>
    </style:style>
    <style:style style:name="Tabla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2.806cm" fo:margin-left="0cm" fo:break-before="page" table:align="left"/>
    </style:style>
    <style:style style:name="Tabla34.A" style:family="table-column">
      <style:table-column-properties style:column-width="7.303cm"/>
    </style:style>
    <style:style style:name="Tabla34.B" style:family="table-column">
      <style:table-column-properties style:column-width="5.503cm"/>
    </style:style>
    <style:style style:name="Tabla34.A1" style:family="table-cell">
      <style:table-cell-properties style:vertical-align="middle" fo:padding="0.097cm" fo:border="none"/>
    </style:style>
    <style:style style:name="Tabla35" style:family="table">
      <style:table-properties style:width="7.108cm" table:align="margins"/>
    </style:style>
    <style:style style:name="Tabla35.A" style:family="table-column">
      <style:table-column-properties style:column-width="1.065cm" style:rel-column-width="9822*"/>
    </style:style>
    <style:style style:name="Tabla35.B" style:family="table-column">
      <style:table-column-properties style:column-width="0.527cm" style:rel-column-width="4862*"/>
    </style:style>
    <style:style style:name="Tabla35.C" style:family="table-column">
      <style:table-column-properties style:column-width="1.9cm" style:rel-column-width="17513*"/>
    </style:style>
    <style:style style:name="Tabla35.D" style:family="table-column">
      <style:table-column-properties style:column-width="0.9cm" style:rel-column-width="8293*"/>
    </style:style>
    <style:style style:name="Tabla35.E" style:family="table-column">
      <style:table-column-properties style:column-width="2.716cm" style:rel-column-width="25045*"/>
    </style:style>
    <style:style style:name="Tabla3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5.E1" style:family="table-cell">
      <style:table-cell-properties style:vertical-align="middle" fo:padding="0.097cm" fo:border="0.05pt solid #000000"/>
    </style:style>
    <style:style style:name="Tabla3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7.108cm" table:align="margins"/>
    </style:style>
    <style:style style:name="Tabla36.A" style:family="table-column">
      <style:table-column-properties style:column-width="1.064cm" style:rel-column-width="9805*"/>
    </style:style>
    <style:style style:name="Tabla36.B" style:family="table-column">
      <style:table-column-properties style:column-width="0.529cm" style:rel-column-width="4878*"/>
    </style:style>
    <style:style style:name="Tabla36.C" style:family="table-column">
      <style:table-column-properties style:column-width="1.9cm" style:rel-column-width="17513*"/>
    </style:style>
    <style:style style:name="Tabla36.D" style:family="table-column">
      <style:table-column-properties style:column-width="0.9cm" style:rel-column-width="8293*"/>
    </style:style>
    <style:style style:name="Tabla36.E" style:family="table-column">
      <style:table-column-properties style:column-width="2.716cm" style:rel-column-width="25046*"/>
    </style:style>
    <style:style style:name="Tabla3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6.E1" style:family="table-cell">
      <style:table-cell-properties style:vertical-align="middle" fo:padding="0.097cm" fo:border="0.05pt solid #000000"/>
    </style:style>
    <style:style style:name="Tabla3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7.108cm" table:align="margins"/>
    </style:style>
    <style:style style:name="Tabla37.A" style:family="table-column">
      <style:table-column-properties style:column-width="1.065cm" style:rel-column-width="9822*"/>
    </style:style>
    <style:style style:name="Tabla37.B" style:family="table-column">
      <style:table-column-properties style:column-width="0.529cm" style:rel-column-width="4878*"/>
    </style:style>
    <style:style style:name="Tabla37.C" style:family="table-column">
      <style:table-column-properties style:column-width="1.898cm" style:rel-column-width="17497*"/>
    </style:style>
    <style:style style:name="Tabla37.D" style:family="table-column">
      <style:table-column-properties style:column-width="0.9cm" style:rel-column-width="8293*"/>
    </style:style>
    <style:style style:name="Tabla37.E" style:family="table-column">
      <style:table-column-properties style:column-width="2.716cm" style:rel-column-width="25045*"/>
    </style:style>
    <style:style style:name="Tabla3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7.E1" style:family="table-cell">
      <style:table-cell-properties style:vertical-align="middle" fo:padding="0.097cm" fo:border="0.05pt solid #000000"/>
    </style:style>
    <style:style style:name="Tabla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7.108cm" table:align="margins"/>
    </style:style>
    <style:style style:name="Tabla38.A" style:family="table-column">
      <style:table-column-properties style:column-width="1.065cm" style:rel-column-width="9822*"/>
    </style:style>
    <style:style style:name="Tabla38.B" style:family="table-column">
      <style:table-column-properties style:column-width="0.527cm" style:rel-column-width="4862*"/>
    </style:style>
    <style:style style:name="Tabla38.C" style:family="table-column">
      <style:table-column-properties style:column-width="1.9cm" style:rel-column-width="17513*"/>
    </style:style>
    <style:style style:name="Tabla38.D" style:family="table-column">
      <style:table-column-properties style:column-width="0.9cm" style:rel-column-width="8293*"/>
    </style:style>
    <style:style style:name="Tabla38.E" style:family="table-column">
      <style:table-column-properties style:column-width="2.716cm" style:rel-column-width="25045*"/>
    </style:style>
    <style:style style:name="Tabla3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8.E1" style:family="table-cell">
      <style:table-cell-properties style:vertical-align="middle" fo:padding="0.097cm" fo:border="0.05pt solid #000000"/>
    </style:style>
    <style:style style:name="Tabla3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2.806cm" fo:margin-left="0cm" fo:break-before="page" table:align="left"/>
    </style:style>
    <style:style style:name="Tabla39.A" style:family="table-column">
      <style:table-column-properties style:column-width="7.303cm"/>
    </style:style>
    <style:style style:name="Tabla39.B" style:family="table-column">
      <style:table-column-properties style:column-width="5.503cm"/>
    </style:style>
    <style:style style:name="Tabla39.A1" style:family="table-cell">
      <style:table-cell-properties style:vertical-align="middle" fo:padding="0.097cm" fo:border="none"/>
    </style:style>
    <style:style style:name="Tabla40" style:family="table">
      <style:table-properties style:width="7.108cm" table:align="margins"/>
    </style:style>
    <style:style style:name="Tabla40.A" style:family="table-column">
      <style:table-column-properties style:column-width="1.065cm" style:rel-column-width="9822*"/>
    </style:style>
    <style:style style:name="Tabla40.B" style:family="table-column">
      <style:table-column-properties style:column-width="0.527cm" style:rel-column-width="4862*"/>
    </style:style>
    <style:style style:name="Tabla40.C" style:family="table-column">
      <style:table-column-properties style:column-width="1.9cm" style:rel-column-width="17513*"/>
    </style:style>
    <style:style style:name="Tabla40.D" style:family="table-column">
      <style:table-column-properties style:column-width="0.9cm" style:rel-column-width="8293*"/>
    </style:style>
    <style:style style:name="Tabla40.E" style:family="table-column">
      <style:table-column-properties style:column-width="2.716cm" style:rel-column-width="25045*"/>
    </style:style>
    <style:style style:name="Tabla4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0.E1" style:family="table-cell">
      <style:table-cell-properties style:vertical-align="middle" fo:padding="0.097cm" fo:border="0.05pt solid #000000"/>
    </style:style>
    <style:style style:name="Tabla4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7.108cm" table:align="margins"/>
    </style:style>
    <style:style style:name="Tabla41.A" style:family="table-column">
      <style:table-column-properties style:column-width="1.062cm" style:rel-column-width="9789*"/>
    </style:style>
    <style:style style:name="Tabla41.B" style:family="table-column">
      <style:table-column-properties style:column-width="0.529cm" style:rel-column-width="4878*"/>
    </style:style>
    <style:style style:name="Tabla41.C" style:family="table-column">
      <style:table-column-properties style:column-width="0.508cm" style:rel-column-width="4683*"/>
    </style:style>
    <style:style style:name="Tabla41.D" style:family="table-column">
      <style:table-column-properties style:column-width="1.005cm" style:rel-column-width="9269*"/>
    </style:style>
    <style:style style:name="Tabla41.E" style:family="table-column">
      <style:table-column-properties style:column-width="4.004cm" style:rel-column-width="36916*"/>
    </style:style>
    <style:style style:name="Tabla4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1.E1" style:family="table-cell">
      <style:table-cell-properties style:vertical-align="middle" fo:padding="0.097cm" fo:border="0.05pt solid #000000"/>
    </style:style>
    <style:style style:name="Tabla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7.108cm" table:align="margins"/>
    </style:style>
    <style:style style:name="Tabla42.A" style:family="table-column">
      <style:table-column-properties style:column-width="1.065cm" style:rel-column-width="9822*"/>
    </style:style>
    <style:style style:name="Tabla42.B" style:family="table-column">
      <style:table-column-properties style:column-width="0.529cm" style:rel-column-width="4878*"/>
    </style:style>
    <style:style style:name="Tabla42.C" style:family="table-column">
      <style:table-column-properties style:column-width="1.898cm" style:rel-column-width="17497*"/>
    </style:style>
    <style:style style:name="Tabla42.D" style:family="table-column">
      <style:table-column-properties style:column-width="0.9cm" style:rel-column-width="8293*"/>
    </style:style>
    <style:style style:name="Tabla42.E" style:family="table-column">
      <style:table-column-properties style:column-width="2.716cm" style:rel-column-width="25045*"/>
    </style:style>
    <style:style style:name="Tabla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2.E1" style:family="table-cell">
      <style:table-cell-properties style:vertical-align="middle" fo:padding="0.097cm" fo:border="0.05pt solid #000000"/>
    </style:style>
    <style:style style:name="Tabla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7.108cm" table:align="margins"/>
    </style:style>
    <style:style style:name="Tabla43.A" style:family="table-column">
      <style:table-column-properties style:column-width="1.065cm" style:rel-column-width="9822*"/>
    </style:style>
    <style:style style:name="Tabla43.B" style:family="table-column">
      <style:table-column-properties style:column-width="0.527cm" style:rel-column-width="4862*"/>
    </style:style>
    <style:style style:name="Tabla43.C" style:family="table-column">
      <style:table-column-properties style:column-width="1.9cm" style:rel-column-width="17513*"/>
    </style:style>
    <style:style style:name="Tabla43.D" style:family="table-column">
      <style:table-column-properties style:column-width="0.9cm" style:rel-column-width="8293*"/>
    </style:style>
    <style:style style:name="Tabla43.E" style:family="table-column">
      <style:table-column-properties style:column-width="2.716cm" style:rel-column-width="25045*"/>
    </style:style>
    <style:style style:name="Tabla4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3.E1" style:family="table-cell">
      <style:table-cell-properties style:vertical-align="middle" fo:padding="0.097cm" fo:border="0.05pt solid #000000"/>
    </style:style>
    <style:style style:name="Tabla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2.806cm" fo:margin-left="0cm" fo:break-before="page" table:align="left"/>
    </style:style>
    <style:style style:name="Tabla44.A" style:family="table-column">
      <style:table-column-properties style:column-width="7.303cm"/>
    </style:style>
    <style:style style:name="Tabla44.B" style:family="table-column">
      <style:table-column-properties style:column-width="5.503cm"/>
    </style:style>
    <style:style style:name="Tabla44.A1" style:family="table-cell">
      <style:table-cell-properties style:vertical-align="middle" fo:padding="0.097cm" fo:border="none"/>
    </style:style>
    <style:style style:name="Tabla45" style:family="table">
      <style:table-properties style:width="7.108cm" table:align="margins"/>
    </style:style>
    <style:style style:name="Tabla45.A" style:family="table-column">
      <style:table-column-properties style:column-width="1.065cm" style:rel-column-width="9822*"/>
    </style:style>
    <style:style style:name="Tabla45.B" style:family="table-column">
      <style:table-column-properties style:column-width="0.527cm" style:rel-column-width="4862*"/>
    </style:style>
    <style:style style:name="Tabla45.C" style:family="table-column">
      <style:table-column-properties style:column-width="1.9cm" style:rel-column-width="17513*"/>
    </style:style>
    <style:style style:name="Tabla45.D" style:family="table-column">
      <style:table-column-properties style:column-width="0.9cm" style:rel-column-width="8293*"/>
    </style:style>
    <style:style style:name="Tabla45.E" style:family="table-column">
      <style:table-column-properties style:column-width="2.716cm" style:rel-column-width="25045*"/>
    </style:style>
    <style:style style:name="Tabla4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5.E1" style:family="table-cell">
      <style:table-cell-properties style:vertical-align="middle" fo:padding="0.097cm" fo:border="0.05pt solid #000000"/>
    </style:style>
    <style:style style:name="Tabla4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7.108cm" table:align="margins"/>
    </style:style>
    <style:style style:name="Tabla46.A" style:family="table-column">
      <style:table-column-properties style:column-width="1.06cm" style:rel-column-width="9773*"/>
    </style:style>
    <style:style style:name="Tabla46.B" style:family="table-column">
      <style:table-column-properties style:column-width="0.529cm" style:rel-column-width="4878*"/>
    </style:style>
    <style:style style:name="Tabla46.C" style:family="table-column">
      <style:table-column-properties style:column-width="1.903cm" style:rel-column-width="17546*"/>
    </style:style>
    <style:style style:name="Tabla46.D" style:family="table-column">
      <style:table-column-properties style:column-width="0.9cm" style:rel-column-width="8293*"/>
    </style:style>
    <style:style style:name="Tabla46.E" style:family="table-column">
      <style:table-column-properties style:column-width="2.716cm" style:rel-column-width="25045*"/>
    </style:style>
    <style:style style:name="Tabla4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6.E1" style:family="table-cell">
      <style:table-cell-properties style:vertical-align="middle" fo:padding="0.097cm" fo:border="0.05pt solid #000000"/>
    </style:style>
    <style:style style:name="Tabla4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7.108cm" table:align="margins"/>
    </style:style>
    <style:style style:name="Tabla47.A" style:family="table-column">
      <style:table-column-properties style:column-width="1.062cm" style:rel-column-width="602*"/>
    </style:style>
    <style:style style:name="Tabla47.B" style:family="table-column">
      <style:table-column-properties style:column-width="0.737cm" style:rel-column-width="418*"/>
    </style:style>
    <style:style style:name="Tabla47.C" style:family="table-column">
      <style:table-column-properties style:column-width="1.69cm" style:rel-column-width="958*"/>
    </style:style>
    <style:style style:name="Tabla47.D" style:family="table-column">
      <style:table-column-properties style:column-width="0.9cm" style:rel-column-width="510*"/>
    </style:style>
    <style:style style:name="Tabla47.E" style:family="table-column">
      <style:table-column-properties style:column-width="2.72cm" style:rel-column-width="1542*"/>
    </style:style>
    <style:style style:name="Tabla4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7.E1" style:family="table-cell">
      <style:table-cell-properties style:vertical-align="middle" fo:padding="0.097cm" fo:border="0.05pt solid #000000"/>
    </style:style>
    <style:style style:name="Tabla4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7.108cm" table:align="margins"/>
    </style:style>
    <style:style style:name="Tabla48.A" style:family="table-column">
      <style:table-column-properties style:column-width="1.064cm" style:rel-column-width="9805*"/>
    </style:style>
    <style:style style:name="Tabla48.B" style:family="table-column">
      <style:table-column-properties style:column-width="0.93cm" style:rel-column-width="8569*"/>
    </style:style>
    <style:style style:name="Tabla48.C" style:family="table-column">
      <style:table-column-properties style:column-width="0.212cm" style:rel-column-width="1951*"/>
    </style:style>
    <style:style style:name="Tabla48.D" style:family="table-column">
      <style:table-column-properties style:column-width="1.288cm" style:rel-column-width="11871*"/>
    </style:style>
    <style:style style:name="Tabla48.E" style:family="table-column">
      <style:table-column-properties style:column-width="3.616cm" style:rel-column-width="33339*"/>
    </style:style>
    <style:style style:name="Tabla4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8.E1" style:family="table-cell">
      <style:table-cell-properties style:vertical-align="middle" fo:padding="0.097cm" fo:border="0.05pt solid #000000"/>
    </style:style>
    <style:style style:name="Tabla4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2.806cm" fo:margin-left="0cm" fo:break-before="page" table:align="left"/>
    </style:style>
    <style:style style:name="Tabla49.A" style:family="table-column">
      <style:table-column-properties style:column-width="7.303cm"/>
    </style:style>
    <style:style style:name="Tabla49.B" style:family="table-column">
      <style:table-column-properties style:column-width="5.503cm"/>
    </style:style>
    <style:style style:name="Tabla49.A1" style:family="table-cell">
      <style:table-cell-properties style:vertical-align="middle" fo:padding="0.097cm" fo:border="none"/>
    </style:style>
    <style:style style:name="Tabla52" style:family="table">
      <style:table-properties style:width="7.108cm" table:align="margins"/>
    </style:style>
    <style:style style:name="Tabla52.A" style:family="table-column">
      <style:table-column-properties style:column-width="1.064cm" style:rel-column-width="9805*"/>
    </style:style>
    <style:style style:name="Tabla52.B" style:family="table-column">
      <style:table-column-properties style:column-width="0.736cm" style:rel-column-width="6781*"/>
    </style:style>
    <style:style style:name="Tabla52.C" style:family="table-column">
      <style:table-column-properties style:column-width="1.692cm" style:rel-column-width="15595*"/>
    </style:style>
    <style:style style:name="Tabla52.D" style:family="table-column">
      <style:table-column-properties style:column-width="0.9cm" style:rel-column-width="8293*"/>
    </style:style>
    <style:style style:name="Tabla52.E" style:family="table-column">
      <style:table-column-properties style:column-width="2.718cm" style:rel-column-width="25061*"/>
    </style:style>
    <style:style style:name="Tabla5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2.E1" style:family="table-cell">
      <style:table-cell-properties style:vertical-align="middle" fo:padding="0.097cm" fo:border="0.05pt solid #000000"/>
    </style:style>
    <style:style style:name="Tabla5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7.108cm" table:align="margins"/>
    </style:style>
    <style:style style:name="Tabla53.A" style:family="table-column">
      <style:table-column-properties style:column-width="1.064cm" style:rel-column-width="9805*"/>
    </style:style>
    <style:style style:name="Tabla53.B" style:family="table-column">
      <style:table-column-properties style:column-width="0.93cm" style:rel-column-width="8569*"/>
    </style:style>
    <style:style style:name="Tabla53.C" style:family="table-column">
      <style:table-column-properties style:column-width="0.212cm" style:rel-column-width="1951*"/>
    </style:style>
    <style:style style:name="Tabla53.D" style:family="table-column">
      <style:table-column-properties style:column-width="1.288cm" style:rel-column-width="11871*"/>
    </style:style>
    <style:style style:name="Tabla53.E" style:family="table-column">
      <style:table-column-properties style:column-width="3.616cm" style:rel-column-width="33339*"/>
    </style:style>
    <style:style style:name="Tabla5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3.E1" style:family="table-cell">
      <style:table-cell-properties style:vertical-align="middle" fo:padding="0.097cm" fo:border="0.05pt solid #000000"/>
    </style:style>
    <style:style style:name="Tabla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2.806cm" fo:margin-left="0cm" fo:break-before="page" table:align="left"/>
    </style:style>
    <style:style style:name="Tabla54.A" style:family="table-column">
      <style:table-column-properties style:column-width="7.303cm"/>
    </style:style>
    <style:style style:name="Tabla54.B" style:family="table-column">
      <style:table-column-properties style:column-width="5.503cm"/>
    </style:style>
    <style:style style:name="Tabla54.A1" style:family="table-cell">
      <style:table-cell-properties style:vertical-align="middle" fo:padding="0.097cm" fo:border="none"/>
    </style:style>
    <style:style style:name="Tabla55" style:family="table">
      <style:table-properties style:width="7.108cm" table:align="margins"/>
    </style:style>
    <style:style style:name="Tabla55.A" style:family="table-column">
      <style:table-column-properties style:column-width="1.065cm" style:rel-column-width="9822*"/>
    </style:style>
    <style:style style:name="Tabla55.B" style:family="table-column">
      <style:table-column-properties style:column-width="0.527cm" style:rel-column-width="4862*"/>
    </style:style>
    <style:style style:name="Tabla55.C" style:family="table-column">
      <style:table-column-properties style:column-width="1.9cm" style:rel-column-width="17513*"/>
    </style:style>
    <style:style style:name="Tabla55.D" style:family="table-column">
      <style:table-column-properties style:column-width="0.9cm" style:rel-column-width="8293*"/>
    </style:style>
    <style:style style:name="Tabla55.E" style:family="table-column">
      <style:table-column-properties style:column-width="2.716cm" style:rel-column-width="25045*"/>
    </style:style>
    <style:style style:name="Tabla5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5.E1" style:family="table-cell">
      <style:table-cell-properties style:vertical-align="middle" fo:padding="0.097cm" fo:border="0.05pt solid #000000"/>
    </style:style>
    <style:style style:name="Tabla5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7.108cm" table:align="margins"/>
    </style:style>
    <style:style style:name="Tabla56.A" style:family="table-column">
      <style:table-column-properties style:column-width="1.06cm" style:rel-column-width="9773*"/>
    </style:style>
    <style:style style:name="Tabla56.B" style:family="table-column">
      <style:table-column-properties style:column-width="0.529cm" style:rel-column-width="4878*"/>
    </style:style>
    <style:style style:name="Tabla56.C" style:family="table-column">
      <style:table-column-properties style:column-width="1.903cm" style:rel-column-width="17546*"/>
    </style:style>
    <style:style style:name="Tabla56.D" style:family="table-column">
      <style:table-column-properties style:column-width="0.9cm" style:rel-column-width="8293*"/>
    </style:style>
    <style:style style:name="Tabla56.E" style:family="table-column">
      <style:table-column-properties style:column-width="2.716cm" style:rel-column-width="25045*"/>
    </style:style>
    <style:style style:name="Tabla5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6.E1" style:family="table-cell">
      <style:table-cell-properties style:vertical-align="middle" fo:padding="0.097cm" fo:border="0.05pt solid #000000"/>
    </style:style>
    <style:style style:name="Tabla5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7.108cm" table:align="margins"/>
    </style:style>
    <style:style style:name="Tabla57.A" style:family="table-column">
      <style:table-column-properties style:column-width="1.064cm" style:rel-column-width="9805*"/>
    </style:style>
    <style:style style:name="Tabla57.B" style:family="table-column">
      <style:table-column-properties style:column-width="0.736cm" style:rel-column-width="6781*"/>
    </style:style>
    <style:style style:name="Tabla57.C" style:family="table-column">
      <style:table-column-properties style:column-width="1.692cm" style:rel-column-width="15595*"/>
    </style:style>
    <style:style style:name="Tabla57.D" style:family="table-column">
      <style:table-column-properties style:column-width="0.9cm" style:rel-column-width="8293*"/>
    </style:style>
    <style:style style:name="Tabla57.E" style:family="table-column">
      <style:table-column-properties style:column-width="2.718cm" style:rel-column-width="25061*"/>
    </style:style>
    <style:style style:name="Tabla5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7.E1" style:family="table-cell">
      <style:table-cell-properties style:vertical-align="middle" fo:padding="0.097cm" fo:border="0.05pt solid #000000"/>
    </style:style>
    <style:style style:name="Tabla5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7.108cm" table:align="margins"/>
    </style:style>
    <style:style style:name="Tabla58.A" style:family="table-column">
      <style:table-column-properties style:column-width="1.064cm" style:rel-column-width="9805*"/>
    </style:style>
    <style:style style:name="Tabla58.B" style:family="table-column">
      <style:table-column-properties style:column-width="0.93cm" style:rel-column-width="8569*"/>
    </style:style>
    <style:style style:name="Tabla58.C" style:family="table-column">
      <style:table-column-properties style:column-width="0.212cm" style:rel-column-width="1951*"/>
    </style:style>
    <style:style style:name="Tabla58.D" style:family="table-column">
      <style:table-column-properties style:column-width="1.288cm" style:rel-column-width="11871*"/>
    </style:style>
    <style:style style:name="Tabla58.E" style:family="table-column">
      <style:table-column-properties style:column-width="3.616cm" style:rel-column-width="33339*"/>
    </style:style>
    <style:style style:name="Tabla5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8.E1" style:family="table-cell">
      <style:table-cell-properties style:vertical-align="middle" fo:padding="0.097cm" fo:border="0.05pt solid #000000"/>
    </style:style>
    <style:style style:name="Tabla5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2.806cm" fo:margin-left="0cm" fo:break-before="page" table:align="left"/>
    </style:style>
    <style:style style:name="Tabla59.A" style:family="table-column">
      <style:table-column-properties style:column-width="7.303cm"/>
    </style:style>
    <style:style style:name="Tabla59.B" style:family="table-column">
      <style:table-column-properties style:column-width="5.503cm"/>
    </style:style>
    <style:style style:name="Tabla59.A1" style:family="table-cell">
      <style:table-cell-properties style:vertical-align="middle" fo:padding="0.097cm" fo:border="none"/>
    </style:style>
    <style:style style:name="Tabla60" style:family="table">
      <style:table-properties style:width="7.108cm" table:align="margins"/>
    </style:style>
    <style:style style:name="Tabla60.A" style:family="table-column">
      <style:table-column-properties style:column-width="1.065cm" style:rel-column-width="9822*"/>
    </style:style>
    <style:style style:name="Tabla60.B" style:family="table-column">
      <style:table-column-properties style:column-width="0.527cm" style:rel-column-width="4862*"/>
    </style:style>
    <style:style style:name="Tabla60.C" style:family="table-column">
      <style:table-column-properties style:column-width="1.9cm" style:rel-column-width="17513*"/>
    </style:style>
    <style:style style:name="Tabla60.D" style:family="table-column">
      <style:table-column-properties style:column-width="0.9cm" style:rel-column-width="8293*"/>
    </style:style>
    <style:style style:name="Tabla60.E" style:family="table-column">
      <style:table-column-properties style:column-width="2.716cm" style:rel-column-width="25045*"/>
    </style:style>
    <style:style style:name="Tabla6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0.E1" style:family="table-cell">
      <style:table-cell-properties style:vertical-align="middle" fo:padding="0.097cm" fo:border="0.05pt solid #000000"/>
    </style:style>
    <style:style style:name="Tabla6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7.108cm" table:align="margins"/>
    </style:style>
    <style:style style:name="Tabla61.A" style:family="table-column">
      <style:table-column-properties style:column-width="1.058cm" style:rel-column-width="9757*"/>
    </style:style>
    <style:style style:name="Tabla61.B" style:family="table-column">
      <style:table-column-properties style:column-width="0.741cm" style:rel-column-width="6829*"/>
    </style:style>
    <style:style style:name="Tabla61.C" style:family="table-column">
      <style:table-column-properties style:column-width="1.692cm" style:rel-column-width="15595*"/>
    </style:style>
    <style:style style:name="Tabla61.D" style:family="table-column">
      <style:table-column-properties style:column-width="0.9cm" style:rel-column-width="8293*"/>
    </style:style>
    <style:style style:name="Tabla61.E" style:family="table-column">
      <style:table-column-properties style:column-width="2.718cm" style:rel-column-width="25061*"/>
    </style:style>
    <style:style style:name="Tabla6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1.E1" style:family="table-cell">
      <style:table-cell-properties style:vertical-align="middle" fo:padding="0.097cm" fo:border="0.05pt solid #000000"/>
    </style:style>
    <style:style style:name="Tabla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7.108cm" table:align="margins"/>
    </style:style>
    <style:style style:name="Tabla62.A" style:family="table-column">
      <style:table-column-properties style:column-width="1.064cm" style:rel-column-width="9805*"/>
    </style:style>
    <style:style style:name="Tabla62.B" style:family="table-column">
      <style:table-column-properties style:column-width="0.736cm" style:rel-column-width="6781*"/>
    </style:style>
    <style:style style:name="Tabla62.C" style:family="table-column">
      <style:table-column-properties style:column-width="1.692cm" style:rel-column-width="15595*"/>
    </style:style>
    <style:style style:name="Tabla62.D" style:family="table-column">
      <style:table-column-properties style:column-width="0.9cm" style:rel-column-width="8293*"/>
    </style:style>
    <style:style style:name="Tabla62.E" style:family="table-column">
      <style:table-column-properties style:column-width="2.718cm" style:rel-column-width="25061*"/>
    </style:style>
    <style:style style:name="Tabla6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2.E1" style:family="table-cell">
      <style:table-cell-properties style:vertical-align="middle" fo:padding="0.097cm" fo:border="0.05pt solid #000000"/>
    </style:style>
    <style:style style:name="Tabla6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7.108cm" table:align="margins"/>
    </style:style>
    <style:style style:name="Tabla63.A" style:family="table-column">
      <style:table-column-properties style:column-width="1.062cm" style:rel-column-width="9789*"/>
    </style:style>
    <style:style style:name="Tabla63.B" style:family="table-column">
      <style:table-column-properties style:column-width="0.843cm" style:rel-column-width="7773*"/>
    </style:style>
    <style:style style:name="Tabla63.C" style:family="table-column">
      <style:table-column-properties style:column-width="0.298cm" style:rel-column-width="2748*"/>
    </style:style>
    <style:style style:name="Tabla63.D" style:family="table-column">
      <style:table-column-properties style:column-width="1.288cm" style:rel-column-width="11871*"/>
    </style:style>
    <style:style style:name="Tabla63.E" style:family="table-column">
      <style:table-column-properties style:column-width="3.618cm" style:rel-column-width="33354*"/>
    </style:style>
    <style:style style:name="Tabla6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3.E1" style:family="table-cell">
      <style:table-cell-properties style:vertical-align="middle" fo:padding="0.097cm" fo:border="0.05pt solid #000000"/>
    </style:style>
    <style:style style:name="Tabla6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2.806cm" fo:margin-left="0cm" fo:break-before="page" table:align="left"/>
    </style:style>
    <style:style style:name="Tabla64.A" style:family="table-column">
      <style:table-column-properties style:column-width="7.303cm"/>
    </style:style>
    <style:style style:name="Tabla64.B" style:family="table-column">
      <style:table-column-properties style:column-width="5.503cm"/>
    </style:style>
    <style:style style:name="Tabla64.A1" style:family="table-cell">
      <style:table-cell-properties style:vertical-align="middle" fo:padding="0.097cm" fo:border="none"/>
    </style:style>
    <style:style style:name="Tabla65" style:family="table">
      <style:table-properties style:width="7.108cm" table:align="margins"/>
    </style:style>
    <style:style style:name="Tabla65.A" style:family="table-column">
      <style:table-column-properties style:column-width="1.064cm" style:rel-column-width="9805*"/>
    </style:style>
    <style:style style:name="Tabla65.B" style:family="table-column">
      <style:table-column-properties style:column-width="0.736cm" style:rel-column-width="6781*"/>
    </style:style>
    <style:style style:name="Tabla65.C" style:family="table-column">
      <style:table-column-properties style:column-width="1.692cm" style:rel-column-width="15595*"/>
    </style:style>
    <style:style style:name="Tabla65.D" style:family="table-column">
      <style:table-column-properties style:column-width="0.9cm" style:rel-column-width="8293*"/>
    </style:style>
    <style:style style:name="Tabla65.E" style:family="table-column">
      <style:table-column-properties style:column-width="2.718cm" style:rel-column-width="25061*"/>
    </style:style>
    <style:style style:name="Tabla6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5.E1" style:family="table-cell">
      <style:table-cell-properties style:vertical-align="middle" fo:padding="0.097cm" fo:border="0.05pt solid #000000"/>
    </style:style>
    <style:style style:name="Tabla6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7.108cm" table:align="margins"/>
    </style:style>
    <style:style style:name="Tabla66.A" style:family="table-column">
      <style:table-column-properties style:column-width="1.06cm" style:rel-column-width="9773*"/>
    </style:style>
    <style:style style:name="Tabla66.B" style:family="table-column">
      <style:table-column-properties style:column-width="0.529cm" style:rel-column-width="4878*"/>
    </style:style>
    <style:style style:name="Tabla66.C" style:family="table-column">
      <style:table-column-properties style:column-width="1.903cm" style:rel-column-width="17546*"/>
    </style:style>
    <style:style style:name="Tabla66.D" style:family="table-column">
      <style:table-column-properties style:column-width="0.9cm" style:rel-column-width="8293*"/>
    </style:style>
    <style:style style:name="Tabla66.E" style:family="table-column">
      <style:table-column-properties style:column-width="2.716cm" style:rel-column-width="25045*"/>
    </style:style>
    <style:style style:name="Tabla6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6.E1" style:family="table-cell">
      <style:table-cell-properties style:vertical-align="middle" fo:padding="0.097cm" fo:border="0.05pt solid #000000"/>
    </style:style>
    <style:style style:name="Tabla6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7.108cm" table:align="margins"/>
    </style:style>
    <style:style style:name="Tabla51.A" style:family="table-column">
      <style:table-column-properties style:column-width="1.065cm" style:rel-column-width="9822*"/>
    </style:style>
    <style:style style:name="Tabla51.B" style:family="table-column">
      <style:table-column-properties style:column-width="0.527cm" style:rel-column-width="4862*"/>
    </style:style>
    <style:style style:name="Tabla51.C" style:family="table-column">
      <style:table-column-properties style:column-width="1.9cm" style:rel-column-width="17513*"/>
    </style:style>
    <style:style style:name="Tabla51.D" style:family="table-column">
      <style:table-column-properties style:column-width="0.9cm" style:rel-column-width="8293*"/>
    </style:style>
    <style:style style:name="Tabla51.E" style:family="table-column">
      <style:table-column-properties style:column-width="2.716cm" style:rel-column-width="25045*"/>
    </style:style>
    <style:style style:name="Tabla5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1.E1" style:family="table-cell">
      <style:table-cell-properties style:vertical-align="middle" fo:padding="0.097cm" fo:border="0.05pt solid #000000"/>
    </style:style>
    <style:style style:name="Tabla5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7.108cm" table:align="margins"/>
    </style:style>
    <style:style style:name="Tabla50.A" style:family="table-column">
      <style:table-column-properties style:column-width="1.064cm" style:rel-column-width="9805*"/>
    </style:style>
    <style:style style:name="Tabla50.B" style:family="table-column">
      <style:table-column-properties style:column-width="0.529cm" style:rel-column-width="4878*"/>
    </style:style>
    <style:style style:name="Tabla50.C" style:family="table-column">
      <style:table-column-properties style:column-width="1.898cm" style:rel-column-width="17497*"/>
    </style:style>
    <style:style style:name="Tabla50.D" style:family="table-column">
      <style:table-column-properties style:column-width="0.9cm" style:rel-column-width="8293*"/>
    </style:style>
    <style:style style:name="Tabla50.E" style:family="table-column">
      <style:table-column-properties style:column-width="2.718cm" style:rel-column-width="25062*"/>
    </style:style>
    <style:style style:name="Tabla5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0.E1" style:family="table-cell">
      <style:table-cell-properties style:vertical-align="middle" fo:padding="0.097cm" fo:border="0.05pt solid #000000"/>
    </style:style>
    <style:style style:name="Tabla5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Yu Gothic UI Light" fo:font-size="10pt" fo:font-style="normal" fo:font-weight="bold" officeooo:rsid="005c8980" officeooo:paragraph-rsid="005c8980" style:font-name-asian="Yu Gothic UI Light" style:font-size-asian="10pt" style:font-style-asian="normal" style:font-weight-asian="bold" style:font-size-complex="10pt"/>
    </style:style>
    <style:style style:name="P2" style:family="paragraph" style:parent-style-name="Standard">
      <style:text-properties style:font-name="Yu Gothic UI Light2" fo:font-size="10pt" officeooo:rsid="005c8980" officeooo:paragraph-rsid="005c8980" style:font-size-asian="8.75pt" style:font-size-complex="10pt"/>
    </style:style>
    <style:style style:name="P3" style:family="paragraph" style:parent-style-name="Standard">
      <style:text-properties officeooo:paragraph-rsid="00756838"/>
    </style:style>
    <style:style style:name="P4" style:family="paragraph" style:parent-style-name="Standard">
      <style:text-properties officeooo:paragraph-rsid="008f8449"/>
    </style:style>
    <style:style style:name="P5" style:family="paragraph" style:parent-style-name="Standard">
      <style:text-properties officeooo:paragraph-rsid="00a3c63a"/>
    </style:style>
    <style:style style:name="P6" style:family="paragraph" style:parent-style-name="Standard">
      <style:text-properties officeooo:paragraph-rsid="00a8b462"/>
    </style:style>
    <style:style style:name="P7" style:family="paragraph" style:parent-style-name="Standard">
      <style:text-properties officeooo:paragraph-rsid="00abdb54"/>
    </style:style>
    <style:style style:name="P8" style:family="paragraph" style:parent-style-name="Standard">
      <style:text-properties officeooo:paragraph-rsid="00b5e65b"/>
    </style:style>
    <style:style style:name="P9" style:family="paragraph" style:parent-style-name="Standard">
      <style:text-properties officeooo:paragraph-rsid="00c46254"/>
    </style:style>
    <style:style style:name="P10" style:family="paragraph" style:parent-style-name="Standard">
      <style:text-properties officeooo:paragraph-rsid="00c8d41f"/>
    </style:style>
    <style:style style:name="P11" style:family="paragraph" style:parent-style-name="Frame_20_contents">
      <style:paragraph-properties fo:text-align="center" style:justify-single-word="false"/>
      <style:text-properties style:font-name="Yu Gothic UI Light2" fo:font-size="13.6999998092651pt" fo:font-weight="normal" officeooo:rsid="00234746" officeooo:paragraph-rsid="0051ef93" style:font-name-asian="Yu Gothic UI Light2" style:font-size-asian="12pt" style:language-asian="ja" style:country-asian="JP" style:font-weight-asian="normal" style:font-size-complex="13.6999998092651pt" style:font-weight-complex="normal"/>
    </style:style>
    <style:style style:name="P12" style:family="paragraph" style:parent-style-name="Frame_20_contents">
      <style:paragraph-properties fo:text-align="center" style:justify-single-word="false"/>
      <style:text-properties style:font-name="Yu Gothic UI Light2" fo:font-size="13.6999998092651pt" fo:font-weight="normal" officeooo:rsid="00234746" officeooo:paragraph-rsid="0059aedc" style:font-name-asian="Yu Gothic UI Light2" style:font-size-asian="12pt" style:language-asian="ja" style:country-asian="JP" style:font-weight-asian="normal" style:font-size-complex="13.6999998092651pt" style:font-weight-complex="normal"/>
    </style:style>
    <style:style style:name="P13" style:family="paragraph" style:parent-style-name="Frame_20_contents">
      <style:paragraph-properties fo:text-align="center" style:justify-single-word="false"/>
      <style:text-properties style:font-name="Yu Gothic UI Light2" fo:font-size="13.6999998092651pt" fo:font-weight="normal" officeooo:rsid="00234746" officeooo:paragraph-rsid="00510ace" style:font-name-asian="Yu Gothic UI Light2" style:font-size-asian="12pt" style:language-asian="ja" style:country-asian="JP" style:font-weight-asian="normal" style:font-size-complex="13.6999998092651pt" style:font-weight-complex="normal"/>
    </style:style>
    <style:style style:name="P14" style:family="paragraph" style:parent-style-name="Frame_20_contents">
      <style:paragraph-properties fo:text-align="center" style:justify-single-word="false"/>
      <style:text-properties style:font-name="Yu Gothic UI Light2" fo:font-size="13.6999998092651pt" fo:font-weight="normal" officeooo:rsid="00234746" officeooo:paragraph-rsid="0032a7bd" style:font-name-asian="Yu Gothic UI Light2" style:font-size-asian="12pt" style:language-asian="ja" style:country-asian="JP" style:font-weight-asian="normal" style:font-size-complex="13.6999998092651pt" style:font-weight-complex="normal"/>
    </style:style>
    <style:style style:name="P15" style:family="paragraph" style:parent-style-name="Frame_20_contents">
      <style:text-properties style:font-name="Yu Gothic UI Light2" fo:font-size="13.6999998092651pt" fo:font-weight="normal" officeooo:rsid="00234746" officeooo:paragraph-rsid="0051ef93" style:font-name-asian="Yu Gothic UI Light2" style:font-size-asian="12pt" style:language-asian="ja" style:country-asian="JP" style:font-weight-asian="normal" style:font-size-complex="13.6999998092651pt" style:font-weight-complex="normal"/>
    </style:style>
    <style:style style:name="P16" style:family="paragraph" style:parent-style-name="Frame_20_contents">
      <style:paragraph-properties fo:text-align="center" style:justify-single-word="false"/>
      <style:text-properties style:font-name="Yu Gothic UI Light2" fo:font-size="10pt" fo:font-weight="normal" officeooo:rsid="00529589" officeooo:paragraph-rsid="0053e762" style:font-name-asian="Yu Gothic UI Light2" style:font-size-asian="10pt" style:language-asian="ja" style:country-asian="JP" style:font-weight-asian="normal" style:font-size-complex="10pt" style:font-weight-complex="normal"/>
    </style:style>
    <style:style style:name="P17" style:family="paragraph" style:parent-style-name="Frame_20_contents">
      <style:paragraph-properties fo:text-align="justify" style:justify-single-word="false"/>
      <style:text-properties style:font-name="Yu Gothic UI Light2" fo:font-size="10pt" fo:font-weight="normal" officeooo:rsid="001d3651" officeooo:paragraph-rsid="008471c3" style:font-name-asian="Yu Gothic UI Light2" style:font-size-asian="10pt" style:language-asian="ja" style:country-asian="JP" style:font-weight-asian="normal" style:font-size-complex="10pt" style:font-weight-complex="normal"/>
    </style:style>
    <style:style style:name="P18" style:family="paragraph" style:parent-style-name="Frame_20_contents">
      <style:paragraph-properties fo:text-align="justify" style:justify-single-word="false"/>
      <style:text-properties style:font-name="Yu Gothic UI Light2" fo:font-size="10pt" fo:font-weight="normal" officeooo:rsid="00634d13" officeooo:paragraph-rsid="008471c3" style:font-name-asian="Yu Gothic UI Light2" style:font-size-asian="10pt" style:language-asian="ja" style:country-asian="JP" style:font-weight-asian="normal" style:font-size-complex="10pt" style:font-weight-complex="normal"/>
    </style:style>
    <style:style style:name="P19" style:family="paragraph" style:parent-style-name="Frame_20_contents">
      <style:paragraph-properties fo:text-align="justify" style:justify-single-word="false"/>
      <style:text-properties style:font-name="Yu Gothic UI Light2" fo:font-size="10pt" fo:font-weight="normal" officeooo:rsid="0036b07e" officeooo:paragraph-rsid="009a28fd" style:font-name-asian="Yu Gothic UI Light2" style:font-size-asian="10pt" style:language-asian="ja" style:country-asian="JP" style:font-weight-asian="normal" style:font-size-complex="10pt" style:font-weight-complex="normal"/>
    </style:style>
    <style:style style:name="P20" style:family="paragraph" style:parent-style-name="Frame_20_contents">
      <style:text-properties style:font-name="Yu Gothic UI Light2" fo:font-size="10pt" fo:font-weight="normal" officeooo:rsid="0059aedc" officeooo:paragraph-rsid="0059aedc" style:font-name-asian="Yu Gothic UI Light2" style:font-size-asian="10pt" style:font-weight-asian="normal" style:font-size-complex="10pt" style:font-weight-complex="normal"/>
    </style:style>
    <style:style style:name="P21" style:family="paragraph" style:parent-style-name="Frame_20_contents">
      <style:text-properties style:font-name="Yu Gothic UI Light2" fo:font-size="10pt" fo:font-weight="normal" officeooo:rsid="0057d52f" officeooo:paragraph-rsid="0057d52f" style:font-name-asian="Yu Gothic UI Light2" style:font-size-asian="8.75pt" style:font-weight-asian="normal" style:font-size-complex="10pt" style:font-weight-complex="normal"/>
    </style:style>
    <style:style style:name="P22" style:family="paragraph" style:parent-style-name="Frame_20_contents">
      <style:paragraph-properties fo:text-align="start" style:justify-single-word="false"/>
      <style:text-properties style:font-name="Yu Gothic UI Light2" fo:font-size="10pt" fo:font-weight="normal" officeooo:rsid="0059aedc" officeooo:paragraph-rsid="006854a9" style:font-name-asian="Yu Gothic UI Light2" style:font-size-asian="8.75pt" style:font-weight-asian="normal" style:font-size-complex="10pt" style:font-weight-complex="normal"/>
    </style:style>
    <style:style style:name="P23" style:family="paragraph" style:parent-style-name="Frame_20_contents">
      <style:text-properties style:font-name="Yu Gothic UI Light2" fo:font-size="10pt" officeooo:rsid="0057d52f" officeooo:paragraph-rsid="0057d52f" style:font-name-asian="Yu Gothic UI Light2" style:font-size-asian="8.75pt" style:font-size-complex="10pt"/>
    </style:style>
    <style:style style:name="P24" style:family="paragraph" style:parent-style-name="Frame_20_contents">
      <style:text-properties style:font-name="Yu Gothic UI Light2" fo:font-size="10pt" officeooo:rsid="0057d52f" officeooo:paragraph-rsid="0094f473" style:font-name-asian="Yu Gothic UI Light2" style:font-size-asian="8.75pt" style:font-size-complex="10pt"/>
    </style:style>
    <style:style style:name="P25" style:family="paragraph" style:parent-style-name="Frame_20_contents">
      <style:paragraph-properties fo:text-align="center" style:justify-single-word="false"/>
      <style:text-properties style:font-name="Yu Gothic UI Light2" fo:font-size="10pt" officeooo:paragraph-rsid="0053e762" style:font-name-asian="Yu Gothic UI Light2" style:font-size-asian="10pt" style:font-size-complex="10pt"/>
    </style:style>
    <style:style style:name="P26" style:family="paragraph" style:parent-style-name="Frame_20_contents">
      <style:text-properties style:font-name="Yu Gothic UI Light2" fo:font-size="10pt" officeooo:rsid="0057d52f" officeooo:paragraph-rsid="0057d52f" style:font-size-asian="8.75pt" style:font-size-complex="10pt"/>
    </style:style>
    <style:style style:name="P27" style:family="paragraph" style:parent-style-name="Frame_20_contents">
      <style:paragraph-properties fo:text-align="center" style:justify-single-word="false"/>
      <style:text-properties style:font-name="Yu Gothic UI Light2" fo:font-size="10pt" officeooo:rsid="0057d52f" officeooo:paragraph-rsid="0057d52f" style:font-size-asian="8.75pt" style:font-size-complex="10pt"/>
    </style:style>
    <style:style style:name="P28" style:family="paragraph" style:parent-style-name="Frame_20_contents">
      <style:paragraph-properties fo:text-align="center" style:justify-single-word="false"/>
      <style:text-properties style:font-name="Yu Gothic UI Light2" fo:font-size="10pt" fo:language="en" fo:country="US" fo:font-weight="normal" officeooo:rsid="00403609" officeooo:paragraph-rsid="0089432b" style:font-name-asian="Yu Gothic UI Light2" style:font-size-asian="10pt" style:language-asian="ja" style:country-asian="JP" style:font-weight-asian="normal" style:font-size-complex="10pt" style:font-weight-complex="normal"/>
    </style:style>
    <style:style style:name="P29" style:family="paragraph" style:parent-style-name="Frame_20_contents">
      <style:text-properties style:font-name="Yu Gothic UI Light2" fo:font-size="12pt" fo:font-weight="bold" officeooo:rsid="0057d52f" officeooo:paragraph-rsid="0057d52f" style:font-name-asian="Yu Gothic UI Light2" style:font-size-asian="12pt" style:font-weight-asian="bold" style:font-size-complex="12pt" style:font-weight-complex="bold"/>
    </style:style>
    <style:style style:name="P30" style:family="paragraph" style:parent-style-name="Frame_20_contents">
      <style:paragraph-properties fo:text-align="center" style:justify-single-word="false"/>
      <style:text-properties style:font-name="Yu Gothic UI Light2" fo:font-size="12pt" fo:font-weight="bold" officeooo:paragraph-rsid="0023ddf9" style:font-name-asian="Yu Gothic UI Light2" style:font-size-asian="12pt" style:font-weight-asian="bold" style:font-size-complex="12pt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style:font-name="Yu Gothic UI Light2" fo:font-size="12pt" fo:font-weight="bold" officeooo:paragraph-rsid="0023ddf9" style:font-name-asian="Yu Gothic UI Light2" style:font-size-asian="12pt" style:language-asian="ja" style:country-asian="JP" style:font-weight-asian="bold" style:font-size-complex="12pt" style:font-weight-complex="bold"/>
    </style:style>
    <style:style style:name="P32" style:family="paragraph" style:parent-style-name="Frame_20_contents">
      <style:paragraph-properties fo:text-align="center" style:justify-single-word="false"/>
      <style:text-properties style:font-name="Yu Gothic UI Light2" fo:font-size="12pt" fo:font-weight="bold" officeooo:rsid="001b5704" officeooo:paragraph-rsid="0023ddf9" style:font-name-asian="Yu Gothic UI Light2" style:font-size-asian="12pt" style:language-asian="ja" style:country-asian="JP" style:font-weight-asian="bold" style:font-size-complex="12pt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style:font-name="Yu Gothic UI Light2" fo:font-size="12pt" fo:font-weight="bold" officeooo:rsid="001c2482" officeooo:paragraph-rsid="0023ddf9" style:font-name-asian="Yu Gothic UI Light2" style:font-size-asian="12pt" style:language-asian="ja" style:country-asian="JP" style:font-weight-asian="bold" style:font-size-complex="12pt" style:font-weight-complex="bold"/>
    </style:style>
    <style:style style:name="P34" style:family="paragraph" style:parent-style-name="Frame_20_contents">
      <style:paragraph-properties fo:text-align="center" style:justify-single-word="false"/>
      <style:text-properties style:font-name="Yu Gothic UI Light2" fo:font-size="12pt" fo:font-weight="bold" officeooo:rsid="001c2482" officeooo:paragraph-rsid="0024428d" style:font-name-asian="Yu Gothic UI Light2" style:font-size-asian="12pt" style:language-asian="ja" style:country-asian="JP" style:font-weight-asian="bold" style:font-size-complex="12pt" style:font-weight-complex="bold"/>
    </style:style>
    <style:style style:name="P35" style:family="paragraph" style:parent-style-name="Frame_20_contents">
      <style:paragraph-properties fo:text-align="center" style:justify-single-word="false"/>
      <style:text-properties style:font-name="Yu Gothic UI Light2" fo:font-size="12pt" fo:font-weight="bold" officeooo:rsid="001c2482" officeooo:paragraph-rsid="00816b84" style:font-name-asian="Yu Gothic UI Light2" style:font-size-asian="12pt" style:language-asian="ja" style:country-asian="JP" style:font-weight-asian="bold" style:font-size-complex="12pt" style:font-weight-complex="bold"/>
    </style:style>
    <style:style style:name="P36" style:family="paragraph" style:parent-style-name="Frame_20_contents">
      <style:paragraph-properties fo:text-align="center" style:justify-single-word="false"/>
      <style:text-properties style:font-name="Yu Gothic UI Light2" fo:font-size="12pt" fo:font-weight="bold" officeooo:rsid="001c3b89" officeooo:paragraph-rsid="0023ddf9" style:font-name-asian="Yu Gothic UI Light2" style:font-size-asian="12pt" style:language-asian="ja" style:country-asian="JP" style:font-weight-asian="bold" style:font-size-complex="12pt" style:font-weight-complex="bold"/>
    </style:style>
    <style:style style:name="P37" style:family="paragraph" style:parent-style-name="Frame_20_contents">
      <style:paragraph-properties fo:text-align="center" style:justify-single-word="false"/>
      <style:text-properties style:font-name="Yu Gothic UI Light" fo:font-size="10pt" fo:font-weight="normal" officeooo:rsid="0055d124" officeooo:paragraph-rsid="0055d124" style:font-name-asian="Yu Gothic UI Light" style:font-size-asian="10pt" style:font-weight-asian="normal" style:font-size-complex="10pt" style:font-weight-complex="normal"/>
    </style:style>
    <style:style style:name="P38" style:family="paragraph" style:parent-style-name="Fram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" style:font-size-asian="10pt" style:font-size-complex="10pt"/>
    </style:style>
    <style:style style:name="P39" style:family="paragraph" style:parent-style-name="Frame_20_contents">
      <style:paragraph-properties fo:text-align="center" style:justify-single-word="false"/>
      <style:text-properties style:font-name="Yu Gothic UI Light" fo:font-size="10pt" officeooo:rsid="0053e762" officeooo:paragraph-rsid="0055d124" style:font-name-asian="Yu Gothic UI Light" style:font-size-asian="10pt" style:font-size-complex="10pt"/>
    </style:style>
    <style:style style:name="P40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3e762" officeooo:paragraph-rsid="0055d124" style:font-name-asian="Yu Gothic UI Light" style:font-size-asian="12pt" style:font-weight-asian="bold" style:font-size-complex="12pt" style:font-weight-complex="bold"/>
    </style:style>
    <style:style style:name="P41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42" style:family="paragraph" style:parent-style-name="Frame_20_contents">
      <style:paragraph-properties fo:text-align="center" style:justify-single-word="false"/>
      <style:text-properties fo:color="#ff0000" style:font-name="Yu Gothic UI Light2" fo:font-size="12pt" fo:font-weight="bold" officeooo:rsid="001b5704" officeooo:paragraph-rsid="0023ddf9" style:font-name-asian="Yu Gothic UI Light2" style:font-size-asian="12pt" style:language-asian="ja" style:country-asian="JP" style:font-weight-asian="bold" style:font-size-complex="12pt" style:font-weight-complex="bold"/>
    </style:style>
    <style:style style:name="P43" style:family="paragraph" style:parent-style-name="Frame_20_contents">
      <style:paragraph-properties fo:text-align="center" style:justify-single-word="false"/>
      <style:text-properties fo:color="#ff0000" style:font-name="Yu Gothic UI Light2" fo:font-size="12pt" fo:font-weight="bold" officeooo:rsid="001c2482" officeooo:paragraph-rsid="0023ddf9" style:font-name-asian="Yu Gothic UI Light2" style:font-size-asian="12pt" style:language-asian="ja" style:country-asian="JP" style:font-weight-asian="bold" style:font-size-complex="12pt" style:font-weight-complex="bold"/>
    </style:style>
    <style:style style:name="P44" style:family="paragraph" style:parent-style-name="Frame_20_contents">
      <style:paragraph-properties fo:text-align="center" style:justify-single-word="false"/>
      <style:text-properties fo:color="#ff0000" style:font-name="Yu Gothic UI Light2" fo:font-size="12pt" fo:font-weight="bold" officeooo:rsid="001c2482" officeooo:paragraph-rsid="00634d13" style:font-name-asian="Yu Gothic UI Light2" style:font-size-asian="12pt" style:language-asian="ja" style:country-asian="JP" style:font-weight-asian="bold" style:font-size-complex="12pt" style:font-weight-complex="bold"/>
    </style:style>
    <style:style style:name="P45" style:family="paragraph" style:parent-style-name="Frame_20_contents">
      <style:paragraph-properties fo:text-align="center" style:justify-single-word="false"/>
      <style:text-properties fo:color="#ff0000" style:font-name="Yu Gothic UI Light2" fo:font-size="12pt" fo:font-weight="bold" officeooo:rsid="001c3b89" officeooo:paragraph-rsid="0023ddf9" style:font-name-asian="Yu Gothic UI Light2" style:font-size-asian="12pt" style:language-asian="ja" style:country-asian="JP" style:font-weight-asian="bold" style:font-size-complex="12pt" style:font-weight-complex="bold"/>
    </style:style>
    <style:style style:name="P46" style:family="paragraph" style:parent-style-name="Frame_20_contents">
      <style:paragraph-properties fo:text-align="center" style:justify-single-word="false"/>
      <style:text-properties fo:color="#ff0000" style:font-name="Yu Gothic UI Light2" fo:font-size="12pt" fo:font-weight="bold" officeooo:rsid="001c3b89" officeooo:paragraph-rsid="00816b84" style:font-name-asian="Yu Gothic UI Light2" style:font-size-asian="12pt" style:language-asian="ja" style:country-asian="JP" style:font-weight-asian="bold" style:font-size-complex="12pt" style:font-weight-complex="bold"/>
    </style:style>
    <style:style style:name="P47" style:family="paragraph" style:parent-style-name="Frame_20_contents">
      <style:paragraph-properties fo:text-align="justify" style:justify-single-word="false"/>
      <style:text-properties style:font-name="Yu Gothic UI Light1" fo:font-size="13.6999998092651pt" officeooo:paragraph-rsid="00907e12" style:font-name-asian="Yu Gothic UI Light1" style:font-size-asian="12pt" style:font-size-complex="13.6999998092651pt"/>
    </style:style>
    <style:style style:name="P48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paragraph-rsid="00510ace" style:font-name-asian="Yu Gothic UI Light2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paragraph-rsid="0051ef93" style:font-name-asian="Yu Gothic UI Light2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paragraph-rsid="0069d04b" style:font-name-asian="Yu Gothic UI Light2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paragraph-rsid="006cf5a4" style:font-name-asian="Yu Gothic UI Light2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paragraph-rsid="00756838" style:font-name-asian="Yu Gothic UI Light2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paragraph-rsid="00a3c63a" style:font-name-asian="Yu Gothic UI Light2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rsid="0037bd3b" officeooo:paragraph-rsid="00510ace" style:font-name-asian="Yu Gothic UI Light2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Yu Gothic UI Light2" fo:font-size="12pt" fo:font-weight="bold" officeooo:paragraph-rsid="0051ef93" style:font-name-asian="Yu Gothic UI Light2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rsid="002e2bec" officeooo:paragraph-rsid="0051ef93" style:font-name-asian="Yu Gothic UI Light2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rsid="002fe71b" officeooo:paragraph-rsid="0051ef93" style:font-name-asian="Yu Gothic UI Light2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rsid="002f3b71" officeooo:paragraph-rsid="0051ef93" style:font-name-asian="Yu Gothic UI Light2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rsid="0031c363" officeooo:paragraph-rsid="0051ef93" style:font-name-asian="Yu Gothic UI Light2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Yu Gothic UI Light2" fo:font-size="12pt" fo:font-weight="bold" style:font-name-asian="Yu Gothic UI Light2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Yu Gothic UI Light2" fo:font-size="12pt" fo:font-weight="bold" officeooo:paragraph-rsid="005ccc6f" style:font-name-asian="Yu Gothic UI Light2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Yu Gothic UI Light2" fo:font-size="12pt" fo:font-weight="bold" officeooo:paragraph-rsid="00605a40" style:font-name-asian="Yu Gothic UI Light2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Yu Gothic UI Light2" fo:font-size="12pt" fo:font-weight="bold" officeooo:rsid="00363c3f" officeooo:paragraph-rsid="00a36c1a" style:font-name-asian="Yu Gothic UI Light2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paragraph-rsid="00756838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paragraph-rsid="0077480e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paragraph-rsid="00786b2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paragraph-rsid="007be90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paragraph-rsid="00a527d3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4358d" officeooo:paragraph-rsid="00a4358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5edce" officeooo:paragraph-rsid="00a8b46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5edce" officeooo:paragraph-rsid="00a5edce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5edce" officeooo:paragraph-rsid="00ac7f0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5edce" officeooo:paragraph-rsid="00b351f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8b462" officeooo:paragraph-rsid="00a8b46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a79cc" officeooo:paragraph-rsid="00aa79c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c7f0d" officeooo:paragraph-rsid="00ac7f0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afe351" officeooo:paragraph-rsid="00afe351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351ff" officeooo:paragraph-rsid="00b351f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3ae81" officeooo:paragraph-rsid="00b3ae81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5e65b" officeooo:paragraph-rsid="00b5e65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79622" officeooo:paragraph-rsid="00b7962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9de4b" officeooo:paragraph-rsid="00b9de4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c6c36" officeooo:paragraph-rsid="00bc6c36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e0f9f" officeooo:paragraph-rsid="00be0f9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e1c45" officeooo:paragraph-rsid="00be1c45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e8177" officeooo:paragraph-rsid="00be8177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fcfbc" officeooo:paragraph-rsid="00bfcfb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c17799" officeooo:paragraph-rsid="00c17799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c306f0" officeooo:paragraph-rsid="00c306f0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c4e892" officeooo:paragraph-rsid="00c4e89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c51159" officeooo:paragraph-rsid="00c51159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c69b6e" officeooo:paragraph-rsid="00c69b6e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c8d41f" officeooo:paragraph-rsid="00c8d41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paragraph-rsid="00786b2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paragraph-rsid="00a3c63a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paragraph-rsid="00a527d3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4358d" officeooo:paragraph-rsid="00a4358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5edce" officeooo:paragraph-rsid="00a8b46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8b462" officeooo:paragraph-rsid="00a8b46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a79cc" officeooo:paragraph-rsid="00aa79c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a79cc" officeooo:paragraph-rsid="00abdb54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c7f0d" officeooo:paragraph-rsid="00ac7f0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fe351" officeooo:paragraph-rsid="00afe351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afe351" officeooo:paragraph-rsid="00b5e65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5e65b" officeooo:paragraph-rsid="00b5e65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5e65b" officeooo:paragraph-rsid="00bb9eb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9de4b" officeooo:paragraph-rsid="00b9de4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9de4b" officeooo:paragraph-rsid="00bb9eb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c6c36" officeooo:paragraph-rsid="00bc6c36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c6c36" officeooo:paragraph-rsid="00be1c45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e8177" officeooo:paragraph-rsid="00be8177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c306f0" officeooo:paragraph-rsid="00c306f0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c306f0" officeooo:paragraph-rsid="00c46254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c4e892" officeooo:paragraph-rsid="00c4e89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Yu Gothic UI Light2" fo:font-size="10pt" officeooo:rsid="0037bd3b" officeooo:paragraph-rsid="00510ace" style:font-name-asian="Yu Gothic UI Light2" style:font-size-asian="10pt" style:font-size-complex="10pt"/>
    </style:style>
    <style:style style:name="P117" style:family="paragraph" style:parent-style-name="Table_20_Contents">
      <style:text-properties style:font-name="Yu Gothic UI Light2" fo:font-size="10pt" officeooo:rsid="002e2bec" officeooo:paragraph-rsid="0051ef93" style:font-name-asian="Yu Gothic UI Light2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style:font-name="Yu Gothic UI Light2" fo:font-size="10pt" officeooo:rsid="00348de7" officeooo:paragraph-rsid="0051ef93" style:font-name-asian="Yu Gothic UI Light2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Yu Gothic UI Light2" fo:font-size="10pt" officeooo:rsid="00348de7" officeooo:paragraph-rsid="005c0c4d" style:font-name-asian="Yu Gothic UI Light2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Yu Gothic UI Light2" fo:font-size="10pt" officeooo:rsid="00363c3f" officeooo:paragraph-rsid="0051ef93" style:font-name-asian="Yu Gothic UI Light2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style:font-name="Yu Gothic UI Light2" fo:font-size="10pt" officeooo:rsid="0053e762" officeooo:paragraph-rsid="0053e762" style:font-name-asian="Yu Gothic UI Light2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font-name="Yu Gothic UI Light2" fo:font-size="10pt" officeooo:rsid="0059aedc" officeooo:paragraph-rsid="0059aedc" style:font-name-asian="Yu Gothic UI Light2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font-name="Yu Gothic UI Light2" fo:font-size="10pt" officeooo:rsid="005c0c4d" officeooo:paragraph-rsid="005c0c4d" style:font-name-asian="Yu Gothic UI Light2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Yu Gothic UI Light2" fo:font-size="10pt" officeooo:rsid="005c0c4d" officeooo:paragraph-rsid="006cf5a4" style:font-name-asian="Yu Gothic UI Light2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Yu Gothic UI Light2" fo:font-size="10pt" officeooo:rsid="005c8980" officeooo:paragraph-rsid="005c8980" style:font-name-asian="Yu Gothic UI Light2" style:font-size-asian="10pt" style:font-size-complex="10pt"/>
    </style:style>
    <style:style style:name="P126" style:family="paragraph" style:parent-style-name="Table_20_Contents">
      <style:paragraph-properties fo:text-align="justify" style:justify-single-word="false"/>
      <style:text-properties style:font-name="Yu Gothic UI Light2" fo:font-size="10pt" officeooo:rsid="005ccc6f" officeooo:paragraph-rsid="005ccc6f" style:font-name-asian="Yu Gothic UI Light2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Yu Gothic UI Light2" fo:font-size="10pt" fo:font-style="normal" style:font-name-asian="Yu Gothic UI Light2" style:font-size-asian="10pt" style:font-style-asian="normal" style:font-size-complex="10pt" style:font-style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Yu Gothic UI Light2" fo:font-size="10pt" fo:font-style="normal" officeooo:rsid="003ceb4b" officeooo:paragraph-rsid="00989f09" style:font-name-asian="Yu Gothic UI Light2" style:font-size-asian="10pt" style:font-style-asian="normal" style:font-size-complex="10pt" style:font-style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Yu Gothic UI Light2" fo:font-size="10pt" fo:font-style="normal" officeooo:rsid="009ca5ab" officeooo:paragraph-rsid="009ca5ab" style:font-name-asian="Yu Gothic UI Light2" style:font-size-asian="10pt" style:font-style-asian="normal" style:font-size-complex="10pt" style:font-style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Yu Gothic UI Light2" fo:font-size="10pt" fo:font-weight="normal" officeooo:rsid="005c0c4d" officeooo:paragraph-rsid="006cf5a4" style:font-name-asian="Yu Gothic UI Light2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text-align="justify" style:justify-single-word="false"/>
      <style:text-properties style:font-name="Yu Gothic UI Light2" fo:font-size="10pt" fo:font-weight="normal" officeooo:rsid="005c8980" officeooo:paragraph-rsid="005c8980" style:font-name-asian="Yu Gothic UI Light2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style:font-name="Yu Gothic UI Light2" fo:font-size="10pt" fo:font-weight="normal" officeooo:rsid="005ccc6f" officeooo:paragraph-rsid="005ccc6f" style:font-name-asian="Yu Gothic UI Light2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style:font-name="Yu Gothic UI Light2" fo:font-size="10pt" fo:font-weight="normal" officeooo:rsid="005ccc6f" officeooo:paragraph-rsid="00605a40" style:font-name-asian="Yu Gothic UI Light2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Yu Gothic UI Light2" fo:font-size="10pt" fo:font-weight="normal" officeooo:paragraph-rsid="0061c057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Yu Gothic UI Light2" fo:font-size="13.6999998092651pt" fo:font-weight="normal" officeooo:rsid="00234746" officeooo:paragraph-rsid="004f4e59" style:font-name-asian="Yu Gothic UI Light2" style:font-size-asian="12pt" style:language-asian="ja" style:country-asian="JP" style:font-weight-asian="normal" style:font-size-complex="13.6999998092651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Yu Gothic UI Light2" fo:font-size="13.6999998092651pt" officeooo:rsid="0037bd3b" officeooo:paragraph-rsid="00510ace" style:font-name-asian="Yu Gothic UI Light2" style:font-size-asian="12pt" style:font-size-complex="13.6999998092651pt"/>
    </style:style>
    <style:style style:name="P137" style:family="paragraph" style:parent-style-name="Table_20_Contents">
      <style:paragraph-properties fo:text-align="center" style:justify-single-word="false"/>
      <style:text-properties style:font-name="Yu Gothic UI Light2" fo:font-size="13.6999998092651pt" fo:font-weight="bold" style:font-name-asian="Yu Gothic UI Light2" style:font-size-asian="12pt" style:font-weight-asian="bold" style:font-size-complex="13.6999998092651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officeooo:paragraph-rsid="0046cd36"/>
    </style:style>
    <style:style style:name="P139" style:family="paragraph" style:parent-style-name="Table_20_Contents">
      <style:paragraph-properties fo:text-align="center" style:justify-single-word="false"/>
      <style:text-properties officeooo:paragraph-rsid="00482f8e"/>
    </style:style>
    <style:style style:name="P140" style:family="paragraph" style:parent-style-name="Table_20_Contents">
      <style:paragraph-properties fo:text-align="center" style:justify-single-word="false"/>
      <style:text-properties officeooo:paragraph-rsid="0051ef93"/>
    </style:style>
    <style:style style:name="P141" style:family="paragraph" style:parent-style-name="Table_20_Contents">
      <style:paragraph-properties fo:text-align="center" style:justify-single-word="false"/>
      <style:text-properties officeooo:paragraph-rsid="0061c057"/>
    </style:style>
    <style:style style:name="P142" style:family="paragraph" style:parent-style-name="Table_20_Contents">
      <style:paragraph-properties fo:text-align="center" style:justify-single-word="false"/>
      <style:text-properties officeooo:paragraph-rsid="0069d04b"/>
    </style:style>
    <style:style style:name="P143" style:family="paragraph" style:parent-style-name="Table_20_Contents">
      <style:paragraph-properties fo:text-align="center" style:justify-single-word="false"/>
      <style:text-properties fo:font-size="12pt" fo:font-weight="bold" officeooo:rsid="003f6135" officeooo:paragraph-rsid="003f6135" style:font-name-asian="Yu Gothic UI Light2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color="#ff0000"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color="#ff0000" style:font-name="Yu Gothic UI Light" fo:font-size="12pt" fo:font-weight="bold" officeooo:paragraph-rsid="0061c057" style:font-name-asian="Yu Gothic UI Light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color="#ff0000"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color="#ff0000" style:font-name="Yu Gothic UI Light1" fo:font-size="12pt" fo:font-weight="bold" officeooo:paragraph-rsid="0046cd36" style:font-name-asian="Yu Gothic UI Light1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color="#ff0000" style:font-name="Yu Gothic UI Light2" fo:font-size="12pt" fo:font-style="normal" fo:font-weight="bol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color="#ff3300" style:font-name="Yu Gothic UI Light1" fo:font-size="12pt" fo:font-weight="bold" officeooo:paragraph-rsid="0046cd36" style:font-name-asian="Yu Gothic UI Light1" style:font-size-asian="12pt" style:font-weight-asian="bold" style:font-size-complex="12pt" style:font-weight-complex="bold"/>
    </style:style>
    <style:style style:name="P150" style:family="paragraph" style:parent-style-name="Table_20_Contents">
      <style:text-properties officeooo:paragraph-rsid="0051ef93"/>
    </style:style>
    <style:style style:name="P151" style:family="paragraph" style:parent-style-name="Tabl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2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style:font-name="Yu Gothic UI Light" fo:font-size="10pt" officeooo:rsid="005731ef" officeooo:paragraph-rsid="005731ef" style:font-name-asian="Yu Gothic UI Light2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style:font-name="Yu Gothic UI Light" fo:font-size="10pt" officeooo:rsid="0057acb9" officeooo:paragraph-rsid="0059aedc" style:font-name-asian="Yu Gothic UI Light2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style:font-name="Yu Gothic UI Light" fo:font-size="10pt" officeooo:rsid="0057c985" officeooo:paragraph-rsid="0057c985" style:font-name-asian="Yu Gothic UI Light2" style:font-size-asian="10pt" style:font-size-complex="10pt"/>
    </style:style>
    <style:style style:name="P155" style:family="paragraph" style:parent-style-name="Table_20_Contents">
      <style:text-properties style:font-name="Yu Gothic UI Light" fo:font-size="10pt" fo:font-style="normal" fo:font-weight="normal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style:font-name="Yu Gothic UI Light" fo:font-size="10pt" fo:font-style="normal" fo:font-weight="normal" officeooo:rsid="009ca5ab" officeooo:paragraph-rsid="009ca5ab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style:font-name="Yu Gothic UI Light" fo:font-size="10pt" fo:font-weight="normal" officeooo:rsid="005731ef" officeooo:paragraph-rsid="006854a9" style:font-name-asian="Yu Gothic UI Light2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5731ef" style:font-name-asian="Yu Gothic UI Light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6854a9" style:font-name-asian="Yu Gothic UI Light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acb9" officeooo:paragraph-rsid="0057acb9" style:font-name-asian="Yu Gothic UI Light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c985" officeooo:paragraph-rsid="0057c985" style:font-name-asian="Yu Gothic UI Light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651309" style:font-name-asian="Yu Gothic UI Light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756838" style:font-name-asian="Yu Gothic UI Light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77480e" style:font-name-asian="Yu Gothic UI Light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786b22" style:font-name-asian="Yu Gothic UI Light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a3c63a" style:font-name-asian="Yu Gothic UI Light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a527d3" style:font-name-asian="Yu Gothic UI Light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a8b462" style:font-name-asian="Yu Gothic UI Light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abdb54" style:font-name-asian="Yu Gothic UI Light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b5e65b" style:font-name-asian="Yu Gothic UI Light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bb9ebc" style:font-name-asian="Yu Gothic UI Light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be1c45" style:font-name-asian="Yu Gothic UI Light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c46254" style:font-name-asian="Yu Gothic UI Light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officeooo:paragraph-rsid="005ccc6f"/>
    </style:style>
    <style:style style:name="P178" style:family="paragraph" style:parent-style-name="Table_20_Contents">
      <style:paragraph-properties fo:text-align="center" style:justify-single-word="false"/>
      <style:text-properties style:font-name="Yu Gothic UI Light1" fo:font-size="10pt" officeooo:rsid="0042a987" officeooo:paragraph-rsid="0046cd36" style:font-name-asian="Yu Gothic UI Light1" style:font-size-asian="10pt" style:font-size-complex="10pt"/>
    </style:style>
    <style:style style:name="P179" style:family="paragraph" style:parent-style-name="Table_20_Contents">
      <style:paragraph-properties fo:text-align="center" style:justify-single-word="false"/>
      <style:text-properties style:font-name="Yu Gothic UI Light1" fo:font-size="10pt" officeooo:rsid="003f6135" officeooo:paragraph-rsid="003f6135" style:font-name-asian="Yu Gothic UI Light1" style:font-size-asian="10pt" style:font-size-complex="10pt"/>
    </style:style>
    <style:style style:name="P180" style:family="paragraph" style:parent-style-name="Table_20_Contents">
      <style:paragraph-properties fo:text-align="center" style:justify-single-word="false"/>
      <style:text-properties style:font-name="Yu Gothic UI Light1" fo:font-size="10pt" officeooo:rsid="00422de3" officeooo:paragraph-rsid="00422de3" style:font-name-asian="Yu Gothic UI Light1" style:font-size-asian="10pt" style:font-size-complex="10pt"/>
    </style:style>
    <style:style style:name="P181" style:family="paragraph" style:parent-style-name="Table_20_Contents">
      <style:paragraph-properties fo:text-align="center" style:justify-single-word="false"/>
      <style:text-properties style:font-name="Yu Gothic UI Light1" fo:font-size="10pt" style:font-name-asian="Yu Gothic UI Light1" style:font-size-asian="10pt" style:font-size-complex="10pt"/>
    </style:style>
    <style:style style:name="P182" style:family="paragraph" style:parent-style-name="Table_20_Contents">
      <style:paragraph-properties fo:text-align="center" style:justify-single-word="false"/>
      <style:text-properties style:font-name="Yu Gothic UI Light1" fo:font-size="10pt" officeooo:paragraph-rsid="0046cd36" style:font-name-asian="Yu Gothic UI Light1" style:font-size-asian="10pt" style:font-size-complex="10pt"/>
    </style:style>
    <style:style style:name="P183" style:family="paragraph" style:parent-style-name="Table_20_Contents">
      <style:paragraph-properties fo:text-align="center" style:justify-single-word="false"/>
      <style:text-properties style:font-name="Yu Gothic UI Light1" fo:font-size="10pt" officeooo:paragraph-rsid="00422de3" style:font-name-asian="Yu Gothic UI Light1" style:font-size-asian="10pt" style:font-size-complex="10pt"/>
    </style:style>
    <style:style style:name="P184" style:family="paragraph" style:parent-style-name="Table_20_Contents">
      <style:paragraph-properties fo:text-align="center" style:justify-single-word="false"/>
      <style:text-properties style:font-name="Yu Gothic UI Light1" fo:font-size="10pt" officeooo:rsid="006e7136" officeooo:paragraph-rsid="006e7136" style:font-name-asian="Yu Gothic UI Light1" style:font-size-asian="10pt" style:font-size-complex="10pt"/>
    </style:style>
    <style:style style:name="P185" style:family="paragraph" style:parent-style-name="Table_20_Contents">
      <style:paragraph-properties fo:text-align="center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46cd36" style:font-name-asian="Yu Gothic UI Light1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422de3" style:font-name-asian="Yu Gothic UI Light1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6e7136" officeooo:paragraph-rsid="006e7136" style:font-name-asian="Yu Gothic UI Light1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Yu Gothic UI Light1" fo:font-size="13.6999998092651pt" style:font-name-asian="Yu Gothic UI Light1" style:font-size-asian="12pt" style:font-size-complex="13.6999998092651pt"/>
    </style:style>
    <style:style style:name="P190" style:family="paragraph" style:parent-style-name="Table_20_Contents">
      <style:paragraph-properties fo:text-align="center" style:justify-single-word="false"/>
      <style:text-properties fo:color="#000000"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191" style:family="paragraph" style:parent-style-name="Table_20_Heading">
      <style:paragraph-properties fo:text-align="start" style:justify-single-word="false"/>
      <style:text-properties style:font-name="Yu Gothic UI Light2" fo:font-size="10pt" fo:font-weight="normal" officeooo:paragraph-rsid="0051ef93" style:font-name-asian="Yu Gothic UI Light2" style:font-size-asian="10pt" style:font-weight-asian="normal" style:font-size-complex="10pt" style:font-weight-complex="normal"/>
    </style:style>
    <style:style style:name="P192" style:family="paragraph" style:parent-style-name="Table_20_Heading">
      <style:paragraph-properties fo:text-align="start" style:justify-single-word="false"/>
      <style:text-properties style:font-name="Yu Gothic UI Light2" fo:font-size="10pt" fo:font-weight="normal" officeooo:rsid="00294372" officeooo:paragraph-rsid="0051ef93" style:font-name-asian="Yu Gothic UI Light2" style:font-size-asian="8.75pt" style:font-weight-asian="normal" style:font-size-complex="10pt" style:font-weight-complex="normal"/>
    </style:style>
    <style:style style:name="P193" style:family="paragraph" style:parent-style-name="Table_20_Heading">
      <style:paragraph-properties fo:text-align="start" style:justify-single-word="false"/>
      <style:text-properties style:font-name="Yu Gothic UI Light2" fo:font-size="12pt" fo:font-weight="normal" officeooo:paragraph-rsid="0051ef93" style:font-name-asian="Yu Gothic UI Light2" style:font-size-asian="12pt" style:font-weight-asian="normal" style:font-size-complex="12pt" style:font-weight-complex="normal"/>
    </style:style>
    <style:style style:name="P194" style:family="paragraph" style:parent-style-name="Table_20_Heading">
      <style:paragraph-properties fo:text-align="center" style:justify-single-word="false"/>
      <style:text-properties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95" style:family="paragraph" style:parent-style-name="Table_20_Heading">
      <style:paragraph-properties fo:text-align="center" style:justify-single-word="false"/>
      <style:text-properties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Heading">
      <style:paragraph-properties fo:text-align="center" style:justify-single-word="false"/>
      <style:text-properties fo:color="#ff0000"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Heading">
      <style:paragraph-properties fo:text-align="center" style:justify-single-word="false"/>
      <style:text-properties fo:color="#ff0000"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9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style:font-name-asian="Yu Gothic UI Light2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paragraph-rsid="0070be03" style:font-name-asian="Yu Gothic UI Light2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paragraph-rsid="0072af8f" style:font-name-asian="Yu Gothic UI Light2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paragraph-rsid="00756838" style:font-name-asian="Yu Gothic UI Light2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paragraph-rsid="0077480e" style:font-name-asian="Yu Gothic UI Light2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paragraph-rsid="00786b22" style:font-name-asian="Yu Gothic UI Light2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paragraph-rsid="00a3c63a" style:font-name-asian="Yu Gothic UI Light2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paragraph-rsid="00a8b462" style:font-name-asian="Yu Gothic UI Light2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56838" officeooo:paragraph-rsid="00756838" style:font-name-asian="Yu Gothic UI Light2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56838" officeooo:paragraph-rsid="0077480e" style:font-name-asian="Yu Gothic UI Light2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7480e" officeooo:paragraph-rsid="0077480e" style:font-name-asian="Yu Gothic UI Light2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86b22" officeooo:paragraph-rsid="00786b22" style:font-name-asian="Yu Gothic UI Light2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86b22" officeooo:paragraph-rsid="00a3c63a" style:font-name-asian="Yu Gothic UI Light2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aca3c" officeooo:paragraph-rsid="007aca3c" style:font-name-asian="Yu Gothic UI Light2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be90c" officeooo:paragraph-rsid="007be90c" style:font-name-asian="Yu Gothic UI Light2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3b9bb" officeooo:paragraph-rsid="0072af8f" style:font-name-asian="Yu Gothic UI Light2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73b9bb" officeooo:paragraph-rsid="00756838" style:font-name-asian="Yu Gothic UI Light2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47caf" officeooo:paragraph-rsid="00a47caf" style:font-name-asian="Yu Gothic UI Light2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5edce" officeooo:paragraph-rsid="00a8b462" style:font-name-asian="Yu Gothic UI Light2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5edce" officeooo:paragraph-rsid="00a5edce" style:font-name-asian="Yu Gothic UI Light2" style:font-size-asian="12pt" style:font-weight-asian="bold" style:font-size-complex="12pt" style:font-weight-complex="bold"/>
    </style:style>
    <style:style style:name="P2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7d080" officeooo:paragraph-rsid="00a8b462" style:font-name-asian="Yu Gothic UI Light2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7d080" officeooo:paragraph-rsid="00aa79cc" style:font-name-asian="Yu Gothic UI Light2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7d080" officeooo:paragraph-rsid="00ac7f0d" style:font-name-asian="Yu Gothic UI Light2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8b462" officeooo:paragraph-rsid="00a8b462" style:font-name-asian="Yu Gothic UI Light2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8b462" officeooo:paragraph-rsid="00abdb54" style:font-name-asian="Yu Gothic UI Light2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8b462" officeooo:paragraph-rsid="00b5e65b" style:font-name-asian="Yu Gothic UI Light2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a79cc" officeooo:paragraph-rsid="00aa79cc" style:font-name-asian="Yu Gothic UI Light2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a79cc" officeooo:paragraph-rsid="00abdb54" style:font-name-asian="Yu Gothic UI Light2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bdb54" officeooo:paragraph-rsid="00abdb54" style:font-name-asian="Yu Gothic UI Light2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c7f0d" officeooo:paragraph-rsid="00ac7f0d" style:font-name-asian="Yu Gothic UI Light2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afe351" officeooo:paragraph-rsid="00afe351" style:font-name-asian="Yu Gothic UI Light2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1c535" officeooo:paragraph-rsid="00b1c535" style:font-name-asian="Yu Gothic UI Light2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351ff" officeooo:paragraph-rsid="00b351ff" style:font-name-asian="Yu Gothic UI Light2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3ae81" officeooo:paragraph-rsid="00b3ae81" style:font-name-asian="Yu Gothic UI Light2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5e65b" officeooo:paragraph-rsid="00b5e65b" style:font-name-asian="Yu Gothic UI Light2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79622" officeooo:paragraph-rsid="00b79622" style:font-name-asian="Yu Gothic UI Light2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9de4b" officeooo:paragraph-rsid="00b9de4b" style:font-name-asian="Yu Gothic UI Light2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c6c36" officeooo:paragraph-rsid="00bc6c36" style:font-name-asian="Yu Gothic UI Light2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d605b" officeooo:paragraph-rsid="00bd605b" style:font-name-asian="Yu Gothic UI Light2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e0f9f" officeooo:paragraph-rsid="00be0f9f" style:font-name-asian="Yu Gothic UI Light2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e0f9f" officeooo:paragraph-rsid="00be1c45" style:font-name-asian="Yu Gothic UI Light2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e0f9f" officeooo:paragraph-rsid="00c46254" style:font-name-asian="Yu Gothic UI Light2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e1c45" officeooo:paragraph-rsid="00be1c45" style:font-name-asian="Yu Gothic UI Light2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e8177" officeooo:paragraph-rsid="00be8177" style:font-name-asian="Yu Gothic UI Light2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e8177" officeooo:paragraph-rsid="00c46254" style:font-name-asian="Yu Gothic UI Light2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e8a0c" officeooo:paragraph-rsid="00be8a0c" style:font-name-asian="Yu Gothic UI Light2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fcfbc" officeooo:paragraph-rsid="00bfcfbc" style:font-name-asian="Yu Gothic UI Light2" style:font-size-asian="12pt" style:font-weight-asian="bold" style:font-size-complex="12pt" style:font-weight-complex="bold"/>
    </style:style>
    <style:style style:name="P24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17799" officeooo:paragraph-rsid="00c17799" style:font-name-asian="Yu Gothic UI Light2" style:font-size-asian="12pt" style:font-weight-asian="bold" style:font-size-complex="12pt" style:font-weight-complex="bold"/>
    </style:style>
    <style:style style:name="P24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306f0" officeooo:paragraph-rsid="00c306f0" style:font-name-asian="Yu Gothic UI Light2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306f0" officeooo:paragraph-rsid="00c46254" style:font-name-asian="Yu Gothic UI Light2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4e892" officeooo:paragraph-rsid="00c4e892" style:font-name-asian="Yu Gothic UI Light2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51159" officeooo:paragraph-rsid="00c51159" style:font-name-asian="Yu Gothic UI Light2" style:font-size-asian="12pt" style:font-weight-asian="bold" style:font-size-complex="12pt" style:font-weight-complex="bold"/>
    </style:style>
    <style:style style:name="P25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69b6e" officeooo:paragraph-rsid="00c69b6e" style:font-name-asian="Yu Gothic UI Light2" style:font-size-asian="12pt" style:font-weight-asian="bold" style:font-size-complex="12pt" style:font-weight-complex="bold"/>
    </style:style>
    <style:style style:name="P25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8d41f" officeooo:paragraph-rsid="00c8d41f" style:font-name-asian="Yu Gothic UI Light2" style:font-size-asian="12pt" style:font-weight-asian="bold" style:font-size-complex="12pt" style:font-weight-complex="bold"/>
    </style:style>
    <style:style style:name="P25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70be03" style:font-name-asian="Yu Gothic UI Light2" style:font-size-asian="12pt" style:font-weight-asian="normal" style:font-size-complex="12pt" style:font-weight-complex="normal"/>
    </style:style>
    <style:style style:name="P25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756838" style:font-name-asian="Yu Gothic UI Light2" style:font-size-asian="12pt" style:font-weight-asian="normal" style:font-size-complex="12pt" style:font-weight-complex="normal"/>
    </style:style>
    <style:style style:name="P25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77480e" style:font-name-asian="Yu Gothic UI Light2" style:font-size-asian="12pt" style:font-weight-asian="normal" style:font-size-complex="12pt" style:font-weight-complex="normal"/>
    </style:style>
    <style:style style:name="P25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a3c63a" style:font-name-asian="Yu Gothic UI Light2" style:font-size-asian="12pt" style:font-weight-asian="normal" style:font-size-complex="12pt" style:font-weight-complex="normal"/>
    </style:style>
    <style:style style:name="P25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756838" officeooo:paragraph-rsid="00756838" style:font-name-asian="Yu Gothic UI Light2" style:font-size-asian="12pt" style:font-weight-asian="normal" style:font-size-complex="12pt" style:font-weight-complex="normal"/>
    </style:style>
    <style:style style:name="P25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756838" officeooo:paragraph-rsid="0077480e" style:font-name-asian="Yu Gothic UI Light2" style:font-size-asian="12pt" style:font-weight-asian="normal" style:font-size-complex="12pt" style:font-weight-complex="normal"/>
    </style:style>
    <style:style style:name="P25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756838" officeooo:paragraph-rsid="00786b22" style:font-name-asian="Yu Gothic UI Light2" style:font-size-asian="12pt" style:font-weight-asian="normal" style:font-size-complex="12pt" style:font-weight-complex="normal"/>
    </style:style>
    <style:style style:name="P25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786b22" officeooo:paragraph-rsid="00786b22" style:font-name-asian="Yu Gothic UI Light2" style:font-size-asian="12pt" style:font-weight-asian="normal" style:font-size-complex="12pt" style:font-weight-complex="normal"/>
    </style:style>
    <style:style style:name="P26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7be90c" officeooo:paragraph-rsid="007be90c" style:font-name-asian="Yu Gothic UI Light2" style:font-size-asian="12pt" style:font-weight-asian="normal" style:font-size-complex="12pt" style:font-weight-complex="normal"/>
    </style:style>
    <style:style style:name="P26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a5edce" officeooo:paragraph-rsid="00a8b462" style:font-name-asian="Yu Gothic UI Light2" style:font-size-asian="12pt" style:font-weight-asian="normal" style:font-size-complex="12pt" style:font-weight-complex="normal"/>
    </style:style>
    <style:style style:name="P26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a8b462" officeooo:paragraph-rsid="00a8b462" style:font-name-asian="Yu Gothic UI Light2" style:font-size-asian="12pt" style:font-weight-asian="normal" style:font-size-complex="12pt" style:font-weight-complex="normal"/>
    </style:style>
    <style:style style:name="P26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a8b462" officeooo:paragraph-rsid="00abdb54" style:font-name-asian="Yu Gothic UI Light2" style:font-size-asian="12pt" style:font-weight-asian="normal" style:font-size-complex="12pt" style:font-weight-complex="normal"/>
    </style:style>
    <style:style style:name="P26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aa79cc" officeooo:paragraph-rsid="00aa79cc" style:font-name-asian="Yu Gothic UI Light2" style:font-size-asian="12pt" style:font-weight-asian="normal" style:font-size-complex="12pt" style:font-weight-complex="normal"/>
    </style:style>
    <style:style style:name="P26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ac7f0d" officeooo:paragraph-rsid="00ac7f0d" style:font-name-asian="Yu Gothic UI Light2" style:font-size-asian="12pt" style:font-weight-asian="normal" style:font-size-complex="12pt" style:font-weight-complex="normal"/>
    </style:style>
    <style:style style:name="P26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a47caf" officeooo:paragraph-rsid="00a47caf" style:font-name-asian="Yu Gothic UI Light2" style:font-size-asian="12pt" style:font-weight-asian="normal" style:font-size-complex="12pt" style:font-weight-complex="normal"/>
    </style:style>
    <style:style style:name="P26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351ff" officeooo:paragraph-rsid="00b351ff" style:font-name-asian="Yu Gothic UI Light2" style:font-size-asian="12pt" style:font-weight-asian="normal" style:font-size-complex="12pt" style:font-weight-complex="normal"/>
    </style:style>
    <style:style style:name="P26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3ae81" officeooo:paragraph-rsid="00b3ae81" style:font-name-asian="Yu Gothic UI Light2" style:font-size-asian="12pt" style:font-weight-asian="normal" style:font-size-complex="12pt" style:font-weight-complex="normal"/>
    </style:style>
    <style:style style:name="P26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5e65b" officeooo:paragraph-rsid="00b5e65b" style:font-name-asian="Yu Gothic UI Light2" style:font-size-asian="12pt" style:font-weight-asian="normal" style:font-size-complex="12pt" style:font-weight-complex="normal"/>
    </style:style>
    <style:style style:name="P27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79622" officeooo:paragraph-rsid="00b79622" style:font-name-asian="Yu Gothic UI Light2" style:font-size-asian="12pt" style:font-weight-asian="normal" style:font-size-complex="12pt" style:font-weight-complex="normal"/>
    </style:style>
    <style:style style:name="P27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9de4b" officeooo:paragraph-rsid="00b9de4b" style:font-name-asian="Yu Gothic UI Light2" style:font-size-asian="12pt" style:font-weight-asian="normal" style:font-size-complex="12pt" style:font-weight-complex="normal"/>
    </style:style>
    <style:style style:name="P27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c6c36" officeooo:paragraph-rsid="00bc6c36" style:font-name-asian="Yu Gothic UI Light2" style:font-size-asian="12pt" style:font-weight-asian="normal" style:font-size-complex="12pt" style:font-weight-complex="normal"/>
    </style:style>
    <style:style style:name="P27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d605b" officeooo:paragraph-rsid="00bd605b" style:font-name-asian="Yu Gothic UI Light2" style:font-size-asian="12pt" style:font-weight-asian="normal" style:font-size-complex="12pt" style:font-weight-complex="normal"/>
    </style:style>
    <style:style style:name="P27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e0f9f" officeooo:paragraph-rsid="00be0f9f" style:font-name-asian="Yu Gothic UI Light2" style:font-size-asian="12pt" style:font-weight-asian="normal" style:font-size-complex="12pt" style:font-weight-complex="normal"/>
    </style:style>
    <style:style style:name="P27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e1c45" officeooo:paragraph-rsid="00be1c45" style:font-name-asian="Yu Gothic UI Light2" style:font-size-asian="12pt" style:font-weight-asian="normal" style:font-size-complex="12pt" style:font-weight-complex="normal"/>
    </style:style>
    <style:style style:name="P27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e8a0c" officeooo:paragraph-rsid="00be8a0c" style:font-name-asian="Yu Gothic UI Light2" style:font-size-asian="12pt" style:font-weight-asian="normal" style:font-size-complex="12pt" style:font-weight-complex="normal"/>
    </style:style>
    <style:style style:name="P27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fcfbc" officeooo:paragraph-rsid="00bfcfbc" style:font-name-asian="Yu Gothic UI Light2" style:font-size-asian="12pt" style:font-weight-asian="normal" style:font-size-complex="12pt" style:font-weight-complex="normal"/>
    </style:style>
    <style:style style:name="P27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c17799" officeooo:paragraph-rsid="00c17799" style:font-name-asian="Yu Gothic UI Light2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c4e892" officeooo:paragraph-rsid="00c4e892" style:font-name-asian="Yu Gothic UI Light2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c51159" officeooo:paragraph-rsid="00c51159" style:font-name-asian="Yu Gothic UI Light2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c69b6e" officeooo:paragraph-rsid="00c69b6e" style:font-name-asian="Yu Gothic UI Light2" style:font-size-asian="12pt" style:font-weight-asian="normal" style:font-size-complex="12pt" style:font-weight-complex="normal"/>
    </style:style>
    <style:style style:name="P28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70be03" style:font-name-asian="KanjiStrokeOrders" style:font-size-asian="12pt" style:font-weight-asian="normal" style:font-size-complex="12pt" style:font-weight-complex="normal"/>
    </style:style>
    <style:style style:name="P28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756838" style:font-name-asian="KanjiStrokeOrders" style:font-size-asian="12pt" style:font-weight-asian="normal" style:font-size-complex="12pt" style:font-weight-complex="normal"/>
    </style:style>
    <style:style style:name="P28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77480e" style:font-name-asian="KanjiStrokeOrders" style:font-size-asian="12pt" style:font-weight-asian="normal" style:font-size-complex="12pt" style:font-weight-complex="normal"/>
    </style:style>
    <style:style style:name="P28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786b22" style:font-name-asian="KanjiStrokeOrders" style:font-size-asian="12pt" style:font-weight-asian="normal" style:font-size-complex="12pt" style:font-weight-complex="normal"/>
    </style:style>
    <style:style style:name="P28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a3c63a" style:font-name-asian="KanjiStrokeOrders" style:font-size-asian="12pt" style:font-weight-asian="normal" style:font-size-complex="12pt" style:font-weight-complex="normal"/>
    </style:style>
    <style:style style:name="P28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a8b462" style:font-name-asian="KanjiStrokeOrders" style:font-size-asian="12pt" style:font-weight-asian="normal" style:font-size-complex="12pt" style:font-weight-complex="normal"/>
    </style:style>
    <style:style style:name="P28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abdb54" style:font-name-asian="KanjiStrokeOrders" style:font-size-asian="12pt" style:font-weight-asian="normal" style:font-size-complex="12pt" style:font-weight-complex="normal"/>
    </style:style>
    <style:style style:name="P28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b5e65b" style:font-name-asian="KanjiStrokeOrders" style:font-size-asian="12pt" style:font-weight-asian="normal" style:font-size-complex="12pt" style:font-weight-complex="normal"/>
    </style:style>
    <style:style style:name="P29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bb9ebc" style:font-name-asian="KanjiStrokeOrders" style:font-size-asian="12pt" style:font-weight-asian="normal" style:font-size-complex="12pt" style:font-weight-complex="normal"/>
    </style:style>
    <style:style style:name="P29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be1c45" style:font-name-asian="KanjiStrokeOrders" style:font-size-asian="12pt" style:font-weight-asian="normal" style:font-size-complex="12pt" style:font-weight-complex="normal"/>
    </style:style>
    <style:style style:name="P29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c46254" style:font-name-asian="KanjiStrokeOrders" style:font-size-asian="12pt" style:font-weight-asian="normal" style:font-size-complex="12pt" style:font-weight-complex="normal"/>
    </style:style>
    <style:style style:name="P29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c8d41f" style:font-name-asian="KanjiStrokeOrders" style:font-size-asian="12pt" style:font-weight-asian="normal" style:font-size-complex="12pt" style:font-weight-complex="normal"/>
    </style:style>
    <style:style style:name="P29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paragraph-rsid="00756838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29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paragraph-rsid="0077480e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29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77480e" officeooo:paragraph-rsid="0077480e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29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77480e" officeooo:paragraph-rsid="00786b2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29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a5edce" officeooo:paragraph-rsid="00a8b46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29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a8b462" officeooo:paragraph-rsid="00a8b46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a8b462" officeooo:paragraph-rsid="00abdb54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a8b462" officeooo:paragraph-rsid="00afe351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aa79cc" officeooo:paragraph-rsid="00aa79c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abdb54" officeooo:paragraph-rsid="00ac7f0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3ae81" officeooo:paragraph-rsid="00b3ae81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3ae81" officeooo:paragraph-rsid="00b9de4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5e65b" officeooo:paragraph-rsid="00b5e65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79622" officeooo:paragraph-rsid="00b7962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79622" officeooo:paragraph-rsid="00bb9eb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0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c6c36" officeooo:paragraph-rsid="00bc6c36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1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d605b" officeooo:paragraph-rsid="00bd605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1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e8177" officeooo:paragraph-rsid="00be8177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1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fcfbc" officeooo:paragraph-rsid="00bfcfb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c4e892" officeooo:paragraph-rsid="00c4e89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c4e892" officeooo:paragraph-rsid="00c51159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70be03" style:font-name-asian="KanjiStrokeOrders" style:font-size-asian="72pt" style:font-weight-asian="normal" style:font-size-complex="72pt" style:font-weight-complex="normal"/>
    </style:style>
    <style:style style:name="P3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756838" style:font-name-asian="KanjiStrokeOrders" style:font-size-asian="72pt" style:font-weight-asian="normal" style:font-size-complex="72pt" style:font-weight-complex="normal"/>
    </style:style>
    <style:style style:name="P3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77480e" style:font-name-asian="KanjiStrokeOrders" style:font-size-asian="72pt" style:font-weight-asian="normal" style:font-size-complex="72pt" style:font-weight-complex="normal"/>
    </style:style>
    <style:style style:name="P3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786b22" style:font-name-asian="KanjiStrokeOrders" style:font-size-asian="72pt" style:font-weight-asian="normal" style:font-size-complex="72pt" style:font-weight-complex="normal"/>
    </style:style>
    <style:style style:name="P3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a3c63a" style:font-name-asian="KanjiStrokeOrders" style:font-size-asian="72pt" style:font-weight-asian="normal" style:font-size-complex="72pt" style:font-weight-complex="normal"/>
    </style:style>
    <style:style style:name="P3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a8b462" style:font-name-asian="KanjiStrokeOrders" style:font-size-asian="72pt" style:font-weight-asian="normal" style:font-size-complex="72pt" style:font-weight-complex="normal"/>
    </style:style>
    <style:style style:name="P3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abdb54" style:font-name-asian="KanjiStrokeOrders" style:font-size-asian="72pt" style:font-weight-asian="normal" style:font-size-complex="72pt" style:font-weight-complex="normal"/>
    </style:style>
    <style:style style:name="P3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b5e65b" style:font-name-asian="KanjiStrokeOrders" style:font-size-asian="72pt" style:font-weight-asian="normal" style:font-size-complex="72pt" style:font-weight-complex="normal"/>
    </style:style>
    <style:style style:name="P3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bb9ebc" style:font-name-asian="KanjiStrokeOrders" style:font-size-asian="72pt" style:font-weight-asian="normal" style:font-size-complex="72pt" style:font-weight-complex="normal"/>
    </style:style>
    <style:style style:name="P32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be1c45" style:font-name-asian="KanjiStrokeOrders" style:font-size-asian="72pt" style:font-weight-asian="normal" style:font-size-complex="72pt" style:font-weight-complex="normal"/>
    </style:style>
    <style:style style:name="P3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c46254" style:font-name-asian="KanjiStrokeOrders" style:font-size-asian="72pt" style:font-weight-asian="normal" style:font-size-complex="72pt" style:font-weight-complex="normal"/>
    </style:style>
    <style:style style:name="P3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c8d41f" style:font-name-asian="KanjiStrokeOrders" style:font-size-asian="72pt" style:font-weight-asian="normal" style:font-size-complex="72pt" style:font-weight-complex="normal"/>
    </style:style>
    <style:style style:name="P3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7be90c" officeooo:paragraph-rsid="007be90c" style:font-name-asian="KanjiStrokeOrders" style:font-size-asian="72pt" style:font-weight-asian="normal" style:font-size-complex="72pt" style:font-weight-complex="normal"/>
    </style:style>
    <style:style style:name="P3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a4358d" officeooo:paragraph-rsid="00a4358d" style:font-name-asian="KanjiStrokeOrders" style:font-size-asian="72pt" style:font-weight-asian="normal" style:font-size-complex="72pt" style:font-weight-complex="normal"/>
    </style:style>
    <style:style style:name="P32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a5edce" officeooo:paragraph-rsid="00a8b462" style:font-name-asian="KanjiStrokeOrders" style:font-size-asian="72pt" style:font-weight-asian="normal" style:font-size-complex="72pt" style:font-weight-complex="normal"/>
    </style:style>
    <style:style style:name="P33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a8b462" officeooo:paragraph-rsid="00a8b462" style:font-name-asian="KanjiStrokeOrders" style:font-size-asian="72pt" style:font-weight-asian="normal" style:font-size-complex="72pt" style:font-weight-complex="normal"/>
    </style:style>
    <style:style style:name="P33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a8b462" officeooo:paragraph-rsid="00abdb54" style:font-name-asian="KanjiStrokeOrders" style:font-size-asian="72pt" style:font-weight-asian="normal" style:font-size-complex="72pt" style:font-weight-complex="normal"/>
    </style:style>
    <style:style style:name="P33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aa79cc" officeooo:paragraph-rsid="00aa79cc" style:font-name-asian="KanjiStrokeOrders" style:font-size-asian="72pt" style:font-weight-asian="normal" style:font-size-complex="72pt" style:font-weight-complex="normal"/>
    </style:style>
    <style:style style:name="P33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abdb54" officeooo:paragraph-rsid="00abdb54" style:font-name-asian="KanjiStrokeOrders" style:font-size-asian="72pt" style:font-weight-asian="normal" style:font-size-complex="72pt" style:font-weight-complex="normal"/>
    </style:style>
    <style:style style:name="P33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3ae81" officeooo:paragraph-rsid="00b3ae81" style:font-name-asian="KanjiStrokeOrders" style:font-size-asian="72pt" style:font-weight-asian="normal" style:font-size-complex="72pt" style:font-weight-complex="normal"/>
    </style:style>
    <style:style style:name="P33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5e65b" officeooo:paragraph-rsid="00b5e65b" style:font-name-asian="KanjiStrokeOrders" style:font-size-asian="72pt" style:font-weight-asian="normal" style:font-size-complex="72pt" style:font-weight-complex="normal"/>
    </style:style>
    <style:style style:name="P33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79622" officeooo:paragraph-rsid="00b79622" style:font-name-asian="KanjiStrokeOrders" style:font-size-asian="72pt" style:font-weight-asian="normal" style:font-size-complex="72pt" style:font-weight-complex="normal"/>
    </style:style>
    <style:style style:name="P33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9de4b" officeooo:paragraph-rsid="00b9de4b" style:font-name-asian="KanjiStrokeOrders" style:font-size-asian="72pt" style:font-weight-asian="normal" style:font-size-complex="72pt" style:font-weight-complex="normal"/>
    </style:style>
    <style:style style:name="P33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c6c36" officeooo:paragraph-rsid="00bc6c36" style:font-name-asian="KanjiStrokeOrders" style:font-size-asian="72pt" style:font-weight-asian="normal" style:font-size-complex="72pt" style:font-weight-complex="normal"/>
    </style:style>
    <style:style style:name="P33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e1c45" officeooo:paragraph-rsid="00be1c45" style:font-name-asian="KanjiStrokeOrders" style:font-size-asian="72pt" style:font-weight-asian="normal" style:font-size-complex="72pt" style:font-weight-complex="normal"/>
    </style:style>
    <style:style style:name="P34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e8177" officeooo:paragraph-rsid="00be8177" style:font-name-asian="KanjiStrokeOrders" style:font-size-asian="72pt" style:font-weight-asian="normal" style:font-size-complex="72pt" style:font-weight-complex="normal"/>
    </style:style>
    <style:style style:name="P34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e8a0c" officeooo:paragraph-rsid="00be8a0c" style:font-name-asian="KanjiStrokeOrders" style:font-size-asian="72pt" style:font-weight-asian="normal" style:font-size-complex="72pt" style:font-weight-complex="normal"/>
    </style:style>
    <style:style style:name="P3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c306f0" officeooo:paragraph-rsid="00c306f0" style:font-name-asian="KanjiStrokeOrders" style:font-size-asian="72pt" style:font-weight-asian="normal" style:font-size-complex="72pt" style:font-weight-complex="normal"/>
    </style:style>
    <style:style style:name="P3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c306f0" officeooo:paragraph-rsid="00c46254" style:font-name-asian="KanjiStrokeOrders" style:font-size-asian="72pt" style:font-weight-asian="normal" style:font-size-complex="72pt" style:font-weight-complex="normal"/>
    </style:style>
    <style:style style:name="P34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c306f0" officeooo:paragraph-rsid="00c8d41f" style:font-name-asian="KanjiStrokeOrders" style:font-size-asian="72pt" style:font-weight-asian="normal" style:font-size-complex="72pt" style:font-weight-complex="normal"/>
    </style:style>
    <style:style style:name="P34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c4e892" officeooo:paragraph-rsid="00c4e892" style:font-name-asian="KanjiStrokeOrders" style:font-size-asian="72pt" style:font-weight-asian="normal" style:font-size-complex="72pt" style:font-weight-complex="normal"/>
    </style:style>
    <style:style style:name="P34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c4e892" officeooo:paragraph-rsid="00c8d41f" style:font-name-asian="KanjiStrokeOrders" style:font-size-asian="72pt" style:font-weight-asian="normal" style:font-size-complex="72pt" style:font-weight-complex="normal"/>
    </style:style>
    <style:style style:name="P34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style:font-size-asian="12pt" style:font-size-complex="12pt"/>
    </style:style>
    <style:style style:name="P3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a79cc"/>
    </style:style>
    <style:style style:name="P34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5edce"/>
    </style:style>
    <style:style style:name="P35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c7f0d"/>
    </style:style>
    <style:style style:name="P3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c17799"/>
    </style:style>
    <style:style style:name="P35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c51159"/>
    </style:style>
    <style:style style:name="P35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351ff" officeooo:paragraph-rsid="00b351ff"/>
    </style:style>
    <style:style style:name="P354" style:family="paragraph" style:parent-style-name="Table_20_Contents">
      <style:paragraph-properties fo:margin-top="0cm" fo:margin-bottom="0cm" loext:contextual-spacing="false" fo:text-align="center" style:justify-single-word="false"/>
      <style:text-properties fo:font-variant="normal" fo:text-transform="none" fo:color="#222222" style:font-name="Yu Gothic UI Light2" fo:font-size="12pt" fo:letter-spacing="normal" fo:font-weight="bold" officeooo:rsid="00a7d080" officeooo:paragraph-rsid="00b5e65b" style:font-name-asian="Helvetica Neue" style:font-size-asian="12pt" style:font-style-asian="normal" style:font-weight-asian="normal" style:font-size-complex="12pt" style:font-weight-complex="bold"/>
    </style:style>
    <style:style style:name="P35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style="normal" fo:font-weight="bold" officeooo:rsid="00b3ae81" officeooo:paragraph-rsid="00be1c45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35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style="normal" fo:font-weight="bold" officeooo:rsid="00c306f0" officeooo:paragraph-rsid="00c306f0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35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style="normal" fo:font-weight="bold" officeooo:rsid="00c306f0" officeooo:paragraph-rsid="00c69b6e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358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paragraph-rsid="0073b9bb" style:font-name-asian="KanjiStrokeOrders" style:font-size-asian="72pt" style:font-weight-asian="normal" style:font-size-complex="72pt" style:font-weight-complex="normal"/>
    </style:style>
    <style:style style:name="P359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paragraph-rsid="00756838" style:font-name-asian="KanjiStrokeOrders" style:font-size-asian="72pt" style:font-weight-asian="normal" style:font-size-complex="72pt" style:font-weight-complex="normal"/>
    </style:style>
    <style:style style:name="P360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paragraph-rsid="0077480e" style:font-name-asian="KanjiStrokeOrders" style:font-size-asian="72pt" style:font-weight-asian="normal" style:font-size-complex="72pt" style:font-weight-complex="normal"/>
    </style:style>
    <style:style style:name="P361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paragraph-rsid="00786b22" style:font-name-asian="KanjiStrokeOrders" style:font-size-asian="72pt" style:font-weight-asian="normal" style:font-size-complex="72pt" style:font-weight-complex="normal"/>
    </style:style>
    <style:style style:name="P362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a8b462" officeooo:paragraph-rsid="00a8b462" style:font-name-asian="KanjiStrokeOrders" style:font-size-asian="72pt" style:font-weight-asian="normal" style:font-size-complex="72pt" style:font-weight-complex="normal"/>
    </style:style>
    <style:style style:name="P363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a47caf" officeooo:paragraph-rsid="00a47caf" style:font-name-asian="KanjiStrokeOrders" style:font-size-asian="72pt" style:font-weight-asian="normal" style:font-size-complex="72pt" style:font-weight-complex="normal"/>
    </style:style>
    <style:style style:name="P364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ac7f0d" officeooo:paragraph-rsid="00ac7f0d" style:font-name-asian="KanjiStrokeOrders" style:font-size-asian="72pt" style:font-weight-asian="normal" style:font-size-complex="72pt" style:font-weight-complex="normal"/>
    </style:style>
    <style:style style:name="P365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b351ff" officeooo:paragraph-rsid="00b351ff" style:font-name-asian="KanjiStrokeOrders" style:font-size-asian="72pt" style:font-weight-asian="normal" style:font-size-complex="72pt" style:font-weight-complex="normal"/>
    </style:style>
    <style:style style:name="P366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be0f9f" officeooo:paragraph-rsid="00be0f9f" style:font-name-asian="KanjiStrokeOrders" style:font-size-asian="72pt" style:font-weight-asian="normal" style:font-size-complex="72pt" style:font-weight-complex="normal"/>
    </style:style>
    <style:style style:name="P367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c17799" officeooo:paragraph-rsid="00c17799" style:font-name-asian="KanjiStrokeOrders" style:font-size-asian="72pt" style:font-weight-asian="normal" style:font-size-complex="72pt" style:font-weight-complex="normal"/>
    </style:style>
    <style:style style:name="P368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c51159" officeooo:paragraph-rsid="00c51159" style:font-name-asian="KanjiStrokeOrders" style:font-size-asian="72pt" style:font-weight-asian="normal" style:font-size-complex="72pt" style:font-weight-complex="normal"/>
    </style:style>
    <style:style style:name="P369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c51159" officeooo:paragraph-rsid="00c8d41f" style:font-name-asian="KanjiStrokeOrders" style:font-size-asian="72pt" style:font-weight-asian="normal" style:font-size-complex="72pt" style:font-weight-complex="normal"/>
    </style:style>
    <style:style style:name="P370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c8d41f" officeooo:paragraph-rsid="00c8d41f" style:font-name-asian="KanjiStrokeOrders" style:font-size-asian="72pt" style:font-weight-asian="normal" style:font-size-complex="72pt" style:font-weight-complex="normal"/>
    </style:style>
    <style:style style:name="P371" style:family="paragraph" style:parent-style-name="Standard" style:master-page-name="">
      <style:paragraph-properties style:page-number="auto" fo:break-before="auto" fo:break-after="auto"/>
      <style:text-properties officeooo:paragraph-rsid="00c8d41f"/>
    </style:style>
    <style:style style:name="P37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17799" officeooo:paragraph-rsid="00c8d41f" style:font-name-asian="Yu Gothic UI Light2" style:font-size-asian="12pt" style:font-weight-asian="bold" style:font-size-complex="12pt" style:font-weight-complex="bold"/>
    </style:style>
    <style:style style:name="P37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c6c36" officeooo:paragraph-rsid="00bc6c36" style:font-name-asian="Yu Gothic UI Light2" style:font-size-asian="12pt" style:font-weight-asian="bold" style:font-size-complex="12pt" style:font-weight-complex="bold"/>
    </style:style>
    <style:style style:name="P37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c6c36" officeooo:paragraph-rsid="00ca0bdf" style:font-name-asian="Yu Gothic UI Light2" style:font-size-asian="12pt" style:font-weight-asian="bold" style:font-size-complex="12pt" style:font-weight-complex="bold"/>
    </style:style>
    <style:style style:name="P37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d605b" officeooo:paragraph-rsid="00bd605b" style:font-name-asian="Yu Gothic UI Light2" style:font-size-asian="12pt" style:font-weight-asian="bold" style:font-size-complex="12pt" style:font-weight-complex="bold"/>
    </style:style>
    <style:style style:name="P37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79622" officeooo:paragraph-rsid="00b79622" style:font-name-asian="Yu Gothic UI Light2" style:font-size-asian="12pt" style:font-weight-asian="bold" style:font-size-complex="12pt" style:font-weight-complex="bold"/>
    </style:style>
    <style:style style:name="P37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79622" officeooo:paragraph-rsid="00ca0bdf" style:font-name-asian="Yu Gothic UI Light2" style:font-size-asian="12pt" style:font-weight-asian="bold" style:font-size-complex="12pt" style:font-weight-complex="bold"/>
    </style:style>
    <style:style style:name="P37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351ff" officeooo:paragraph-rsid="00b5e65b" style:font-name-asian="Yu Gothic UI Light2" style:font-size-asian="12pt" style:font-weight-asian="bold" style:font-size-complex="12pt" style:font-weight-complex="bold"/>
    </style:style>
    <style:style style:name="P37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b351ff" officeooo:paragraph-rsid="00ca0bdf" style:font-name-asian="Yu Gothic UI Light2" style:font-size-asian="12pt" style:font-weight-asian="bold" style:font-size-complex="12pt" style:font-weight-complex="bold"/>
    </style:style>
    <style:style style:name="P38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a0bdf" officeooo:paragraph-rsid="00ca0bdf" style:font-name-asian="Yu Gothic UI Light2" style:font-size-asian="12pt" style:font-weight-asian="bold" style:font-size-complex="12pt" style:font-weight-complex="bold"/>
    </style:style>
    <style:style style:name="P38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bold" officeooo:rsid="00ca24dd" officeooo:paragraph-rsid="00ca24dd" style:font-name-asian="Yu Gothic UI Light2" style:font-size-asian="12pt" style:font-weight-asian="bold" style:font-size-complex="12pt" style:font-weight-complex="bold"/>
    </style:style>
    <style:style style:name="P38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c17799" officeooo:paragraph-rsid="00c8d41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8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d605b" officeooo:paragraph-rsid="00bd605b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8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79622" officeooo:paragraph-rsid="00bb9eb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8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c6c36" officeooo:paragraph-rsid="00bc6c36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8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style="normal" fo:font-weight="bold" officeooo:rsid="00bc6c36" officeooo:paragraph-rsid="00ca0bd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38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d605b" officeooo:paragraph-rsid="00bd605b" style:font-name-asian="Yu Gothic UI Light2" style:font-size-asian="12pt" style:font-weight-asian="normal" style:font-size-complex="12pt" style:font-weight-complex="normal"/>
    </style:style>
    <style:style style:name="P38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c6c36" officeooo:paragraph-rsid="00bc6c36" style:font-name-asian="Yu Gothic UI Light2" style:font-size-asian="12pt" style:font-weight-asian="normal" style:font-size-complex="12pt" style:font-weight-complex="normal"/>
    </style:style>
    <style:style style:name="P38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c6c36" officeooo:paragraph-rsid="00ca0bdf" style:font-name-asian="Yu Gothic UI Light2" style:font-size-asian="12pt" style:font-weight-asian="normal" style:font-size-complex="12pt" style:font-weight-complex="normal"/>
    </style:style>
    <style:style style:name="P39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79622" officeooo:paragraph-rsid="00b79622" style:font-name-asian="Yu Gothic UI Light2" style:font-size-asian="12pt" style:font-weight-asian="normal" style:font-size-complex="12pt" style:font-weight-complex="normal"/>
    </style:style>
    <style:style style:name="P39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b79622" officeooo:paragraph-rsid="00ca0bdf" style:font-name-asian="Yu Gothic UI Light2" style:font-size-asian="12pt" style:font-weight-asian="normal" style:font-size-complex="12pt" style:font-weight-complex="normal"/>
    </style:style>
    <style:style style:name="P39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rsid="00ca24dd" officeooo:paragraph-rsid="00ca24dd" style:font-name-asian="Yu Gothic UI Light2" style:font-size-asian="12pt" style:font-weight-asian="normal" style:font-size-complex="12pt" style:font-weight-complex="normal"/>
    </style:style>
    <style:style style:name="P39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b5e65b" style:font-name-asian="KanjiStrokeOrders" style:font-size-asian="12pt" style:font-weight-asian="normal" style:font-size-complex="12pt" style:font-weight-complex="normal"/>
    </style:style>
    <style:style style:name="P39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12pt" fo:font-weight="normal" officeooo:paragraph-rsid="00ca0bdf" style:font-name-asian="KanjiStrokeOrders" style:font-size-asian="12pt" style:font-weight-asian="normal" style:font-size-complex="12pt" style:font-weight-complex="normal"/>
    </style:style>
    <style:style style:name="P39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bb9ebc" style:font-name-asian="KanjiStrokeOrders" style:font-size-asian="72pt" style:font-weight-asian="normal" style:font-size-complex="72pt" style:font-weight-complex="normal"/>
    </style:style>
    <style:style style:name="P39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paragraph-rsid="00ca0bdf" style:font-name-asian="KanjiStrokeOrders" style:font-size-asian="72pt" style:font-weight-asian="normal" style:font-size-complex="72pt" style:font-weight-complex="normal"/>
    </style:style>
    <style:style style:name="P39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c6c36" officeooo:paragraph-rsid="00bc6c36" style:font-name-asian="KanjiStrokeOrders" style:font-size-asian="72pt" style:font-weight-asian="normal" style:font-size-complex="72pt" style:font-weight-complex="normal"/>
    </style:style>
    <style:style style:name="P39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2" fo:font-size="72pt" fo:font-weight="normal" officeooo:rsid="00bc6c36" officeooo:paragraph-rsid="00ca0bdf" style:font-name-asian="KanjiStrokeOrders" style:font-size-asian="72pt" style:font-weight-asian="normal" style:font-size-complex="72pt" style:font-weight-complex="normal"/>
    </style:style>
    <style:style style:name="P399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b79622" officeooo:paragraph-rsid="00b79622" style:font-name-asian="KanjiStrokeOrders" style:font-size-asian="72pt" style:font-weight-asian="normal" style:font-size-complex="72pt" style:font-weight-complex="normal"/>
    </style:style>
    <style:style style:name="P400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b79622" officeooo:paragraph-rsid="00ca0bdf" style:font-name-asian="KanjiStrokeOrders" style:font-size-asian="72pt" style:font-weight-asian="normal" style:font-size-complex="72pt" style:font-weight-complex="normal"/>
    </style:style>
    <style:style style:name="P401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2" fo:font-size="72pt" fo:font-weight="normal" officeooo:rsid="00ca0bdf" officeooo:paragraph-rsid="00ca0bdf" style:font-name-asian="KanjiStrokeOrders" style:font-size-asian="72pt" style:font-weight-asian="normal" style:font-size-complex="72pt" style:font-weight-complex="normal"/>
    </style:style>
    <style:style style:name="P402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bb9ebc" style:font-name-asian="Yu Gothic UI Light" style:font-size-asian="12pt" style:font-weight-asian="bold" style:font-size-complex="12pt" style:font-weight-complex="bold"/>
    </style:style>
    <style:style style:name="P403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ca0bdf" style:font-name-asian="Yu Gothic UI Light" style:font-size-asian="12pt" style:font-weight-asian="bold" style:font-size-complex="12pt" style:font-weight-complex="bold"/>
    </style:style>
    <style:style style:name="P404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b5e65b" style:font-name-asian="Yu Gothic UI Light" style:font-size-asian="12pt" style:font-weight-asian="bold" style:font-size-complex="12pt" style:font-weight-complex="bold"/>
    </style:style>
    <style:style style:name="P405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c6c36" officeooo:paragraph-rsid="00bc6c36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06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c6c36" officeooo:paragraph-rsid="00ca0bd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07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79622" officeooo:paragraph-rsid="00b7962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08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b79622" officeooo:paragraph-rsid="00ca0bd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09" style:family="paragraph" style:parent-style-name="Table_20_Contents">
      <style:paragraph-properties fo:text-align="center" style:justify-single-word="false"/>
      <style:text-properties style:font-name="Yu Gothic UI Light2" fo:font-size="12pt" fo:font-style="normal" fo:font-weight="bold" officeooo:rsid="00ca24dd" officeooo:paragraph-rsid="00ca24dd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10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c6c36" officeooo:paragraph-rsid="00bc6c36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11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5e65b" officeooo:paragraph-rsid="00bb9ebc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12" style:family="paragraph" style:parent-style-name="Table_20_Contents">
      <style:paragraph-properties fo:text-align="center" style:justify-single-word="false"/>
      <style:text-properties style:font-name="Yu Gothic UI Light2" fo:font-size="12pt" fo:font-style="normal" style:text-underline-style="none" fo:font-weight="bold" officeooo:rsid="00b5e65b" officeooo:paragraph-rsid="00ca0bdf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P413" style:family="paragraph" style:parent-style-name="Standard">
      <style:text-properties officeooo:paragraph-rsid="00ca0bd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2a7bd" style:font-size-asian="8.75pt" style:font-size-complex="10pt"/>
    </style:style>
    <style:style style:name="T3" style:family="text">
      <style:text-properties fo:font-size="10pt" officeooo:rsid="0059aedc" style:font-size-asian="8.75pt" style:font-size-complex="10pt"/>
    </style:style>
    <style:style style:name="T4" style:family="text">
      <style:text-properties fo:font-size="10pt" officeooo:rsid="005c0c4d" style:font-size-asian="8.75pt" style:font-size-complex="10pt"/>
    </style:style>
    <style:style style:name="T5" style:family="text">
      <style:text-properties fo:font-size="10pt" officeooo:rsid="00694a65" style:font-size-asian="8.75pt" style:font-size-complex="10pt"/>
    </style:style>
    <style:style style:name="T6" style:family="text">
      <style:text-properties fo:font-size="10pt" fo:font-weight="normal" officeooo:rsid="002fe71b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59aedc" style:font-size-asian="8.75pt" style:font-weight-asian="normal" style:font-size-complex="10pt"/>
    </style:style>
    <style:style style:name="T8" style:family="text">
      <style:text-properties fo:font-size="10pt" fo:font-weight="normal" officeooo:rsid="005d7f97" style:font-size-asian="8.75pt" style:font-weight-asian="normal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e2bec" style:font-size-asian="10pt" style:font-weight-asian="normal" style:font-size-complex="10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2a7bd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9aedc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d7f9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3e762" style:font-size-asian="12pt" style:language-asian="ja" style:country-asian="JP" style:font-weight-asian="bold" style:font-size-complex="12pt" style:font-weight-complex="bold"/>
    </style:style>
    <style:style style:name="T17" style:family="text">
      <style:text-properties fo:font-size="12pt" fo:font-weight="bold" officeooo:rsid="00529589" style:font-size-asian="12pt" style:language-asian="ja" style:country-asian="JP" style:font-weight-asian="bold" style:font-size-complex="12pt" style:font-weight-complex="bold"/>
    </style:style>
    <style:style style:name="T18" style:family="text">
      <style:text-properties fo:font-size="12pt" fo:font-weight="bold" style:font-weight-asian="bold" style:font-size-complex="12pt" style:font-weight-complex="bold"/>
    </style:style>
    <style:style style:name="T19" style:family="text">
      <style:text-properties officeooo:rsid="001a355a"/>
    </style:style>
    <style:style style:name="T20" style:family="text">
      <style:text-properties fo:color="#ff0000"/>
    </style:style>
    <style:style style:name="T21" style:family="text">
      <style:text-properties fo:color="#ff0000"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officeooo:rsid="001faa29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Yu Gothic UI Light" fo:font-size="10pt" fo:font-weight="normal" officeooo:rsid="005d7f97" style:font-name-asian="Yu Gothic UI Light" style:font-size-asian="10pt" style:font-weight-asian="normal" style:font-size-complex="10pt"/>
    </style:style>
    <style:style style:name="T25" style:family="text">
      <style:text-properties style:font-name="Yu Gothic UI Light" fo:font-size="12pt" fo:font-weight="bold" officeooo:rsid="005d7f97" style:font-name-asian="Yu Gothic UI Light" style:font-size-asian="12pt" style:font-weight-asian="bold" style:font-size-complex="12pt" style:font-weight-complex="bold"/>
    </style:style>
    <style:style style:name="T26" style:family="text">
      <style:text-properties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Yu Gothic UI Light" fo:font-size="12pt" fo:font-style="normal" fo:font-weight="bold" officeooo:rsid="006ba0ff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Yu Gothic UI Light" style:font-name-asian="Yu Gothic UI Light"/>
    </style:style>
    <style:style style:name="T29" style:family="text">
      <style:text-properties style:language-asian="ja" style:country-asian="JP"/>
    </style:style>
    <style:style style:name="T30" style:family="text">
      <style:text-properties officeooo:rsid="002e2bec"/>
    </style:style>
    <style:style style:name="T31" style:family="text">
      <style:text-properties style:font-name="Yu Gothic UI Light2" fo:font-size="12pt" fo:font-weight="bold" style:font-name-asian="Yu Gothic UI Light2" style:font-size-asian="12pt" style:font-weight-asian="bold" style:font-size-complex="12pt" style:font-weight-complex="bold"/>
    </style:style>
    <style:style style:name="T32" style:family="text">
      <style:text-properties style:font-name="Yu Gothic UI Light2" fo:font-size="12pt" fo:font-weight="bold" officeooo:rsid="005ccc6f" style:font-name-asian="Yu Gothic UI Light2" style:font-size-asian="12pt" style:font-weight-asian="bold" style:font-size-complex="12pt" style:font-weight-complex="bold"/>
    </style:style>
    <style:style style:name="T33" style:family="text">
      <style:text-properties style:font-name="Yu Gothic UI Light2" fo:font-size="12pt" fo:font-weight="bold" officeooo:rsid="00a5edce" style:font-name-asian="Yu Gothic UI Light2" style:font-size-asian="12pt" style:font-weight-asian="bold" style:font-size-complex="12pt" style:font-weight-complex="bold"/>
    </style:style>
    <style:style style:name="T34" style:family="text">
      <style:text-properties style:font-name="Yu Gothic UI Light2" fo:font-size="12pt" fo:font-weight="bold" officeooo:rsid="00aa79cc" style:font-name-asian="Yu Gothic UI Light2" style:font-size-asian="12pt" style:font-weight-asian="bold" style:font-size-complex="12pt" style:font-weight-complex="bold"/>
    </style:style>
    <style:style style:name="T35" style:family="text">
      <style:text-properties style:font-name="Yu Gothic UI Light2" fo:font-size="12pt" fo:font-weight="bold" officeooo:rsid="00ac7f0d" style:font-name-asian="Yu Gothic UI Light2" style:font-size-asian="12pt" style:font-weight-asian="bold" style:font-size-complex="12pt" style:font-weight-complex="bold"/>
    </style:style>
    <style:style style:name="T36" style:family="text">
      <style:text-properties style:font-name="Yu Gothic UI Light2" fo:font-size="12pt" fo:font-weight="bold" officeooo:rsid="00c17799" style:font-name-asian="Yu Gothic UI Light2" style:font-size-asian="12pt" style:font-weight-asian="bold" style:font-size-complex="12pt" style:font-weight-complex="bold"/>
    </style:style>
    <style:style style:name="T37" style:family="text">
      <style:text-properties style:font-name="Yu Gothic UI Light2" fo:font-size="12pt" fo:font-style="normal" fo:font-weight="bold" officeooo:rsid="00c4e892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Yu Gothic UI Light2" fo:font-size="12pt" fo:font-style="normal" fo:font-weight="bold" officeooo:rsid="00c51159" style:font-name-asian="Yu Gothic UI Light2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Yu Gothic UI Light2" fo:font-size="10pt" fo:font-weight="normal" officeooo:rsid="005ccc6f" style:font-name-asian="Yu Gothic UI Light2" style:font-size-asian="8.75pt" style:font-weight-asian="normal" style:font-size-complex="10pt" style:font-weight-complex="normal"/>
    </style:style>
    <style:style style:name="T40" style:family="text">
      <style:text-properties style:font-name="Yu Gothic UI Light2" fo:font-size="10pt" officeooo:rsid="005ccc6f" style:font-name-asian="Yu Gothic UI Light2" style:font-size-asian="10pt" style:font-size-complex="10pt"/>
    </style:style>
    <style:style style:name="T41" style:family="text">
      <style:text-properties style:font-name="Yu Gothic UI Light2" fo:font-size="10pt" officeooo:rsid="008a6eaa" style:font-name-asian="Yu Gothic UI Light2" style:font-size-asian="10pt" style:font-size-complex="10pt"/>
    </style:style>
    <style:style style:name="T42" style:family="text">
      <style:text-properties style:font-name="Yu Gothic UI Light2" fo:font-size="10pt" officeooo:rsid="008e8fc4" style:font-name-asian="Yu Gothic UI Light2" style:font-size-asian="10pt" style:font-size-complex="10pt"/>
    </style:style>
    <style:style style:name="T43" style:family="text">
      <style:text-properties style:font-name="Yu Gothic UI Light2" fo:font-weight="bold" style:font-name-asian="Yu Gothic UI Light2" style:font-weight-asian="bold" style:font-weight-complex="bold"/>
    </style:style>
    <style:style style:name="T44" style:family="text">
      <style:text-properties officeooo:rsid="002f3b71"/>
    </style:style>
    <style:style style:name="T45" style:family="text">
      <style:text-properties officeooo:rsid="002fe71b"/>
    </style:style>
    <style:style style:name="T46" style:family="text">
      <style:text-properties officeooo:rsid="003ef6cf"/>
    </style:style>
    <style:style style:name="T47" style:family="text">
      <style:text-properties officeooo:rsid="0053e762"/>
    </style:style>
    <style:style style:name="T48" style:family="text">
      <style:text-properties fo:font-weight="normal" officeooo:rsid="00529589" style:language-asian="ja" style:country-asian="JP" style:font-weight-asian="normal" style:font-weight-complex="normal"/>
    </style:style>
    <style:style style:name="T49" style:family="text">
      <style:text-properties officeooo:rsid="0055d124"/>
    </style:style>
    <style:style style:name="T50" style:family="text">
      <style:text-properties officeooo:rsid="0059aedc"/>
    </style:style>
    <style:style style:name="T51" style:family="text">
      <style:text-properties officeooo:rsid="005c0c4d"/>
    </style:style>
    <style:style style:name="T52" style:family="text">
      <style:text-properties officeooo:rsid="00605a40"/>
    </style:style>
    <style:style style:name="T53" style:family="text">
      <style:text-properties officeooo:rsid="0069d04b"/>
    </style:style>
    <style:style style:name="T54" style:family="text">
      <style:text-properties officeooo:rsid="006ba0ff"/>
    </style:style>
    <style:style style:name="T55" style:family="text">
      <style:text-properties fo:font-weight="bold" officeooo:rsid="006ba0ff" style:font-weight-asian="bold" style:font-weight-complex="bold"/>
    </style:style>
    <style:style style:name="T56" style:family="text">
      <style:text-properties officeooo:rsid="006e7136"/>
    </style:style>
    <style:style style:name="T57" style:family="text">
      <style:text-properties style:text-underline-style="none"/>
    </style:style>
    <style:style style:name="T58" style:family="text">
      <style:text-properties style:text-position="super 58%"/>
    </style:style>
    <style:style style:name="T59" style:family="text">
      <style:text-properties style:text-position="super 58%" officeooo:rsid="008471c3"/>
    </style:style>
    <style:style style:name="T60" style:family="text">
      <style:text-properties officeooo:rsid="0077480e"/>
    </style:style>
    <style:style style:name="T61" style:family="text">
      <style:text-properties officeooo:rsid="001c3b89"/>
    </style:style>
    <style:style style:name="T62" style:family="text">
      <style:text-properties officeooo:rsid="008471c3"/>
    </style:style>
    <style:style style:name="T63" style:family="text">
      <style:text-properties style:font-name="Yu Gothic UI Light1" fo:font-size="12pt" fo:font-weight="bold" officeooo:rsid="004f4e59" style:font-name-asian="Yu Gothic UI Light1" style:font-size-asian="12pt" style:font-weight-asian="bold" style:font-size-complex="12pt" style:font-weight-complex="bold"/>
    </style:style>
    <style:style style:name="T64" style:family="text">
      <style:text-properties style:font-name="Yu Gothic UI Light1" fo:font-size="12pt" fo:font-weight="bold" officeooo:rsid="004bcc1e" style:font-name-asian="Yu Gothic UI Light1" style:font-size-asian="12pt" style:font-weight-asian="bold" style:font-size-complex="12pt" style:font-weight-complex="bold"/>
    </style:style>
    <style:style style:name="T65" style:family="text">
      <style:text-properties style:font-name="Yu Gothic UI Light1" fo:font-size="12pt" style:font-name-asian="Yu Gothic UI Light1" style:font-size-asian="12pt" style:font-size-complex="12pt"/>
    </style:style>
    <style:style style:name="T66" style:family="text">
      <style:text-properties style:font-name="Yu Gothic UI Light1" fo:font-size="12pt" fo:language="es" fo:country="ES" fo:font-weight="bold" officeooo:rsid="00655e49" style:font-name-asian="Yu Gothic UI Light1" style:font-size-asian="12pt" style:font-weight-asian="bold" style:font-size-complex="12pt" style:font-weight-complex="bold"/>
    </style:style>
    <style:style style:name="T67" style:family="text">
      <style:text-properties style:font-name="Yu Gothic UI Light1" fo:font-size="10pt" fo:font-weight="bold" officeooo:rsid="0042a987" style:font-name-asian="Yu Gothic UI Light1" style:font-size-asian="10pt" style:font-weight-asian="bold" style:font-size-complex="10pt" style:font-weight-complex="bold"/>
    </style:style>
    <style:style style:name="T68" style:family="text">
      <style:text-properties style:font-name="Yu Gothic UI Light1" fo:font-size="10pt" fo:font-weight="normal" officeooo:rsid="0042a987" style:font-name-asian="Yu Gothic UI Light1" style:font-size-asian="10pt" style:font-weight-asian="normal" style:font-size-complex="10pt" style:font-weight-complex="normal"/>
    </style:style>
    <style:style style:name="T69" style:family="text">
      <style:text-properties style:font-name="Yu Gothic UI Light1" fo:font-size="10pt" fo:font-weight="normal" officeooo:rsid="004bcc1e" style:font-name-asian="Yu Gothic UI Light1" style:font-size-asian="10pt" style:font-weight-asian="normal" style:font-size-complex="10pt"/>
    </style:style>
    <style:style style:name="T70" style:family="text">
      <style:text-properties style:font-name="Yu Gothic UI Light1" fo:font-size="10pt" fo:font-weight="normal" officeooo:rsid="004f4e59" style:font-name-asian="Yu Gothic UI Light1" style:font-size-asian="10pt" style:font-weight-asian="normal" style:font-size-complex="10pt"/>
    </style:style>
    <style:style style:name="T71" style:family="text">
      <style:text-properties style:font-name="Yu Gothic UI Light1" fo:font-size="10pt" fo:language="es" fo:country="ES" fo:font-weight="normal" officeooo:rsid="00655e49" style:font-name-asian="Yu Gothic UI Light1" style:font-size-asian="10pt" style:font-weight-asian="normal" style:font-size-complex="10pt"/>
    </style:style>
    <style:style style:name="T72" style:family="text">
      <style:text-properties style:font-name="Yu Gothic UI Light1" fo:font-size="10pt" fo:language="es" fo:country="ES" fo:font-weight="bold" officeooo:rsid="00655e49" style:font-name-asian="Yu Gothic UI Light1" style:font-size-asian="10pt" style:font-weight-asian="bold" style:font-size-complex="10pt" style:font-weight-complex="bold"/>
    </style:style>
    <style:style style:name="T73" style:family="text">
      <style:text-properties style:font-name="Yu Gothic UI Light1" fo:font-size="10pt" officeooo:rsid="008a6eaa" style:font-size-asian="10pt" style:language-asian="ja" style:country-asian="JP" style:font-size-complex="10pt" style:font-weight-complex="normal"/>
    </style:style>
    <style:style style:name="T74" style:family="text">
      <style:text-properties fo:font-variant="normal" fo:text-transform="none" fo:color="#222222" style:font-name="Yu Gothic UI Light1" fo:font-size="12pt" fo:letter-spacing="normal" fo:font-weight="bold" officeooo:rsid="008a6eaa" style:font-name-asian="Yu Gothic UI Light1" style:font-size-asian="12pt" style:font-style-asian="normal" style:font-weight-asian="bold" style:font-size-complex="12pt" style:font-weight-complex="bold"/>
    </style:style>
    <style:style style:name="T75" style:family="text">
      <style:text-properties fo:font-variant="normal" fo:text-transform="none" fo:color="#222222" style:font-name="Yu Gothic UI Light1" fo:font-size="12pt" fo:letter-spacing="normal" fo:font-weight="bold" officeooo:rsid="008e8fc4" style:font-name-asian="Yu Gothic UI Light1" style:font-size-asian="12pt" style:font-style-asian="normal" style:font-weight-asian="bold" style:font-size-complex="12pt" style:font-weight-complex="bold"/>
    </style:style>
    <style:style style:name="T76" style:family="text">
      <style:text-properties fo:font-variant="normal" fo:text-transform="none" fo:color="#222222" style:font-name="Yu Gothic UI Light1" fo:font-size="10pt" fo:letter-spacing="normal" fo:font-weight="bold" officeooo:rsid="008c9951" style:font-name-asian="Yu Gothic UI Light1" style:font-size-asian="10pt" style:font-style-asian="normal" style:font-weight-asian="bold" style:font-size-complex="10pt" style:font-weight-complex="bold"/>
    </style:style>
    <style:style style:name="T77" style:family="text">
      <style:text-properties fo:font-variant="normal" fo:text-transform="none" fo:color="#222222" style:font-name="Yu Gothic UI Light1" fo:font-size="10pt" fo:letter-spacing="normal" fo:font-weight="bold" officeooo:rsid="008e8fc4" style:font-name-asian="Yu Gothic UI Light1" style:font-size-asian="10pt" style:font-style-asian="normal" style:font-weight-asian="bold" style:font-size-complex="10pt" style:font-weight-complex="bold"/>
    </style:style>
    <style:style style:name="T78" style:family="text">
      <style:text-properties fo:font-variant="normal" fo:text-transform="none" fo:color="#222222" style:font-name="Yu Gothic UI Light1" fo:font-size="10pt" fo:letter-spacing="normal" fo:font-weight="normal" officeooo:rsid="008e8fc4" style:font-name-asian="Yu Gothic UI Light1" style:font-size-asian="10pt" style:font-style-asian="normal" style:font-weight-asian="normal" style:font-size-complex="10pt" style:font-weight-complex="normal"/>
    </style:style>
    <style:style style:name="T79" style:family="text">
      <style:text-properties officeooo:rsid="00a47caf"/>
    </style:style>
    <style:style style:name="T80" style:family="text">
      <style:text-properties officeooo:rsid="00a5edce"/>
    </style:style>
    <style:style style:name="T81" style:family="text">
      <style:text-properties officeooo:rsid="00a8b462"/>
    </style:style>
    <style:style style:name="T82" style:family="text">
      <style:text-properties officeooo:rsid="00aa79cc"/>
    </style:style>
    <style:style style:name="T83" style:family="text">
      <style:text-properties officeooo:rsid="00ac7f0d"/>
    </style:style>
    <style:style style:name="T84" style:family="text">
      <style:text-properties officeooo:rsid="00abdb54"/>
    </style:style>
    <style:style style:name="T85" style:family="text">
      <style:text-properties officeooo:rsid="00b351ff"/>
    </style:style>
    <style:style style:name="T86" style:family="text">
      <style:text-properties officeooo:rsid="00b3ae81"/>
    </style:style>
    <style:style style:name="T87" style:family="text">
      <style:text-properties officeooo:rsid="00b9de4b"/>
    </style:style>
    <style:style style:name="T88" style:family="text">
      <style:text-properties officeooo:rsid="00be1c45"/>
    </style:style>
    <style:style style:name="T89" style:family="text">
      <style:text-properties officeooo:rsid="00c51159"/>
    </style:style>
    <style:style style:name="T90" style:family="text">
      <style:text-properties officeooo:rsid="00c69b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>
          <table:table-cell table:style-name="Tabla32.A1" office:value-type="string">
            <text:p text:style-name="P30">1</text:p>
          </table:table-cell>
          <table:table-cell table:style-name="Tabla32.B16" office:value-type="string">
            <text:p text:style-name="P30"><text:s/><text:ruby text:style-name="Ru1"><text:ruby-base><text:span text:style-name="T29">一</text:span></text:ruby-base><text:ruby-text>いち</text:ruby-text></text:ruby></text:p>
          </table:table-cell>
          <table:table-cell table:style-name="Tabla32.A1" office:value-type="string">
            <text:p text:style-name="P32">100</text:p>
          </table:table-cell>
          <table:table-cell table:style-name="Tabla32.D15" office:value-type="string">
            <text:p text:style-name="P32"><text:s/><text:ruby text:style-name="Ru1"><text:ruby-base>百</text:ruby-base><text:ruby-text>ひゃく</text:ruby-text></text:ruby> </text:p>
          </table:table-cell>
          <table:table-cell table:style-name="Tabla32.A1" office:value-type="string">
            <text:p text:style-name="P33">700</text:p>
          </table:table-cell>
          <table:table-cell table:style-name="Tabla32.F16" office:value-type="string">
            <text:p text:style-name="P33"><text:s/><text:ruby text:style-name="Ru1"><text:ruby-base>七百</text:ruby-base><text:ruby-text>ななひゃく</text:ruby-text></text:ruby></text:p>
          </table:table-cell>
          <table:table-cell table:style-name="Tabla32.A1" office:value-type="string">
            <text:p text:style-name="P36">5000</text:p>
          </table:table-cell>
          <table:table-cell table:style-name="Tabla32.H1" office:value-type="string">
            <text:p text:style-name="P36"><text:s/>五千</text:p>
          </table:table-cell>
        </table:table-row>
        <table:table-row>
          <table:table-cell table:style-name="Tabla32.A1" office:value-type="string">
            <text:p text:style-name="P31">2</text:p>
          </table:table-cell>
          <table:table-cell table:style-name="Tabla32.B16" office:value-type="string">
            <text:p text:style-name="P31"><text:s/><text:ruby text:style-name="Ru1"><text:ruby-base>ニ</text:ruby-base><text:ruby-text>に</text:ruby-text></text:ruby></text:p>
          </table:table-cell>
          <table:table-cell table:style-name="Tabla32.A1" office:value-type="string">
            <text:p text:style-name="P32">101</text:p>
          </table:table-cell>
          <table:table-cell table:style-name="Tabla32.D15" office:value-type="string">
            <text:p text:style-name="P32"><text:s/>百一</text:p>
          </table:table-cell>
          <table:table-cell table:style-name="Tabla32.A1" office:value-type="string">
            <text:p text:style-name="P43">800</text:p>
          </table:table-cell>
          <table:table-cell table:style-name="Tabla32.F16" office:value-type="string">
            <text:p text:style-name="P43"><text:s/><text:ruby text:style-name="Ru1"><text:ruby-base>八百</text:ruby-base><text:ruby-text>はっぴゃく</text:ruby-text></text:ruby></text:p>
          </table:table-cell>
          <table:table-cell table:style-name="Tabla32.A1" office:value-type="string">
            <text:p text:style-name="P36">6000</text:p>
          </table:table-cell>
          <table:table-cell table:style-name="Tabla32.H2" office:value-type="string">
            <text:p text:style-name="P36"><text:s/>六千</text:p>
          </table:table-cell>
        </table:table-row>
        <table:table-row>
          <table:table-cell table:style-name="Tabla32.A1" office:value-type="string">
            <text:p text:style-name="P31">3</text:p>
          </table:table-cell>
          <table:table-cell table:style-name="Tabla32.B16" office:value-type="string">
            <text:p text:style-name="P31"><text:s/><text:ruby text:style-name="Ru1"><text:ruby-base>三</text:ruby-base><text:ruby-text>さん</text:ruby-text></text:ruby></text:p>
          </table:table-cell>
          <table:table-cell table:style-name="Tabla32.C3" table:number-columns-spanned="2" office:value-type="string">
            <text:p text:style-name="P35">。。。</text:p>
          </table:table-cell>
          <table:covered-table-cell/>
          <table:table-cell table:style-name="Tabla32.A1" office:value-type="string">
            <text:p text:style-name="P44">801</text:p>
          </table:table-cell>
          <table:table-cell table:style-name="Tabla32.F16" office:value-type="string">
            <text:p text:style-name="P44"><text:s/>八百一</text:p>
          </table:table-cell>
          <table:table-cell table:style-name="Tabla32.A1" office:value-type="string">
            <text:p text:style-name="P36">7000</text:p>
          </table:table-cell>
          <table:table-cell table:style-name="Tabla32.H3" office:value-type="string">
            <text:p text:style-name="P36"><text:s/>七千</text:p>
          </table:table-cell>
        </table:table-row>
        <table:table-row>
          <table:table-cell table:style-name="Tabla32.A1" office:value-type="string">
            <text:p text:style-name="P31">4</text:p>
          </table:table-cell>
          <table:table-cell table:style-name="Tabla32.B16" office:value-type="string">
            <text:p text:style-name="P31"><text:s/><text:ruby text:style-name="Ru1"><text:ruby-base>四</text:ruby-base><text:ruby-text>し / よん / よ</text:ruby-text></text:ruby></text:p>
          </table:table-cell>
          <table:table-cell table:style-name="Tabla32.A1" office:value-type="string">
            <text:p text:style-name="P33">199</text:p>
          </table:table-cell>
          <table:table-cell table:style-name="Tabla32.D15" office:value-type="string">
            <text:p text:style-name="P33"><text:s/>百九十九</text:p>
          </table:table-cell>
          <table:table-cell table:style-name="Tabla32.E4" table:number-columns-spanned="2" office:value-type="string">
            <text:p text:style-name="P44">。。。</text:p>
          </table:table-cell>
          <table:covered-table-cell/>
          <table:table-cell table:style-name="Tabla32.A1" office:value-type="string">
            <text:p text:style-name="P45">8000</text:p>
          </table:table-cell>
          <table:table-cell table:style-name="Tabla32.H4" office:value-type="string">
            <text:p text:style-name="P45"><text:s/><text:ruby text:style-name="Ru1"><text:ruby-base>八千</text:ruby-base><text:ruby-text>はっせん</text:ruby-text></text:ruby></text:p>
          </table:table-cell>
        </table:table-row>
        <table:table-row>
          <table:table-cell table:style-name="Tabla32.A1" office:value-type="string">
            <text:p text:style-name="P31">5</text:p>
          </table:table-cell>
          <table:table-cell table:style-name="Tabla32.B16" office:value-type="string">
            <text:p text:style-name="P31"><text:s/><text:ruby text:style-name="Ru1"><text:ruby-base>五</text:ruby-base><text:ruby-text>ご</text:ruby-text></text:ruby></text:p>
          </table:table-cell>
          <table:table-cell table:style-name="Tabla32.A1" office:value-type="string">
            <text:p text:style-name="P32">200</text:p>
          </table:table-cell>
          <table:table-cell table:style-name="Tabla32.D15" office:value-type="string">
            <text:p text:style-name="P32"><text:s/>二百</text:p>
          </table:table-cell>
          <table:table-cell table:style-name="Tabla32.A1" office:value-type="string">
            <text:p text:style-name="P33">900</text:p>
          </table:table-cell>
          <table:table-cell table:style-name="Tabla32.F16" office:value-type="string">
            <text:p text:style-name="P35"><text:s/><text:span text:style-name="T61">九</text:span>百</text:p>
          </table:table-cell>
          <table:table-cell table:style-name="Tabla32.G5" table:number-columns-spanned="2" office:value-type="string">
            <text:p text:style-name="P36">。。。</text:p>
          </table:table-cell>
          <table:covered-table-cell/>
        </table:table-row>
        <table:table-row>
          <table:table-cell table:style-name="Tabla32.A1" office:value-type="string">
            <text:p text:style-name="P31">6</text:p>
          </table:table-cell>
          <table:table-cell table:style-name="Tabla32.B16" office:value-type="string">
            <text:p text:style-name="P31"><text:s/><text:ruby text:style-name="Ru1"><text:ruby-base><text:span text:style-name="T19">六</text:span></text:ruby-base><text:ruby-text>ろく</text:ruby-text></text:ruby></text:p>
          </table:table-cell>
          <table:table-cell table:style-name="Tabla32.A1" office:value-type="string">
            <text:p text:style-name="P42">300</text:p>
          </table:table-cell>
          <table:table-cell table:style-name="Tabla32.D15" office:value-type="string">
            <text:p text:style-name="P42"><text:s/><text:ruby text:style-name="Ru1"><text:ruby-base>三百</text:ruby-base><text:ruby-text>さんびゃく</text:ruby-text></text:ruby></text:p>
          </table:table-cell>
          <table:table-cell table:style-name="Tabla32.E6" table:number-columns-spanned="2" office:value-type="string">
            <text:p text:style-name="P33">。。。</text:p>
          </table:table-cell>
          <table:covered-table-cell/>
          <table:table-cell table:style-name="Tabla32.A1" office:value-type="string">
            <text:p text:style-name="P36">9000</text:p>
          </table:table-cell>
          <table:table-cell table:style-name="Tabla32.H6" office:value-type="string">
            <text:p text:style-name="P36"><text:s/>九千</text:p>
          </table:table-cell>
        </table:table-row>
        <table:table-row>
          <table:table-cell table:style-name="Tabla32.A1" office:value-type="string">
            <text:p text:style-name="P31">7</text:p>
          </table:table-cell>
          <table:table-cell table:style-name="Tabla32.B16" office:value-type="string">
            <text:p text:style-name="P31"><text:s/><text:ruby text:style-name="Ru1"><text:ruby-base>七</text:ruby-base><text:ruby-text>しち / なな</text:ruby-text></text:ruby></text:p>
          </table:table-cell>
          <table:table-cell table:style-name="Tabla32.A1" office:value-type="string">
            <text:p text:style-name="P43">301</text:p>
          </table:table-cell>
          <table:table-cell table:style-name="Tabla32.D15" office:value-type="string">
            <text:p text:style-name="P43"><text:s/>三百一</text:p>
          </table:table-cell>
          <table:table-cell table:style-name="Tabla32.A1" office:value-type="string">
            <text:p text:style-name="P36">1000</text:p>
          </table:table-cell>
          <table:table-cell table:style-name="Tabla32.F16" office:value-type="string">
            <text:p text:style-name="P36"><text:s/><text:ruby text:style-name="Ru1"><text:ruby-base>千</text:ruby-base><text:ruby-text>せん</text:ruby-text></text:ruby></text:p>
          </table:table-cell>
          <table:table-cell table:style-name="Tabla32.G7" table:number-columns-spanned="2" office:value-type="string">
            <text:p text:style-name="P34">。。。</text:p>
          </table:table-cell>
          <table:covered-table-cell/>
        </table:table-row>
        <table:table-row>
          <table:table-cell table:style-name="Tabla32.A1" office:value-type="string">
            <text:p text:style-name="P31">8</text:p>
          </table:table-cell>
          <table:table-cell table:style-name="Tabla32.B16" office:value-type="string">
            <text:p text:style-name="P31"><text:s/><text:ruby text:style-name="Ru1"><text:ruby-base>八</text:ruby-base><text:ruby-text>はち</text:ruby-text></text:ruby></text:p>
          </table:table-cell>
          <table:table-cell table:style-name="Tabla32.C8" table:number-columns-spanned="2" office:value-type="string">
            <text:p text:style-name="P42">。。。</text:p>
          </table:table-cell>
          <table:covered-table-cell/>
          <table:table-cell table:style-name="Tabla32.A1" office:value-type="string">
            <text:p text:style-name="P36">1001</text:p>
          </table:table-cell>
          <table:table-cell table:style-name="Tabla32.F16" office:value-type="string">
            <text:p text:style-name="P36"><text:s/>千一</text:p>
          </table:table-cell>
          <table:table-cell table:style-name="Tabla32.A1" office:value-type="string">
            <text:p text:style-name="P36">10000</text:p>
          </table:table-cell>
          <table:table-cell table:style-name="Tabla32.H8" office:value-type="string">
            <text:p text:style-name="P36"><text:s/><text:ruby text:style-name="Ru1"><text:ruby-base>一万</text:ruby-base><text:ruby-text>いちまん</text:ruby-text></text:ruby></text:p>
          </table:table-cell>
        </table:table-row>
        <table:table-row>
          <table:table-cell table:style-name="Tabla32.A1" office:value-type="string">
            <text:p text:style-name="P31">9</text:p>
          </table:table-cell>
          <table:table-cell table:style-name="Tabla32.B16" office:value-type="string">
            <text:p text:style-name="P31"><text:s/><text:ruby text:style-name="Ru1"><text:ruby-base>九</text:ruby-base><text:ruby-text>きゅう / く</text:ruby-text></text:ruby></text:p>
          </table:table-cell>
          <table:table-cell table:style-name="Tabla32.A1" office:value-type="string">
            <text:p text:style-name="P32">400</text:p>
          </table:table-cell>
          <table:table-cell table:style-name="Tabla32.D15" office:value-type="string">
            <text:p text:style-name="P32"><text:s/><text:ruby text:style-name="Ru1"><text:ruby-base>四百</text:ruby-base><text:ruby-text>よんひゃく</text:ruby-text></text:ruby></text:p>
          </table:table-cell>
          <table:table-cell table:style-name="Tabla32.E9" table:number-columns-spanned="2" office:value-type="string">
            <text:p text:style-name="P36">。。。</text:p>
          </table:table-cell>
          <table:covered-table-cell/>
          <table:table-cell table:style-name="Tabla32.A1" office:value-type="string">
            <text:p text:style-name="P36">20000</text:p>
          </table:table-cell>
          <table:table-cell table:style-name="Tabla32.H9" office:value-type="string">
            <text:p text:style-name="P36"><text:s/>二万</text:p>
          </table:table-cell>
        </table:table-row>
        <table:table-row>
          <table:table-cell table:style-name="Tabla32.A1" office:value-type="string">
            <text:p text:style-name="P31">10</text:p>
          </table:table-cell>
          <table:table-cell table:style-name="Tabla32.B16" office:value-type="string">
            <text:p text:style-name="P31"><text:s/><text:ruby text:style-name="Ru1"><text:ruby-base>十</text:ruby-base><text:ruby-text>じゅう</text:ruby-text></text:ruby></text:p>
          </table:table-cell>
          <table:table-cell table:style-name="Tabla32.A1" office:value-type="string">
            <text:p text:style-name="P33">401</text:p>
          </table:table-cell>
          <table:table-cell table:style-name="Tabla32.D15" office:value-type="string">
            <text:p text:style-name="P33"><text:s/>四百一</text:p>
          </table:table-cell>
          <table:table-cell table:style-name="Tabla32.A1" office:value-type="string">
            <text:p text:style-name="P36">1999</text:p>
          </table:table-cell>
          <table:table-cell table:style-name="Tabla32.F16" office:value-type="string">
            <text:p text:style-name="P36"><text:s/>千九百九十九</text:p>
          </table:table-cell>
          <table:table-cell table:style-name="Tabla32.A1" office:value-type="string">
            <text:p text:style-name="P36">30000</text:p>
          </table:table-cell>
          <table:table-cell table:style-name="Tabla32.H10" office:value-type="string">
            <text:p text:style-name="P36"><text:s/>三万</text:p>
          </table:table-cell>
        </table:table-row>
        <table:table-row>
          <table:table-cell table:style-name="Tabla32.A1" office:value-type="string">
            <text:p text:style-name="P32">11</text:p>
          </table:table-cell>
          <table:table-cell table:style-name="Tabla32.B16" office:value-type="string">
            <text:p text:style-name="P32"><text:s/>十一</text:p>
          </table:table-cell>
          <table:table-cell table:style-name="Tabla32.C11" table:number-columns-spanned="2" office:value-type="string">
            <text:p text:style-name="P33">。。。</text:p>
          </table:table-cell>
          <table:covered-table-cell/>
          <table:table-cell table:style-name="Tabla32.A1" office:value-type="string">
            <text:p text:style-name="P36">2000</text:p>
          </table:table-cell>
          <table:table-cell table:style-name="Tabla32.F16" office:value-type="string">
            <text:p text:style-name="P36"><text:s/>二千</text:p>
          </table:table-cell>
          <table:table-cell table:style-name="Tabla32.G11" table:number-columns-spanned="2" office:value-type="string">
            <text:p text:style-name="P36">。。。</text:p>
          </table:table-cell>
          <table:covered-table-cell/>
        </table:table-row>
        <table:table-row>
          <table:table-cell table:style-name="Tabla32.A12" table:number-columns-spanned="2" office:value-type="string">
            <text:p text:style-name="P32">。。。</text:p>
          </table:table-cell>
          <table:covered-table-cell/>
          <table:table-cell table:style-name="Tabla32.A1" office:value-type="string">
            <text:p text:style-name="P33">500</text:p>
          </table:table-cell>
          <table:table-cell table:style-name="Tabla32.D15" office:value-type="string">
            <text:p text:style-name="P33"><text:s/>五百</text:p>
          </table:table-cell>
          <table:table-cell table:style-name="Tabla32.E12" table:number-columns-spanned="2" office:value-type="string">
            <text:p text:style-name="P33">。。。</text:p>
          </table:table-cell>
          <table:covered-table-cell/>
          <table:table-cell table:style-name="Tabla32.A1" office:value-type="string">
            <text:p text:style-name="P36">100000</text:p>
          </table:table-cell>
          <table:table-cell table:style-name="Tabla32.H12" office:value-type="string">
            <text:p text:style-name="P36"><text:s/>十万</text:p>
          </table:table-cell>
        </table:table-row>
        <table:table-row>
          <table:table-cell table:style-name="Tabla32.A1" office:value-type="string">
            <text:p text:style-name="P32">20</text:p>
          </table:table-cell>
          <table:table-cell table:style-name="Tabla32.B16" office:value-type="string">
            <text:p text:style-name="P32"><text:s/>二十</text:p>
          </table:table-cell>
          <table:table-cell table:style-name="Tabla32.C13" table:number-columns-spanned="2" office:value-type="string">
            <text:p text:style-name="P33">。。。</text:p>
          </table:table-cell>
          <table:covered-table-cell/>
          <table:table-cell table:style-name="Tabla32.A1" office:value-type="string">
            <text:p text:style-name="P45">3000</text:p>
          </table:table-cell>
          <table:table-cell table:style-name="Tabla32.F16" office:value-type="string">
            <text:p text:style-name="P45"><text:s/><text:ruby text:style-name="Ru1"><text:ruby-base>三千</text:ruby-base><text:ruby-text>さんぜん</text:ruby-text></text:ruby></text:p>
          </table:table-cell>
          <table:table-cell table:style-name="Tabla32.A1" office:value-type="string">
            <text:p text:style-name="P36">1000000</text:p>
          </table:table-cell>
          <table:table-cell table:style-name="Tabla32.H13" office:value-type="string">
            <text:p text:style-name="P36"><text:s/>百万</text:p>
          </table:table-cell>
        </table:table-row>
        <table:table-row>
          <table:table-cell table:style-name="Tabla32.A1" office:value-type="string">
            <text:p text:style-name="P32">21</text:p>
          </table:table-cell>
          <table:table-cell table:style-name="Tabla32.B16" office:value-type="string">
            <text:p text:style-name="P32"><text:s/>二十一</text:p>
          </table:table-cell>
          <table:table-cell table:style-name="Tabla32.A1" office:value-type="string">
            <text:p text:style-name="P43">600</text:p>
          </table:table-cell>
          <table:table-cell table:style-name="Tabla32.D15" office:value-type="string">
            <text:p text:style-name="P43"><text:s/><text:ruby text:style-name="Ru1"><text:ruby-base>六百</text:ruby-base><text:ruby-text>ろっぴゃく</text:ruby-text></text:ruby></text:p>
          </table:table-cell>
          <table:table-cell table:style-name="Tabla32.A1" office:value-type="string">
            <text:p text:style-name="P45">3001</text:p>
          </table:table-cell>
          <table:table-cell table:style-name="Tabla32.F16" office:value-type="string">
            <text:p text:style-name="P45"><text:s/>三千一</text:p>
          </table:table-cell>
          <table:table-cell table:style-name="Tabla32.A1" office:value-type="string">
            <text:p text:style-name="P36">10<text:span text:style-name="T59">7</text:span></text:p>
          </table:table-cell>
          <table:table-cell table:style-name="Tabla32.H14" office:value-type="string">
            <text:p text:style-name="P36"><text:s/>千万</text:p>
          </table:table-cell>
        </table:table-row>
        <table:table-row>
          <table:table-cell table:style-name="Tabla32.A12" table:number-columns-spanned="2" office:value-type="string">
            <text:p text:style-name="P32">。。。</text:p>
          </table:table-cell>
          <table:covered-table-cell/>
          <table:table-cell table:style-name="Tabla32.A1" office:value-type="string">
            <text:p text:style-name="P43">601</text:p>
          </table:table-cell>
          <table:table-cell table:style-name="Tabla32.D15" office:value-type="string">
            <text:p text:style-name="P43"><text:s/>六百一</text:p>
          </table:table-cell>
          <table:table-cell table:style-name="Tabla32.E15" table:number-columns-spanned="2" office:value-type="string">
            <text:p text:style-name="P45">。。。</text:p>
          </table:table-cell>
          <table:covered-table-cell/>
          <table:table-cell table:style-name="Tabla32.A1" office:value-type="string">
            <text:p text:style-name="P36">10<text:span text:style-name="T59">8</text:span></text:p>
          </table:table-cell>
          <table:table-cell table:style-name="Tabla32.H15" office:value-type="string">
            <text:p text:style-name="P36"><text:s/><text:ruby text:style-name="Ru1"><text:ruby-base>一億</text:ruby-base><text:ruby-text>いちおく</text:ruby-text></text:ruby></text:p>
          </table:table-cell>
        </table:table-row>
        <table:table-row>
          <table:table-cell table:style-name="Tabla32.A1" office:value-type="string">
            <text:p text:style-name="P32">99</text:p>
          </table:table-cell>
          <table:table-cell table:style-name="Tabla32.B16" office:value-type="string">
            <text:p text:style-name="P32"><text:s/>九十九</text:p>
          </table:table-cell>
          <table:table-cell table:style-name="Tabla32.C16" table:number-columns-spanned="2" office:value-type="string">
            <text:p text:style-name="P46">。。。</text:p>
          </table:table-cell>
          <table:covered-table-cell/>
          <table:table-cell table:style-name="Tabla32.A1" office:value-type="string">
            <text:p text:style-name="P36">4000</text:p>
          </table:table-cell>
          <table:table-cell table:style-name="Tabla32.F16" office:value-type="string">
            <text:p text:style-name="P36"><text:s/>四千</text:p>
          </table:table-cell>
          <table:table-cell table:style-name="Tabla32.A1" office:value-type="string">
            <text:p text:style-name="P36">2<text:span text:style-name="T62">x10</text:span><text:span text:style-name="T59">8</text:span></text:p>
          </table:table-cell>
          <table:table-cell table:style-name="Tabla32.H16" office:value-type="string">
            <text:p text:style-name="P36"><text:s/>二億</text:p>
          </table:table-cell>
        </table:table-row>
      </table:table>
      <text:p text:style-name="P18">Las lectura del 4 y el 7 <text:span text:style-name="T13">し </text:span>y <text:span text:style-name="T13">しち</text:span> normalmente sólo se emplean con el número suelto.</text:p>
      <text:p text:style-name="P18"/>
      <text:p text:style-name="P17"><text:span text:style-name="T22">E</text:span>stán marcados en <text:span text:style-name="T20">rojo</text:span> aquellos números cuya pronunciación es irregular.</text:p>
      <text:p text:style-name="P17"/>
      <text:p text:style-name="P17">En Japón el diezmil es una unidad propia, no un múltiplo de mil, por lo que números grandes se costruyen en múltiplos de diezmil, no de mil.</text:p>
      <text:p text:style-name="P19">Punto decimal (<text:ruby text:style-name="Ru1"><text:ruby-base><text:span text:style-name="T13">点</text:span></text:ruby-base><text:ruby-text>てん</text:ruby-text></text:ruby>)</text:p>
      <text:p text:style-name="P19"/>
      <text:p text:style-name="P19">Los decimales se escriben con “.” y se leen <text:span text:style-name="T53">uno por uno.</text:span></text:p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4" office:value-type="string">
            <text:p text:style-name="P129"><draw:frame draw:style-name="fr1" draw:name="Marco1" text:anchor-type="paragraph" svg:x="4.851cm" svg:y="-0.101cm" svg:width="7.913cm" svg:height="10.89cm" draw:z-index="1"><draw:text-box><table:table table:name="Tabla14" table:style-name="Tabla14"><table:table-column table:style-name="Tabla14.A"/><table:table-column table:style-name="Tabla14.B"/><table:table-column table:style-name="Tabla14.C" table:number-columns-repeated="2"/><table:table-column table:style-name="Tabla14.E"/><table:table-row><table:table-cell table:style-name="Tabla14.A1" table:number-columns-spanned="5" office:value-type="string"><text:p text:style-name="P156">Contadores</text:p></table:table-cell><table:covered-table-cell/><table:covered-table-cell/><table:covered-table-cell/><table:covered-table-cell/></table:table-row><table:table-row><table:table-cell table:style-name="Tabla14.A2" office:value-type="string"><text:p text:style-name="P155"/></table:table-cell><table:table-cell table:style-name="Tabla14.B2" office:value-type="string"><text:p text:style-name="P196">Genérico</text:p><text:p text:style-name="P197">つ</text:p></table:table-cell><table:table-cell table:style-name="Tabla14.A2" office:value-type="string"><text:p text:style-name="P195">Personas</text:p><text:p text:style-name="P194">人</text:p></table:table-cell><table:table-cell table:style-name="Tabla14.B2" office:value-type="string"><text:p text:style-name="P195">Pisos</text:p><text:p text:style-name="P194">階</text:p></table:table-cell><table:table-cell table:style-name="Tabla14.A2" office:value-type="string"><text:p text:style-name="P195">Edad</text:p><text:p text:style-name="P194">歳 <text:span text:style-name="T9">o</text:span> 才</text:p></table:table-cell></table:table-row><table:table-row><table:table-cell table:style-name="Tabla14.A2" office:value-type="string"><text:p text:style-name="P134">1</text:p></table:table-cell><table:table-cell table:style-name="Tabla14.B2" office:value-type="string"><text:p text:style-name="P141"><text:span text:style-name="Emphasis"><text:span text:style-name="T21">ひとつ</text:span></text:span></text:p></table:table-cell><table:table-cell table:style-name="Tabla14.A2" office:value-type="string"><text:p text:style-name="P141"><text:span text:style-name="Emphasis"><text:span text:style-name="T21">ひとり</text:span></text:span></text:p></table:table-cell><table:table-cell table:style-name="Tabla14.B2" office:value-type="string"><text:p text:style-name="P142"><text:span text:style-name="Emphasis"><text:span text:style-name="T21">いっかい</text:span></text:span></text:p></table:table-cell><table:table-cell table:style-name="Tabla14.A2" office:value-type="string"><text:p text:style-name="P141"><text:span text:style-name="Emphasis"><text:span text:style-name="T21">いっさい</text:span></text:span></text:p></table:table-cell></table:table-row><table:table-row><table:table-cell table:style-name="Tabla14.A2" office:value-type="string"><text:p text:style-name="P134">2</text:p></table:table-cell><table:table-cell table:style-name="Tabla14.B2" office:value-type="string"><text:p text:style-name="P141"><text:span text:style-name="Emphasis"><text:span text:style-name="T21">ふたつ</text:span></text:span></text:p></table:table-cell><table:table-cell table:style-name="Tabla14.A2" office:value-type="string"><text:p text:style-name="P141"><text:span text:style-name="Emphasis"><text:span text:style-name="T21">ふたり</text:span></text:span></text:p></table:table-cell><table:table-cell table:style-name="Tabla14.B2" office:value-type="string"><text:p text:style-name="P176">にかい</text:p></table:table-cell><table:table-cell table:style-name="Tabla14.A2" office:value-type="string"><text:p text:style-name="P176">にさい</text:p></table:table-cell></table:table-row><table:table-row><table:table-cell table:style-name="Tabla14.A2" office:value-type="string"><text:p text:style-name="P134">3</text:p></table:table-cell><table:table-cell table:style-name="Tabla14.B2" office:value-type="string"><text:p text:style-name="P141"><text:span text:style-name="Emphasis"><text:span text:style-name="T21">みっつ</text:span></text:span></text:p></table:table-cell><table:table-cell table:style-name="Tabla14.A2" office:value-type="string"><text:p text:style-name="P176">さんにん</text:p></table:table-cell><table:table-cell table:style-name="Tabla14.B2" office:value-type="string"><text:p text:style-name="P144">さんがい</text:p></table:table-cell><table:table-cell table:style-name="Tabla14.A2" office:value-type="string"><text:p text:style-name="P176">さんさい</text:p></table:table-cell></table:table-row><table:table-row><table:table-cell table:style-name="Tabla14.A2" office:value-type="string"><text:p text:style-name="P134">4</text:p></table:table-cell><table:table-cell table:style-name="Tabla14.B2" office:value-type="string"><text:p text:style-name="P141"><text:span text:style-name="Emphasis"><text:span text:style-name="T21">よっつ</text:span></text:span></text:p></table:table-cell><table:table-cell table:style-name="Tabla14.A2" office:value-type="string"><text:p text:style-name="P141"><text:span text:style-name="Emphasis"><text:span text:style-name="T21">よにん</text:span></text:span></text:p></table:table-cell><table:table-cell table:style-name="Tabla14.B2" office:value-type="string"><text:p text:style-name="P176">よんかい</text:p></table:table-cell><table:table-cell table:style-name="Tabla14.A2" office:value-type="string"><text:p text:style-name="P176">よんさい</text:p></table:table-cell></table:table-row><table:table-row><table:table-cell table:style-name="Tabla14.A2" office:value-type="string"><text:p text:style-name="P134">5</text:p></table:table-cell><table:table-cell table:style-name="Tabla14.B2" office:value-type="string"><text:p text:style-name="P141"><text:span text:style-name="Emphasis"><text:span text:style-name="T21">いつつ</text:span></text:span></text:p></table:table-cell><table:table-cell table:style-name="Tabla14.A2" office:value-type="string"><text:p text:style-name="P176">ごにん</text:p></table:table-cell><table:table-cell table:style-name="Tabla14.B2" office:value-type="string"><text:p text:style-name="P176">ごかい</text:p></table:table-cell><table:table-cell table:style-name="Tabla14.A2" office:value-type="string"><text:p text:style-name="P176">ごさい</text:p></table:table-cell></table:table-row><table:table-row><table:table-cell table:style-name="Tabla14.A2" office:value-type="string"><text:p text:style-name="P134">6</text:p></table:table-cell><table:table-cell table:style-name="Tabla14.B2" office:value-type="string"><text:p text:style-name="P141"><text:span text:style-name="Emphasis"><text:span text:style-name="T21">むっつ</text:span></text:span></text:p></table:table-cell><table:table-cell table:style-name="Tabla14.A2" office:value-type="string"><text:p text:style-name="P176">ろくにん</text:p></table:table-cell><table:table-cell table:style-name="Tabla14.B2" office:value-type="string"><text:p text:style-name="P141"><text:span text:style-name="Emphasis"><text:span text:style-name="T21">ろっかい</text:span></text:span></text:p></table:table-cell><table:table-cell table:style-name="Tabla14.A2" office:value-type="string"><text:p text:style-name="P176">ろくさい</text:p></table:table-cell></table:table-row><table:table-row><table:table-cell table:style-name="Tabla14.A2" office:value-type="string"><text:p text:style-name="P134">7</text:p></table:table-cell><table:table-cell table:style-name="Tabla14.B2" office:value-type="string"><text:p text:style-name="P144">ななつ</text:p></table:table-cell><table:table-cell table:style-name="Tabla14.A2" office:value-type="string"><text:p text:style-name="P141"><text:span text:style-name="Emphasis"><text:span text:style-name="T26">しちにん, </text:span></text:span><text:span text:style-name="Emphasis"><text:span text:style-name="T27">ななにん</text:span></text:span></text:p></table:table-cell><table:table-cell table:style-name="Tabla14.B2" office:value-type="string"><text:p text:style-name="P176">ななかい</text:p></table:table-cell><table:table-cell table:style-name="Tabla14.A2" office:value-type="string"><text:p text:style-name="P176">ななさい</text:p></table:table-cell></table:table-row><table:table-row><table:table-cell table:style-name="Tabla14.A2" office:value-type="string"><text:p text:style-name="P134">8</text:p></table:table-cell><table:table-cell table:style-name="Tabla14.B2" office:value-type="string"><text:p text:style-name="P141"><text:span text:style-name="Emphasis"><text:span text:style-name="T21">やっつ</text:span></text:span></text:p></table:table-cell><table:table-cell table:style-name="Tabla14.A2" office:value-type="string"><text:p text:style-name="P176">はちにん</text:p></table:table-cell><table:table-cell table:style-name="Tabla14.B2" office:value-type="string"><text:p text:style-name="P141"><text:span text:style-name="Emphasis"><text:span text:style-name="T21">はっかい</text:span></text:span></text:p></table:table-cell><table:table-cell table:style-name="Tabla14.A2" office:value-type="string"><text:p text:style-name="P141"><text:span text:style-name="Emphasis"><text:span text:style-name="T21">はっさい</text:span></text:span></text:p></table:table-cell></table:table-row><table:table-row><table:table-cell table:style-name="Tabla14.A2" office:value-type="string"><text:p text:style-name="P134">9</text:p></table:table-cell><table:table-cell table:style-name="Tabla14.B2" office:value-type="string"><text:p text:style-name="P141"><text:span text:style-name="Emphasis"><text:span text:style-name="T21">ここのつ</text:span></text:span></text:p></table:table-cell><table:table-cell table:style-name="Tabla14.A2" office:value-type="string"><text:p text:style-name="P176">きゅうにん</text:p></table:table-cell><table:table-cell table:style-name="Tabla14.B2" office:value-type="string"><text:p text:style-name="P176">きゅうかい</text:p></table:table-cell><table:table-cell table:style-name="Tabla14.A2" office:value-type="string"><text:p text:style-name="P176">きゅうさい</text:p></table:table-cell></table:table-row><table:table-row><table:table-cell table:style-name="Tabla14.A2" office:value-type="string"><text:p text:style-name="P134">10</text:p></table:table-cell><table:table-cell table:style-name="Tabla14.B2" office:value-type="string"><text:p text:style-name="P141"><text:span text:style-name="Emphasis"><text:span text:style-name="T21">とお</text:span></text:span></text:p></table:table-cell><table:table-cell table:style-name="Tabla14.A2" office:value-type="string"><text:p text:style-name="P176">じゅうにん</text:p></table:table-cell><table:table-cell table:style-name="Tabla14.B2" office:value-type="string"><text:p text:style-name="P141"><text:span text:style-name="Emphasis"><text:span text:style-name="T26">じゅっかい</text:span></text:span></text:p></table:table-cell><table:table-cell table:style-name="Tabla14.A2" office:value-type="string"><text:p text:style-name="P141"><text:span text:style-name="Emphasis"><text:span text:style-name="T21">じゅっさい</text:span></text:span></text:p></table:table-cell></table:table-row><table:table-row><table:table-cell table:style-name="Tabla14.A2" office:value-type="string"><text:p text:style-name="P134">?</text:p></table:table-cell><table:table-cell table:style-name="Tabla14.B2" office:value-type="string"><text:p text:style-name="P145">いくつ</text:p></table:table-cell><table:table-cell table:style-name="Tabla14.A2" office:value-type="string"><text:p text:style-name="P176">なんにん</text:p></table:table-cell><table:table-cell table:style-name="Tabla14.B2" office:value-type="string"><text:p text:style-name="P145">なんがい</text:p></table:table-cell><table:table-cell table:style-name="Tabla14.A2" office:value-type="string"><text:p text:style-name="P164">なん<text:span text:style-name="Emphasis"><text:span text:style-name="T23">さ</text:span></text:span>い</text:p></table:table-cell></table:table-row></table:table></draw:text-box></draw:frame>Días del Mes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128">?</text:p>
          </table:table-cell>
          <table:table-cell table:style-name="Tabla6.B2" office:value-type="string">
            <text:p text:style-name="P64"><text:ruby text:style-name="Ru1"><text:ruby-base>何</text:ruby-base><text:ruby-text>なん</text:ruby-text></text:ruby><text:ruby text:style-name="Ru1"><text:ruby-base>日</text:ruby-base><text:ruby-text>にち</text:ruby-text></text:ruby></text:p>
          </table:table-cell>
          <table:table-cell table:style-name="Tabla6.A2" office:value-type="string">
            <text:p text:style-name="P127">16</text:p>
          </table:table-cell>
          <table:table-cell table:style-name="Tabla6.D2" office:value-type="string">
            <text:p text:style-name="P64">十六日</text:p>
          </table:table-cell>
        </table:table-row>
        <table:table-row>
          <table:table-cell table:style-name="Tabla6.A2" office:value-type="string">
            <text:p text:style-name="P127">1</text:p>
          </table:table-cell>
          <table:table-cell table:style-name="Tabla6.B3" office:value-type="string">
            <text:p text:style-name="P148"><text:ruby text:style-name="Ru1"><text:ruby-base>一日</text:ruby-base><text:ruby-text>ついたち</text:ruby-text></text:ruby></text:p>
          </table:table-cell>
          <table:table-cell table:style-name="Tabla6.A2" office:value-type="string">
            <text:p text:style-name="P127">17</text:p>
          </table:table-cell>
          <table:table-cell table:style-name="Tabla6.D3" office:value-type="string">
            <text:p text:style-name="P148"><text:ruby text:style-name="Ru1"><text:ruby-base>十七日</text:ruby-base><text:ruby-text>じゅうしちにち</text:ruby-text></text:ruby></text:p>
          </table:table-cell>
        </table:table-row>
        <table:table-row>
          <table:table-cell table:style-name="Tabla6.A2" office:value-type="string">
            <text:p text:style-name="P127">2</text:p>
          </table:table-cell>
          <table:table-cell table:style-name="Tabla6.B4" office:value-type="string">
            <text:p text:style-name="P148"><text:ruby text:style-name="Ru1"><text:ruby-base>二日</text:ruby-base><text:ruby-text>ふつか</text:ruby-text></text:ruby></text:p>
          </table:table-cell>
          <table:table-cell table:style-name="Tabla6.A2" office:value-type="string">
            <text:p text:style-name="P127">18</text:p>
          </table:table-cell>
          <table:table-cell table:style-name="Tabla6.D4" office:value-type="string">
            <text:p text:style-name="P64">十八日</text:p>
          </table:table-cell>
        </table:table-row>
        <table:table-row>
          <table:table-cell table:style-name="Tabla6.A2" office:value-type="string">
            <text:p text:style-name="P127">3</text:p>
          </table:table-cell>
          <table:table-cell table:style-name="Tabla6.B5" office:value-type="string">
            <text:p text:style-name="P148"><text:ruby text:style-name="Ru1"><text:ruby-base>三日</text:ruby-base><text:ruby-text>みっか</text:ruby-text></text:ruby></text:p>
          </table:table-cell>
          <table:table-cell table:style-name="Tabla6.A2" office:value-type="string">
            <text:p text:style-name="P127">19</text:p>
          </table:table-cell>
          <table:table-cell table:style-name="Tabla6.D5" office:value-type="string">
            <text:p text:style-name="P148"><text:ruby text:style-name="Ru1"><text:ruby-base>十九日</text:ruby-base><text:ruby-text>じゅうくにち</text:ruby-text></text:ruby></text:p>
          </table:table-cell>
        </table:table-row>
        <table:table-row>
          <table:table-cell table:style-name="Tabla6.A2" office:value-type="string">
            <text:p text:style-name="P127">4</text:p>
          </table:table-cell>
          <table:table-cell table:style-name="Tabla6.B6" office:value-type="string">
            <text:p text:style-name="P148"><text:ruby text:style-name="Ru1"><text:ruby-base>四日</text:ruby-base><text:ruby-text>よっか</text:ruby-text></text:ruby></text:p>
          </table:table-cell>
          <table:table-cell table:style-name="Tabla6.A2" office:value-type="string">
            <text:p text:style-name="P127">20</text:p>
          </table:table-cell>
          <table:table-cell table:style-name="Tabla6.D6" office:value-type="string">
            <text:p text:style-name="P148"><text:ruby text:style-name="Ru1"><text:ruby-base>二十日</text:ruby-base><text:ruby-text>はつか</text:ruby-text></text:ruby></text:p>
          </table:table-cell>
        </table:table-row>
        <table:table-row>
          <table:table-cell table:style-name="Tabla6.A2" office:value-type="string">
            <text:p text:style-name="P127">5</text:p>
          </table:table-cell>
          <table:table-cell table:style-name="Tabla6.B7" office:value-type="string">
            <text:p text:style-name="P148"><text:ruby text:style-name="Ru1"><text:ruby-base>五日</text:ruby-base><text:ruby-text>いつか</text:ruby-text></text:ruby></text:p>
          </table:table-cell>
          <table:table-cell table:style-name="Tabla6.A2" office:value-type="string">
            <text:p text:style-name="P127">21</text:p>
          </table:table-cell>
          <table:table-cell table:style-name="Tabla6.D7" office:value-type="string">
            <text:p text:style-name="P64">二十一日</text:p>
          </table:table-cell>
        </table:table-row>
        <table:table-row>
          <table:table-cell table:style-name="Tabla6.A2" office:value-type="string">
            <text:p text:style-name="P127">6</text:p>
          </table:table-cell>
          <table:table-cell table:style-name="Tabla6.B8" office:value-type="string">
            <text:p text:style-name="P148"><text:ruby text:style-name="Ru1"><text:ruby-base>六日</text:ruby-base><text:ruby-text>むいか</text:ruby-text></text:ruby></text:p>
          </table:table-cell>
          <table:table-cell table:style-name="Tabla6.A2" office:value-type="string">
            <text:p text:style-name="P127">2<text:span text:style-name="T46">2</text:span></text:p>
          </table:table-cell>
          <table:table-cell table:style-name="Tabla6.D8" office:value-type="string">
            <text:p text:style-name="P64">二十二日</text:p>
          </table:table-cell>
        </table:table-row>
        <table:table-row>
          <table:table-cell table:style-name="Tabla6.A2" office:value-type="string">
            <text:p text:style-name="P127">7</text:p>
          </table:table-cell>
          <table:table-cell table:style-name="Tabla6.B9" office:value-type="string">
            <text:p text:style-name="P148"><text:ruby text:style-name="Ru1"><text:ruby-base>七日</text:ruby-base><text:ruby-text>なのか</text:ruby-text></text:ruby></text:p>
          </table:table-cell>
          <table:table-cell table:style-name="Tabla6.A2" office:value-type="string">
            <text:p text:style-name="P127">23</text:p>
          </table:table-cell>
          <table:table-cell table:style-name="Tabla6.D9" office:value-type="string">
            <text:p text:style-name="P64">二十三日</text:p>
          </table:table-cell>
        </table:table-row>
        <table:table-row>
          <table:table-cell table:style-name="Tabla6.A2" office:value-type="string">
            <text:p text:style-name="P127">8</text:p>
          </table:table-cell>
          <table:table-cell table:style-name="Tabla6.B10" office:value-type="string">
            <text:p text:style-name="P148"><text:ruby text:style-name="Ru1"><text:ruby-base>八日</text:ruby-base><text:ruby-text>ようか</text:ruby-text></text:ruby></text:p>
          </table:table-cell>
          <table:table-cell table:style-name="Tabla6.A2" office:value-type="string">
            <text:p text:style-name="P127">24</text:p>
          </table:table-cell>
          <table:table-cell table:style-name="Tabla6.D10" office:value-type="string">
            <text:p text:style-name="P148"><text:ruby text:style-name="Ru1"><text:ruby-base>二十四日</text:ruby-base><text:ruby-text>にじゅうよっか</text:ruby-text></text:ruby></text:p>
          </table:table-cell>
        </table:table-row>
        <table:table-row>
          <table:table-cell table:style-name="Tabla6.A2" office:value-type="string">
            <text:p text:style-name="P127">9</text:p>
          </table:table-cell>
          <table:table-cell table:style-name="Tabla6.B11" office:value-type="string">
            <text:p text:style-name="P148"><text:ruby text:style-name="Ru1"><text:ruby-base>九日</text:ruby-base><text:ruby-text>ここのか</text:ruby-text></text:ruby></text:p>
          </table:table-cell>
          <table:table-cell table:style-name="Tabla6.A2" office:value-type="string">
            <text:p text:style-name="P127">25</text:p>
          </table:table-cell>
          <table:table-cell table:style-name="Tabla6.D11" office:value-type="string">
            <text:p text:style-name="P64">二十五日</text:p>
          </table:table-cell>
        </table:table-row>
        <table:table-row>
          <table:table-cell table:style-name="Tabla6.A2" office:value-type="string">
            <text:p text:style-name="P127">10</text:p>
          </table:table-cell>
          <table:table-cell table:style-name="Tabla6.B12" office:value-type="string">
            <text:p text:style-name="P148"><text:ruby text:style-name="Ru1"><text:ruby-base>十日</text:ruby-base><text:ruby-text>とおか</text:ruby-text></text:ruby></text:p>
          </table:table-cell>
          <table:table-cell table:style-name="Tabla6.A2" office:value-type="string">
            <text:p text:style-name="P127">26</text:p>
          </table:table-cell>
          <table:table-cell table:style-name="Tabla6.D12" office:value-type="string">
            <text:p text:style-name="P64">二十六日</text:p>
          </table:table-cell>
        </table:table-row>
        <table:table-row>
          <table:table-cell table:style-name="Tabla6.A2" office:value-type="string">
            <text:p text:style-name="P127">11</text:p>
          </table:table-cell>
          <table:table-cell table:style-name="Tabla6.B13" office:value-type="string">
            <text:p text:style-name="P64">十一日</text:p>
          </table:table-cell>
          <table:table-cell table:style-name="Tabla6.A2" office:value-type="string">
            <text:p text:style-name="P127">27</text:p>
          </table:table-cell>
          <table:table-cell table:style-name="Tabla6.D13" office:value-type="string">
            <text:p text:style-name="P148"><text:ruby text:style-name="Ru1"><text:ruby-base>二十七日</text:ruby-base><text:ruby-text>にじゅうしちにち</text:ruby-text></text:ruby></text:p>
          </table:table-cell>
        </table:table-row>
        <table:table-row>
          <table:table-cell table:style-name="Tabla6.A2" office:value-type="string">
            <text:p text:style-name="P127">12</text:p>
          </table:table-cell>
          <table:table-cell table:style-name="Tabla6.B14" office:value-type="string">
            <text:p text:style-name="P64">十二日</text:p>
          </table:table-cell>
          <table:table-cell table:style-name="Tabla6.A2" office:value-type="string">
            <text:p text:style-name="P127">28</text:p>
          </table:table-cell>
          <table:table-cell table:style-name="Tabla6.D14" office:value-type="string">
            <text:p text:style-name="P64">二十八日</text:p>
          </table:table-cell>
        </table:table-row>
        <table:table-row>
          <table:table-cell table:style-name="Tabla6.A2" office:value-type="string">
            <text:p text:style-name="P127">13</text:p>
          </table:table-cell>
          <table:table-cell table:style-name="Tabla6.B15" office:value-type="string">
            <text:p text:style-name="P64">十三日</text:p>
          </table:table-cell>
          <table:table-cell table:style-name="Tabla6.A2" office:value-type="string">
            <text:p text:style-name="P127">29</text:p>
          </table:table-cell>
          <table:table-cell table:style-name="Tabla6.D15" office:value-type="string">
            <text:p text:style-name="P148"><text:ruby text:style-name="Ru1"><text:ruby-base>二十九日</text:ruby-base><text:ruby-text>にじゅうくにち</text:ruby-text></text:ruby></text:p>
          </table:table-cell>
        </table:table-row>
        <table:table-row>
          <table:table-cell table:style-name="Tabla6.A2" office:value-type="string">
            <text:p text:style-name="P127">14</text:p>
          </table:table-cell>
          <table:table-cell table:style-name="Tabla6.B16" office:value-type="string">
            <text:p text:style-name="P148"><text:ruby text:style-name="Ru1"><text:ruby-base>十四日</text:ruby-base><text:ruby-text>じゅうよっか</text:ruby-text></text:ruby></text:p>
          </table:table-cell>
          <table:table-cell table:style-name="Tabla6.A2" office:value-type="string">
            <text:p text:style-name="P127">30</text:p>
          </table:table-cell>
          <table:table-cell table:style-name="Tabla6.D16" office:value-type="string">
            <text:p text:style-name="P64">三十日</text:p>
          </table:table-cell>
        </table:table-row>
        <table:table-row>
          <table:table-cell table:style-name="Tabla6.A2" office:value-type="string">
            <text:p text:style-name="P127">15</text:p>
          </table:table-cell>
          <table:table-cell table:style-name="Tabla6.B17" office:value-type="string">
            <text:p text:style-name="P64">十五日</text:p>
          </table:table-cell>
          <table:table-cell table:style-name="Tabla6.A2" office:value-type="string">
            <text:p text:style-name="P127">31</text:p>
          </table:table-cell>
          <table:table-cell table:style-name="Tabla6.D17" office:value-type="string">
            <text:p text:style-name="P64">三十一日</text:p>
          </table:table-cell>
        </table:table-row>
      </table:table>
      <text:p text:style-name="P14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B"/>
        <table:table-column table:style-name="Tabla31.F"/>
        <table:table-column table:style-name="Tabla31.G"/>
        <table:table-row table:style-name="Tabla31.1">
          <table:table-cell table:style-name="Tabla31.A1" office:value-type="string">
            <text:p text:style-name="P139"><text:span text:style-name="Strong_20_Emphasis"><text:span text:style-name="T67"/></text:span></text:p>
          </table:table-cell>
          <table:table-cell table:style-name="Tabla31.A1" office:value-type="string">
            <text:p text:style-name="P178">Horas</text:p>
          </table:table-cell>
          <table:table-cell table:style-name="Tabla31.A1" office:value-type="string">
            <text:p text:style-name="P178">Minutos</text:p>
          </table:table-cell>
          <table:table-cell table:style-name="Tabla31.D1" table:number-columns-spanned="2" office:value-type="string">
            <text:p text:style-name="P179">Meses</text:p>
          </table:table-cell>
          <table:covered-table-cell/>
          <table:table-cell table:style-name="Tabla31.D1" table:number-columns-spanned="2" office:value-type="string">
            <text:p text:style-name="P180">Días de la semana</text:p>
          </table:table-cell>
          <table:covered-table-cell/>
        </table:table-row>
        <table:table-row table:style-name="Tabla31.2">
          <table:table-cell table:style-name="Tabla31.A2" office:value-type="string">
            <text:p text:style-name="P182">1</text:p>
          </table:table-cell>
          <table:table-cell table:style-name="Tabla31.B2" office:value-type="string">
            <text:p text:style-name="P186"><text:ruby text:style-name="Ru1"><text:ruby-base>一時</text:ruby-base><text:ruby-text>いちじ</text:ruby-text></text:ruby></text:p>
          </table:table-cell>
          <table:table-cell table:style-name="Tabla31.A1" office:value-type="string">
            <text:p text:style-name="P147"><text:ruby text:style-name="Ru1"><text:ruby-base>一分</text:ruby-base><text:ruby-text>いっぷん</text:ruby-text></text:ruby></text:p>
          </table:table-cell>
          <table:table-cell table:style-name="Tabla31.A2" office:value-type="string">
            <text:p text:style-name="P179">Enero</text:p>
          </table:table-cell>
          <table:table-cell table:style-name="Tabla31.A1" office:value-type="string">
            <text:p text:style-name="P143"><text:span text:style-name="Rubies"><text:span text:style-name="T65">一</text:span></text:span><text:ruby text:style-name="Ru1"><text:ruby-base><text:span text:style-name="Rubies"><text:span text:style-name="T65">月</text:span></text:span></text:ruby-base><text:ruby-text>がつ</text:ruby-text></text:ruby></text:p>
          </table:table-cell>
          <table:table-cell table:style-name="Tabla31.A2" office:value-type="string">
            <text:p text:style-name="P183">Domingo</text:p>
          </table:table-cell>
          <table:table-cell table:style-name="Tabla31.A1" office:value-type="string">
            <text:p text:style-name="P187"><text:ruby text:style-name="Ru1"><text:ruby-base>日曜日</text:ruby-base><text:ruby-text>にち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2</text:p>
          </table:table-cell>
          <table:table-cell table:style-name="Tabla31.B2" office:value-type="string">
            <text:p text:style-name="P186"><text:ruby text:style-name="Ru1"><text:ruby-base>二時</text:ruby-base><text:ruby-text>にじ</text:ruby-text></text:ruby></text:p>
          </table:table-cell>
          <table:table-cell table:style-name="Tabla31.A1" office:value-type="string">
            <text:p text:style-name="P186"><text:ruby text:style-name="Ru1"><text:ruby-base>二分</text:ruby-base><text:ruby-text>にふん</text:ruby-text></text:ruby></text:p>
          </table:table-cell>
          <table:table-cell table:style-name="Tabla31.A2" office:value-type="string">
            <text:p text:style-name="P179">Febrero</text:p>
          </table:table-cell>
          <table:table-cell table:style-name="Tabla31.A1" office:value-type="string">
            <text:p text:style-name="P185">二月</text:p>
          </table:table-cell>
          <table:table-cell table:style-name="Tabla31.A2" office:value-type="string">
            <text:p text:style-name="P183">Lunes</text:p>
          </table:table-cell>
          <table:table-cell table:style-name="Tabla31.A1" office:value-type="string">
            <text:p text:style-name="P187"><text:ruby text:style-name="Ru1"><text:ruby-base>月曜日</text:ruby-base><text:ruby-text>げつ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3</text:p>
          </table:table-cell>
          <table:table-cell table:style-name="Tabla31.B2" office:value-type="string">
            <text:p text:style-name="P186"><text:ruby text:style-name="Ru1"><text:ruby-base>三時</text:ruby-base><text:ruby-text>さんじ</text:ruby-text></text:ruby></text:p>
          </table:table-cell>
          <table:table-cell table:style-name="Tabla31.A1" office:value-type="string">
            <text:p text:style-name="P147"><text:ruby text:style-name="Ru1"><text:ruby-base>三分</text:ruby-base><text:ruby-text>さんぷん</text:ruby-text></text:ruby></text:p>
          </table:table-cell>
          <table:table-cell table:style-name="Tabla31.A2" office:value-type="string">
            <text:p text:style-name="P179">Marzo</text:p>
          </table:table-cell>
          <table:table-cell table:style-name="Tabla31.A1" office:value-type="string">
            <text:p text:style-name="P185">三月</text:p>
          </table:table-cell>
          <table:table-cell table:style-name="Tabla31.A2" office:value-type="string">
            <text:p text:style-name="P183">Martes</text:p>
          </table:table-cell>
          <table:table-cell table:style-name="Tabla31.A1" office:value-type="string">
            <text:p text:style-name="P187"><text:ruby text:style-name="Ru1"><text:ruby-base>火曜日</text:ruby-base><text:ruby-text>か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4</text:p>
          </table:table-cell>
          <table:table-cell table:style-name="Tabla31.B2" office:value-type="string">
            <text:p text:style-name="P147"><text:ruby text:style-name="Ru1"><text:ruby-base>四時</text:ruby-base><text:ruby-text>よじ</text:ruby-text></text:ruby></text:p>
          </table:table-cell>
          <table:table-cell table:style-name="Tabla31.A1" office:value-type="string">
            <text:p text:style-name="P147"><text:ruby text:style-name="Ru1"><text:ruby-base>四分</text:ruby-base><text:ruby-text>よんぷん</text:ruby-text></text:ruby></text:p>
          </table:table-cell>
          <table:table-cell table:style-name="Tabla31.A2" office:value-type="string">
            <text:p text:style-name="P179">Abril</text:p>
          </table:table-cell>
          <table:table-cell table:style-name="Tabla31.A1" office:value-type="string">
            <text:p text:style-name="P190"><text:ruby text:style-name="Ru1"><text:ruby-base>四月</text:ruby-base><text:ruby-text>しがつ</text:ruby-text></text:ruby></text:p>
          </table:table-cell>
          <table:table-cell table:style-name="Tabla31.A2" office:value-type="string">
            <text:p text:style-name="P183">Miércoles</text:p>
          </table:table-cell>
          <table:table-cell table:style-name="Tabla31.A1" office:value-type="string">
            <text:p text:style-name="P187"><text:ruby text:style-name="Ru1"><text:ruby-base>水曜日</text:ruby-base><text:ruby-text>すい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5</text:p>
          </table:table-cell>
          <table:table-cell table:style-name="Tabla31.B2" office:value-type="string">
            <text:p text:style-name="P186"><text:ruby text:style-name="Ru1"><text:ruby-base>五時</text:ruby-base><text:ruby-text>ごじ</text:ruby-text></text:ruby></text:p>
          </table:table-cell>
          <table:table-cell table:style-name="Tabla31.A1" office:value-type="string">
            <text:p text:style-name="P186"><text:ruby text:style-name="Ru1"><text:ruby-base>五分</text:ruby-base><text:ruby-text>ごふん</text:ruby-text></text:ruby></text:p>
          </table:table-cell>
          <table:table-cell table:style-name="Tabla31.A2" office:value-type="string">
            <text:p text:style-name="P179">Mayo</text:p>
          </table:table-cell>
          <table:table-cell table:style-name="Tabla31.A1" office:value-type="string">
            <text:p text:style-name="P185">五月</text:p>
          </table:table-cell>
          <table:table-cell table:style-name="Tabla31.A2" office:value-type="string">
            <text:p text:style-name="P183">Jueves</text:p>
          </table:table-cell>
          <table:table-cell table:style-name="Tabla31.A1" office:value-type="string">
            <text:p text:style-name="P187"><text:ruby text:style-name="Ru1"><text:ruby-base>木曜日</text:ruby-base><text:ruby-text>もく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6</text:p>
          </table:table-cell>
          <table:table-cell table:style-name="Tabla31.B2" office:value-type="string">
            <text:p text:style-name="P186"><text:ruby text:style-name="Ru1"><text:ruby-base>六時</text:ruby-base><text:ruby-text>ろくじ</text:ruby-text></text:ruby></text:p>
          </table:table-cell>
          <table:table-cell table:style-name="Tabla31.A1" office:value-type="string">
            <text:p text:style-name="P147"><text:ruby text:style-name="Ru1"><text:ruby-base>六分</text:ruby-base><text:ruby-text>ろっぷん</text:ruby-text></text:ruby></text:p>
          </table:table-cell>
          <table:table-cell table:style-name="Tabla31.A2" office:value-type="string">
            <text:p text:style-name="P179">Junio</text:p>
          </table:table-cell>
          <table:table-cell table:style-name="Tabla31.A1" office:value-type="string">
            <text:p text:style-name="P185">六月</text:p>
          </table:table-cell>
          <table:table-cell table:style-name="Tabla31.A2" office:value-type="string">
            <text:p text:style-name="P183">Viernes</text:p>
          </table:table-cell>
          <table:table-cell table:style-name="Tabla31.A1" office:value-type="string">
            <text:p text:style-name="P187"><text:ruby text:style-name="Ru1"><text:ruby-base>金曜日</text:ruby-base><text:ruby-text>きん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7</text:p>
          </table:table-cell>
          <table:table-cell table:style-name="Tabla31.B2" office:value-type="string">
            <text:p text:style-name="P149"><text:ruby text:style-name="Ru1"><text:ruby-base>七時</text:ruby-base><text:ruby-text>しちじ</text:ruby-text></text:ruby></text:p>
          </table:table-cell>
          <table:table-cell table:style-name="Tabla31.A1" office:value-type="string">
            <text:p text:style-name="P186"><text:ruby text:style-name="Ru1"><text:ruby-base>七分</text:ruby-base><text:ruby-text>ななふん</text:ruby-text></text:ruby></text:p>
          </table:table-cell>
          <table:table-cell table:style-name="Tabla31.A2" office:value-type="string">
            <text:p text:style-name="P179">Julio</text:p>
          </table:table-cell>
          <table:table-cell table:style-name="Tabla31.A1" office:value-type="string">
            <text:p text:style-name="P190"><text:ruby text:style-name="Ru1"><text:ruby-base>七月</text:ruby-base><text:ruby-text>しちがつ</text:ruby-text></text:ruby></text:p>
          </table:table-cell>
          <table:table-cell table:style-name="Tabla31.A2" office:value-type="string">
            <text:p text:style-name="P183">Sábado</text:p>
          </table:table-cell>
          <table:table-cell table:style-name="Tabla31.A1" office:value-type="string">
            <text:p text:style-name="P187"><text:ruby text:style-name="Ru1"><text:ruby-base>土曜日</text:ruby-base><text:ruby-text>ど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8</text:p>
          </table:table-cell>
          <table:table-cell table:style-name="Tabla31.B2" office:value-type="string">
            <text:p text:style-name="P186"><text:ruby text:style-name="Ru1"><text:ruby-base>八時</text:ruby-base><text:ruby-text>はちじ</text:ruby-text></text:ruby></text:p>
          </table:table-cell>
          <table:table-cell table:style-name="Tabla31.A1" office:value-type="string">
            <text:p text:style-name="P147"><text:ruby text:style-name="Ru1"><text:ruby-base>八分</text:ruby-base><text:ruby-text>はっぷん</text:ruby-text></text:ruby></text:p>
          </table:table-cell>
          <table:table-cell table:style-name="Tabla31.A2" office:value-type="string">
            <text:p text:style-name="P179">Agosto</text:p>
          </table:table-cell>
          <table:table-cell table:style-name="Tabla31.A1" office:value-type="string">
            <text:p text:style-name="P185">八月</text:p>
          </table:table-cell>
          <table:table-cell table:style-name="Tabla31.A2" office:value-type="string">
            <text:p text:style-name="P184">Interrog.</text:p>
          </table:table-cell>
          <table:table-cell table:style-name="Tabla31.A1" office:value-type="string">
            <text:p text:style-name="P188"><text:ruby text:style-name="Ru1"><text:ruby-base>何</text:ruby-base><text:ruby-text>なん</text:ruby-text></text:ruby><text:ruby text:style-name="Ru1"><text:ruby-base>曜日</text:ruby-base><text:ruby-text>ようび</text:ruby-text></text:ruby></text:p>
          </table:table-cell>
        </table:table-row>
        <table:table-row table:style-name="Tabla31.2">
          <table:table-cell table:style-name="Tabla31.A2" office:value-type="string">
            <text:p text:style-name="P182">9</text:p>
          </table:table-cell>
          <table:table-cell table:style-name="Tabla31.B2" office:value-type="string">
            <text:p text:style-name="P147"><text:ruby text:style-name="Ru1"><text:ruby-base>九時</text:ruby-base><text:ruby-text>くじ</text:ruby-text></text:ruby></text:p>
          </table:table-cell>
          <table:table-cell table:style-name="Tabla31.A1" office:value-type="string">
            <text:p text:style-name="P186"><text:ruby text:style-name="Ru1"><text:ruby-base>九分</text:ruby-base><text:ruby-text>きゅふん</text:ruby-text></text:ruby></text:p>
          </table:table-cell>
          <table:table-cell table:style-name="Tabla31.A2" office:value-type="string">
            <text:p text:style-name="P179">Septiembre</text:p>
          </table:table-cell>
          <table:table-cell table:style-name="Tabla31.A1" office:value-type="string">
            <text:p text:style-name="P146"><text:ruby text:style-name="Ru1"><text:ruby-base>九月</text:ruby-base><text:ruby-text>くがつ</text:ruby-text></text:ruby></text:p>
          </table:table-cell>
          <table:table-cell table:style-name="Tabla31.A2" office:value-type="string">
            <text:p text:style-name="P181"/>
          </table:table-cell>
          <table:table-cell table:style-name="Tabla31.A1" office:value-type="string">
            <text:p text:style-name="P189"/>
          </table:table-cell>
        </table:table-row>
        <table:table-row table:style-name="Tabla31.2">
          <table:table-cell table:style-name="Tabla31.A2" office:value-type="string">
            <text:p text:style-name="P182">10</text:p>
          </table:table-cell>
          <table:table-cell table:style-name="Tabla31.B2" office:value-type="string">
            <text:p text:style-name="P186"><text:ruby text:style-name="Ru1"><text:ruby-base>十時</text:ruby-base><text:ruby-text>じゅうじ</text:ruby-text></text:ruby></text:p>
          </table:table-cell>
          <table:table-cell table:style-name="Tabla31.A1" office:value-type="string">
            <text:p text:style-name="P147"><text:ruby text:style-name="Ru1"><text:ruby-base>十分</text:ruby-base><text:ruby-text>じゅっぷん</text:ruby-text></text:ruby></text:p>
          </table:table-cell>
          <table:table-cell table:style-name="Tabla31.A2" office:value-type="string">
            <text:p text:style-name="P179">Octubre</text:p>
          </table:table-cell>
          <table:table-cell table:style-name="Tabla31.A1" office:value-type="string">
            <text:p text:style-name="P185">十月</text:p>
          </table:table-cell>
          <table:table-cell table:style-name="Tabla31.A2" office:value-type="string">
            <text:p text:style-name="P189"/>
          </table:table-cell>
          <table:table-cell table:style-name="Tabla31.A1" office:value-type="string">
            <text:p text:style-name="P189"/>
          </table:table-cell>
        </table:table-row>
        <table:table-row table:style-name="Tabla31.2">
          <table:table-cell table:style-name="Tabla31.A2" office:value-type="string">
            <text:p text:style-name="P182">11</text:p>
          </table:table-cell>
          <table:table-cell table:style-name="Tabla31.B2" office:value-type="string">
            <text:p text:style-name="P186"><text:ruby text:style-name="Ru1"><text:ruby-base>十一時</text:ruby-base><text:ruby-text>じゅういちじ</text:ruby-text></text:ruby></text:p>
          </table:table-cell>
          <table:table-cell table:style-name="Tabla31.A1" office:value-type="string">
            <text:p text:style-name="P186"><text:ruby text:style-name="Ru2"><text:ruby-base>十一</text:ruby-base><text:ruby-text>じゅういっ</text:ruby-text></text:ruby><text:ruby text:style-name="Ru2"><text:ruby-base>分</text:ruby-base><text:ruby-text>ぷん</text:ruby-text></text:ruby></text:p>
          </table:table-cell>
          <table:table-cell table:style-name="Tabla31.A2" office:value-type="string">
            <text:p text:style-name="P179">Noviembre</text:p>
          </table:table-cell>
          <table:table-cell table:style-name="Tabla31.A1" office:value-type="string">
            <text:p text:style-name="P185">十一月</text:p>
          </table:table-cell>
          <table:table-cell table:style-name="Tabla31.A2" office:value-type="string">
            <text:p text:style-name="P189"/>
          </table:table-cell>
          <table:table-cell table:style-name="Tabla31.A1" office:value-type="string">
            <text:p text:style-name="P189"/>
          </table:table-cell>
        </table:table-row>
        <table:table-row table:style-name="Tabla31.2">
          <table:table-cell table:style-name="Tabla31.A2" office:value-type="string">
            <text:p text:style-name="P182">12</text:p>
          </table:table-cell>
          <table:table-cell table:style-name="Tabla31.B2" office:value-type="string">
            <text:p text:style-name="P186"><text:ruby text:style-name="Ru1"><text:ruby-base>十二時</text:ruby-base><text:ruby-text>じゅうにじ</text:ruby-text></text:ruby></text:p>
          </table:table-cell>
          <table:table-cell table:style-name="Tabla31.A1" office:value-type="string">
            <text:p text:style-name="P186"><text:ruby text:style-name="Ru1"><text:ruby-base>十二分</text:ruby-base><text:ruby-text>じゅうにふん</text:ruby-text></text:ruby></text:p>
          </table:table-cell>
          <table:table-cell table:style-name="Tabla31.A2" office:value-type="string">
            <text:p text:style-name="P179">Diciembre</text:p>
          </table:table-cell>
          <table:table-cell table:style-name="Tabla31.A1" office:value-type="string">
            <text:p text:style-name="P185">十二月</text:p>
          </table:table-cell>
          <table:table-cell table:style-name="Tabla31.A2" office:value-type="string">
            <text:p text:style-name="P189"/>
          </table:table-cell>
          <table:table-cell table:style-name="Tabla31.A1" office:value-type="string">
            <text:p text:style-name="P189"/>
          </table:table-cell>
        </table:table-row>
        <table:table-row table:style-name="Tabla31.2">
          <table:table-cell table:style-name="Tabla31.A2" office:value-type="string">
            <text:p text:style-name="P138"><text:span text:style-name="Strong_20_Emphasis"><text:span text:style-name="T68">Interrog.</text:span></text:span></text:p>
          </table:table-cell>
          <table:table-cell table:style-name="Tabla31.B2" office:value-type="string">
            <text:p text:style-name="P186"><text:ruby text:style-name="Ru1"><text:ruby-base>何時</text:ruby-base><text:ruby-text>なんじ</text:ruby-text></text:ruby></text:p>
          </table:table-cell>
          <table:table-cell table:style-name="Tabla31.A1" office:value-type="string">
            <text:p text:style-name="P147"><text:ruby text:style-name="Ru1"><text:ruby-base>何分</text:ruby-base><text:ruby-text>なんぷん</text:ruby-text></text:ruby></text:p>
          </table:table-cell>
          <table:table-cell table:style-name="Tabla31.A2" office:value-type="string">
            <text:p text:style-name="P184">Interrog.</text:p>
          </table:table-cell>
          <table:table-cell table:style-name="Tabla31.A1" office:value-type="string">
            <text:p text:style-name="P188"><text:ruby text:style-name="Ru1"><text:ruby-base>何月</text:ruby-base><text:ruby-text>なんがつ</text:ruby-text></text:ruby></text:p>
          </table:table-cell>
          <table:table-cell table:style-name="Tabla31.A2" office:value-type="string">
            <text:p text:style-name="P189"/>
          </table:table-cell>
          <table:table-cell table:style-name="Tabla31.A1" office:value-type="string">
            <text:p text:style-name="P189"/>
          </table:table-cell>
        </table:table-row>
        <table:table-row table:style-name="Tabla31.2">
          <table:table-cell table:style-name="Tabla31.A2" office:value-type="string">
            <text:p text:style-name="P135"><text:span text:style-name="Rubies"><text:span text:style-name="T69">Y media</text:span></text:span></text:p>
          </table:table-cell>
          <table:table-cell table:style-name="Tabla31.A1" table:number-columns-spanned="2" office:value-type="string">
            <text:p text:style-name="P135"><text:ruby text:style-name="Ru1"><text:ruby-base><text:span text:style-name="Rubies"><text:span text:style-name="T63">半</text:span></text:span></text:ruby-base><text:ruby-text>はん</text:ruby-text></text:ruby></text:p>
          </table:table-cell>
          <table:covered-table-cell/>
          <table:table-cell table:style-name="Tabla31.D1" table:number-rows-spanned="3" table:number-columns-spanned="4" office:value-type="string">
            <text:p text:style-name="P47"><text:span text:style-name="Rubies"><text:span text:style-name="T73">Para indicar duración de tiempo se usa </text:span></text:span><text:ruby text:style-name="Ru1"><text:ruby-base><text:span text:style-name="Rubies"><text:span text:style-name="T74">間</text:span></text:span></text:ruby-base><text:ruby-text>かん</text:ruby-text></text:ruby><text:span text:style-name="Rubies"><text:span text:style-name="T76"> </text:span></text:span><text:span text:style-name="Rubies"><text:span text:style-name="T78">con horas y semanas, y opcionalmente con días y años.</text:span></text:span></text:p>
            <text:p text:style-name="P47"><text:span text:style-name="Rubies"><text:span text:style-name="T78">Para meses se usa nº+</text:span></text:span><text:span text:style-name="Rubies"><text:span text:style-name="T77"> </text:span></text:span><text:ruby text:style-name="Ru1"><text:ruby-base><text:span text:style-name="Rubies"><text:span text:style-name="T75">月</text:span></text:span></text:ruby-base><text:ruby-text>かげつ</text:ruby-text></text:ruby></text:p>
          </table:table-cell>
          <table:covered-table-cell/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135"><text:span text:style-name="Rubies"><text:span text:style-name="T69">Las X-Y (sólo </text:span></text:span><text:span text:style-name="Rubies"><text:span text:style-name="T70">para </text:span></text:span><text:span text:style-name="Rubies"><text:span text:style-name="T69">-5 y -10)</text:span></text:span></text:p>
          </table:table-cell>
          <table:table-cell table:style-name="Tabla31.A1" table:number-columns-spanned="2" office:value-type="string">
            <text:p text:style-name="P135"><text:span text:style-name="Rubies"><text:span text:style-name="T64">X時Y分</text:span></text:span><text:ruby text:style-name="Ru1"><text:ruby-base><text:span text:style-name="Rubies"><text:span text:style-name="T64">前</text:span></text:span></text:ruby-base><text:ruby-text>まえ</text:ruby-text></text:ruby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1" table:number-columns-spanned="3" office:value-type="string">
            <text:p text:style-name="P28"><text:span text:style-name="Rubies"><text:span text:style-name="T71">a.m: </text:span></text:span><text:ruby text:style-name="Ru1"><text:ruby-base><text:span text:style-name="Rubies"><text:span text:style-name="T66">午前</text:span></text:span></text:ruby-base><text:ruby-text>ごぜん</text:ruby-text></text:ruby><text:span text:style-name="Rubies"><text:span text:style-name="T66"> </text:span></text:span><text:span text:style-name="Rubies"><text:span text:style-name="T71">p.m:</text:span></text:span><text:span text:style-name="Rubies"><text:span text:style-name="T72"> </text:span></text:span><text:ruby text:style-name="Ru1"><text:ruby-base><text:span text:style-name="Rubies"><text:span text:style-name="T66">午後</text:span></text:span></text:ruby-base><text:ruby-text>ごご</text:ruby-text></text:ruby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191"/>
          </table:table-cell>
          <table:table-cell table:style-name="Tabla1.A1" table:number-columns-spanned="2" office:value-type="string">
            <text:p text:style-name="P192">Para referirnos a nuestra familia</text:p>
          </table:table-cell>
          <table:covered-table-cell/>
          <table:table-cell table:style-name="Tabla1.A1" table:number-columns-spanned="2" office:value-type="string">
            <text:p text:style-name="P192">Para referirnos a otras familias o a la nuestra de manera informal</text:p>
          </table:table-cell>
          <table:covered-table-cell/>
        </table:table-row>
        <table:table-row>
          <table:table-cell table:style-name="Tabla1.A1" office:value-type="string">
            <text:p text:style-name="P191">Español</text:p>
          </table:table-cell>
          <table:table-cell table:style-name="Tabla1.A1" office:value-type="string">
            <text:p text:style-name="P193">Kanji</text:p>
          </table:table-cell>
          <table:table-cell table:style-name="Tabla1.A1" office:value-type="string">
            <text:p text:style-name="P193">Kana</text:p>
          </table:table-cell>
          <table:table-cell table:style-name="Tabla1.A1" office:value-type="string">
            <text:p text:style-name="P193">Kanji</text:p>
          </table:table-cell>
          <table:table-cell table:style-name="Tabla1.A1" office:value-type="string">
            <text:p text:style-name="P193">Kana</text:p>
          </table:table-cell>
        </table:table-row>
        <table:table-row>
          <table:table-cell table:style-name="Tabla1.A1" office:value-type="string">
            <text:p text:style-name="P191">Madre</text:p>
          </table:table-cell>
          <table:table-cell table:style-name="Tabla1.B3" office:value-type="string">
            <text:p text:style-name="P55">母</text:p>
          </table:table-cell>
          <table:table-cell table:style-name="Tabla1.A1" office:value-type="string">
            <text:p text:style-name="P55">はは</text:p>
          </table:table-cell>
          <table:table-cell table:style-name="Tabla1.B3" office:value-type="string">
            <text:p text:style-name="P55">お母さん </text:p>
          </table:table-cell>
          <table:table-cell table:style-name="Tabla1.A1" office:value-type="string">
            <text:p text:style-name="P55">おかあさん </text:p>
          </table:table-cell>
        </table:table-row>
        <table:table-row>
          <table:table-cell table:style-name="Tabla1.A1" office:value-type="string">
            <text:p text:style-name="P191">Padre</text:p>
          </table:table-cell>
          <table:table-cell table:style-name="Tabla1.B3" office:value-type="string">
            <text:p text:style-name="P55">父</text:p>
          </table:table-cell>
          <table:table-cell table:style-name="Tabla1.A1" office:value-type="string">
            <text:p text:style-name="P55">ちち</text:p>
          </table:table-cell>
          <table:table-cell table:style-name="Tabla1.B3" office:value-type="string">
            <text:p text:style-name="P55">お父さん </text:p>
          </table:table-cell>
          <table:table-cell table:style-name="Tabla1.A1" office:value-type="string">
            <text:p text:style-name="P55">おとうさん </text:p>
          </table:table-cell>
        </table:table-row>
        <table:table-row>
          <table:table-cell table:style-name="Tabla1.A1" office:value-type="string">
            <text:p text:style-name="P191">Padres</text:p>
          </table:table-cell>
          <table:table-cell table:style-name="Tabla1.B3" office:value-type="string">
            <text:p text:style-name="P55">両親</text:p>
          </table:table-cell>
          <table:table-cell table:style-name="Tabla1.A1" office:value-type="string">
            <text:p text:style-name="P55">りょうしん</text:p>
          </table:table-cell>
          <table:table-cell table:style-name="Tabla1.B3" office:value-type="string">
            <text:p text:style-name="P55">ご両親 </text:p>
          </table:table-cell>
          <table:table-cell table:style-name="Tabla1.A1" office:value-type="string">
            <text:p text:style-name="P55">ごりょうしん </text:p>
          </table:table-cell>
        </table:table-row>
        <table:table-row>
          <table:table-cell table:style-name="Tabla1.A1" office:value-type="string">
            <text:p text:style-name="P191">Abuela</text:p>
          </table:table-cell>
          <table:table-cell table:style-name="Tabla1.B3" office:value-type="string">
            <text:p text:style-name="P55">祖母</text:p>
          </table:table-cell>
          <table:table-cell table:style-name="Tabla1.A1" office:value-type="string">
            <text:p text:style-name="P55">そぼ</text:p>
          </table:table-cell>
          <table:table-cell table:style-name="Tabla1.B3" office:value-type="string">
            <text:p text:style-name="P55">お婆さん </text:p>
          </table:table-cell>
          <table:table-cell table:style-name="Tabla1.A1" office:value-type="string">
            <text:p text:style-name="P55">おばあさん </text:p>
          </table:table-cell>
        </table:table-row>
        <table:table-row>
          <table:table-cell table:style-name="Tabla1.A1" office:value-type="string">
            <text:p text:style-name="P191">Abuelo</text:p>
          </table:table-cell>
          <table:table-cell table:style-name="Tabla1.B3" office:value-type="string">
            <text:p text:style-name="P55">祖父</text:p>
          </table:table-cell>
          <table:table-cell table:style-name="Tabla1.A1" office:value-type="string">
            <text:p text:style-name="P55">そふ</text:p>
          </table:table-cell>
          <table:table-cell table:style-name="Tabla1.B3" office:value-type="string">
            <text:p text:style-name="P55">お祖父さん </text:p>
          </table:table-cell>
          <table:table-cell table:style-name="Tabla1.A1" office:value-type="string">
            <text:p text:style-name="P55">おじいさん </text:p>
          </table:table-cell>
        </table:table-row>
        <table:table-row>
          <table:table-cell table:style-name="Tabla1.A1" office:value-type="string">
            <text:p text:style-name="P191">Abuelos</text:p>
          </table:table-cell>
          <table:table-cell table:style-name="Tabla1.B3" office:value-type="string">
            <text:p text:style-name="P55">祖父母</text:p>
          </table:table-cell>
          <table:table-cell table:style-name="Tabla1.A1" office:value-type="string">
            <text:p text:style-name="P55">そふぼ</text:p>
          </table:table-cell>
          <table:table-cell table:style-name="Tabla1.B3" office:value-type="string">
            <text:p text:style-name="P55"/>
          </table:table-cell>
          <table:table-cell table:style-name="Tabla1.A1" office:value-type="string">
            <text:p text:style-name="P55"/>
          </table:table-cell>
        </table:table-row>
        <table:table-row>
          <table:table-cell table:style-name="Tabla1.A1" office:value-type="string">
            <text:p text:style-name="P191">Hermana menor</text:p>
          </table:table-cell>
          <table:table-cell table:style-name="Tabla1.B3" office:value-type="string">
            <text:p text:style-name="P55">妹</text:p>
          </table:table-cell>
          <table:table-cell table:style-name="Tabla1.A1" office:value-type="string">
            <text:p text:style-name="P55">いもうと</text:p>
          </table:table-cell>
          <table:table-cell table:style-name="Tabla1.B3" office:value-type="string">
            <text:p text:style-name="P55">妹さん </text:p>
          </table:table-cell>
          <table:table-cell table:style-name="Tabla1.A1" office:value-type="string">
            <text:p text:style-name="P55">いもうとさん </text:p>
          </table:table-cell>
        </table:table-row>
        <table:table-row>
          <table:table-cell table:style-name="Tabla1.A1" office:value-type="string">
            <text:p text:style-name="P191">Hermano menor</text:p>
          </table:table-cell>
          <table:table-cell table:style-name="Tabla1.B3" office:value-type="string">
            <text:p text:style-name="P55">弟</text:p>
          </table:table-cell>
          <table:table-cell table:style-name="Tabla1.A1" office:value-type="string">
            <text:p text:style-name="P55">おとうと</text:p>
          </table:table-cell>
          <table:table-cell table:style-name="Tabla1.B3" office:value-type="string">
            <text:p text:style-name="P55">弟さん </text:p>
          </table:table-cell>
          <table:table-cell table:style-name="Tabla1.A1" office:value-type="string">
            <text:p text:style-name="P55">おとうとさん </text:p>
          </table:table-cell>
        </table:table-row>
        <table:table-row>
          <table:table-cell table:style-name="Tabla1.A1" office:value-type="string">
            <text:p text:style-name="P191">Hermana mayor</text:p>
          </table:table-cell>
          <table:table-cell table:style-name="Tabla1.B3" office:value-type="string">
            <text:p text:style-name="P55">姉</text:p>
          </table:table-cell>
          <table:table-cell table:style-name="Tabla1.A1" office:value-type="string">
            <text:p text:style-name="P55">あね</text:p>
          </table:table-cell>
          <table:table-cell table:style-name="Tabla1.B3" office:value-type="string">
            <text:p text:style-name="P55">お姉さん </text:p>
          </table:table-cell>
          <table:table-cell table:style-name="Tabla1.A1" office:value-type="string">
            <text:p text:style-name="P55">おねえさん </text:p>
          </table:table-cell>
        </table:table-row>
        <table:table-row>
          <table:table-cell table:style-name="Tabla1.A1" office:value-type="string">
            <text:p text:style-name="P191">Hermano mayor</text:p>
          </table:table-cell>
          <table:table-cell table:style-name="Tabla1.B3" office:value-type="string">
            <text:p text:style-name="P55">兄</text:p>
          </table:table-cell>
          <table:table-cell table:style-name="Tabla1.A1" office:value-type="string">
            <text:p text:style-name="P55">あに</text:p>
          </table:table-cell>
          <table:table-cell table:style-name="Tabla1.B3" office:value-type="string">
            <text:p text:style-name="P55">お兄さん </text:p>
          </table:table-cell>
          <table:table-cell table:style-name="Tabla1.A1" office:value-type="string">
            <text:p text:style-name="P55">おにいさん </text:p>
          </table:table-cell>
        </table:table-row>
        <table:table-row>
          <table:table-cell table:style-name="Tabla1.A1" office:value-type="string">
            <text:p text:style-name="P191">Hermanos</text:p>
          </table:table-cell>
          <table:table-cell table:style-name="Tabla1.B3" office:value-type="string">
            <text:p text:style-name="P55">兄弟</text:p>
          </table:table-cell>
          <table:table-cell table:style-name="Tabla1.A1" office:value-type="string">
            <text:p text:style-name="P55">きょうだい</text:p>
          </table:table-cell>
          <table:table-cell table:style-name="Tabla1.B3" office:value-type="string">
            <text:p text:style-name="P55">ご兄弟 </text:p>
          </table:table-cell>
          <table:table-cell table:style-name="Tabla1.A1" office:value-type="string">
            <text:p text:style-name="P55">ごきょうだい </text:p>
          </table:table-cell>
        </table:table-row>
        <table:table-row>
          <table:table-cell table:style-name="Tabla1.A1" office:value-type="string">
            <text:p text:style-name="P191">Esposa</text:p>
          </table:table-cell>
          <table:table-cell table:style-name="Tabla1.B3" office:value-type="string">
            <text:p text:style-name="P55">妻</text:p>
          </table:table-cell>
          <table:table-cell table:style-name="Tabla1.A1" office:value-type="string">
            <text:p text:style-name="P55">つま</text:p>
          </table:table-cell>
          <table:table-cell table:style-name="Tabla1.B3" office:value-type="string">
            <text:p text:style-name="P55">奥さん </text:p>
          </table:table-cell>
          <table:table-cell table:style-name="Tabla1.A1" office:value-type="string">
            <text:p text:style-name="P55">おくさん </text:p>
          </table:table-cell>
        </table:table-row>
        <table:table-row>
          <table:table-cell table:style-name="Tabla1.A1" office:value-type="string">
            <text:p text:style-name="P191">Marido</text:p>
          </table:table-cell>
          <table:table-cell table:style-name="Tabla1.B3" office:value-type="string">
            <text:p text:style-name="P55">夫</text:p>
          </table:table-cell>
          <table:table-cell table:style-name="Tabla1.A1" office:value-type="string">
            <text:p text:style-name="P55">おっと</text:p>
          </table:table-cell>
          <table:table-cell table:style-name="Tabla1.B3" office:value-type="string">
            <text:p text:style-name="P55">ご主人 </text:p>
          </table:table-cell>
          <table:table-cell table:style-name="Tabla1.A1" office:value-type="string">
            <text:p text:style-name="P55">ごしゅじん </text:p>
          </table:table-cell>
        </table:table-row>
        <table:table-row>
          <table:table-cell table:style-name="Tabla1.A1" office:value-type="string">
            <text:p text:style-name="P191">Matrimonio</text:p>
          </table:table-cell>
          <table:table-cell table:style-name="Tabla1.B3" office:value-type="string">
            <text:p text:style-name="P55">夫婦</text:p>
          </table:table-cell>
          <table:table-cell table:style-name="Tabla1.A1" office:value-type="string">
            <text:p text:style-name="P55">ふうふ</text:p>
          </table:table-cell>
          <table:table-cell table:style-name="Tabla1.B3" office:value-type="string">
            <text:p text:style-name="P55">ご夫婦 </text:p>
          </table:table-cell>
          <table:table-cell table:style-name="Tabla1.A1" office:value-type="string">
            <text:p text:style-name="P55">ごふうふ </text:p>
          </table:table-cell>
        </table:table-row>
        <table:table-row>
          <table:table-cell table:style-name="Tabla1.A1" office:value-type="string">
            <text:p text:style-name="P191">Hija</text:p>
          </table:table-cell>
          <table:table-cell table:style-name="Tabla1.B3" office:value-type="string">
            <text:p text:style-name="P55">娘</text:p>
          </table:table-cell>
          <table:table-cell table:style-name="Tabla1.A1" office:value-type="string">
            <text:p text:style-name="P55">むすめ</text:p>
          </table:table-cell>
          <table:table-cell table:style-name="Tabla1.B3" office:value-type="string">
            <text:p text:style-name="P55">娘さん </text:p>
          </table:table-cell>
          <table:table-cell table:style-name="Tabla1.A1" office:value-type="string">
            <text:p text:style-name="P55">むすめさん </text:p>
          </table:table-cell>
        </table:table-row>
        <table:table-row>
          <table:table-cell table:style-name="Tabla1.A1" office:value-type="string">
            <text:p text:style-name="P191">Hijo</text:p>
          </table:table-cell>
          <table:table-cell table:style-name="Tabla1.B3" office:value-type="string">
            <text:p text:style-name="P55">息子</text:p>
          </table:table-cell>
          <table:table-cell table:style-name="Tabla1.A1" office:value-type="string">
            <text:p text:style-name="P55">むすこ</text:p>
          </table:table-cell>
          <table:table-cell table:style-name="Tabla1.B3" office:value-type="string">
            <text:p text:style-name="P55">息子さん </text:p>
          </table:table-cell>
          <table:table-cell table:style-name="Tabla1.A1" office:value-type="string">
            <text:p text:style-name="P55">むすこさん </text:p>
          </table:table-cell>
        </table:table-row>
        <table:table-row>
          <table:table-cell table:style-name="Tabla1.A1" office:value-type="string">
            <text:p text:style-name="P191">Hijos</text:p>
          </table:table-cell>
          <table:table-cell table:style-name="Tabla1.B3" office:value-type="string">
            <text:p text:style-name="P55">子供</text:p>
          </table:table-cell>
          <table:table-cell table:style-name="Tabla1.A1" office:value-type="string">
            <text:p text:style-name="P55">こども</text:p>
          </table:table-cell>
          <table:table-cell table:style-name="Tabla1.B3" office:value-type="string">
            <text:p text:style-name="P55">お子さん </text:p>
          </table:table-cell>
          <table:table-cell table:style-name="Tabla1.A1" office:value-type="string">
            <text:p text:style-name="P55">おこさん </text:p>
          </table:table-cell>
        </table:table-row>
      </table:table>
      <text:p text:style-name="P15"><text:span text:style-name="Rubies"><text:span text:style-name="T11"/></text:span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17">Pronombres personales</text:p>
          </table:table-cell>
          <table:table-cell table:style-name="Tabla2.B1" office:value-type="string">
            <text:p text:style-name="P117">Muy Formal</text:p>
          </table:table-cell>
          <table:table-cell table:style-name="Tabla2.C1" office:value-type="string">
            <text:p text:style-name="P117">Formal</text:p>
          </table:table-cell>
          <table:table-cell table:style-name="Tabla2.A1" office:value-type="string">
            <text:p text:style-name="P117">Informal</text:p>
          </table:table-cell>
          <table:table-cell table:style-name="Tabla2.E1" office:value-type="string">
            <text:p text:style-name="P117">Muy informal (sólo hombres)</text:p>
          </table:table-cell>
        </table:table-row>
        <table:table-row>
          <table:table-cell table:style-name="Tabla2.A1" office:value-type="string">
            <text:p text:style-name="P117">Yo</text:p>
          </table:table-cell>
          <table:table-cell table:style-name="Tabla2.B1" office:value-type="string">
            <text:p text:style-name="P56"><text:ruby text:style-name="Ru1"><text:ruby-base>私</text:ruby-base><text:ruby-text>わたくし</text:ruby-text></text:ruby></text:p>
          </table:table-cell>
          <table:table-cell table:style-name="Tabla2.C1" office:value-type="string">
            <text:p text:style-name="P56"><text:ruby text:style-name="Ru1"><text:ruby-base>私</text:ruby-base><text:ruby-text>わたし</text:ruby-text></text:ruby></text:p>
          </table:table-cell>
          <table:table-cell table:style-name="Tabla2.A1" office:value-type="string">
            <text:p text:style-name="P49"><text:ruby text:style-name="Ru1"><text:ruby-base><text:span text:style-name="T44">僕</text:span></text:ruby-base><text:ruby-text>ぼく</text:ruby-text></text:ruby><text:span text:style-name="T44"> </text:span><text:span text:style-name="T6">(masc.)</text:span></text:p>
            <text:p text:style-name="P49"><text:ruby text:style-name="Ru1"><text:ruby-base><text:span text:style-name="T30">私</text:span></text:ruby-base><text:ruby-text>あたし</text:ruby-text></text:ruby><text:span text:style-name="T30"> </text:span><text:span text:style-name="T10">(fem.)</text:span></text:p>
          </table:table-cell>
          <table:table-cell table:style-name="Tabla2.E7" office:value-type="string">
            <text:p text:style-name="P57"><text:ruby text:style-name="Ru1"><text:ruby-base>俺</text:ruby-base><text:ruby-text>おれ</text:ruby-text></text:ruby></text:p>
          </table:table-cell>
        </table:table-row>
        <table:table-row>
          <table:table-cell table:style-name="Tabla2.A1" office:value-type="string">
            <text:p text:style-name="P117">Nosotros</text:p>
          </table:table-cell>
          <table:table-cell table:style-name="Tabla2.B1" office:value-type="string">
            <text:p text:style-name="P56"><text:ruby text:style-name="Ru1"><text:ruby-base>私達</text:ruby-base><text:ruby-text>わたくしたち</text:ruby-text></text:ruby></text:p>
          </table:table-cell>
          <table:table-cell table:style-name="Tabla2.C1" office:value-type="string">
            <text:p text:style-name="P58"><text:ruby text:style-name="Ru1"><text:ruby-base>私</text:ruby-base><text:ruby-text>わたし</text:ruby-text></text:ruby>たち</text:p>
          </table:table-cell>
          <table:table-cell table:style-name="Tabla2.A1" office:value-type="string">
            <text:p text:style-name="P49"><text:ruby text:style-name="Ru1"><text:ruby-base><text:span text:style-name="T44">僕</text:span></text:ruby-base><text:ruby-text>ぼく</text:ruby-text></text:ruby><text:span text:style-name="T44">ら </text:span><text:span text:style-name="T6">(masc.)</text:span></text:p>
            <text:p text:style-name="P49"><text:ruby text:style-name="Ru1"><text:ruby-base><text:span text:style-name="T30">私</text:span></text:ruby-base><text:ruby-text>あたし</text:ruby-text></text:ruby><text:span text:style-name="T30">ら </text:span><text:span text:style-name="T10">(fem.)</text:span></text:p>
          </table:table-cell>
          <table:table-cell table:style-name="Tabla2.E7" office:value-type="string">
            <text:p text:style-name="P57"><text:ruby text:style-name="Ru1"><text:ruby-base>俺</text:ruby-base><text:ruby-text>おれ</text:ruby-text></text:ruby>ら</text:p>
          </table:table-cell>
        </table:table-row>
        <table:table-row>
          <table:table-cell table:style-name="Tabla2.A1" office:value-type="string">
            <text:p text:style-name="P117">Tu</text:p>
          </table:table-cell>
          <table:table-cell table:style-name="Tabla2.C1" table:number-columns-spanned="2" office:value-type="string">
            <text:p text:style-name="P49">あなた</text:p>
          </table:table-cell>
          <table:covered-table-cell/>
          <table:table-cell table:style-name="Tabla2.A1" office:value-type="string">
            <text:p text:style-name="P57"><text:ruby text:style-name="Ru1"><text:ruby-base>君</text:ruby-base><text:ruby-text>きみ</text:ruby-text></text:ruby></text:p>
          </table:table-cell>
          <table:table-cell table:style-name="Tabla2.E7" office:value-type="string">
            <text:p text:style-name="P59">お<text:ruby text:style-name="Ru1"><text:ruby-base>前</text:ruby-base><text:ruby-text>まえ</text:ruby-text></text:ruby></text:p>
          </table:table-cell>
        </table:table-row>
        <table:table-row>
          <table:table-cell table:style-name="Tabla2.A1" office:value-type="string">
            <text:p text:style-name="P117">Vosotros</text:p>
          </table:table-cell>
          <table:table-cell table:style-name="Tabla2.B1" office:value-type="string">
            <text:p text:style-name="P49">あなた<text:ruby text:style-name="Ru1"><text:ruby-base>方</text:ruby-base><text:ruby-text>がた</text:ruby-text></text:ruby></text:p>
          </table:table-cell>
          <table:table-cell table:style-name="Tabla2.C1" office:value-type="string">
            <text:p text:style-name="P50">あなたた<text:span text:style-name="T44">ち</text:span></text:p>
          </table:table-cell>
          <table:table-cell table:style-name="Tabla2.A1" office:value-type="string">
            <text:p text:style-name="P49"><text:ruby text:style-name="Ru1"><text:ruby-base><text:span text:style-name="T45">君</text:span></text:ruby-base><text:ruby-text>きみ</text:ruby-text></text:ruby><text:span text:style-name="T45">ら</text:span></text:p>
          </table:table-cell>
          <table:table-cell table:style-name="Tabla2.E7" office:value-type="string">
            <text:p text:style-name="P59">お<text:ruby text:style-name="Ru1"><text:ruby-base>前</text:ruby-base><text:ruby-text>まえ</text:ruby-text></text:ruby>ら</text:p>
          </table:table-cell>
        </table:table-row>
        <table:table-row>
          <table:table-cell table:style-name="Tabla2.A1" office:value-type="string">
            <text:p text:style-name="P117">Él</text:p>
          </table:table-cell>
          <table:table-cell table:style-name="Tabla2.B1" table:number-rows-spanned="2" office:value-type="string">
            <text:p text:style-name="P49">あの<text:ruby text:style-name="Ru1"><text:ruby-base>方</text:ruby-base><text:ruby-text>かた</text:ruby-text></text:ruby></text:p>
          </table:table-cell>
          <table:table-cell table:style-name="Tabla2.C1" table:number-rows-spanned="2" office:value-type="string">
            <text:p text:style-name="P49">あの<text:ruby text:style-name="Ru2"><text:ruby-base>人</text:ruby-base><text:ruby-text>ひと</text:ruby-text></text:ruby></text:p>
          </table:table-cell>
          <table:table-cell table:style-name="Tabla2.A1" office:value-type="string">
            <text:p text:style-name="P49"><text:ruby text:style-name="Ru1"><text:ruby-base>彼</text:ruby-base><text:ruby-text>かれ</text:ruby-text></text:ruby></text:p>
          </table:table-cell>
          <table:table-cell table:style-name="Tabla2.E7" table:number-rows-spanned="2" office:value-type="string">
            <text:p text:style-name="P59"><text:ruby text:style-name="Ru1"><text:ruby-base>彼奴</text:ruby-base><text:ruby-text>あいつ</text:ruby-text></text:ruby></text:p>
          </table:table-cell>
        </table:table-row>
        <table:table-row>
          <table:table-cell table:style-name="Tabla2.A1" office:value-type="string">
            <text:p text:style-name="P117">Ella</text:p>
          </table:table-cell>
          <table:covered-table-cell/>
          <table:covered-table-cell/>
          <table:table-cell table:style-name="Tabla2.A1" office:value-type="string">
            <text:p text:style-name="P57"><text:ruby text:style-name="Ru1"><text:ruby-base>彼女</text:ruby-base><text:ruby-text>かのじょ</text:ruby-text></text:ruby></text:p>
          </table:table-cell>
          <table:covered-table-cell/>
        </table:table-row>
        <table:table-row>
          <table:table-cell table:style-name="Tabla2.A1" office:value-type="string">
            <text:p text:style-name="P117">Ellos</text:p>
          </table:table-cell>
          <table:table-cell table:style-name="Tabla2.B1" table:number-rows-spanned="2" office:value-type="string">
            <text:p text:style-name="P140"><text:span text:style-name="T31">あの</text:span><text:ruby text:style-name="Ru1"><text:ruby-base><text:span text:style-name="T31">方</text:span></text:ruby-base><text:ruby-text>かた</text:ruby-text></text:ruby><text:ruby text:style-name="Ru1"><text:ruby-base><text:span text:style-name="T31">々</text:span></text:ruby-base><text:ruby-text>がた</text:ruby-text></text:ruby></text:p>
          </table:table-cell>
          <table:table-cell table:style-name="Tabla2.C1" table:number-rows-spanned="2" office:value-type="string">
            <text:p text:style-name="P49">あの<text:ruby text:style-name="Ru2"><text:ruby-base>人</text:ruby-base><text:ruby-text>ひと</text:ruby-text></text:ruby>たち</text:p>
          </table:table-cell>
          <table:table-cell table:style-name="Tabla2.A1" office:value-type="string">
            <text:p text:style-name="P49"><text:ruby text:style-name="Ru1"><text:ruby-base>彼</text:ruby-base><text:ruby-text>かれ</text:ruby-text></text:ruby>ら</text:p>
          </table:table-cell>
          <table:table-cell table:style-name="Tabla2.E9" table:number-rows-spanned="2" office:value-type="string">
            <text:p text:style-name="P59"><text:ruby text:style-name="Ru1"><text:ruby-base>彼奴</text:ruby-base><text:ruby-text>あいつ</text:ruby-text></text:ruby>ら</text:p>
          </table:table-cell>
        </table:table-row>
        <table:table-row>
          <table:table-cell table:style-name="Tabla2.A1" office:value-type="string">
            <text:p text:style-name="P117">Ellas</text:p>
          </table:table-cell>
          <table:covered-table-cell/>
          <table:covered-table-cell/>
          <table:table-cell table:style-name="Tabla2.A1" office:value-type="string">
            <text:p text:style-name="P49"><text:ruby text:style-name="Ru1"><text:ruby-base><text:span text:style-name="T45">彼女</text:span></text:ruby-base><text:ruby-text>かのじょ</text:ruby-text></text:ruby><text:span text:style-name="T45">ら</text:span></text:p>
          </table:table-cell>
          <table:covered-table-cell/>
        </table:table-row>
      </table:table>
      <text:p text:style-name="P11"><text:span text:style-name="Rubies"><text:span text:style-name="T2">Los pronombres posesivos se hacen añadiendo -</text:span></text:span><text:span text:style-name="Rubies"><text:span text:style-name="T12">の</text:span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ext:p text:style-name="P11"><text:span text:style-name="Rubies"><text:span text:style-name="T12"/></text:span></text:p>
      <table:table table:name="Tabla15" table:style-name="Tabla15">
        <table:table-column table:style-name="Tabla15.A" table:number-columns-repeated="3"/>
        <text:soft-page-break/>
        <table:table-row>
          <table:table-cell table:style-name="Tabla15.A1" office:value-type="string">
            <text:p text:style-name="P130">Adverbios demostrativos</text:p>
          </table:table-cell>
          <table:table-cell table:style-name="Tabla15.A1" office:value-type="string">
            <text:p text:style-name="P130">Informal</text:p>
          </table:table-cell>
          <table:table-cell table:style-name="Tabla15.C1" office:value-type="string">
            <text:p text:style-name="P130">Formal</text:p>
          </table:table-cell>
        </table:table-row>
        <table:table-row>
          <table:table-cell table:style-name="Tabla15.A2" office:value-type="string">
            <text:p text:style-name="P124">Aquí</text:p>
          </table:table-cell>
          <table:table-cell table:style-name="Tabla15.A2" office:value-type="string">
            <text:p text:style-name="P51">ここ</text:p>
          </table:table-cell>
          <table:table-cell table:style-name="Tabla15.C2" office:value-type="string">
            <text:p text:style-name="P51">こちら</text:p>
          </table:table-cell>
        </table:table-row>
        <table:table-row>
          <table:table-cell table:style-name="Tabla15.A2" office:value-type="string">
            <text:p text:style-name="P124">Ahí</text:p>
          </table:table-cell>
          <table:table-cell table:style-name="Tabla15.A2" office:value-type="string">
            <text:p text:style-name="P51">そこ</text:p>
          </table:table-cell>
          <table:table-cell table:style-name="Tabla15.C2" office:value-type="string">
            <text:p text:style-name="P51">そちら</text:p>
          </table:table-cell>
        </table:table-row>
        <table:table-row>
          <table:table-cell table:style-name="Tabla15.A2" office:value-type="string">
            <text:p text:style-name="P124">Allí</text:p>
          </table:table-cell>
          <table:table-cell table:style-name="Tabla15.A2" office:value-type="string">
            <text:p text:style-name="P51">あそこ</text:p>
          </table:table-cell>
          <table:table-cell table:style-name="Tabla15.C2" office:value-type="string">
            <text:p text:style-name="P51">あちら</text:p>
          </table:table-cell>
        </table:table-row>
        <table:table-row>
          <table:table-cell table:style-name="Tabla15.A2" office:value-type="string">
            <text:p text:style-name="P124">Interrogativo (Dónde)</text:p>
          </table:table-cell>
          <table:table-cell table:style-name="Tabla15.A2" office:value-type="string">
            <text:p text:style-name="P51">どこ</text:p>
          </table:table-cell>
          <table:table-cell table:style-name="Tabla15.C2" office:value-type="string">
            <text:p text:style-name="P51">どちら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23">Demostrativos</text:p>
          </table:table-cell>
          <table:table-cell table:style-name="Tabla3.A1" office:value-type="string">
            <text:p text:style-name="P118">Pronombres (n<text:span text:style-name="T51">o debe</text:span> seguirles un sustantivo)</text:p>
          </table:table-cell>
          <table:table-cell table:style-name="Tabla3.C1" office:value-type="string">
            <text:p text:style-name="P119">Adjetivos (debe seguirles un sustantivo)</text:p>
          </table:table-cell>
        </table:table-row>
        <table:table-row>
          <table:table-cell table:style-name="Tabla3.A2" office:value-type="string">
            <text:p text:style-name="P118">Este/o/a/os/as</text:p>
          </table:table-cell>
          <table:table-cell table:style-name="Tabla3.A2" office:value-type="string">
            <text:p text:style-name="P49">これ</text:p>
          </table:table-cell>
          <table:table-cell table:style-name="Tabla3.C2" office:value-type="string">
            <text:p text:style-name="P49">この</text:p>
          </table:table-cell>
        </table:table-row>
        <table:table-row>
          <table:table-cell table:style-name="Tabla3.A2" office:value-type="string">
            <text:p text:style-name="P118">Ese/o/a/os/as</text:p>
          </table:table-cell>
          <table:table-cell table:style-name="Tabla3.A2" office:value-type="string">
            <text:p text:style-name="P49">それ</text:p>
          </table:table-cell>
          <table:table-cell table:style-name="Tabla3.C2" office:value-type="string">
            <text:p text:style-name="P49">その</text:p>
          </table:table-cell>
        </table:table-row>
        <table:table-row>
          <table:table-cell table:style-name="Tabla3.A2" office:value-type="string">
            <text:p text:style-name="P118">Aquel/Aquello/a/os/as</text:p>
          </table:table-cell>
          <table:table-cell table:style-name="Tabla3.A2" office:value-type="string">
            <text:p text:style-name="P49">あれ</text:p>
          </table:table-cell>
          <table:table-cell table:style-name="Tabla3.C2" office:value-type="string">
            <text:p text:style-name="P49">あの</text:p>
          </table:table-cell>
        </table:table-row>
        <table:table-row>
          <table:table-cell table:style-name="Tabla3.A2" office:value-type="string">
            <text:p text:style-name="P118">Interrogativo (Qué/Cuál)</text:p>
          </table:table-cell>
          <table:table-cell table:style-name="Tabla3.A2" office:value-type="string">
            <text:p text:style-name="P49">どれ</text:p>
          </table:table-cell>
          <table:table-cell table:style-name="Tabla3.C2" office:value-type="string">
            <text:p text:style-name="P49">どの</text:p>
          </table:table-cell>
        </table:table-row>
        <table:table-row>
          <table:table-cell table:style-name="Tabla3.A2" office:value-type="string">
            <text:p text:style-name="P120">Interrogativo (Quién)</text:p>
          </table:table-cell>
          <table:table-cell table:style-name="Tabla3.A2" office:value-type="string">
            <text:p text:style-name="P63"><text:ruby text:style-name="Ru1"><text:ruby-base>誰</text:ruby-base><text:ruby-text>だれ</text:ruby-text></text:ruby><text:span text:style-name="T9">(lig. Informal)</text:span></text:p>
            <text:p text:style-name="P63"><text:ruby text:style-name="Ru1"><text:ruby-base>何方</text:ruby-base><text:ruby-text>どなた</text:ruby-text></text:ruby> <text:span text:style-name="T9">(formal)</text:span></text:p>
          </table:table-cell>
          <table:table-cell table:style-name="Tabla3.C2" office:value-type="string">
            <text:p text:style-name="P150"/>
          </table:table-cell>
        </table:table-row>
      </table:table>
      <text:p text:style-name="P11"><text:span text:style-name="Rubies"><text:span text:style-name="T12"/></text:span></text:p>
      <text:p text:style-name="P12"><text:span text:style-name="Rubies"><text:span text:style-name="T3">Los pronombres indefinidos </text:span></text:span><text:span text:style-name="Rubies"><text:span text:style-name="T4">Nadie / Nunca / Ningún Lu</text:span></text:span><text:span text:style-name="Rubies"><text:span text:style-name="T5">g</text:span></text:span><text:span text:style-name="Rubies"><text:span text:style-name="T4">ar </text:span></text:span><text:span text:style-name="Rubies"><text:span text:style-name="T3">se forman:</text:span>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122">Ningún Lugar</text:p>
          </table:table-cell>
          <table:table-cell table:style-name="Tabla11.A1" office:value-type="string">
            <text:p text:style-name="P137">どこ</text:p>
          </table:table-cell>
          <table:table-cell table:style-name="Tabla11.A1" table:number-rows-spanned="3" office:value-type="string">
            <text:p text:style-name="P137">も</text:p>
          </table:table-cell>
          <table:table-cell table:style-name="Tabla11.D1" table:number-rows-spanned="3" office:value-type="string">
            <text:p text:style-name="P122">Verbo Negativo</text:p>
          </table:table-cell>
        </table:table-row>
        <table:table-row>
          <table:table-cell table:style-name="Tabla11.A2" office:value-type="string">
            <text:p text:style-name="P122">Nada</text:p>
          </table:table-cell>
          <table:table-cell table:style-name="Tabla11.A2" office:value-type="string">
            <text:p text:style-name="P137"><text:ruby text:style-name="Ru1"><text:ruby-base>何</text:ruby-base><text:ruby-text>なに</text:ruby-text></text:ruby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2">Nadie</text:p>
          </table:table-cell>
          <table:table-cell table:style-name="Tabla11.A2" office:value-type="string">
            <text:p text:style-name="P137">だれ</text:p>
          </table:table-cell>
          <table:covered-table-cell/>
          <table:covered-table-cell/>
        </table:table-row>
      </table:table>
      <text:p text:style-name="P12"><text:span text:style-name="Rubies"><text:span text:style-name="T3"/></text:span></text:p>
      <text:p text:style-name="P12"><text:span text:style-name="Rubies"><text:span text:style-name="T14">何</text:span></text:span><text:span text:style-name="Rubies"><text:span text:style-name="T7">: </text:span></text:span><text:span text:style-name="Rubies"><text:span text:style-name="T8">Significa Qué. Se pronuncia </text:span></text:span><text:span text:style-name="Rubies"><text:span text:style-name="T15">なん</text:span></text:span><text:span text:style-name="Rubies"><text:span text:style-name="T8"> cuando lleva un subfijo (</text:span></text:span><text:span text:style-name="Rubies"><text:span text:style-name="T15">何階 = なん·かい</text:span></text:span><text:span text:style-name="Rubies"><text:span text:style-name="T24"> , “¿qué piso?”) o cuando la siguiente palabra empieza por t/d/n. En todos los demás casos se pronuncia </text:span></text:span><text:span text:style-name="Rubies"><text:span text:style-name="T25">なに</text:span></text:span><text:span text:style-name="Rubies"><text:span text:style-name="T24">.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36"><text:span text:style-name="T1">Verbos en forma</text:span> <text:span text:style-name="T18">~ます</text:span></text:p>
          </table:table-cell>
          <table:table-cell table:style-name="Tabla4.A1" office:value-type="string">
            <text:p text:style-name="P116">Afirmativo</text:p>
          </table:table-cell>
          <table:table-cell table:style-name="Tabla4.A1" office:value-type="string">
            <text:p text:style-name="P116">Negativo</text:p>
          </table:table-cell>
          <table:table-cell table:style-name="Tabla4.A1" office:value-type="string">
            <text:p text:style-name="P116">Afirmativo</text:p>
            <text:p text:style-name="P116">(verbo <text:span text:style-name="T13">です</text:span>)</text:p>
          </table:table-cell>
          <table:table-cell table:style-name="Tabla4.E1" office:value-type="string">
            <text:p text:style-name="P116">Negativo</text:p>
            <text:p text:style-name="P116">(verbo <text:span text:style-name="T13">です</text:span>)</text:p>
          </table:table-cell>
        </table:table-row>
        <table:table-row>
          <table:table-cell table:style-name="Tabla4.A2" office:value-type="string">
            <text:p text:style-name="P116">Presente</text:p>
          </table:table-cell>
          <table:table-cell table:style-name="Tabla4.A2" office:value-type="string">
            <text:p text:style-name="P48">～ます</text:p>
          </table:table-cell>
          <table:table-cell table:style-name="Tabla4.A2" office:value-type="string">
            <text:p text:style-name="P48">～ません</text:p>
          </table:table-cell>
          <table:table-cell table:style-name="Tabla4.A2" office:value-type="string">
            <text:p text:style-name="P54">です</text:p>
          </table:table-cell>
          <table:table-cell table:style-name="Tabla4.E2" office:value-type="string">
            <text:p text:style-name="P48">ではありません</text:p>
          </table:table-cell>
        </table:table-row>
        <table:table-row>
          <table:table-cell table:style-name="Tabla4.A2" office:value-type="string">
            <text:p text:style-name="P116">Pasado</text:p>
          </table:table-cell>
          <table:table-cell table:style-name="Tabla4.A2" office:value-type="string">
            <text:p text:style-name="P48">～ました</text:p>
          </table:table-cell>
          <table:table-cell table:style-name="Tabla4.A2" office:value-type="string">
            <text:p text:style-name="P48">～ませんでした</text:p>
          </table:table-cell>
          <table:table-cell table:style-name="Tabla4.A2" office:value-type="string">
            <text:p text:style-name="P48">でした</text:p>
          </table:table-cell>
          <table:table-cell table:style-name="Tabla4.E2" office:value-type="string">
            <text:p text:style-name="P48">ではありませんでした</text:p>
          </table:table-cell>
        </table:table-row>
      </table:table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121">Verbos de movimiento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21">Lugar</text:p>
          </table:table-cell>
          <table:table-cell table:style-name="Tabla7.A2" office:value-type="string">
            <text:p text:style-name="P16"><text:span text:style-name="T47">P</text:span>artícula <text:span text:style-name="T13">へ</text:span> o <text:span text:style-name="T13">に</text:span></text:p>
          </table:table-cell>
          <table:table-cell table:style-name="Tabla7.C2" office:value-type="string">
            <text:p text:style-name="P25"><text:span text:style-name="T48">verbo ir </text:span><text:ruby text:style-name="Ru1"><text:ruby-base><text:span text:style-name="T16">行</text:span></text:ruby-base><text:ruby-text>い</text:ruby-text></text:ruby><text:span text:style-name="T17">きます</text:span><text:span text:style-name="T48"> venir </text:span><text:ruby text:style-name="Ru1"><text:ruby-base><text:span text:style-name="T16">来</text:span></text:ruby-base><text:ruby-text>き</text:ruby-text></text:ruby><text:span text:style-name="T17">ます</text:span><text:span text:style-name="T48"> volver </text:span><text:ruby text:style-name="Ru1"><text:ruby-base><text:span text:style-name="T16">帰</text:span></text:ruby-base><text:ruby-text>かえ</text:ruby-text></text:ruby><text:span text:style-name="T17">ります</text:span></text:p>
          </table:table-cell>
        </table:table-row>
      </table:table>
      <text:p text:style-name="Standard"><draw:frame draw:style-name="fr2" draw:name="Marco8" text:anchor-type="paragraph" svg:x="7.766cm" svg:y="0.497cm" svg:width="5.064cm" draw:z-index="0"><draw:text-box fo:min-height="6.65cm"><text:p text:style-name="P27">Verbo Hacer</text:p><text:p text:style-name="P26"/><text:p text:style-name="P26">Existen dos formas, equivalentes a los verbos “do” y “make” ingleses:</text:p><text:p text:style-name="P23"/><text:p text:style-name="P24">To <text:span text:style-name="T50">D</text:span>o: <text:span text:style-name="T13">します </text:span></text:p><text:p text:style-name="P24">To Make:　<text:ruby text:style-name="Ru1"><text:ruby-base><text:span text:style-name="T13">作</text:span></text:ruby-base><text:ruby-text>つく</text:ruby-text></text:ruby><text:span text:style-name="T13">ります</text:span></text:p><text:p text:style-name="P21"/><text:p text:style-name="P21">Para decir que hacemos un deporte, un evento, <text:span text:style-name="T50">actividad</text:span>… usamos la estructura:</text:p><text:p text:style-name="P21"><text:span text:style-name="T50">actividad</text:span> + <text:span text:style-name="T50">partícula</text:span> <text:span text:style-name="T13">を</text:span> + <text:span text:style-name="T13">します</text:span></text:p><text:p text:style-name="P29"/><text:p text:style-name="P20"/></draw:text-box></draw:frame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A"/>
        <table:table-row>
          <table:table-cell table:style-name="Tabla10.A1" office:value-type="string">
            <text:p text:style-name="P39">Levantarse</text:p>
            <text:p text:style-name="P38">(de dormir)</text:p>
          </table:table-cell>
          <table:table-cell table:style-name="Tabla10.A1" office:value-type="string">
            <text:p text:style-name="P40"><text:ruby text:style-name="Ru1"><text:ruby-base><text:span text:style-name="T49">起</text:span></text:ruby-base><text:ruby-text>お</text:ruby-text></text:ruby><text:span text:style-name="T49">きます</text:span></text:p>
          </table:table-cell>
          <table:table-cell table:style-name="Tabla10.A1" office:value-type="string">
            <text:p text:style-name="P152">Beber</text:p>
          </table:table-cell>
          <table:table-cell table:style-name="Tabla10.A1" office:value-type="string">
            <text:p text:style-name="P159"><text:ruby text:style-name="Ru1"><text:ruby-base>飲</text:ruby-base><text:ruby-text>の</text:ruby-text></text:ruby>みます</text:p>
          </table:table-cell>
        </table:table-row>
        <table:table-row>
          <table:table-cell table:style-name="Tabla10.A1" office:value-type="string">
            <text:p text:style-name="P37">Acostarse</text:p>
            <text:p text:style-name="P37">(a dormir)</text:p>
          </table:table-cell>
          <table:table-cell table:style-name="Tabla10.A1" office:value-type="string">
            <text:p text:style-name="P41"><text:ruby text:style-name="Ru1"><text:ruby-base>寝</text:ruby-base><text:ruby-text>ね</text:ruby-text></text:ruby>ます</text:p>
          </table:table-cell>
          <table:table-cell table:style-name="Tabla10.A1" office:value-type="string">
            <text:p text:style-name="P153">Mirar/</text:p>
            <text:p text:style-name="P153">Ver</text:p>
          </table:table-cell>
          <table:table-cell table:style-name="Tabla10.A1" office:value-type="string">
            <text:p text:style-name="P161"><text:ruby text:style-name="Ru1"><text:ruby-base>見</text:ruby-base><text:ruby-text>み</text:ruby-text></text:ruby>ます</text:p>
          </table:table-cell>
        </table:table-row>
        <table:table-row>
          <table:table-cell table:style-name="Tabla10.A1" office:value-type="string">
            <text:p text:style-name="P37">Trabajar</text:p>
          </table:table-cell>
          <table:table-cell table:style-name="Tabla10.A1" office:value-type="string">
            <text:p text:style-name="P158"><text:ruby text:style-name="Ru1"><text:ruby-base>働</text:ruby-base><text:ruby-text>はたら</text:ruby-text></text:ruby>きます</text:p>
          </table:table-cell>
          <table:table-cell table:style-name="Tabla10.A1" office:value-type="string">
            <text:p text:style-name="P153">Oir/</text:p>
            <text:p text:style-name="P153">Escuchar</text:p>
          </table:table-cell>
          <table:table-cell table:style-name="Tabla10.A1" office:value-type="string">
            <text:p text:style-name="P161"><text:ruby text:style-name="Ru1"><text:ruby-base>聞</text:ruby-base><text:ruby-text>き</text:ruby-text></text:ruby>きます</text:p>
          </table:table-cell>
        </table:table-row>
        <table:table-row>
          <table:table-cell table:style-name="Tabla10.A1" office:value-type="string">
            <text:p text:style-name="P37">Descansar</text:p>
          </table:table-cell>
          <table:table-cell table:style-name="Tabla10.A1" office:value-type="string">
            <text:p text:style-name="P158"><text:ruby text:style-name="Ru1"><text:ruby-base>休</text:ruby-base><text:ruby-text>やす</text:ruby-text></text:ruby>みます</text:p>
          </table:table-cell>
          <table:table-cell table:style-name="Tabla10.A1" office:value-type="string">
            <text:p text:style-name="P154">Leer</text:p>
          </table:table-cell>
          <table:table-cell table:style-name="Tabla10.A1" office:value-type="string">
            <text:p text:style-name="P162"><text:ruby text:style-name="Ru1"><text:ruby-base>読</text:ruby-base><text:ruby-text>よ</text:ruby-text></text:ruby>みます</text:p>
          </table:table-cell>
        </table:table-row>
        <table:table-row>
          <table:table-cell table:style-name="Tabla10.A1" office:value-type="string">
            <text:p text:style-name="P151">Terminar</text:p>
          </table:table-cell>
          <table:table-cell table:style-name="Tabla10.A1" office:value-type="string">
            <text:p text:style-name="P158"><text:ruby text:style-name="Ru1"><text:ruby-base>終</text:ruby-base><text:ruby-text>お</text:ruby-text></text:ruby>わります</text:p>
          </table:table-cell>
          <table:table-cell table:style-name="Tabla10.A1" office:value-type="string">
            <text:p text:style-name="P154">Comprar</text:p>
          </table:table-cell>
          <table:table-cell table:style-name="Tabla10.A1" office:value-type="string">
            <text:p text:style-name="P162"><text:ruby text:style-name="Ru1"><text:ruby-base>買</text:ruby-base><text:ruby-text>か</text:ruby-text></text:ruby>います</text:p>
          </table:table-cell>
        </table:table-row>
        <table:table-row>
          <table:table-cell table:style-name="Tabla10.A1" office:value-type="string">
            <text:p text:style-name="P152">Estudiar</text:p>
          </table:table-cell>
          <table:table-cell table:style-name="Tabla10.A1" office:value-type="string">
            <text:p text:style-name="P22"><text:ruby text:style-name="Ru1"><text:ruby-base><text:span text:style-name="T13">勉</text:span></text:ruby-base><text:ruby-text>べん</text:ruby-text></text:ruby><text:ruby text:style-name="Ru1"><text:ruby-base><text:span text:style-name="T13">強</text:span></text:ruby-base><text:ruby-text>きょう</text:ruby-text></text:ruby><text:span text:style-name="T13">します</text:span></text:p>
          </table:table-cell>
          <table:table-cell table:style-name="Tabla10.A1" office:value-type="string">
            <text:p text:style-name="P157">Comer</text:p>
          </table:table-cell>
          <table:table-cell table:style-name="Tabla10.A1" office:value-type="string">
            <text:p text:style-name="P160"><text:ruby text:style-name="Ru1"><text:ruby-base><text:span text:style-name="T13">食</text:span></text:ruby-base><text:ruby-text>た</text:ruby-text></text:ruby><text:span text:style-name="T13">べます</text:span></text:p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4" office:value-type="string">
            <text:p text:style-name="P125">Partícula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60">は <text:span text:style-name="T20">わ</text:span></text:p>
          </table:table-cell>
          <table:table-cell table:style-name="Tabla13.A2" office:value-type="string">
            <text:p text:style-name="P131">Indica el tema de la oración.</text:p>
          </table:table-cell>
          <table:table-cell table:style-name="Tabla13.A2" office:value-type="string">
            <text:p text:style-name="P60">を <text:span text:style-name="T20">お</text:span></text:p>
          </table:table-cell>
          <table:table-cell table:style-name="Tabla13.D2" office:value-type="string">
            <text:p text:style-name="P131">Indica objeto directo</text:p>
          </table:table-cell>
        </table:table-row>
        <table:table-row>
          <table:table-cell table:style-name="Tabla13.A2" office:value-type="string">
            <text:p text:style-name="P60">も</text:p>
          </table:table-cell>
          <table:table-cell table:style-name="Tabla13.A2" office:value-type="string">
            <text:p text:style-name="P131">Indica También / Tampoco. Se usa en sustitución de <text:span text:style-name="T13">は</text:span>.</text:p>
          </table:table-cell>
          <table:table-cell table:style-name="Tabla13.A2" office:value-type="string">
            <text:p text:style-name="P60">から</text:p>
          </table:table-cell>
          <table:table-cell table:style-name="Tabla13.D2" office:value-type="string">
            <text:p text:style-name="P126">Equivale al “desde” español.</text:p>
          </table:table-cell>
        </table:table-row>
        <table:table-row>
          <table:table-cell table:style-name="Tabla13.A2" office:value-type="string">
            <text:p text:style-name="P60">か</text:p>
          </table:table-cell>
          <table:table-cell table:style-name="Tabla13.A2" office:value-type="string">
            <text:p text:style-name="P126"><text:span text:style-name="T52">A final de frase i</text:span>ndica interrogación.</text:p>
          </table:table-cell>
          <table:table-cell table:style-name="Tabla13.A2" office:value-type="string">
            <text:p text:style-name="P60">まで</text:p>
          </table:table-cell>
          <table:table-cell table:style-name="Tabla13.D2" office:value-type="string">
            <text:p text:style-name="P126">Equivale al “hasta” español.</text:p>
          </table:table-cell>
        </table:table-row>
        <table:table-row>
          <table:table-cell table:style-name="Tabla13.A2" office:value-type="string">
            <text:p text:style-name="P60">で</text:p>
          </table:table-cell>
          <table:table-cell table:style-name="Tabla13.D2" table:number-columns-spanned="3" office:value-type="string">
            <text:p text:style-name="P132">Indica medio <text:span text:style-name="T54">o lugar</text:span>, equivale normalmente a “en” en castellano, <text:span text:style-name="T54">p.ej.</text:span> “<text:span text:style-name="T54">Fui </text:span><text:span text:style-name="T55">en</text:span><text:span text:style-name="T54"> coche”, “Comí </text:span><text:span text:style-name="T55">en el</text:span><text:span text:style-name="T54"> parque”, “Lo envíe </text:span><text:span text:style-name="T55">por</text:span><text:span text:style-name="T54"> email”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2">や</text:p>
          </table:table-cell>
          <table:table-cell table:style-name="Tabla13.D2" table:number-columns-spanned="3" office:value-type="string">
            <text:p text:style-name="P132">Se usa para realizar listas no exhaustivas, es decir que no incluyan todos los elementos, <text:span text:style-name="T56">p.ej. para enumerar algunas de tus aficiones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2">と</text:p>
          </table:table-cell>
          <table:table-cell table:style-name="Tabla13.D2" table:number-columns-spanned="3" office:value-type="string">
            <text:p text:style-name="P133">A) Indica acompañamiento, similar a “con”. </text:p>
            <text:p text:style-name="P133">B) Se usa para realizar listas exhaustivas, es decir que incluyan todos los elementos <text:span text:style-name="T56">p.ej. enumerar todos los ingredientes necesarios en una receta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1">に</text:p>
          </table:table-cell>
          <table:table-cell table:style-name="Tabla13.D2" table:number-columns-spanned="3" office:value-type="string">
            <text:p text:style-name="P177"><text:span text:style-name="T40">Se usa con fechas con número y horas, </text:span><text:span text:style-name="T41">y con fechas señaladas, p.ej. </text:span><text:span text:style-name="T42">C</text:span><text:span text:style-name="T41">umpleaños, </text:span><text:span text:style-name="T42">Navidad..</text:span><text:span text:style-name="T41">.</text:span><text:span text:style-name="T40"> Es opcional en días de la semana. No se usa en fechas sin número (Hoy, mañana,…) ni con el verbo </text:span><text:span text:style-name="T32">です</text:span><text:span text:style-name="T39">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0">へ <text:span text:style-name="T20">え</text:span></text:p>
          </table:table-cell>
          <table:table-cell table:style-name="Tabla13.D2" table:number-columns-spanned="3" office:value-type="string">
            <text:p text:style-name="P126">Indica dirección. Sólo se usa con los verbos Ir, Venir y Volver. También puede emplearse <text:span text:style-name="T13">に</text:span>.</text:p>
          </table:table-cell>
          <table:covered-table-cell/>
          <table:covered-table-cell/>
        </table:table-row>
      </table:table>
      <text:p text:style-name="P2">Algunas partículas no se pronuncian como el hiragana que las representa, en estos casos la pronunciación correcta está marcada en <text:span text:style-name="T20">rojo</text:span>.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99">一</text:p>
            <text:p text:style-name="P252">Uno</text:p>
            <table:table table:name="Tabla22" table:style-name="Tabla22">
              <table:table-column table:style-name="Tabla22.A"/>
              <table:table-column table:style-name="Tabla22.B"/>
              <table:table-column table:style-name="Tabla22.C"/>
              <table:table-column table:style-name="Tabla22.D"/>
              <table:table-column table:style-name="Tabla22.E"/>
              <table:table-row>
                <table:table-cell table:style-name="Tabla22.A1" office:value-type="string">
                  <text:p text:style-name="P163">おん</text:p>
                </table:table-cell>
                <table:table-cell table:style-name="Tabla22.A1" table:number-columns-spanned="2" office:value-type="string">
                  <text:p text:style-name="P169">イチ 、イツ</text:p>
                </table:table-cell>
                <table:covered-table-cell/>
                <table:table-cell table:style-name="Tabla22.A1" office:value-type="string">
                  <text:p text:style-name="P163">くん</text:p>
                </table:table-cell>
                <table:table-cell table:style-name="Tabla22.E1" office:value-type="string">
                  <text:p text:style-name="P163">ひと 、ひと<text:span text:style-name="T23">つ</text:span></text:p>
                </table:table-cell>
              </table:table-row>
              <table:table-row>
                <table:table-cell table:style-name="Tabla22.A2" table:number-columns-spanned="2" office:value-type="string">
                  <text:p text:style-name="P347"><text:ruby text:style-name="Ru1"><text:ruby-base><text:span text:style-name="T43">一人</text:span></text:ruby-base><text:ruby-text>ひたり</text:ruby-text></text:ruby><text:span text:style-name="T43">で</text:span></text:p>
                </table:table-cell>
                <table:covered-table-cell/>
                <table:table-cell table:style-name="Tabla22.C2" table:number-columns-spanned="3" office:value-type="string">
                  <text:p text:style-name="P213">Solo, por si mismo </text:p>
                </table:table-cell>
                <table:covered-table-cell/>
                <table:covered-table-cell/>
              </table:table-row>
              <table:table-row>
                <table:table-cell table:style-name="Tabla22.A2" table:number-columns-spanned="2" office:value-type="string">
                  <text:p text:style-name="P198"><text:ruby text:style-name="Ru1"><text:ruby-base>一月</text:ruby-base><text:ruby-text>いちがつ</text:ruby-text></text:ruby></text:p>
                </table:table-cell>
                <table:covered-table-cell/>
                <table:table-cell table:style-name="Tabla22.C2" table:number-columns-spanned="3" office:value-type="string">
                  <text:p text:style-name="P198">Enero</text:p>
                </table:table-cell>
                <table:covered-table-cell/>
                <table:covered-table-cell/>
              </table:table-row>
            </table:table>
            <text:p text:style-name="P282"/>
          </table:table-cell>
          <table:table-cell table:style-name="Tabla12.A1" office:value-type="string">
            <text:p text:style-name="P358">一</text:p>
          </table:table-cell>
        </table:table-row>
        <table:table-row>
          <table:table-cell table:style-name="Tabla12.A1" office:value-type="string">
            <text:p text:style-name="P199">二</text:p>
            <text:p text:style-name="P252">Dos</text:p>
            <table:table table:name="Tabla16" table:style-name="Tabla16">
              <table:table-column table:style-name="Tabla16.A"/>
              <table:table-column table:style-name="Tabla16.B"/>
              <table:table-column table:style-name="Tabla16.C"/>
              <table:table-column table:style-name="Tabla16.D"/>
              <table:table-column table:style-name="Tabla16.E"/>
              <table:table-row>
                <table:table-cell table:style-name="Tabla16.A1" office:value-type="string">
                  <text:p text:style-name="P163">おん</text:p>
                </table:table-cell>
                <table:table-cell table:style-name="Tabla16.A1" table:number-columns-spanned="2" office:value-type="string">
                  <text:p text:style-name="P52">ニ</text:p>
                </table:table-cell>
                <table:covered-table-cell/>
                <table:table-cell table:style-name="Tabla16.A1" office:value-type="string">
                  <text:p text:style-name="P163">くん</text:p>
                </table:table-cell>
                <table:table-cell table:style-name="Tabla16.E1" office:value-type="string">
                  <text:p text:style-name="P69">ふた <text:span text:style-name="T28">、</text:span>ふた<text:span text:style-name="T57">つ</text:span></text:p>
                </table:table-cell>
              </table:table-row>
              <table:table-row>
                <table:table-cell table:style-name="Tabla16.A2" table:number-columns-spanned="2" office:value-type="string">
                  <text:p text:style-name="P198"><text:ruby text:style-name="Ru1"><text:ruby-base>二人</text:ruby-base><text:ruby-text>ふたり</text:ruby-text></text:ruby></text:p>
                </table:table-cell>
                <table:covered-table-cell/>
                <table:table-cell table:style-name="Tabla16.C2" table:number-columns-spanned="3" office:value-type="string">
                  <text:p text:style-name="P200">Dos personas</text:p>
                </table:table-cell>
                <table:covered-table-cell/>
                <table:covered-table-cell/>
              </table:table-row>
              <table:table-row>
                <table:table-cell table:style-name="Tabla16.A2" table:number-columns-spanned="2" office:value-type="string">
                  <text:p text:style-name="P201"><text:ruby text:style-name="Ru1"><text:ruby-base>二月</text:ruby-base><text:ruby-text>にがつ</text:ruby-text></text:ruby></text:p>
                </table:table-cell>
                <table:covered-table-cell/>
                <table:table-cell table:style-name="Tabla16.C2" table:number-columns-spanned="3" office:value-type="string">
                  <text:p text:style-name="P201">Febrero</text:p>
                </table:table-cell>
                <table:covered-table-cell/>
                <table:covered-table-cell/>
              </table:table-row>
            </table:table>
            <text:p text:style-name="P315"/>
          </table:table-cell>
          <table:table-cell table:style-name="Tabla12.A1" office:value-type="string">
            <text:p text:style-name="P315">二</text:p>
          </table:table-cell>
        </table:table-row>
        <table:table-row>
          <table:table-cell table:style-name="Tabla12.A1" office:value-type="string">
            <text:p text:style-name="P199">三</text:p>
            <text:p text:style-name="P252">Tres</text:p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column table:style-name="Tabla17.D"/>
              <table:table-column table:style-name="Tabla17.E"/>
              <table:table-row>
                <table:table-cell table:style-name="Tabla17.A1" office:value-type="string">
                  <text:p text:style-name="P163">おん</text:p>
                </table:table-cell>
                <table:table-cell table:style-name="Tabla17.A1" table:number-columns-spanned="2" office:value-type="string">
                  <text:p text:style-name="P52">サン</text:p>
                </table:table-cell>
                <table:covered-table-cell/>
                <table:table-cell table:style-name="Tabla17.A1" office:value-type="string">
                  <text:p text:style-name="P163">くん</text:p>
                </table:table-cell>
                <table:table-cell table:style-name="Tabla17.E1" office:value-type="string">
                  <text:p text:style-name="P97">み <text:span text:style-name="T28">、</text:span>みつ <text:span text:style-name="T28">、</text:span>みっつ</text:p>
                </table:table-cell>
              </table:table-row>
              <table:table-row>
                <table:table-cell table:style-name="Tabla17.A2" table:number-columns-spanned="2" office:value-type="string">
                  <text:p text:style-name="P294"><text:ruby text:style-name="Ru1"><text:ruby-base>三日</text:ruby-base><text:ruby-text>みっか</text:ruby-text></text:ruby></text:p>
                </table:table-cell>
                <table:covered-table-cell/>
                <table:table-cell table:style-name="Tabla17.C2" table:number-columns-spanned="3" office:value-type="string">
                  <text:p text:style-name="P206">3<text:span text:style-name="T58">er</text:span> día del mes</text:p>
                </table:table-cell>
                <table:covered-table-cell/>
                <table:covered-table-cell/>
              </table:table-row>
              <table:table-row>
                <table:table-cell table:style-name="Tabla17.A2" table:number-columns-spanned="2" office:value-type="string">
                  <text:p text:style-name="P198"><text:ruby text:style-name="Ru1"><text:ruby-base>三月</text:ruby-base><text:ruby-text>さんがつ</text:ruby-text></text:ruby></text:p>
                </table:table-cell>
                <table:covered-table-cell/>
                <table:table-cell table:style-name="Tabla17.C2" table:number-columns-spanned="3" office:value-type="string">
                  <text:p text:style-name="P198">Marzo</text:p>
                </table:table-cell>
                <table:covered-table-cell/>
                <table:covered-table-cell/>
              </table:table-row>
            </table:table>
            <text:p text:style-name="P315"/>
          </table:table-cell>
          <table:table-cell table:style-name="Tabla12.A1" office:value-type="string">
            <text:p text:style-name="P315">三</text:p>
          </table:table-cell>
        </table:table-row>
        <table:table-row>
          <table:table-cell table:style-name="Tabla12.A1" office:value-type="string">
            <text:p text:style-name="P201">四</text:p>
            <text:p text:style-name="P256">Cuatro</text:p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row>
                <table:table-cell table:style-name="Tabla5.A1" office:value-type="string">
                  <text:p text:style-name="P165">おん</text:p>
                </table:table-cell>
                <table:table-cell table:style-name="Tabla5.A1" table:number-columns-spanned="2" office:value-type="string">
                  <text:p text:style-name="P65">シ</text:p>
                </table:table-cell>
                <table:covered-table-cell/>
                <table:table-cell table:style-name="Tabla5.A1" office:value-type="string">
                  <text:p text:style-name="P165">くん</text:p>
                </table:table-cell>
                <table:table-cell table:style-name="Tabla5.E1" office:value-type="string">
                  <text:p text:style-name="P69">よ <text:span text:style-name="T28">、</text:span>よつ <text:span text:style-name="T28">、</text:span>よっつ <text:span text:style-name="T28">、</text:span>よん</text:p>
                </table:table-cell>
              </table:table-row>
              <table:table-row>
                <table:table-cell table:style-name="Tabla5.A2" table:number-columns-spanned="2" office:value-type="string">
                  <text:p text:style-name="P201"><text:ruby text:style-name="Ru1"><text:ruby-base>四階</text:ruby-base><text:ruby-text>よんかい</text:ruby-text></text:ruby></text:p>
                </table:table-cell>
                <table:covered-table-cell/>
                <table:table-cell table:style-name="Tabla5.C2" table:number-columns-spanned="3" office:value-type="string">
                  <text:p text:style-name="P214">Cuarto piso </text:p>
                </table:table-cell>
                <table:covered-table-cell/>
                <table:covered-table-cell/>
              </table:table-row>
              <table:table-row>
                <table:table-cell table:style-name="Tabla5.A2" table:number-columns-spanned="2" office:value-type="string">
                  <text:p text:style-name="P201"><text:ruby text:style-name="Ru1"><text:ruby-base>し月</text:ruby-base><text:ruby-text>しがつ</text:ruby-text></text:ruby></text:p>
                </table:table-cell>
                <table:covered-table-cell/>
                <table:table-cell table:style-name="Tabla5.C2" table:number-columns-spanned="3" office:value-type="string">
                  <text:p text:style-name="P201">Abril</text:p>
                </table:table-cell>
                <table:covered-table-cell/>
                <table:covered-table-cell/>
              </table:table-row>
            </table:table>
            <text:p text:style-name="P283"/>
          </table:table-cell>
          <table:table-cell table:style-name="Tabla12.A1" office:value-type="string">
            <text:p text:style-name="P359">四</text:p>
          </table:table-cell>
        </table:table-row>
      </table:table>
      <text:p text:style-name="P1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01">五</text:p>
            <text:p text:style-name="P253">Cinco</text:p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column table:style-name="Tabla20.E"/>
              <table:table-row>
                <table:table-cell table:style-name="Tabla20.A1" office:value-type="string">
                  <text:p text:style-name="P165">おん</text:p>
                </table:table-cell>
                <table:table-cell table:style-name="Tabla20.A1" table:number-columns-spanned="2" office:value-type="string">
                  <text:p text:style-name="P52">ゴ</text:p>
                </table:table-cell>
                <table:covered-table-cell/>
                <table:table-cell table:style-name="Tabla20.A1" office:value-type="string">
                  <text:p text:style-name="P165">くん</text:p>
                </table:table-cell>
                <table:table-cell table:style-name="Tabla20.E1" office:value-type="string">
                  <text:p text:style-name="P97">いつ <text:span text:style-name="T28">、</text:span> いつつ</text:p>
                </table:table-cell>
              </table:table-row>
              <table:table-row>
                <table:table-cell table:style-name="Tabla20.A2" table:number-columns-spanned="2" office:value-type="string">
                  <text:p text:style-name="P295"><text:ruby text:style-name="Ru1"><text:ruby-base>五日</text:ruby-base><text:ruby-text>いつか</text:ruby-text></text:ruby></text:p>
                </table:table-cell>
                <table:covered-table-cell/>
                <table:table-cell table:style-name="Tabla20.C2" table:number-columns-spanned="3" office:value-type="string">
                  <text:p text:style-name="P208">5º día del mes</text:p>
                </table:table-cell>
                <table:covered-table-cell/>
                <table:covered-table-cell/>
              </table:table-row>
              <table:table-row>
                <table:table-cell table:style-name="Tabla20.A2" table:number-columns-spanned="2" office:value-type="string">
                  <text:p text:style-name="P208"><text:ruby text:style-name="Ru1"><text:ruby-base>五月</text:ruby-base><text:ruby-text>ごがつ</text:ruby-text></text:ruby></text:p>
                </table:table-cell>
                <table:covered-table-cell/>
                <table:table-cell table:style-name="Tabla20.C2" table:number-columns-spanned="3" office:value-type="string">
                  <text:p text:style-name="P201">Mayo</text:p>
                </table:table-cell>
                <table:covered-table-cell/>
                <table:covered-table-cell/>
              </table:table-row>
            </table:table>
            <text:p text:style-name="P316"/>
          </table:table-cell>
          <table:table-cell table:style-name="Tabla18.A1" office:value-type="string">
            <text:p text:style-name="P316">五</text:p>
          </table:table-cell>
        </table:table-row>
        <table:table-row>
          <table:table-cell table:style-name="Tabla18.A1" office:value-type="string">
            <text:p text:style-name="P201">六</text:p>
            <text:p text:style-name="P253">Seis</text:p>
            <table:table table:name="Tabla21" table:style-name="Tabla21">
              <table:table-column table:style-name="Tabla21.A"/>
              <table:table-column table:style-name="Tabla21.B"/>
              <table:table-column table:style-name="Tabla21.C"/>
              <table:table-column table:style-name="Tabla21.D"/>
              <table:table-column table:style-name="Tabla21.E"/>
              <table:table-row>
                <table:table-cell table:style-name="Tabla21.A1" office:value-type="string">
                  <text:p text:style-name="P165">おん</text:p>
                </table:table-cell>
                <table:table-cell table:style-name="Tabla21.A1" table:number-columns-spanned="2" office:value-type="string">
                  <text:p text:style-name="P66">ロク</text:p>
                </table:table-cell>
                <table:covered-table-cell/>
                <table:table-cell table:style-name="Tabla21.A1" office:value-type="string">
                  <text:p text:style-name="P165">くん</text:p>
                </table:table-cell>
                <table:table-cell table:style-name="Tabla21.E1" office:value-type="string">
                  <text:p text:style-name="P97">む <text:span text:style-name="T28">、</text:span>むつ <text:span text:style-name="T28">、</text:span>むっつ <text:span text:style-name="T28">、</text:span>むい</text:p>
                </table:table-cell>
              </table:table-row>
              <table:table-row>
                <table:table-cell table:style-name="Tabla21.A2" table:number-columns-spanned="2" office:value-type="string">
                  <text:p text:style-name="P296"><text:ruby text:style-name="Ru1"><text:ruby-base>六日</text:ruby-base><text:ruby-text>むいか</text:ruby-text></text:ruby></text:p>
                </table:table-cell>
                <table:covered-table-cell/>
                <table:table-cell table:style-name="Tabla21.C2" table:number-columns-spanned="3" office:value-type="string">
                  <text:p text:style-name="P206"><text:span text:style-name="T60">6º </text:span>día del mes</text:p>
                </table:table-cell>
                <table:covered-table-cell/>
                <table:covered-table-cell/>
              </table:table-row>
              <table:table-row>
                <table:table-cell table:style-name="Tabla21.A2" table:number-columns-spanned="2" office:value-type="string">
                  <text:p text:style-name="P201"><text:ruby text:style-name="Ru1"><text:ruby-base>六月</text:ruby-base><text:ruby-text>ろくがつ</text:ruby-text></text:ruby></text:p>
                </table:table-cell>
                <table:covered-table-cell/>
                <table:table-cell table:style-name="Tabla21.C2" table:number-columns-spanned="3" office:value-type="string">
                  <text:p text:style-name="P201">Junio</text:p>
                </table:table-cell>
                <table:covered-table-cell/>
                <table:covered-table-cell/>
              </table:table-row>
            </table:table>
            <text:p text:style-name="P316"/>
          </table:table-cell>
          <table:table-cell table:style-name="Tabla18.A1" office:value-type="string">
            <text:p text:style-name="P316">六</text:p>
          </table:table-cell>
        </table:table-row>
        <table:table-row>
          <table:table-cell table:style-name="Tabla18.A1" office:value-type="string">
            <text:p text:style-name="P202">七</text:p>
            <text:p text:style-name="P257">Siete</text:p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>
                <table:table-cell table:style-name="Tabla8.A1" office:value-type="string">
                  <text:p text:style-name="P166">おん</text:p>
                </table:table-cell>
                <table:table-cell table:style-name="Tabla8.A1" table:number-columns-spanned="2" office:value-type="string">
                  <text:p text:style-name="P67">シチ</text:p>
                </table:table-cell>
                <table:covered-table-cell/>
                <table:table-cell table:style-name="Tabla8.A1" office:value-type="string">
                  <text:p text:style-name="P166">くん</text:p>
                </table:table-cell>
                <table:table-cell table:style-name="Tabla8.E1" office:value-type="string">
                  <text:p text:style-name="P69">なな <text:span text:style-name="T28">、</text:span>ななつ <text:span text:style-name="T28">、</text:span>なの</text:p>
                </table:table-cell>
              </table:table-row>
              <table:table-row>
                <table:table-cell table:style-name="Tabla8.A2" table:number-columns-spanned="2" office:value-type="string">
                  <text:p text:style-name="P202"><text:ruby text:style-name="Ru1"><text:ruby-base>七日</text:ruby-base><text:ruby-text>なのか</text:ruby-text></text:ruby></text:p>
                </table:table-cell>
                <table:covered-table-cell/>
                <table:table-cell table:style-name="Tabla8.C2" table:number-columns-spanned="3" office:value-type="string">
                  <text:p text:style-name="P209">7º día del mes</text:p>
                </table:table-cell>
                <table:covered-table-cell/>
                <table:covered-table-cell/>
              </table:table-row>
              <table:table-row>
                <table:table-cell table:style-name="Tabla8.A2" table:number-columns-spanned="2" office:value-type="string">
                  <text:p text:style-name="P202"><text:ruby text:style-name="Ru1"><text:ruby-base>七月</text:ruby-base><text:ruby-text>しちがつ</text:ruby-text></text:ruby></text:p>
                </table:table-cell>
                <table:covered-table-cell/>
                <table:table-cell table:style-name="Tabla8.C2" table:number-columns-spanned="3" office:value-type="string">
                  <text:p text:style-name="P202">Julio</text:p>
                </table:table-cell>
                <table:covered-table-cell/>
                <table:covered-table-cell/>
              </table:table-row>
            </table:table>
            <text:p text:style-name="P284"/>
          </table:table-cell>
          <table:table-cell table:style-name="Tabla18.A1" office:value-type="string">
            <text:p text:style-name="P360">七</text:p>
          </table:table-cell>
        </table:table-row>
        <table:table-row>
          <table:table-cell table:style-name="Tabla18.A1" office:value-type="string">
            <text:p text:style-name="P202">八</text:p>
            <text:p text:style-name="P259">Ocho</text:p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row>
                <table:table-cell table:style-name="Tabla9.A1" office:value-type="string">
                  <text:p text:style-name="P166">おん</text:p>
                </table:table-cell>
                <table:table-cell table:style-name="Tabla9.A1" table:number-columns-spanned="2" office:value-type="string">
                  <text:p text:style-name="P67">ハチ</text:p>
                </table:table-cell>
                <table:covered-table-cell/>
                <table:table-cell table:style-name="Tabla9.A1" office:value-type="string">
                  <text:p text:style-name="P166">くん</text:p>
                </table:table-cell>
                <table:table-cell table:style-name="Tabla9.E1" office:value-type="string">
                  <text:p text:style-name="P97">や <text:span text:style-name="T28">、</text:span>やつ <text:span text:style-name="T28">、</text:span>やっつ <text:span text:style-name="T28">、</text:span>よう</text:p>
                </table:table-cell>
              </table:table-row>
              <table:table-row>
                <table:table-cell table:style-name="Tabla9.A2" table:number-columns-spanned="2" office:value-type="string">
                  <text:p text:style-name="P295"><text:ruby text:style-name="Ru1"><text:ruby-base>八日</text:ruby-base><text:ruby-text>ようか</text:ruby-text></text:ruby></text:p>
                </table:table-cell>
                <table:covered-table-cell/>
                <table:table-cell table:style-name="Tabla9.C2" table:number-columns-spanned="3" office:value-type="string">
                  <text:p text:style-name="P208">8º día del mes</text:p>
                </table:table-cell>
                <table:covered-table-cell/>
                <table:covered-table-cell/>
              </table:table-row>
              <table:table-row>
                <table:table-cell table:style-name="Tabla9.A2" table:number-columns-spanned="2" office:value-type="string">
                  <text:p text:style-name="P208"><text:ruby text:style-name="Ru1"><text:ruby-base>八月</text:ruby-base><text:ruby-text>はちがつ</text:ruby-text></text:ruby></text:p>
                </table:table-cell>
                <table:covered-table-cell/>
                <table:table-cell table:style-name="Tabla9.C2" table:number-columns-spanned="3" office:value-type="string">
                  <text:p text:style-name="P202">Agosto</text:p>
                </table:table-cell>
                <table:covered-table-cell/>
                <table:covered-table-cell/>
              </table:table-row>
            </table:table>
            <text:p text:style-name="P317"/>
          </table:table-cell>
          <table:table-cell table:style-name="Tabla18.A1" office:value-type="string">
            <text:p text:style-name="P317">八</text:p>
          </table:table-cell>
        </table:table-row>
      </table:table>
      <text:p text:style-name="P3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02">九</text:p>
            <text:p text:style-name="P254">Nueve</text:p>
            <table:table table:name="Tabla24" table:style-name="Tabla24">
              <table:table-column table:style-name="Tabla24.A"/>
              <table:table-column table:style-name="Tabla24.B"/>
              <table:table-column table:style-name="Tabla24.C"/>
              <table:table-column table:style-name="Tabla24.D"/>
              <table:table-column table:style-name="Tabla24.E"/>
              <table:table-row>
                <table:table-cell table:style-name="Tabla24.A1" office:value-type="string">
                  <text:p text:style-name="P166">おん</text:p>
                </table:table-cell>
                <table:table-cell table:style-name="Tabla24.A1" table:number-columns-spanned="2" office:value-type="string">
                  <text:p text:style-name="P69">キュウ <text:span text:style-name="T28">、</text:span>ク</text:p>
                </table:table-cell>
                <table:covered-table-cell/>
                <table:table-cell table:style-name="Tabla24.A1" office:value-type="string">
                  <text:p text:style-name="P166">くん</text:p>
                </table:table-cell>
                <table:table-cell table:style-name="Tabla24.E1" office:value-type="string">
                  <text:p text:style-name="P97">ここの <text:span text:style-name="T28">、</text:span>ここのつ</text:p>
                </table:table-cell>
              </table:table-row>
              <table:table-row>
                <table:table-cell table:style-name="Tabla24.A2" table:number-columns-spanned="2" office:value-type="string">
                  <text:p text:style-name="P296"><text:ruby text:style-name="Ru1"><text:ruby-base>九日</text:ruby-base><text:ruby-text>ここのか</text:ruby-text></text:ruby></text:p>
                </table:table-cell>
                <table:covered-table-cell/>
                <table:table-cell table:style-name="Tabla24.C2" table:number-columns-spanned="3" office:value-type="string">
                  <text:p text:style-name="P207"><text:span text:style-name="T60">9º </text:span>día del mes</text:p>
                </table:table-cell>
                <table:covered-table-cell/>
                <table:covered-table-cell/>
              </table:table-row>
              <table:table-row>
                <table:table-cell table:style-name="Tabla24.A2" table:number-columns-spanned="2" office:value-type="string">
                  <text:p text:style-name="P202"><text:ruby text:style-name="Ru1"><text:ruby-base>九月</text:ruby-base><text:ruby-text>くがつ</text:ruby-text></text:ruby></text:p>
                </table:table-cell>
                <table:covered-table-cell/>
                <table:table-cell table:style-name="Tabla24.C2" table:number-columns-spanned="3" office:value-type="string">
                  <text:p text:style-name="P202">Septiembre</text:p>
                </table:table-cell>
                <table:covered-table-cell/>
                <table:covered-table-cell/>
              </table:table-row>
            </table:table>
            <text:p text:style-name="P317"/>
          </table:table-cell>
          <table:table-cell table:style-name="Tabla19.A1" office:value-type="string">
            <text:p text:style-name="P317">九</text:p>
          </table:table-cell>
        </table:table-row>
        <table:table-row>
          <table:table-cell table:style-name="Tabla19.A1" office:value-type="string">
            <text:p text:style-name="P203">十</text:p>
            <text:p text:style-name="P258">Diez</text:p>
            <table:table table:name="Tabla23" table:style-name="Tabla23">
              <table:table-column table:style-name="Tabla23.A"/>
              <table:table-column table:style-name="Tabla23.B"/>
              <table:table-column table:style-name="Tabla23.C"/>
              <table:table-column table:style-name="Tabla23.D"/>
              <table:table-column table:style-name="Tabla23.E"/>
              <table:table-row>
                <table:table-cell table:style-name="Tabla23.A1" office:value-type="string">
                  <text:p text:style-name="P167">おん</text:p>
                </table:table-cell>
                <table:table-cell table:style-name="Tabla23.A1" table:number-columns-spanned="2" office:value-type="string">
                  <text:p text:style-name="P69">ジュウ <text:span text:style-name="T28">、</text:span>ジッ</text:p>
                </table:table-cell>
                <table:covered-table-cell/>
                <table:table-cell table:style-name="Tabla23.A1" office:value-type="string">
                  <text:p text:style-name="P167">くん</text:p>
                </table:table-cell>
                <table:table-cell table:style-name="Tabla23.E1" office:value-type="string">
                  <text:p text:style-name="P69">とお <text:span text:style-name="T28">、</text:span>と</text:p>
                </table:table-cell>
              </table:table-row>
              <table:table-row>
                <table:table-cell table:style-name="Tabla23.A2" table:number-columns-spanned="2" office:value-type="string">
                  <text:p text:style-name="P203"><text:ruby text:style-name="Ru1"><text:ruby-base>十日</text:ruby-base><text:ruby-text>とおか</text:ruby-text></text:ruby></text:p>
                </table:table-cell>
                <table:covered-table-cell/>
                <table:table-cell table:style-name="Tabla23.C2" table:number-columns-spanned="3" office:value-type="string">
                  <text:p text:style-name="P209">10º día del mes</text:p>
                </table:table-cell>
                <table:covered-table-cell/>
                <table:covered-table-cell/>
              </table:table-row>
              <table:table-row>
                <table:table-cell table:style-name="Tabla23.A2" table:number-columns-spanned="2" office:value-type="string">
                  <text:p text:style-name="P203"><text:ruby text:style-name="Ru1"><text:ruby-base>十月</text:ruby-base><text:ruby-text>じゅうがつ</text:ruby-text></text:ruby></text:p>
                </table:table-cell>
                <table:covered-table-cell/>
                <table:table-cell table:style-name="Tabla23.C2" table:number-columns-spanned="3" office:value-type="string">
                  <text:p text:style-name="P203">Octubre</text:p>
                </table:table-cell>
                <table:covered-table-cell/>
                <table:covered-table-cell/>
              </table:table-row>
            </table:table>
            <text:p text:style-name="P285"/>
          </table:table-cell>
          <table:table-cell table:style-name="Tabla19.A1" office:value-type="string">
            <text:p text:style-name="P361">十</text:p>
          </table:table-cell>
        </table:table-row>
        <table:table-row>
          <table:table-cell table:style-name="Tabla19.A1" office:value-type="string">
            <text:p text:style-name="P203">百</text:p>
            <text:p text:style-name="P259">Cien</text:p>
            <table:table table:name="Tabla25" table:style-name="Tabla25">
              <table:table-column table:style-name="Tabla25.A"/>
              <table:table-column table:style-name="Tabla25.B"/>
              <table:table-column table:style-name="Tabla25.C"/>
              <table:table-column table:style-name="Tabla25.D"/>
              <table:table-column table:style-name="Tabla25.E"/>
              <table:table-row>
                <table:table-cell table:style-name="Tabla25.A1" office:value-type="string">
                  <text:p text:style-name="P167">おん</text:p>
                </table:table-cell>
                <table:table-cell table:style-name="Tabla25.A1" table:number-columns-spanned="2" office:value-type="string">
                  <text:p text:style-name="P69">ヒャク <text:span text:style-name="T28">、</text:span><text:span text:style-name="T57">ビャク</text:span></text:p>
                </table:table-cell>
                <table:covered-table-cell/>
                <table:table-cell table:style-name="Tabla25.A1" office:value-type="string">
                  <text:p text:style-name="P167">くん</text:p>
                </table:table-cell>
                <table:table-cell table:style-name="Tabla25.E1" office:value-type="string">
                  <text:p text:style-name="P95">-</text:p>
                </table:table-cell>
              </table:table-row>
              <table:table-row>
                <table:table-cell table:style-name="Tabla25.A2" table:number-columns-spanned="2" office:value-type="string">
                  <text:p text:style-name="P203"><text:ruby text:style-name="Ru1"><text:ruby-base><text:span text:style-name="T23">ひゃく</text:span></text:ruby-base><text:ruby-text>ひゃく</text:ruby-text></text:ruby><text:ruby text:style-name="Ru1"><text:ruby-base><text:span text:style-name="T23">円</text:span></text:ruby-base><text:ruby-text>えん</text:ruby-text></text:ruby></text:p>
                </table:table-cell>
                <table:covered-table-cell/>
                <table:table-cell table:style-name="Tabla25.C2" table:number-columns-spanned="3" office:value-type="string">
                  <text:p text:style-name="P211">100 yenes</text:p>
                </table:table-cell>
                <table:covered-table-cell/>
                <table:covered-table-cell/>
              </table:table-row>
            </table:table>
            <text:p text:style-name="P318"/>
          </table:table-cell>
          <table:table-cell table:style-name="Tabla19.A1" office:value-type="string">
            <text:p text:style-name="P318">百</text:p>
          </table:table-cell>
        </table:table-row>
        <table:table-row>
          <table:table-cell table:style-name="Tabla19.A1" office:value-type="string">
            <text:p text:style-name="P203">千</text:p>
            <text:p text:style-name="P260">Mil</text:p>
            <table:table table:name="Tabla26" table:style-name="Tabla26">
              <table:table-column table:style-name="Tabla26.A"/>
              <table:table-column table:style-name="Tabla26.B"/>
              <table:table-column table:style-name="Tabla26.C"/>
              <table:table-column table:style-name="Tabla26.D"/>
              <table:table-column table:style-name="Tabla26.E"/>
              <table:table-row>
                <table:table-cell table:style-name="Tabla26.A1" office:value-type="string">
                  <text:p text:style-name="P167">おん</text:p>
                </table:table-cell>
                <table:table-cell table:style-name="Tabla26.A1" table:number-columns-spanned="2" office:value-type="string">
                  <text:p text:style-name="P68">セン</text:p>
                </table:table-cell>
                <table:covered-table-cell/>
                <table:table-cell table:style-name="Tabla26.A1" office:value-type="string">
                  <text:p text:style-name="P167">くん</text:p>
                </table:table-cell>
                <table:table-cell table:style-name="Tabla26.E1" office:value-type="string">
                  <text:p text:style-name="P95">-</text:p>
                </table:table-cell>
              </table:table-row>
              <table:table-row>
                <table:table-cell table:style-name="Tabla26.A2" table:number-columns-spanned="2" office:value-type="string">
                  <text:p text:style-name="P297"><text:ruby text:style-name="Ru1"><text:ruby-base>千</text:ruby-base><text:ruby-text>せん</text:ruby-text></text:ruby><text:ruby text:style-name="Ru1"><text:ruby-base>円</text:ruby-base><text:ruby-text>えん</text:ruby-text></text:ruby></text:p>
                </table:table-cell>
                <table:covered-table-cell/>
                <table:table-cell table:style-name="Tabla26.C2" table:number-columns-spanned="3" office:value-type="string">
                  <text:p text:style-name="P212">1000 yenes</text:p>
                </table:table-cell>
                <table:covered-table-cell/>
                <table:covered-table-cell/>
              </table:table-row>
            </table:table>
            <text:p text:style-name="P318"/>
          </table:table-cell>
          <table:table-cell table:style-name="Tabla19.A1" office:value-type="string">
            <text:p text:style-name="P327">千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04">万</text:p>
            <text:p text:style-name="P255">Diezmil</text:p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column table:style-name="Tabla28.E"/>
              <table:table-row>
                <table:table-cell table:style-name="Tabla28.A1" office:value-type="string">
                  <text:p text:style-name="P168">おん</text:p>
                </table:table-cell>
                <table:table-cell table:style-name="Tabla28.A1" table:number-columns-spanned="2" office:value-type="string">
                  <text:p text:style-name="P53">マン</text:p>
                </table:table-cell>
                <table:covered-table-cell/>
                <table:table-cell table:style-name="Tabla28.A1" office:value-type="string">
                  <text:p text:style-name="P168">くん</text:p>
                </table:table-cell>
                <table:table-cell table:style-name="Tabla28.E1" office:value-type="string">
                  <text:p text:style-name="P96">-</text:p>
                </table:table-cell>
              </table:table-row>
              <table:table-row>
                <table:table-cell table:style-name="Tabla28.A2" table:number-columns-spanned="2" office:value-type="string">
                  <text:p text:style-name="P297"><text:ruby text:style-name="Ru1"><text:ruby-base>万</text:ruby-base><text:ruby-text>まん</text:ruby-text></text:ruby><text:ruby text:style-name="Ru1"><text:ruby-base>円</text:ruby-base><text:ruby-text>えん</text:ruby-text></text:ruby></text:p>
                </table:table-cell>
                <table:covered-table-cell/>
                <table:table-cell table:style-name="Tabla28.C2" table:number-columns-spanned="3" office:value-type="string">
                  <text:p text:style-name="P212">10000 yenes</text:p>
                </table:table-cell>
                <table:covered-table-cell/>
                <table:covered-table-cell/>
              </table:table-row>
            </table:table>
            <text:p text:style-name="P319"/>
          </table:table-cell>
          <table:table-cell table:style-name="Tabla27.A1" office:value-type="string">
            <text:p text:style-name="P319">万</text:p>
          </table:table-cell>
        </table:table-row>
        <table:table-row>
          <table:table-cell table:style-name="Tabla27.A1" office:value-type="string">
            <text:p text:style-name="P204">円</text:p>
            <text:p text:style-name="P255">Yen, <text:span text:style-name="T79">Redondo</text:span></text:p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column table:style-name="Tabla29.E"/>
              <table:table-row>
                <table:table-cell table:style-name="Tabla29.A1" office:value-type="string">
                  <text:p text:style-name="P168">おん</text:p>
                </table:table-cell>
                <table:table-cell table:style-name="Tabla29.A1" table:number-columns-spanned="2" office:value-type="string">
                  <text:p text:style-name="P70">エン</text:p>
                </table:table-cell>
                <table:covered-table-cell/>
                <table:table-cell table:style-name="Tabla29.A1" office:value-type="string">
                  <text:p text:style-name="P168">くん</text:p>
                </table:table-cell>
                <table:table-cell table:style-name="Tabla29.E1" office:value-type="string">
                  <text:p text:style-name="P98">まる·い</text:p>
                </table:table-cell>
              </table:table-row>
              <table:table-row>
                <table:table-cell table:style-name="Tabla29.A2" table:number-columns-spanned="2" office:value-type="string">
                  <text:p text:style-name="P297"><text:ruby text:style-name="Ru1"><text:ruby-base>千</text:ruby-base><text:ruby-text>せん</text:ruby-text></text:ruby><text:ruby text:style-name="Ru1"><text:ruby-base>円</text:ruby-base><text:ruby-text>えん</text:ruby-text></text:ruby></text:p>
                </table:table-cell>
                <table:covered-table-cell/>
                <table:table-cell table:style-name="Tabla29.C2" table:number-columns-spanned="3" office:value-type="string">
                  <text:p text:style-name="P212">1000 yenes</text:p>
                </table:table-cell>
                <table:covered-table-cell/>
                <table:covered-table-cell/>
              </table:table-row>
              <table:table-row>
                <table:table-cell table:style-name="Tabla29.A2" table:number-columns-spanned="2" office:value-type="string">
                  <text:p text:style-name="P215"><text:ruby text:style-name="Ru1"><text:ruby-base>円</text:ruby-base><text:ruby-text>まる</text:ruby-text></text:ruby>い</text:p>
                </table:table-cell>
                <table:covered-table-cell/>
                <table:table-cell table:style-name="Tabla29.C2" table:number-columns-spanned="3" office:value-type="string">
                  <text:p text:style-name="P215">Redondo (Adj. い)</text:p>
                </table:table-cell>
                <table:covered-table-cell/>
                <table:covered-table-cell/>
              </table:table-row>
            </table:table>
            <text:p text:style-name="P319"/>
          </table:table-cell>
          <table:table-cell table:style-name="Tabla27.A1" office:value-type="string">
            <text:p text:style-name="P328">円</text:p>
          </table:table-cell>
        </table:table-row>
        <table:table-row>
          <table:table-cell table:style-name="Tabla27.A1" office:value-type="string">
            <text:p text:style-name="P227">日</text:p>
            <text:p text:style-name="P265">Día, Sol</text:p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column table:style-name="Tabla30.E"/>
              <table:table-row>
                <table:table-cell table:style-name="Tabla30.A1" office:value-type="string">
                  <text:p text:style-name="P168">おん</text:p>
                </table:table-cell>
                <table:table-cell table:style-name="Tabla30.A1" table:number-columns-spanned="2" office:value-type="string">
                  <text:p text:style-name="P73"><text:span text:style-name="T83">ニチ </text:span>、<text:span text:style-name="T83">ジツ</text:span></text:p>
                </table:table-cell>
                <table:covered-table-cell/>
                <table:table-cell table:style-name="Tabla30.A1" office:value-type="string">
                  <text:p text:style-name="P168">くん</text:p>
                </table:table-cell>
                <table:table-cell table:style-name="Tabla30.E1" office:value-type="string">
                  <text:p text:style-name="P77">ひ <text:span text:style-name="T80">、</text:span>か</text:p>
                </table:table-cell>
              </table:table-row>
              <table:table-row>
                <table:table-cell table:style-name="Tabla30.A2" table:number-columns-spanned="2" office:value-type="string">
                  <text:p text:style-name="P229"><text:ruby text:style-name="Ru1"><text:ruby-base>日付</text:ruby-base><text:ruby-text>ひづけ</text:ruby-text></text:ruby></text:p>
                </table:table-cell>
                <table:covered-table-cell/>
                <table:table-cell table:style-name="Tabla30.C2" table:number-columns-spanned="3" office:value-type="string">
                  <text:p text:style-name="P229">Fecha</text:p>
                </table:table-cell>
                <table:covered-table-cell/>
                <table:covered-table-cell/>
              </table:table-row>
              <table:table-row>
                <table:table-cell table:style-name="Tabla30.A2" table:number-columns-spanned="2" office:value-type="string">
                  <text:p text:style-name="P350"><text:ruby text:style-name="Ru1"><text:ruby-base><text:span text:style-name="T35">日</text:span></text:ruby-base><text:ruby-text>にち</text:ruby-text></text:ruby><text:ruby text:style-name="Ru1"><text:ruby-base><text:span text:style-name="T33">曜日</text:span></text:ruby-base><text:ruby-text>ようび</text:ruby-text></text:ruby></text:p>
                </table:table-cell>
                <table:covered-table-cell/>
                <table:table-cell table:style-name="Tabla30.C2" table:number-columns-spanned="3" office:value-type="string">
                  <text:p text:style-name="P227">Domingo</text:p>
                </table:table-cell>
                <table:covered-table-cell/>
                <table:covered-table-cell/>
              </table:table-row>
            </table:table>
            <text:p text:style-name="P286"/>
          </table:table-cell>
          <table:table-cell table:style-name="Tabla27.A1" office:value-type="string">
            <text:p text:style-name="P364">日</text:p>
          </table:table-cell>
        </table:table-row>
        <table:table-row>
          <table:table-cell table:style-name="Tabla27.A1" office:value-type="string">
            <text:p text:style-name="P215">月</text:p>
            <text:p text:style-name="P266">Mes, Luna</text:p>
            <table:table table:name="Tabla33" table:style-name="Tabla33">
              <table:table-column table:style-name="Tabla33.A"/>
              <table:table-column table:style-name="Tabla33.B"/>
              <table:table-column table:style-name="Tabla33.C"/>
              <table:table-column table:style-name="Tabla33.D"/>
              <table:table-column table:style-name="Tabla33.E"/>
              <table:table-row>
                <table:table-cell table:style-name="Tabla33.A1" office:value-type="string">
                  <text:p text:style-name="P168">おん</text:p>
                </table:table-cell>
                <table:table-cell table:style-name="Tabla33.A1" table:number-columns-spanned="2" office:value-type="string">
                  <text:p text:style-name="P72">ゲツ 、ガツ</text:p>
                </table:table-cell>
                <table:covered-table-cell/>
                <table:table-cell table:style-name="Tabla33.A1" office:value-type="string">
                  <text:p text:style-name="P168">くん</text:p>
                </table:table-cell>
                <table:table-cell table:style-name="Tabla33.E1" office:value-type="string">
                  <text:p text:style-name="P72">つき</text:p>
                </table:table-cell>
              </table:table-row>
              <table:table-row>
                <table:table-cell table:style-name="Tabla33.A2" table:number-columns-spanned="2" office:value-type="string">
                  <text:p text:style-name="P204"><text:ruby text:style-name="Ru1"><text:ruby-base>月</text:ruby-base><text:ruby-text>つき</text:ruby-text></text:ruby></text:p>
                </table:table-cell>
                <table:covered-table-cell/>
                <table:table-cell table:style-name="Tabla33.C2" table:number-columns-spanned="3" office:value-type="string">
                  <text:p text:style-name="P210">Luna</text:p>
                </table:table-cell>
                <table:covered-table-cell/>
                <table:covered-table-cell/>
              </table:table-row>
              <table:table-row>
                <table:table-cell table:style-name="Tabla33.A2" table:number-columns-spanned="2" office:value-type="string">
                  <text:p text:style-name="P349"><text:ruby text:style-name="Ru1"><text:ruby-base><text:span text:style-name="T33">月</text:span></text:ruby-base><text:ruby-text>げつ</text:ruby-text></text:ruby><text:ruby text:style-name="Ru1"><text:ruby-base><text:span text:style-name="T33">曜日</text:span></text:ruby-base><text:ruby-text>ようび</text:ruby-text></text:ruby></text:p>
                </table:table-cell>
                <table:covered-table-cell/>
                <table:table-cell table:style-name="Tabla33.C2" table:number-columns-spanned="3" office:value-type="string">
                  <text:p text:style-name="P217">Lunes</text:p>
                </table:table-cell>
                <table:covered-table-cell/>
                <table:covered-table-cell/>
              </table:table-row>
            </table:table>
            <text:p text:style-name="P286"/>
          </table:table-cell>
          <table:table-cell table:style-name="Tabla27.A1" office:value-type="string">
            <text:p text:style-name="P363">月</text:p>
          </table:table-cell>
        </table:table-row>
      </table:table>
      <text:p text:style-name="P5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16">火</text:p>
            <text:p text:style-name="P261">Fuego</text:p>
            <table:table table:name="Tabla35" table:style-name="Tabla35">
              <table:table-column table:style-name="Tabla35.A"/>
              <table:table-column table:style-name="Tabla35.B"/>
              <table:table-column table:style-name="Tabla35.C"/>
              <table:table-column table:style-name="Tabla35.D"/>
              <table:table-column table:style-name="Tabla35.E"/>
              <table:table-row>
                <table:table-cell table:style-name="Tabla35.A1" office:value-type="string">
                  <text:p text:style-name="P170">おん</text:p>
                </table:table-cell>
                <table:table-cell table:style-name="Tabla35.A1" table:number-columns-spanned="2" office:value-type="string">
                  <text:p text:style-name="P71">カ</text:p>
                </table:table-cell>
                <table:covered-table-cell/>
                <table:table-cell table:style-name="Tabla35.A1" office:value-type="string">
                  <text:p text:style-name="P170">くん</text:p>
                </table:table-cell>
                <table:table-cell table:style-name="Tabla35.E1" office:value-type="string">
                  <text:p text:style-name="P99">ひ</text:p>
                </table:table-cell>
              </table:table-row>
              <table:table-row>
                <table:table-cell table:style-name="Tabla35.A2" table:number-columns-spanned="2" office:value-type="string">
                  <text:p text:style-name="P298"><text:ruby text:style-name="Ru1"><text:ruby-base>火</text:ruby-base><text:ruby-text>ひ</text:ruby-text></text:ruby></text:p>
                </table:table-cell>
                <table:covered-table-cell/>
                <table:table-cell table:style-name="Tabla35.C2" table:number-columns-spanned="3" office:value-type="string">
                  <text:p text:style-name="P218">Fuego</text:p>
                </table:table-cell>
                <table:covered-table-cell/>
                <table:covered-table-cell/>
              </table:table-row>
              <table:table-row>
                <table:table-cell table:style-name="Tabla35.A2" table:number-columns-spanned="2" office:value-type="string">
                  <text:p text:style-name="P218"><text:ruby text:style-name="Ru1"><text:ruby-base>火</text:ruby-base><text:ruby-text>か</text:ruby-text></text:ruby><text:ruby text:style-name="Ru1"><text:ruby-base>曜日</text:ruby-base><text:ruby-text>ようび</text:ruby-text></text:ruby></text:p>
                </table:table-cell>
                <table:covered-table-cell/>
                <table:table-cell table:style-name="Tabla35.C2" table:number-columns-spanned="3" office:value-type="string">
                  <text:p text:style-name="P205">Martes</text:p>
                </table:table-cell>
                <table:covered-table-cell/>
                <table:covered-table-cell/>
              </table:table-row>
            </table:table>
            <text:p text:style-name="P320"/>
          </table:table-cell>
          <table:table-cell table:style-name="Tabla34.A1" office:value-type="string">
            <text:p text:style-name="P329">火</text:p>
          </table:table-cell>
        </table:table-row>
        <table:table-row>
          <table:table-cell table:style-name="Tabla34.A1" office:value-type="string">
            <text:p text:style-name="P221">水</text:p>
            <text:p text:style-name="P262">Agua</text:p>
            <table:table table:name="Tabla36" table:style-name="Tabla36">
              <table:table-column table:style-name="Tabla36.A"/>
              <table:table-column table:style-name="Tabla36.B"/>
              <table:table-column table:style-name="Tabla36.C"/>
              <table:table-column table:style-name="Tabla36.D"/>
              <table:table-column table:style-name="Tabla36.E"/>
              <table:table-row>
                <table:table-cell table:style-name="Tabla36.A1" office:value-type="string">
                  <text:p text:style-name="P170">おん</text:p>
                </table:table-cell>
                <table:table-cell table:style-name="Tabla36.A1" table:number-columns-spanned="2" office:value-type="string">
                  <text:p text:style-name="P75">スイ</text:p>
                </table:table-cell>
                <table:covered-table-cell/>
                <table:table-cell table:style-name="Tabla36.A1" office:value-type="string">
                  <text:p text:style-name="P170">くん</text:p>
                </table:table-cell>
                <table:table-cell table:style-name="Tabla36.E1" office:value-type="string">
                  <text:p text:style-name="P100">みず</text:p>
                </table:table-cell>
              </table:table-row>
              <table:table-row>
                <table:table-cell table:style-name="Tabla36.A2" table:number-columns-spanned="2" office:value-type="string">
                  <text:p text:style-name="P299"><text:ruby text:style-name="Ru1"><text:ruby-base>雨</text:ruby-base><text:ruby-text>あま</text:ruby-text></text:ruby><text:ruby text:style-name="Ru1"><text:ruby-base>水</text:ruby-base><text:ruby-text>みず</text:ruby-text></text:ruby></text:p>
                </table:table-cell>
                <table:covered-table-cell/>
                <table:table-cell table:style-name="Tabla36.C2" table:number-columns-spanned="3" office:value-type="string">
                  <text:p text:style-name="P221">Agua de lluvia</text:p>
                </table:table-cell>
                <table:covered-table-cell/>
                <table:covered-table-cell/>
              </table:table-row>
              <table:table-row>
                <table:table-cell table:style-name="Tabla36.A2" table:number-columns-spanned="2" office:value-type="string">
                  <text:p text:style-name="P221"><text:ruby text:style-name="Ru1"><text:ruby-base>水</text:ruby-base><text:ruby-text>すい</text:ruby-text></text:ruby><text:ruby text:style-name="Ru1"><text:ruby-base>曜日</text:ruby-base><text:ruby-text>ようび</text:ruby-text></text:ruby></text:p>
                </table:table-cell>
                <table:covered-table-cell/>
                <table:table-cell table:style-name="Tabla36.C2" table:number-columns-spanned="3" office:value-type="string">
                  <text:p text:style-name="P221">Miércoles</text:p>
                </table:table-cell>
                <table:covered-table-cell/>
                <table:covered-table-cell/>
              </table:table-row>
            </table:table>
            <text:p text:style-name="P320"/>
          </table:table-cell>
          <table:table-cell table:style-name="Tabla34.A1" office:value-type="string">
            <text:p text:style-name="P330">水</text:p>
          </table:table-cell>
        </table:table-row>
        <table:table-row>
          <table:table-cell table:style-name="Tabla34.A1" office:value-type="string">
            <text:p text:style-name="P221">木</text:p>
            <text:p text:style-name="P262">Árbol</text:p>
            <table:table table:name="Tabla37" table:style-name="Tabla37">
              <table:table-column table:style-name="Tabla37.A"/>
              <table:table-column table:style-name="Tabla37.B"/>
              <table:table-column table:style-name="Tabla37.C"/>
              <table:table-column table:style-name="Tabla37.D"/>
              <table:table-column table:style-name="Tabla37.E"/>
              <table:table-row>
                <table:table-cell table:style-name="Tabla37.A1" office:value-type="string">
                  <text:p text:style-name="P170">おん</text:p>
                </table:table-cell>
                <table:table-cell table:style-name="Tabla37.A1" table:number-columns-spanned="2" office:value-type="string">
                  <text:p text:style-name="P71"><text:span text:style-name="T81">ボク</text:span> 、<text:span text:style-name="T81">モク</text:span></text:p>
                </table:table-cell>
                <table:covered-table-cell/>
                <table:table-cell table:style-name="Tabla37.A1" office:value-type="string">
                  <text:p text:style-name="P170">くん</text:p>
                </table:table-cell>
                <table:table-cell table:style-name="Tabla37.E1" office:value-type="string">
                  <text:p text:style-name="P75">き <text:span text:style-name="T80">、</text:span>こ</text:p>
                </table:table-cell>
              </table:table-row>
              <table:table-row>
                <table:table-cell table:style-name="Tabla37.A2" table:number-columns-spanned="2" office:value-type="string">
                  <text:p text:style-name="P224"><text:ruby text:style-name="Ru1"><text:ruby-base>木</text:ruby-base><text:ruby-text>き</text:ruby-text></text:ruby></text:p>
                </table:table-cell>
                <table:covered-table-cell/>
                <table:table-cell table:style-name="Tabla37.C2" table:number-columns-spanned="3" office:value-type="string">
                  <text:p text:style-name="P224">Árbol</text:p>
                </table:table-cell>
                <table:covered-table-cell/>
                <table:covered-table-cell/>
              </table:table-row>
              <table:table-row>
                <table:table-cell table:style-name="Tabla37.A2" table:number-columns-spanned="2" office:value-type="string">
                  <text:p text:style-name="P348"><text:ruby text:style-name="Ru1"><text:ruby-base><text:span text:style-name="T34">木</text:span></text:ruby-base><text:ruby-text>もく</text:ruby-text></text:ruby><text:ruby text:style-name="Ru1"><text:ruby-base><text:span text:style-name="T33">曜日</text:span></text:ruby-base><text:ruby-text>ようび</text:ruby-text></text:ruby></text:p>
                </table:table-cell>
                <table:covered-table-cell/>
                <table:table-cell table:style-name="Tabla37.C2" table:number-columns-spanned="3" office:value-type="string">
                  <text:p text:style-name="P224">Jueves</text:p>
                </table:table-cell>
                <table:covered-table-cell/>
                <table:covered-table-cell/>
              </table:table-row>
            </table:table>
            <text:p text:style-name="P287"/>
          </table:table-cell>
          <table:table-cell table:style-name="Tabla34.A1" office:value-type="string">
            <text:p text:style-name="P362">木</text:p>
          </table:table-cell>
        </table:table-row>
        <table:table-row>
          <table:table-cell table:style-name="Tabla34.A1" office:value-type="string">
            <text:p text:style-name="P224">金</text:p>
            <text:p text:style-name="P264">Oro</text:p>
            <table:table table:name="Tabla38" table:style-name="Tabla38">
              <table:table-column table:style-name="Tabla38.A"/>
              <table:table-column table:style-name="Tabla38.B"/>
              <table:table-column table:style-name="Tabla38.C"/>
              <table:table-column table:style-name="Tabla38.D"/>
              <table:table-column table:style-name="Tabla38.E"/>
              <table:table-row>
                <table:table-cell table:style-name="Tabla38.A1" office:value-type="string">
                  <text:p text:style-name="P170">おん</text:p>
                </table:table-cell>
                <table:table-cell table:style-name="Tabla38.A1" table:number-columns-spanned="2" office:value-type="string">
                  <text:p text:style-name="P76">キン <text:span text:style-name="T80">、</text:span>コン</text:p>
                </table:table-cell>
                <table:covered-table-cell/>
                <table:table-cell table:style-name="Tabla38.A1" office:value-type="string">
                  <text:p text:style-name="P170">くん</text:p>
                </table:table-cell>
                <table:table-cell table:style-name="Tabla38.E1" office:value-type="string">
                  <text:p text:style-name="P101">かね <text:span text:style-name="T80">、</text:span>かな</text:p>
                </table:table-cell>
              </table:table-row>
              <table:table-row>
                <table:table-cell table:style-name="Tabla38.A2" table:number-columns-spanned="2" office:value-type="string">
                  <text:p text:style-name="P302">お<text:ruby text:style-name="Ru1"><text:ruby-base>金</text:ruby-base><text:ruby-text>かね</text:ruby-text></text:ruby></text:p>
                </table:table-cell>
                <table:covered-table-cell/>
                <table:table-cell table:style-name="Tabla38.C2" table:number-columns-spanned="3" office:value-type="string">
                  <text:p text:style-name="P224">Dinero</text:p>
                </table:table-cell>
                <table:covered-table-cell/>
                <table:covered-table-cell/>
              </table:table-row>
              <table:table-row>
                <table:table-cell table:style-name="Tabla38.A2" table:number-columns-spanned="2" office:value-type="string">
                  <text:p text:style-name="P219"><text:ruby text:style-name="Ru1"><text:ruby-base><text:span text:style-name="T82">金</text:span></text:ruby-base><text:ruby-text>きん</text:ruby-text></text:ruby><text:ruby text:style-name="Ru1"><text:ruby-base>曜日</text:ruby-base><text:ruby-text>ようび</text:ruby-text></text:ruby></text:p>
                </table:table-cell>
                <table:covered-table-cell/>
                <table:table-cell table:style-name="Tabla38.C2" table:number-columns-spanned="3" office:value-type="string">
                  <text:p text:style-name="P224">Viernes</text:p>
                </table:table-cell>
                <table:covered-table-cell/>
                <table:covered-table-cell/>
              </table:table-row>
            </table:table>
            <text:p text:style-name="P320"/>
          </table:table-cell>
          <table:table-cell table:style-name="Tabla34.A1" office:value-type="string">
            <text:p text:style-name="P332">金</text:p>
          </table:table-cell>
        </table:table-row>
      </table:table>
      <text:p text:style-name="P6"/>
      <text:p text:style-name="P6"/>
      <text:p text:style-name="P7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226">土</text:p>
            <text:p text:style-name="P265">Tierra</text:p>
            <table:table table:name="Tabla40" table:style-name="Tabla40">
              <table:table-column table:style-name="Tabla40.A"/>
              <table:table-column table:style-name="Tabla40.B"/>
              <table:table-column table:style-name="Tabla40.C"/>
              <table:table-column table:style-name="Tabla40.D"/>
              <table:table-column table:style-name="Tabla40.E"/>
              <table:table-row>
                <table:table-cell table:style-name="Tabla40.A1" office:value-type="string">
                  <text:p text:style-name="P171">おん</text:p>
                </table:table-cell>
                <table:table-cell table:style-name="Tabla40.A1" table:number-columns-spanned="2" office:value-type="string">
                  <text:p text:style-name="P77">ド <text:span text:style-name="T80">、</text:span>ト</text:p>
                </table:table-cell>
                <table:covered-table-cell/>
                <table:table-cell table:style-name="Tabla40.A1" office:value-type="string">
                  <text:p text:style-name="P171">くん</text:p>
                </table:table-cell>
                <table:table-cell table:style-name="Tabla40.E1" office:value-type="string">
                  <text:p text:style-name="P103">つち</text:p>
                </table:table-cell>
              </table:table-row>
              <table:table-row>
                <table:table-cell table:style-name="Tabla40.A2" table:number-columns-spanned="2" office:value-type="string">
                  <text:p text:style-name="P303"><text:ruby text:style-name="Ru1"><text:ruby-base>土</text:ruby-base><text:ruby-text>つち</text:ruby-text></text:ruby></text:p>
                </table:table-cell>
                <table:covered-table-cell/>
                <table:table-cell table:style-name="Tabla40.C2" table:number-columns-spanned="3" office:value-type="string">
                  <text:p text:style-name="P227">Tierra</text:p>
                </table:table-cell>
                <table:covered-table-cell/>
                <table:covered-table-cell/>
              </table:table-row>
              <table:table-row>
                <table:table-cell table:style-name="Tabla40.A2" table:number-columns-spanned="2" office:value-type="string">
                  <text:p text:style-name="P220"><text:ruby text:style-name="Ru1"><text:ruby-base><text:span text:style-name="T84">土</text:span></text:ruby-base><text:ruby-text>ド</text:ruby-text></text:ruby><text:ruby text:style-name="Ru1"><text:ruby-base>曜日</text:ruby-base><text:ruby-text>ようび</text:ruby-text></text:ruby></text:p>
                </table:table-cell>
                <table:covered-table-cell/>
                <table:table-cell table:style-name="Tabla40.C2" table:number-columns-spanned="3" office:value-type="string">
                  <text:p text:style-name="P227">Sábado</text:p>
                </table:table-cell>
                <table:covered-table-cell/>
                <table:covered-table-cell/>
              </table:table-row>
            </table:table>
            <text:p text:style-name="P321"/>
          </table:table-cell>
          <table:table-cell table:style-name="Tabla39.A1" office:value-type="string">
            <text:p text:style-name="P333">土</text:p>
          </table:table-cell>
        </table:table-row>
        <table:table-row>
          <table:table-cell table:style-name="Tabla39.A1" office:value-type="string">
            <text:p text:style-name="P222">私</text:p>
            <text:p text:style-name="P263">Yo</text:p>
            <table:table table:name="Tabla41" table:style-name="Tabla41">
              <table:table-column table:style-name="Tabla41.A"/>
              <table:table-column table:style-name="Tabla41.B"/>
              <table:table-column table:style-name="Tabla41.C"/>
              <table:table-column table:style-name="Tabla41.D"/>
              <table:table-column table:style-name="Tabla41.E"/>
              <table:table-row>
                <table:table-cell table:style-name="Tabla41.A1" office:value-type="string">
                  <text:p text:style-name="P171">おん</text:p>
                </table:table-cell>
                <table:table-cell table:style-name="Tabla41.A1" table:number-columns-spanned="2" office:value-type="string">
                  <text:p text:style-name="P78">シ</text:p>
                </table:table-cell>
                <table:covered-table-cell/>
                <table:table-cell table:style-name="Tabla41.A1" office:value-type="string">
                  <text:p text:style-name="P171">くん</text:p>
                </table:table-cell>
                <table:table-cell table:style-name="Tabla41.E1" office:value-type="string">
                  <text:p text:style-name="P104">わたくし、 わたし</text:p>
                </table:table-cell>
              </table:table-row>
              <table:table-row>
                <table:table-cell table:style-name="Tabla41.A2" table:number-columns-spanned="2" office:value-type="string">
                  <text:p text:style-name="P300"><text:ruby text:style-name="Ru1"><text:ruby-base>私</text:ruby-base><text:ruby-text>わたし</text:ruby-text></text:ruby></text:p>
                </table:table-cell>
                <table:covered-table-cell/>
                <table:table-cell table:style-name="Tabla41.C2" table:number-columns-spanned="3" office:value-type="string">
                  <text:p text:style-name="P222">Yo</text:p>
                </table:table-cell>
                <table:covered-table-cell/>
                <table:covered-table-cell/>
              </table:table-row>
              <table:table-row>
                <table:table-cell table:style-name="Tabla41.A2" table:number-columns-spanned="2" office:value-type="string">
                  <text:p text:style-name="P301"><text:ruby text:style-name="Ru1"><text:ruby-base>私</text:ruby-base><text:ruby-text>あたし</text:ruby-text></text:ruby></text:p>
                </table:table-cell>
                <table:covered-table-cell/>
                <table:table-cell table:style-name="Tabla41.C2" table:number-columns-spanned="3" office:value-type="string">
                  <text:p text:style-name="P228">Yo (fem. informal)</text:p>
                </table:table-cell>
                <table:covered-table-cell/>
                <table:covered-table-cell/>
              </table:table-row>
            </table:table>
            <text:p text:style-name="P321"/>
          </table:table-cell>
          <table:table-cell table:style-name="Tabla39.A1" office:value-type="string">
            <text:p text:style-name="P331">私</text:p>
          </table:table-cell>
        </table:table-row>
        <table:table-row>
          <table:table-cell table:style-name="Tabla39.A1" office:value-type="string">
            <text:p text:style-name="P230">人</text:p>
            <text:p text:style-name="P267">Persona, Gente</text:p>
            <table:table table:name="Tabla42" table:style-name="Tabla42">
              <table:table-column table:style-name="Tabla42.A"/>
              <table:table-column table:style-name="Tabla42.B"/>
              <table:table-column table:style-name="Tabla42.C"/>
              <table:table-column table:style-name="Tabla42.D"/>
              <table:table-column table:style-name="Tabla42.E"/>
              <table:table-row>
                <table:table-cell table:style-name="Tabla42.A1" office:value-type="string">
                  <text:p text:style-name="P171">おん</text:p>
                </table:table-cell>
                <table:table-cell table:style-name="Tabla42.A1" table:number-columns-spanned="2" office:value-type="string">
                  <text:p text:style-name="P74"><text:span text:style-name="T85">ジン </text:span>、<text:span text:style-name="T85">ニン</text:span></text:p>
                </table:table-cell>
                <table:covered-table-cell/>
                <table:table-cell table:style-name="Tabla42.A1" office:value-type="string">
                  <text:p text:style-name="P171">くん</text:p>
                </table:table-cell>
                <table:table-cell table:style-name="Tabla42.E1" office:value-type="string">
                  <text:p text:style-name="P79">ひと</text:p>
                </table:table-cell>
              </table:table-row>
              <table:table-row>
                <table:table-cell table:style-name="Tabla42.A2" table:number-columns-spanned="2" office:value-type="string">
                  <text:p text:style-name="P230"><text:ruby text:style-name="Ru1"><text:ruby-base>人</text:ruby-base><text:ruby-text>ひと</text:ruby-text></text:ruby></text:p>
                </table:table-cell>
                <table:covered-table-cell/>
                <table:table-cell table:style-name="Tabla42.C2" table:number-columns-spanned="3" office:value-type="string">
                  <text:p text:style-name="P230">Persona</text:p>
                </table:table-cell>
                <table:covered-table-cell/>
                <table:covered-table-cell/>
              </table:table-row>
              <table:table-row>
                <table:table-cell table:style-name="Tabla42.A2" table:number-columns-spanned="2" office:value-type="string">
                  <text:p text:style-name="P353"><text:ruby text:style-name="Ru1"><text:ruby-base><text:span text:style-name="T33">日本</text:span></text:ruby-base><text:ruby-text>にほん</text:ruby-text></text:ruby><text:ruby text:style-name="Ru1"><text:ruby-base><text:span text:style-name="T33">人</text:span></text:ruby-base><text:ruby-text>じん</text:ruby-text></text:ruby></text:p>
                </table:table-cell>
                <table:covered-table-cell/>
                <table:table-cell table:style-name="Tabla42.C2" table:number-columns-spanned="3" office:value-type="string">
                  <text:p text:style-name="P230">Japonés (gentilicio)</text:p>
                </table:table-cell>
                <table:covered-table-cell/>
                <table:covered-table-cell/>
              </table:table-row>
            </table:table>
            <text:p text:style-name="P288"/>
          </table:table-cell>
          <table:table-cell table:style-name="Tabla39.A1" office:value-type="string">
            <text:p text:style-name="P365">人</text:p>
          </table:table-cell>
        </table:table-row>
        <table:table-row>
          <table:table-cell table:style-name="Tabla39.A1" office:value-type="string">
            <text:p text:style-name="P231">才</text:p>
            <text:p text:style-name="P268">Edad</text:p>
            <table:table table:name="Tabla43" table:style-name="Tabla43">
              <table:table-column table:style-name="Tabla43.A"/>
              <table:table-column table:style-name="Tabla43.B"/>
              <table:table-column table:style-name="Tabla43.C"/>
              <table:table-column table:style-name="Tabla43.D"/>
              <table:table-column table:style-name="Tabla43.E"/>
              <table:table-row>
                <table:table-cell table:style-name="Tabla43.A1" office:value-type="string">
                  <text:p text:style-name="P171">おん</text:p>
                </table:table-cell>
                <table:table-cell table:style-name="Tabla43.A1" table:number-columns-spanned="2" office:value-type="string">
                  <text:p text:style-name="P80">サイ</text:p>
                </table:table-cell>
                <table:covered-table-cell/>
                <table:table-cell table:style-name="Tabla43.A1" office:value-type="string">
                  <text:p text:style-name="P171">くん</text:p>
                </table:table-cell>
                <table:table-cell table:style-name="Tabla43.E1" office:value-type="string">
                  <text:p text:style-name="P102">-</text:p>
                </table:table-cell>
              </table:table-row>
              <table:table-row>
                <table:table-cell table:style-name="Tabla43.A2" table:number-columns-spanned="2" office:value-type="string">
                  <text:p text:style-name="P304">18<text:ruby text:style-name="Ru1"><text:ruby-base>才</text:ruby-base><text:ruby-text>さい</text:ruby-text></text:ruby></text:p>
                </table:table-cell>
                <table:covered-table-cell/>
                <table:table-cell table:style-name="Tabla43.C2" table:number-columns-spanned="3" office:value-type="string">
                  <text:p text:style-name="P225">18 <text:span text:style-name="T86">años</text:span></text:p>
                </table:table-cell>
                <table:covered-table-cell/>
                <table:covered-table-cell/>
              </table:table-row>
            </table:table>
            <text:p text:style-name="P321"/>
          </table:table-cell>
          <table:table-cell table:style-name="Tabla39.A1" office:value-type="string">
            <text:p text:style-name="P334">才</text:p>
          </table:table-cell>
        </table:table-row>
      </table:table>
      <text:p text:style-name="P7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232">学</text:p>
            <text:p text:style-name="P269">Estudio, Aprendizaje</text:p>
            <table:table table:name="Tabla45" table:style-name="Tabla45">
              <table:table-column table:style-name="Tabla45.A"/>
              <table:table-column table:style-name="Tabla45.B"/>
              <table:table-column table:style-name="Tabla45.C"/>
              <table:table-column table:style-name="Tabla45.D"/>
              <table:table-column table:style-name="Tabla45.E"/>
              <table:table-row>
                <table:table-cell table:style-name="Tabla45.A1" office:value-type="string">
                  <text:p text:style-name="P172">おん</text:p>
                </table:table-cell>
                <table:table-cell table:style-name="Tabla45.A1" table:number-columns-spanned="2" office:value-type="string">
                  <text:p text:style-name="P81">ガク</text:p>
                </table:table-cell>
                <table:covered-table-cell/>
                <table:table-cell table:style-name="Tabla45.A1" office:value-type="string">
                  <text:p text:style-name="P172">くん</text:p>
                </table:table-cell>
                <table:table-cell table:style-name="Tabla45.E1" office:value-type="string">
                  <text:p text:style-name="P106">まな·ぶ</text:p>
                </table:table-cell>
              </table:table-row>
              <table:table-row>
                <table:table-cell table:style-name="Tabla45.A2" table:number-columns-spanned="2" office:value-type="string">
                  <text:p text:style-name="P306"><text:ruby text:style-name="Ru1"><text:ruby-base>学</text:ruby-base><text:ruby-text>がく</text:ruby-text></text:ruby><text:ruby text:style-name="Ru1"><text:ruby-base>生</text:ruby-base><text:ruby-text>せい</text:ruby-text></text:ruby></text:p>
                </table:table-cell>
                <table:covered-table-cell/>
                <table:table-cell table:style-name="Tabla45.C2" table:number-columns-spanned="3" office:value-type="string">
                  <text:p text:style-name="P232">Estudiante</text:p>
                </table:table-cell>
                <table:covered-table-cell/>
                <table:covered-table-cell/>
              </table:table-row>
              <table:table-row>
                <table:table-cell table:style-name="Tabla45.A2" table:number-columns-spanned="2" office:value-type="string">
                  <text:p text:style-name="P354"><text:ruby text:style-name="Ru1"><text:ruby-base>学</text:ruby-base><text:ruby-text>まな</text:ruby-text></text:ruby>ぶ</text:p>
                </table:table-cell>
                <table:covered-table-cell/>
                <table:table-cell table:style-name="Tabla45.C2" table:number-columns-spanned="3" office:value-type="string">
                  <text:p text:style-name="P232">Estudiar, Aprender, Tomar lecciones</text:p>
                </table:table-cell>
                <table:covered-table-cell/>
                <table:covered-table-cell/>
              </table:table-row>
            </table:table>
            <text:p text:style-name="P322"/>
          </table:table-cell>
          <table:table-cell table:style-name="Tabla44.A1" office:value-type="string">
            <text:p text:style-name="P335">学</text:p>
          </table:table-cell>
        </table:table-row>
        <table:table-row>
          <table:table-cell table:style-name="Tabla44.A1" office:value-type="string">
            <text:p text:style-name="P233">校</text:p>
            <text:p text:style-name="P270">Escuela</text:p>
            <table:table table:name="Tabla46" table:style-name="Tabla46">
              <table:table-column table:style-name="Tabla46.A"/>
              <table:table-column table:style-name="Tabla46.B"/>
              <table:table-column table:style-name="Tabla46.C"/>
              <table:table-column table:style-name="Tabla46.D"/>
              <table:table-column table:style-name="Tabla46.E"/>
              <table:table-row>
                <table:table-cell table:style-name="Tabla46.A1" office:value-type="string">
                  <text:p text:style-name="P172">おん</text:p>
                </table:table-cell>
                <table:table-cell table:style-name="Tabla46.A1" table:number-columns-spanned="2" office:value-type="string">
                  <text:p text:style-name="P82">コウ</text:p>
                </table:table-cell>
                <table:covered-table-cell/>
                <table:table-cell table:style-name="Tabla46.A1" office:value-type="string">
                  <text:p text:style-name="P172">くん</text:p>
                </table:table-cell>
                <table:table-cell table:style-name="Tabla46.E1" office:value-type="string">
                  <text:p text:style-name="P105">-</text:p>
                </table:table-cell>
              </table:table-row>
              <table:table-row>
                <table:table-cell table:style-name="Tabla46.A2" table:number-columns-spanned="2" office:value-type="string">
                  <text:p text:style-name="P307"><text:ruby text:style-name="Ru1"><text:ruby-base>学校</text:ruby-base><text:ruby-text>がっこう</text:ruby-text></text:ruby></text:p>
                </table:table-cell>
                <table:covered-table-cell/>
                <table:table-cell table:style-name="Tabla46.C2" table:number-columns-spanned="3" office:value-type="string">
                  <text:p text:style-name="P223">Escuela</text:p>
                </table:table-cell>
                <table:covered-table-cell/>
                <table:covered-table-cell/>
              </table:table-row>
              <table:table-row>
                <table:table-cell table:style-name="Tabla46.A2" table:number-columns-spanned="2" office:value-type="string">
                  <text:p text:style-name="P307"><text:ruby text:style-name="Ru1"><text:ruby-base>校</text:ruby-base><text:ruby-text>こう</text:ruby-text></text:ruby><text:ruby text:style-name="Ru1"><text:ruby-base>庭</text:ruby-base><text:ruby-text>てい</text:ruby-text></text:ruby></text:p>
                </table:table-cell>
                <table:covered-table-cell/>
                <table:table-cell table:style-name="Tabla46.C2" table:number-columns-spanned="3" office:value-type="string">
                  <text:p text:style-name="P233">Campus</text:p>
                </table:table-cell>
                <table:covered-table-cell/>
                <table:covered-table-cell/>
              </table:table-row>
            </table:table>
            <text:p text:style-name="P322"/>
          </table:table-cell>
          <table:table-cell table:style-name="Tabla44.A1" office:value-type="string">
            <text:p text:style-name="P336">校</text:p>
          </table:table-cell>
        </table:table-row>
        <table:table-row>
          <table:table-cell table:style-name="Tabla44.A1" office:value-type="string">
            <text:p text:style-name="P380">生</text:p>
            <text:p text:style-name="P392">Vida</text:p>
            <table:table table:name="Tabla47" table:style-name="Tabla47">
              <table:table-column table:style-name="Tabla47.A"/>
              <table:table-column table:style-name="Tabla47.B"/>
              <table:table-column table:style-name="Tabla47.C"/>
              <table:table-column table:style-name="Tabla47.D"/>
              <table:table-column table:style-name="Tabla47.E"/>
              <table:table-row>
                <table:table-cell table:style-name="Tabla47.A1" office:value-type="string">
                  <text:p text:style-name="P172">おん</text:p>
                </table:table-cell>
                <table:table-cell table:style-name="Tabla47.A1" table:number-columns-spanned="2" office:value-type="string">
                  <text:p text:style-name="P409">セイ、ショウ</text:p>
                </table:table-cell>
                <table:covered-table-cell/>
                <table:table-cell table:style-name="Tabla47.A1" office:value-type="string">
                  <text:p text:style-name="P172">くん</text:p>
                </table:table-cell>
                <table:table-cell table:style-name="Tabla47.E1" office:value-type="string">
                  <text:p text:style-name="P82">い、う</text:p>
                </table:table-cell>
              </table:table-row>
              <table:table-row>
                <table:table-cell table:style-name="Tabla47.A2" table:number-columns-spanned="2" office:value-type="string">
                  <text:p text:style-name="P381"><text:ruby text:style-name="Ru1"><text:ruby-base>先</text:ruby-base><text:ruby-text>せん</text:ruby-text></text:ruby><text:ruby text:style-name="Ru1"><text:ruby-base>生</text:ruby-base><text:ruby-text>せい</text:ruby-text></text:ruby> </text:p>
                </table:table-cell>
                <table:covered-table-cell/>
                <table:table-cell table:style-name="Tabla47.C2" table:number-columns-spanned="3" office:value-type="string">
                  <text:p text:style-name="P381">Profesor</text:p>
                </table:table-cell>
                <table:covered-table-cell/>
                <table:covered-table-cell/>
              </table:table-row>
              <table:table-row>
                <table:table-cell table:style-name="Tabla47.A2" table:number-columns-spanned="2" office:value-type="string">
                  <text:p text:style-name="P381"><text:ruby text:style-name="Ru1"><text:ruby-base>生</text:ruby-base><text:ruby-text>い</text:ruby-text></text:ruby>きる </text:p>
                </table:table-cell>
                <table:covered-table-cell/>
                <table:table-cell table:style-name="Tabla47.C2" table:number-columns-spanned="3" office:value-type="string">
                  <text:p text:style-name="P381">Vivir, Existir</text:p>
                </table:table-cell>
                <table:covered-table-cell/>
                <table:covered-table-cell/>
              </table:table-row>
              <table:table-row>
                <table:table-cell table:style-name="Tabla47.A2" table:number-columns-spanned="2" office:value-type="string">
                  <text:p text:style-name="P381"><text:ruby text:style-name="Ru1"><text:ruby-base>生</text:ruby-base><text:ruby-text>う</text:ruby-text></text:ruby>まれる</text:p>
                </table:table-cell>
                <table:covered-table-cell/>
                <table:table-cell table:style-name="Tabla47.C2" table:number-columns-spanned="3" office:value-type="string">
                  <text:p text:style-name="P381">Nacer</text:p>
                </table:table-cell>
                <table:covered-table-cell/>
                <table:covered-table-cell/>
              </table:table-row>
            </table:table>
            <text:p text:style-name="P289"/>
          </table:table-cell>
          <table:table-cell table:style-name="Tabla44.A1" office:value-type="string">
            <text:p text:style-name="P401">生</text:p>
          </table:table-cell>
        </table:table-row>
        <table:table-row>
          <table:table-cell table:style-name="Tabla44.A1" office:value-type="string">
            <text:p text:style-name="P234">語</text:p>
            <text:p text:style-name="P271">Idioma</text:p>
            <table:table table:name="Tabla48" table:style-name="Tabla48">
              <table:table-column table:style-name="Tabla48.A"/>
              <table:table-column table:style-name="Tabla48.B"/>
              <table:table-column table:style-name="Tabla48.C"/>
              <table:table-column table:style-name="Tabla48.D"/>
              <table:table-column table:style-name="Tabla48.E"/>
              <table:table-row>
                <table:table-cell table:style-name="Tabla48.A1" office:value-type="string">
                  <text:p text:style-name="P172">おん</text:p>
                </table:table-cell>
                <table:table-cell table:style-name="Tabla48.A1" table:number-columns-spanned="2" office:value-type="string">
                  <text:p text:style-name="P83">ゴ</text:p>
                </table:table-cell>
                <table:covered-table-cell/>
                <table:table-cell table:style-name="Tabla48.A1" office:value-type="string">
                  <text:p text:style-name="P172">くん</text:p>
                </table:table-cell>
                <table:table-cell table:style-name="Tabla48.E1" office:value-type="string">
                  <text:p text:style-name="P108">-</text:p>
                </table:table-cell>
              </table:table-row>
              <table:table-row>
                <table:table-cell table:style-name="Tabla48.A2" table:number-columns-spanned="2" office:value-type="string">
                  <text:p text:style-name="P305"><text:span text:style-name="T87">スペイン</text:span><text:ruby text:style-name="Ru1"><text:ruby-base>語</text:ruby-base><text:ruby-text>ゴ</text:ruby-text></text:ruby></text:p>
                </table:table-cell>
                <table:covered-table-cell/>
                <table:table-cell table:style-name="Tabla48.C2" table:number-columns-spanned="3" office:value-type="string">
                  <text:p text:style-name="P234">Español (idioma)</text:p>
                </table:table-cell>
                <table:covered-table-cell/>
                <table:covered-table-cell/>
              </table:table-row>
            </table:table>
            <text:p text:style-name="P322"/>
          </table:table-cell>
          <table:table-cell table:style-name="Tabla44.A1" office:value-type="string">
            <text:p text:style-name="P337">語</text:p>
          </table:table-cell>
        </table:table-row>
      </table:table>
      <text:p text:style-name="P8"/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233">本</text:p>
            <text:p text:style-name="P270">Libro</text:p>
            <table:table table:name="Tabla50" table:style-name="Tabla50">
              <table:table-column table:style-name="Tabla50.A"/>
              <table:table-column table:style-name="Tabla50.B"/>
              <table:table-column table:style-name="Tabla50.C"/>
              <table:table-column table:style-name="Tabla50.D"/>
              <table:table-column table:style-name="Tabla50.E"/>
              <table:table-row>
                <table:table-cell table:style-name="Tabla50.A1" office:value-type="string">
                  <text:p text:style-name="P172">おん</text:p>
                </table:table-cell>
                <table:table-cell table:style-name="Tabla50.A1" table:number-columns-spanned="2" office:value-type="string">
                  <text:p text:style-name="P82">ホン</text:p>
                </table:table-cell>
                <table:covered-table-cell/>
                <table:table-cell table:style-name="Tabla50.A1" office:value-type="string">
                  <text:p text:style-name="P172">くん</text:p>
                </table:table-cell>
                <table:table-cell table:style-name="Tabla50.E1" office:value-type="string">
                  <text:p text:style-name="P82">ー</text:p>
                </table:table-cell>
              </table:table-row>
              <table:table-row>
                <table:table-cell table:style-name="Tabla50.A2" table:number-columns-spanned="2" office:value-type="string">
                  <text:p text:style-name="P233"><text:ruby text:style-name="Ru1"><text:ruby-base>本</text:ruby-base><text:ruby-text>ほん</text:ruby-text></text:ruby></text:p>
                </table:table-cell>
                <table:covered-table-cell/>
                <table:table-cell table:style-name="Tabla50.C2" table:number-columns-spanned="3" office:value-type="string">
                  <text:p text:style-name="P378">Libro</text:p>
                </table:table-cell>
                <table:covered-table-cell/>
                <table:covered-table-cell/>
              </table:table-row>
            </table:table>
            <text:p text:style-name="P289"/>
          </table:table-cell>
          <table:table-cell table:style-name="Tabla49.A1" office:value-type="string">
            <text:p text:style-name="P399">本</text:p>
          </table:table-cell>
        </table:table-row>
        <table:table-row>
          <table:table-cell table:style-name="Tabla49.A1" office:value-type="string">
            <text:p text:style-name="P235">曜</text:p>
            <text:p text:style-name="P272">Día de la semana</text:p>
            <table:table table:name="Tabla51" table:style-name="Tabla51">
              <table:table-column table:style-name="Tabla51.A"/>
              <table:table-column table:style-name="Tabla51.B"/>
              <table:table-column table:style-name="Tabla51.C"/>
              <table:table-column table:style-name="Tabla51.D"/>
              <table:table-column table:style-name="Tabla51.E"/>
              <table:table-row>
                <table:table-cell table:style-name="Tabla51.A1" office:value-type="string">
                  <text:p text:style-name="P173">おん</text:p>
                </table:table-cell>
                <table:table-cell table:style-name="Tabla51.A1" table:number-columns-spanned="2" office:value-type="string">
                  <text:p text:style-name="P84">ヨウ</text:p>
                </table:table-cell>
                <table:covered-table-cell/>
                <table:table-cell table:style-name="Tabla51.A1" office:value-type="string">
                  <text:p text:style-name="P173">くん</text:p>
                </table:table-cell>
                <table:table-cell table:style-name="Tabla51.E1" office:value-type="string">
                  <text:p text:style-name="P107">-</text:p>
                </table:table-cell>
              </table:table-row>
              <table:table-row>
                <table:table-cell table:style-name="Tabla51.A2" table:number-columns-spanned="2" office:value-type="string">
                  <text:p text:style-name="P309"><text:ruby text:style-name="Ru2"><text:ruby-base>曜</text:ruby-base><text:ruby-text>よう</text:ruby-text></text:ruby></text:p>
                </table:table-cell>
                <table:covered-table-cell/>
                <table:table-cell table:style-name="Tabla51.C2" table:number-columns-spanned="3" office:value-type="string">
                  <text:p text:style-name="P235">Día de la semana</text:p>
                </table:table-cell>
                <table:covered-table-cell/>
                <table:covered-table-cell/>
              </table:table-row>
            </table:table>
            <text:p text:style-name="P323"/>
          </table:table-cell>
          <table:table-cell table:style-name="Tabla49.A1" office:value-type="string">
            <text:p text:style-name="P338">曜</text:p>
          </table:table-cell>
        </table:table-row>
        <table:table-row>
          <table:table-cell table:style-name="Tabla49.A1" office:value-type="string">
            <text:p text:style-name="P237">年</text:p>
            <text:p text:style-name="P274">Año</text:p>
            <table:table table:name="Tabla52" table:style-name="Tabla52">
              <table:table-column table:style-name="Tabla52.A"/>
              <table:table-column table:style-name="Tabla52.B"/>
              <table:table-column table:style-name="Tabla52.C"/>
              <table:table-column table:style-name="Tabla52.D"/>
              <table:table-column table:style-name="Tabla52.E"/>
              <table:table-row>
                <table:table-cell table:style-name="Tabla52.A1" office:value-type="string">
                  <text:p text:style-name="P173">おん</text:p>
                </table:table-cell>
                <table:table-cell table:style-name="Tabla52.A1" table:number-columns-spanned="2" office:value-type="string">
                  <text:p text:style-name="P85">ネン</text:p>
                </table:table-cell>
                <table:covered-table-cell/>
                <table:table-cell table:style-name="Tabla52.A1" office:value-type="string">
                  <text:p text:style-name="P173">くん</text:p>
                </table:table-cell>
                <table:table-cell table:style-name="Tabla52.E1" office:value-type="string">
                  <text:p text:style-name="P85">とし</text:p>
                </table:table-cell>
              </table:table-row>
              <table:table-row>
                <table:table-cell table:style-name="Tabla52.A2" table:number-columns-spanned="2" office:value-type="string">
                  <text:p text:style-name="P237">2000<text:ruby text:style-name="Ru1"><text:ruby-base>年</text:ruby-base><text:ruby-text>ねん</text:ruby-text></text:ruby></text:p>
                </table:table-cell>
                <table:covered-table-cell/>
                <table:table-cell table:style-name="Tabla52.C2" table:number-columns-spanned="3" office:value-type="string">
                  <text:p text:style-name="P237">Año 2000</text:p>
                </table:table-cell>
                <table:covered-table-cell/>
                <table:covered-table-cell/>
              </table:table-row>
              <table:table-row>
                <table:table-cell table:style-name="Tabla52.A2" table:number-columns-spanned="2" office:value-type="string">
                  <text:p text:style-name="P237"><text:ruby text:style-name="Ru1"><text:ruby-base>毎</text:ruby-base><text:ruby-text>まい</text:ruby-text></text:ruby><text:ruby text:style-name="Ru1"><text:ruby-base>年</text:ruby-base><text:ruby-text>とし</text:ruby-text></text:ruby></text:p>
                </table:table-cell>
                <table:covered-table-cell/>
                <table:table-cell table:style-name="Tabla52.C2" table:number-columns-spanned="3" office:value-type="string">
                  <text:p text:style-name="P237">Todos los años, anualmente</text:p>
                </table:table-cell>
                <table:covered-table-cell/>
                <table:covered-table-cell/>
              </table:table-row>
            </table:table>
            <text:p text:style-name="P290"/>
          </table:table-cell>
          <table:table-cell table:style-name="Tabla49.A1" office:value-type="string">
            <text:p text:style-name="P366">年</text:p>
          </table:table-cell>
        </table:table-row>
        <table:table-row>
          <table:table-cell table:style-name="Tabla49.A1" office:value-type="string">
            <text:p text:style-name="P240">時</text:p>
            <text:p text:style-name="P275">Hora</text:p>
            <table:table table:name="Tabla53" table:style-name="Tabla53">
              <table:table-column table:style-name="Tabla53.A"/>
              <table:table-column table:style-name="Tabla53.B"/>
              <table:table-column table:style-name="Tabla53.C"/>
              <table:table-column table:style-name="Tabla53.D"/>
              <table:table-column table:style-name="Tabla53.E"/>
              <table:table-row>
                <table:table-cell table:style-name="Tabla53.A1" office:value-type="string">
                  <text:p text:style-name="P173">おん</text:p>
                </table:table-cell>
                <table:table-cell table:style-name="Tabla53.A1" table:number-columns-spanned="2" office:value-type="string">
                  <text:p text:style-name="P86">ジ</text:p>
                </table:table-cell>
                <table:covered-table-cell/>
                <table:table-cell table:style-name="Tabla53.A1" office:value-type="string">
                  <text:p text:style-name="P173">くん</text:p>
                </table:table-cell>
                <table:table-cell table:style-name="Tabla53.E1" office:value-type="string">
                  <text:p text:style-name="P109">-</text:p>
                </table:table-cell>
              </table:table-row>
              <table:table-row>
                <table:table-cell table:style-name="Tabla53.A2" table:number-columns-spanned="2" office:value-type="string">
                  <text:p text:style-name="P355"><text:ruby text:style-name="Ru1"><text:ruby-base>三時</text:ruby-base><text:ruby-text>さんじ</text:ruby-text></text:ruby></text:p>
                </table:table-cell>
                <table:covered-table-cell/>
                <table:table-cell table:style-name="Tabla53.C2" table:number-columns-spanned="3" office:value-type="string">
                  <text:p text:style-name="P240">Las 3</text:p>
                </table:table-cell>
                <table:covered-table-cell/>
                <table:covered-table-cell/>
              </table:table-row>
              <table:table-row>
                <table:table-cell table:style-name="Tabla53.A2" table:number-columns-spanned="2" office:value-type="string">
                  <text:p text:style-name="P355"><text:ruby text:style-name="Ru1"><text:ruby-base>三時</text:ruby-base><text:ruby-text>さんじ</text:ruby-text></text:ruby><text:ruby text:style-name="Ru1"><text:ruby-base><text:span text:style-name="T88">間</text:span></text:ruby-base><text:ruby-text>かん</text:ruby-text></text:ruby><text:span text:style-name="T88"> </text:span></text:p>
                </table:table-cell>
                <table:covered-table-cell/>
                <table:table-cell table:style-name="Tabla53.C2" table:number-columns-spanned="3" office:value-type="string">
                  <text:p text:style-name="P240">3 horas</text:p>
                </table:table-cell>
                <table:covered-table-cell/>
                <table:covered-table-cell/>
              </table:table-row>
            </table:table>
            <text:p text:style-name="P323"/>
          </table:table-cell>
          <table:table-cell table:style-name="Tabla49.A1" office:value-type="string">
            <text:p text:style-name="P339">時</text:p>
          </table:table-cell>
        </table:table-row>
      </table:table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241">東</text:p>
            <text:p text:style-name="P276">Este</text:p>
            <table:table table:name="Tabla55" table:style-name="Tabla55">
              <table:table-column table:style-name="Tabla55.A"/>
              <table:table-column table:style-name="Tabla55.B"/>
              <table:table-column table:style-name="Tabla55.C"/>
              <table:table-column table:style-name="Tabla55.D"/>
              <table:table-column table:style-name="Tabla55.E"/>
              <table:table-row>
                <table:table-cell table:style-name="Tabla55.A1" office:value-type="string">
                  <text:p text:style-name="P174">おん</text:p>
                </table:table-cell>
                <table:table-cell table:style-name="Tabla55.A1" table:number-columns-spanned="2" office:value-type="string">
                  <text:p text:style-name="P87">トウ</text:p>
                </table:table-cell>
                <table:covered-table-cell/>
                <table:table-cell table:style-name="Tabla55.A1" office:value-type="string">
                  <text:p text:style-name="P174">くん</text:p>
                </table:table-cell>
                <table:table-cell table:style-name="Tabla55.E1" office:value-type="string">
                  <text:p text:style-name="P112">ひがし</text:p>
                </table:table-cell>
              </table:table-row>
              <table:table-row>
                <table:table-cell table:style-name="Tabla55.A2" table:number-columns-spanned="2" office:value-type="string">
                  <text:p text:style-name="P311"><text:ruby text:style-name="Ru1"><text:ruby-base>東</text:ruby-base><text:ruby-text>ひがし</text:ruby-text></text:ruby></text:p>
                </table:table-cell>
                <table:covered-table-cell/>
                <table:table-cell table:style-name="Tabla55.C2" table:number-columns-spanned="3" office:value-type="string">
                  <text:p text:style-name="P243">Este</text:p>
                </table:table-cell>
                <table:covered-table-cell/>
                <table:covered-table-cell/>
              </table:table-row>
              <table:table-row>
                <table:table-cell table:style-name="Tabla55.A2" table:number-columns-spanned="2" office:value-type="string">
                  <text:p text:style-name="P312"><text:ruby text:style-name="Ru1"><text:ruby-base>中</text:ruby-base><text:ruby-text>ちゅう</text:ruby-text></text:ruby><text:ruby text:style-name="Ru1"><text:ruby-base>東</text:ruby-base><text:ruby-text>とう</text:ruby-text></text:ruby></text:p>
                </table:table-cell>
                <table:covered-table-cell/>
                <table:table-cell table:style-name="Tabla55.C2" table:number-columns-spanned="3" office:value-type="string">
                  <text:p text:style-name="P244">Oriente Medio</text:p>
                </table:table-cell>
                <table:covered-table-cell/>
                <table:covered-table-cell/>
              </table:table-row>
            </table:table>
            <text:p text:style-name="P324"/>
          </table:table-cell>
          <table:table-cell table:style-name="Tabla54.A1" office:value-type="string">
            <text:p text:style-name="P340">東</text:p>
          </table:table-cell>
        </table:table-row>
        <table:table-row>
          <table:table-cell table:style-name="Tabla54.A1" office:value-type="string">
            <text:p text:style-name="P243">京</text:p>
            <text:p text:style-name="P277">Capital</text:p>
            <table:table table:name="Tabla56" table:style-name="Tabla56">
              <table:table-column table:style-name="Tabla56.A"/>
              <table:table-column table:style-name="Tabla56.B"/>
              <table:table-column table:style-name="Tabla56.C"/>
              <table:table-column table:style-name="Tabla56.D"/>
              <table:table-column table:style-name="Tabla56.E"/>
              <table:table-row>
                <table:table-cell table:style-name="Tabla56.A1" office:value-type="string">
                  <text:p text:style-name="P174">おん</text:p>
                </table:table-cell>
                <table:table-cell table:style-name="Tabla56.A1" table:number-columns-spanned="2" office:value-type="string">
                  <text:p text:style-name="P88">キョウ</text:p>
                </table:table-cell>
                <table:covered-table-cell/>
                <table:table-cell table:style-name="Tabla56.A1" office:value-type="string">
                  <text:p text:style-name="P174">くん</text:p>
                </table:table-cell>
                <table:table-cell table:style-name="Tabla56.E1" office:value-type="string">
                  <text:p text:style-name="P111">-</text:p>
                </table:table-cell>
              </table:table-row>
              <table:table-row>
                <table:table-cell table:style-name="Tabla56.A2" table:number-columns-spanned="2" office:value-type="string">
                  <text:p text:style-name="P311"><text:ruby text:style-name="Ru1"><text:ruby-base>東</text:ruby-base><text:ruby-text>とう</text:ruby-text></text:ruby><text:ruby text:style-name="Ru1"><text:ruby-base>京</text:ruby-base><text:ruby-text>きょう</text:ruby-text></text:ruby></text:p>
                </table:table-cell>
                <table:covered-table-cell/>
                <table:table-cell table:style-name="Tabla56.C2" table:number-columns-spanned="3" office:value-type="string">
                  <text:p text:style-name="P241">Tokyo (lit.“Capital del Este”)</text:p>
                </table:table-cell>
                <table:covered-table-cell/>
                <table:covered-table-cell/>
              </table:table-row>
            </table:table>
            <text:p text:style-name="P324"/>
          </table:table-cell>
          <table:table-cell table:style-name="Tabla54.A1" office:value-type="string">
            <text:p text:style-name="P341">京</text:p>
          </table:table-cell>
        </table:table-row>
        <table:table-row>
          <table:table-cell table:style-name="Tabla54.A1" office:value-type="string">
            <text:p text:style-name="P245">名</text:p>
            <text:p text:style-name="P278">Nombre</text:p>
            <table:table table:name="Tabla57" table:style-name="Tabla57">
              <table:table-column table:style-name="Tabla57.A"/>
              <table:table-column table:style-name="Tabla57.B"/>
              <table:table-column table:style-name="Tabla57.C"/>
              <table:table-column table:style-name="Tabla57.D"/>
              <table:table-column table:style-name="Tabla57.E"/>
              <table:table-row>
                <table:table-cell table:style-name="Tabla57.A1" office:value-type="string">
                  <text:p text:style-name="P174">おん</text:p>
                </table:table-cell>
                <table:table-cell table:style-name="Tabla57.A1" table:number-columns-spanned="2" office:value-type="string">
                  <text:p text:style-name="P89">メイ 、ミョウ</text:p>
                </table:table-cell>
                <table:covered-table-cell/>
                <table:table-cell table:style-name="Tabla57.A1" office:value-type="string">
                  <text:p text:style-name="P174">くん</text:p>
                </table:table-cell>
                <table:table-cell table:style-name="Tabla57.E1" office:value-type="string">
                  <text:p text:style-name="P89">な</text:p>
                </table:table-cell>
              </table:table-row>
              <table:table-row>
                <table:table-cell table:style-name="Tabla57.A2" table:number-columns-spanned="2" office:value-type="string">
                  <text:p text:style-name="P351"><text:ruby text:style-name="Ru1"><text:ruby-base><text:span text:style-name="T36">名</text:span></text:ruby-base><text:ruby-text>な</text:ruby-text></text:ruby><text:ruby text:style-name="Ru1"><text:ruby-base><text:span text:style-name="T36">前</text:span></text:ruby-base><text:ruby-text>まえ</text:ruby-text></text:ruby><text:span text:style-name="T36"> </text:span></text:p>
                </table:table-cell>
                <table:covered-table-cell/>
                <table:table-cell table:style-name="Tabla57.C2" table:number-columns-spanned="3" office:value-type="string">
                  <text:p text:style-name="P238">Nombre</text:p>
                </table:table-cell>
                <table:covered-table-cell/>
                <table:covered-table-cell/>
              </table:table-row>
              <table:table-row>
                <table:table-cell table:style-name="Tabla57.A2" table:number-columns-spanned="2" office:value-type="string">
                  <text:p text:style-name="P245"><text:ruby text:style-name="Ru1"><text:ruby-base>有</text:ruby-base><text:ruby-text>ゆう</text:ruby-text></text:ruby><text:ruby text:style-name="Ru2"><text:ruby-base>名</text:ruby-base><text:ruby-text>めい</text:ruby-text></text:ruby></text:p>
                </table:table-cell>
                <table:covered-table-cell/>
                <table:table-cell table:style-name="Tabla57.C2" table:number-columns-spanned="3" office:value-type="string">
                  <text:p text:style-name="P238">Fama, famoso</text:p>
                </table:table-cell>
                <table:covered-table-cell/>
                <table:covered-table-cell/>
              </table:table-row>
            </table:table>
            <text:p text:style-name="P291"/>
          </table:table-cell>
          <table:table-cell table:style-name="Tabla54.A1" office:value-type="string">
            <text:p text:style-name="P367">名</text:p>
          </table:table-cell>
        </table:table-row>
        <table:table-row>
          <table:table-cell table:style-name="Tabla54.A1" office:value-type="string">
            <text:p text:style-name="P246">前</text:p>
            <text:p text:style-name="P275">Antes, Delante</text:p>
            <table:table table:name="Tabla58" table:style-name="Tabla58">
              <table:table-column table:style-name="Tabla58.A"/>
              <table:table-column table:style-name="Tabla58.B"/>
              <table:table-column table:style-name="Tabla58.C"/>
              <table:table-column table:style-name="Tabla58.D"/>
              <table:table-column table:style-name="Tabla58.E"/>
              <table:table-row>
                <table:table-cell table:style-name="Tabla58.A1" office:value-type="string">
                  <text:p text:style-name="P174">おん</text:p>
                </table:table-cell>
                <table:table-cell table:style-name="Tabla58.A1" table:number-columns-spanned="2" office:value-type="string">
                  <text:p text:style-name="P90">ゼン</text:p>
                </table:table-cell>
                <table:covered-table-cell/>
                <table:table-cell table:style-name="Tabla58.A1" office:value-type="string">
                  <text:p text:style-name="P174">くん</text:p>
                </table:table-cell>
                <table:table-cell table:style-name="Tabla58.E1" office:value-type="string">
                  <text:p text:style-name="P113">まえ</text:p>
                </table:table-cell>
              </table:table-row>
              <table:table-row>
                <table:table-cell table:style-name="Tabla58.A2" table:number-columns-spanned="2" office:value-type="string">
                  <text:p text:style-name="P356"><text:ruby text:style-name="Ru2"><text:ruby-base>午</text:ruby-base><text:ruby-text>ご</text:ruby-text></text:ruby><text:ruby text:style-name="Ru2"><text:ruby-base>前</text:ruby-base><text:ruby-text>せん</text:ruby-text></text:ruby> </text:p>
                </table:table-cell>
                <table:covered-table-cell/>
                <table:table-cell table:style-name="Tabla58.C2" table:number-columns-spanned="3" office:value-type="string">
                  <text:p text:style-name="P246">Por la mañana (a.m.)</text:p>
                </table:table-cell>
                <table:covered-table-cell/>
                <table:covered-table-cell/>
              </table:table-row>
              <table:table-row>
                <table:table-cell table:style-name="Tabla58.A2" table:number-columns-spanned="2" office:value-type="string">
                  <text:p text:style-name="P356"><text:ruby text:style-name="Ru1"><text:ruby-base>前</text:ruby-base><text:ruby-text>まえ</text:ruby-text></text:ruby><text:ruby text:style-name="Ru1"><text:ruby-base>売</text:ruby-base><text:ruby-text>う</text:ruby-text></text:ruby>り</text:p>
                </table:table-cell>
                <table:covered-table-cell/>
                <table:table-cell table:style-name="Tabla58.C2" table:number-columns-spanned="3" office:value-type="string">
                  <text:p text:style-name="P246">Venta anticipada</text:p>
                </table:table-cell>
                <table:covered-table-cell/>
                <table:covered-table-cell/>
              </table:table-row>
            </table:table>
            <text:p text:style-name="P324"/>
          </table:table-cell>
          <table:table-cell table:style-name="Tabla54.A1" office:value-type="string">
            <text:p text:style-name="P342">前</text:p>
          </table:table-cell>
        </table:table-row>
      </table:table>
      <text:p text:style-name="P9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248">国</text:p>
            <text:p text:style-name="P279">País</text:p>
            <table:table table:name="Tabla60" table:style-name="Tabla60">
              <table:table-column table:style-name="Tabla60.A"/>
              <table:table-column table:style-name="Tabla60.B"/>
              <table:table-column table:style-name="Tabla60.C"/>
              <table:table-column table:style-name="Tabla60.D"/>
              <table:table-column table:style-name="Tabla60.E"/>
              <table:table-row>
                <table:table-cell table:style-name="Tabla60.A1" office:value-type="string">
                  <text:p text:style-name="P175">おん</text:p>
                </table:table-cell>
                <table:table-cell table:style-name="Tabla60.A1" table:number-columns-spanned="2" office:value-type="string">
                  <text:p text:style-name="P91">コク</text:p>
                </table:table-cell>
                <table:covered-table-cell/>
                <table:table-cell table:style-name="Tabla60.A1" office:value-type="string">
                  <text:p text:style-name="P175">くん</text:p>
                </table:table-cell>
                <table:table-cell table:style-name="Tabla60.E1" office:value-type="string">
                  <text:p text:style-name="P115">くに</text:p>
                </table:table-cell>
              </table:table-row>
              <table:table-row>
                <table:table-cell table:style-name="Tabla60.A2" table:number-columns-spanned="2" office:value-type="string">
                  <text:p text:style-name="P313"><text:ruby text:style-name="Ru1"><text:ruby-base>国</text:ruby-base><text:ruby-text>くに</text:ruby-text></text:ruby></text:p>
                </table:table-cell>
                <table:covered-table-cell/>
                <table:table-cell table:style-name="Tabla60.C2" table:number-columns-spanned="3" office:value-type="string">
                  <text:p text:style-name="P248">País</text:p>
                </table:table-cell>
                <table:covered-table-cell/>
                <table:covered-table-cell/>
              </table:table-row>
              <table:table-row>
                <table:table-cell table:style-name="Tabla60.A2" table:number-columns-spanned="2" office:value-type="string">
                  <text:p text:style-name="P313"><text:ruby text:style-name="Ru1"><text:ruby-base>韓国</text:ruby-base><text:ruby-text>かんこく</text:ruby-text></text:ruby></text:p>
                </table:table-cell>
                <table:covered-table-cell/>
                <table:table-cell table:style-name="Tabla60.C2" table:number-columns-spanned="3" office:value-type="string">
                  <text:p text:style-name="P248">Corea del Sur</text:p>
                </table:table-cell>
                <table:covered-table-cell/>
                <table:covered-table-cell/>
              </table:table-row>
            </table:table>
            <text:p text:style-name="P325"/>
          </table:table-cell>
          <table:table-cell table:style-name="Tabla59.A1" office:value-type="string">
            <text:p text:style-name="P345">国</text:p>
          </table:table-cell>
        </table:table-row>
        <table:table-row>
          <table:table-cell table:style-name="Tabla59.A1" office:value-type="string">
            <text:p text:style-name="P248">男</text:p>
            <text:p text:style-name="P279">Masculino</text:p>
            <table:table table:name="Tabla61" table:style-name="Tabla61">
              <table:table-column table:style-name="Tabla61.A"/>
              <table:table-column table:style-name="Tabla61.B"/>
              <table:table-column table:style-name="Tabla61.C"/>
              <table:table-column table:style-name="Tabla61.D"/>
              <table:table-column table:style-name="Tabla61.E"/>
              <table:table-row>
                <table:table-cell table:style-name="Tabla61.A1" office:value-type="string">
                  <text:p text:style-name="P175">おん</text:p>
                </table:table-cell>
                <table:table-cell table:style-name="Tabla61.A1" table:number-columns-spanned="2" office:value-type="string">
                  <text:p text:style-name="P91">ダン 、ナン</text:p>
                </table:table-cell>
                <table:covered-table-cell/>
                <table:table-cell table:style-name="Tabla61.A1" office:value-type="string">
                  <text:p text:style-name="P175">くん</text:p>
                </table:table-cell>
                <table:table-cell table:style-name="Tabla61.E1" office:value-type="string">
                  <text:p text:style-name="P115">おとこ</text:p>
                </table:table-cell>
              </table:table-row>
              <table:table-row>
                <table:table-cell table:style-name="Tabla61.A2" table:number-columns-spanned="2" office:value-type="string">
                  <text:p text:style-name="P313"><text:ruby text:style-name="Ru1"><text:ruby-base>男</text:ruby-base><text:ruby-text>だん</text:ruby-text></text:ruby><text:ruby text:style-name="Ru1"><text:ruby-base>性</text:ruby-base><text:ruby-text>せい</text:ruby-text></text:ruby> </text:p>
                </table:table-cell>
                <table:covered-table-cell/>
                <table:table-cell table:style-name="Tabla61.C2" table:number-columns-spanned="3" office:value-type="string">
                  <text:p text:style-name="P248">Género Masculino</text:p>
                </table:table-cell>
                <table:covered-table-cell/>
                <table:covered-table-cell/>
              </table:table-row>
              <table:table-row>
                <table:table-cell table:style-name="Tabla61.A2" table:number-columns-spanned="2" office:value-type="string">
                  <text:p text:style-name="P313"><text:ruby text:style-name="Ru1"><text:ruby-base>男</text:ruby-base><text:ruby-text>おとこ</text:ruby-text></text:ruby>の<text:ruby text:style-name="Ru1"><text:ruby-base>人</text:ruby-base><text:ruby-text>ひと</text:ruby-text></text:ruby></text:p>
                </table:table-cell>
                <table:covered-table-cell/>
                <table:table-cell table:style-name="Tabla61.C2" table:number-columns-spanned="3" office:value-type="string">
                  <text:p text:style-name="P242">Hombre</text:p>
                </table:table-cell>
                <table:covered-table-cell/>
                <table:covered-table-cell/>
              </table:table-row>
            </table:table>
            <text:p text:style-name="P325"/>
          </table:table-cell>
          <table:table-cell table:style-name="Tabla59.A1" office:value-type="string">
            <text:p text:style-name="P345">男</text:p>
          </table:table-cell>
        </table:table-row>
        <table:table-row>
          <table:table-cell table:style-name="Tabla59.A1" office:value-type="string">
            <text:p text:style-name="P249">女</text:p>
            <text:p text:style-name="P280">Mujer, Femenino</text:p>
            <table:table table:name="Tabla62" table:style-name="Tabla62">
              <table:table-column table:style-name="Tabla62.A"/>
              <table:table-column table:style-name="Tabla62.B"/>
              <table:table-column table:style-name="Tabla62.C"/>
              <table:table-column table:style-name="Tabla62.D"/>
              <table:table-column table:style-name="Tabla62.E"/>
              <table:table-row>
                <table:table-cell table:style-name="Tabla62.A1" office:value-type="string">
                  <text:p text:style-name="P175">おん</text:p>
                </table:table-cell>
                <table:table-cell table:style-name="Tabla62.A1" table:number-columns-spanned="2" office:value-type="string">
                  <text:p text:style-name="P92">ジョ</text:p>
                </table:table-cell>
                <table:covered-table-cell/>
                <table:table-cell table:style-name="Tabla62.A1" office:value-type="string">
                  <text:p text:style-name="P175">くん</text:p>
                </table:table-cell>
                <table:table-cell table:style-name="Tabla62.E1" office:value-type="string">
                  <text:p text:style-name="P92">おんな</text:p>
                </table:table-cell>
              </table:table-row>
              <table:table-row>
                <table:table-cell table:style-name="Tabla62.A2" table:number-columns-spanned="2" office:value-type="string">
                  <text:p text:style-name="P352"><text:ruby text:style-name="Ru1"><text:ruby-base><text:span text:style-name="T38">女</text:span></text:ruby-base><text:ruby-text>じょ</text:ruby-text></text:ruby><text:ruby text:style-name="Ru1"><text:ruby-base><text:span text:style-name="T37">性</text:span></text:ruby-base><text:ruby-text>せい</text:ruby-text></text:ruby><text:span text:style-name="T36"> </text:span></text:p>
                </table:table-cell>
                <table:covered-table-cell/>
                <table:table-cell table:style-name="Tabla62.C2" table:number-columns-spanned="3" office:value-type="string">
                  <text:p text:style-name="P249">Género Femenino</text:p>
                </table:table-cell>
                <table:covered-table-cell/>
                <table:covered-table-cell/>
              </table:table-row>
              <table:table-row>
                <table:table-cell table:style-name="Tabla62.A2" table:number-columns-spanned="2" office:value-type="string">
                  <text:p text:style-name="P314"><text:ruby text:style-name="Ru1"><text:ruby-base><text:span text:style-name="T89">女</text:span></text:ruby-base><text:ruby-text>おんな</text:ruby-text></text:ruby>の<text:ruby text:style-name="Ru1"><text:ruby-base>人</text:ruby-base><text:ruby-text>ひと</text:ruby-text></text:ruby></text:p>
                </table:table-cell>
                <table:covered-table-cell/>
                <table:table-cell table:style-name="Tabla62.C2" table:number-columns-spanned="3" office:value-type="string">
                  <text:p text:style-name="P239">Mujer</text:p>
                </table:table-cell>
                <table:covered-table-cell/>
                <table:covered-table-cell/>
              </table:table-row>
            </table:table>
            <text:p text:style-name="P292"/>
          </table:table-cell>
          <table:table-cell table:style-name="Tabla59.A1" office:value-type="string">
            <text:p text:style-name="P368">女</text:p>
          </table:table-cell>
        </table:table-row>
        <table:table-row>
          <table:table-cell table:style-name="Tabla59.A1" office:value-type="string">
            <text:p text:style-name="P247">区</text:p>
            <text:p text:style-name="P281">Distrito, Barrio</text:p>
            <table:table table:name="Tabla63" table:style-name="Tabla63">
              <table:table-column table:style-name="Tabla63.A"/>
              <table:table-column table:style-name="Tabla63.B"/>
              <table:table-column table:style-name="Tabla63.C"/>
              <table:table-column table:style-name="Tabla63.D"/>
              <table:table-column table:style-name="Tabla63.E"/>
              <table:table-row>
                <table:table-cell table:style-name="Tabla63.A1" office:value-type="string">
                  <text:p text:style-name="P175">おん</text:p>
                </table:table-cell>
                <table:table-cell table:style-name="Tabla63.A1" table:number-columns-spanned="2" office:value-type="string">
                  <text:p text:style-name="P93">ク</text:p>
                </table:table-cell>
                <table:covered-table-cell/>
                <table:table-cell table:style-name="Tabla63.A1" office:value-type="string">
                  <text:p text:style-name="P175">くん</text:p>
                </table:table-cell>
                <table:table-cell table:style-name="Tabla63.E1" office:value-type="string">
                  <text:p text:style-name="P114">-</text:p>
                </table:table-cell>
              </table:table-row>
              <table:table-row>
                <table:table-cell table:style-name="Tabla63.A2" table:number-columns-spanned="2" office:value-type="string">
                  <text:p text:style-name="P357"><text:s/><text:ruby text:style-name="Ru1"><text:ruby-base><text:span text:style-name="T90">新</text:span></text:ruby-base><text:ruby-text>しん</text:ruby-text></text:ruby><text:ruby text:style-name="Ru2"><text:ruby-base><text:span text:style-name="T90">宿</text:span></text:ruby-base><text:ruby-text>じゅ</text:ruby-text></text:ruby><text:ruby text:style-name="Ru1"><text:ruby-base><text:span text:style-name="T90">区</text:span></text:ruby-base><text:ruby-text>く</text:ruby-text></text:ruby></text:p>
                </table:table-cell>
                <table:covered-table-cell/>
                <table:table-cell table:style-name="Tabla63.C2" table:number-columns-spanned="3" office:value-type="string">
                  <text:p text:style-name="P250">Shinjuku (uno de los distritos de Tokyo)</text:p>
                </table:table-cell>
                <table:covered-table-cell/>
                <table:covered-table-cell/>
              </table:table-row>
            </table:table>
            <text:p text:style-name="P325"/>
          </table:table-cell>
          <table:table-cell table:style-name="Tabla59.A1" office:value-type="string">
            <text:p text:style-name="P343">区</text:p>
          </table:table-cell>
        </table:table-row>
      </table:table>
      <text:p text:style-name="P371"/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251">市</text:p>
            <text:p text:style-name="P280">Ciudad, Mercado</text:p>
            <table:table table:name="Tabla65" table:style-name="Tabla65">
              <table:table-column table:style-name="Tabla65.A"/>
              <table:table-column table:style-name="Tabla65.B"/>
              <table:table-column table:style-name="Tabla65.C"/>
              <table:table-column table:style-name="Tabla65.D"/>
              <table:table-column table:style-name="Tabla65.E"/>
              <table:table-row>
                <table:table-cell table:style-name="Tabla65.A1" office:value-type="string">
                  <text:p text:style-name="P175">おん</text:p>
                </table:table-cell>
                <table:table-cell table:style-name="Tabla65.A1" table:number-columns-spanned="2" office:value-type="string">
                  <text:p text:style-name="P94">シ</text:p>
                </table:table-cell>
                <table:covered-table-cell/>
                <table:table-cell table:style-name="Tabla65.A1" office:value-type="string">
                  <text:p text:style-name="P175">くん</text:p>
                </table:table-cell>
                <table:table-cell table:style-name="Tabla65.E1" office:value-type="string">
                  <text:p text:style-name="P94">いち</text:p>
                </table:table-cell>
              </table:table-row>
              <table:table-row>
                <table:table-cell table:style-name="Tabla65.A2" table:number-columns-spanned="2" office:value-type="string">
                  <text:p text:style-name="P372"><text:ruby text:style-name="Ru1"><text:ruby-base>市</text:ruby-base><text:ruby-text>し</text:ruby-text></text:ruby></text:p>
                </table:table-cell>
                <table:covered-table-cell/>
                <table:table-cell table:style-name="Tabla65.C2" table:number-columns-spanned="3" office:value-type="string">
                  <text:p text:style-name="P249">Ciudad</text:p>
                </table:table-cell>
                <table:covered-table-cell/>
                <table:covered-table-cell/>
              </table:table-row>
              <table:table-row>
                <table:table-cell table:style-name="Tabla65.A2" table:number-columns-spanned="2" office:value-type="string">
                  <text:p text:style-name="P382"><text:ruby text:style-name="Ru1"><text:ruby-base>市</text:ruby-base><text:ruby-text>いち</text:ruby-text></text:ruby></text:p>
                </table:table-cell>
                <table:covered-table-cell/>
                <table:table-cell table:style-name="Tabla65.C2" table:number-columns-spanned="3" office:value-type="string">
                  <text:p text:style-name="P239">Mercado</text:p>
                </table:table-cell>
                <table:covered-table-cell/>
                <table:covered-table-cell/>
              </table:table-row>
            </table:table>
            <text:p text:style-name="P292"/>
          </table:table-cell>
          <table:table-cell table:style-name="Tabla64.A1" office:value-type="string">
            <text:p text:style-name="P370">市</text:p>
          </table:table-cell>
        </table:table-row>
        <table:table-row>
          <table:table-cell table:style-name="Tabla64.A1" office:value-type="string">
            <text:p text:style-name="P235">何</text:p>
            <text:p text:style-name="P273">Qué, Cuál, Cuánto</text:p>
            <table:table table:name="Tabla66" table:style-name="Tabla66">
              <table:table-column table:style-name="Tabla66.A"/>
              <table:table-column table:style-name="Tabla66.B"/>
              <table:table-column table:style-name="Tabla66.C"/>
              <table:table-column table:style-name="Tabla66.D"/>
              <table:table-column table:style-name="Tabla66.E"/>
              <table:table-row>
                <table:table-cell table:style-name="Tabla66.A1" office:value-type="string">
                  <text:p text:style-name="P173">おん</text:p>
                </table:table-cell>
                <table:table-cell table:style-name="Tabla66.A1" table:number-columns-spanned="2" office:value-type="string">
                  <text:p text:style-name="P84">-</text:p>
                </table:table-cell>
                <table:covered-table-cell/>
                <table:table-cell table:style-name="Tabla66.A1" office:value-type="string">
                  <text:p text:style-name="P173">くん</text:p>
                </table:table-cell>
                <table:table-cell table:style-name="Tabla66.E1" office:value-type="string">
                  <text:p text:style-name="P110">なに、なん</text:p>
                </table:table-cell>
              </table:table-row>
              <table:table-row>
                <table:table-cell table:style-name="Tabla66.A2" table:number-columns-spanned="2" office:value-type="string">
                  <text:p text:style-name="P310"><text:ruby text:style-name="Ru1"><text:ruby-base>何</text:ruby-base><text:ruby-text>なん</text:ruby-text></text:ruby><text:ruby text:style-name="Ru1"><text:ruby-base>階</text:ruby-base><text:ruby-text>がい</text:ruby-text></text:ruby></text:p>
                </table:table-cell>
                <table:covered-table-cell/>
                <table:table-cell table:style-name="Tabla66.C2" table:number-columns-spanned="3" office:value-type="string">
                  <text:p text:style-name="P236">Qué piso</text:p>
                </table:table-cell>
                <table:covered-table-cell/>
                <table:covered-table-cell/>
              </table:table-row>
              <table:table-row>
                <table:table-cell table:style-name="Tabla66.A2" table:number-columns-spanned="2" office:value-type="string">
                  <text:p text:style-name="P308"><text:ruby text:style-name="Ru1"><text:ruby-base>何</text:ruby-base><text:ruby-text>なん</text:ruby-text></text:ruby><text:ruby text:style-name="Ru1"><text:ruby-base>人</text:ruby-base><text:ruby-text>にん</text:ruby-text></text:ruby></text:p>
                </table:table-cell>
                <table:covered-table-cell/>
                <table:table-cell table:style-name="Tabla66.C2" table:number-columns-spanned="3" office:value-type="string">
                  <text:p text:style-name="P236">Cuántas personas</text:p>
                </table:table-cell>
                <table:covered-table-cell/>
                <table:covered-table-cell/>
              </table:table-row>
            </table:table>
            <text:p text:style-name="P323"/>
          </table:table-cell>
          <table:table-cell table:style-name="Tabla64.A1" office:value-type="string">
            <text:p text:style-name="P338">何</text:p>
          </table:table-cell>
        </table:table-row>
        <table:table-row>
          <table:table-cell table:style-name="Tabla64.A1" office:value-type="string">
            <text:p text:style-name="P293"/>
          </table:table-cell>
          <table:table-cell table:style-name="Tabla64.A1" office:value-type="string">
            <text:p text:style-name="P369"/>
          </table:table-cell>
        </table:table-row>
        <table:table-row>
          <table:table-cell table:style-name="Tabla64.A1" office:value-type="string">
            <text:p text:style-name="P326"/>
          </table:table-cell>
          <table:table-cell table:style-name="Tabla64.A1" office:value-type="string">
            <text:p text:style-name="P34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HiraKakuPro-W3, 'Hiragino Kaku Gothic Pro W3', 'Hiragino Kaku Gothic Pro', 'ヒラギノ角ゴ Pro W3', Meiryo, YuGothic, 'ＭＳ Ｐゴシック', 'MS PGothic', 'ＭＳ ゴシック', 'MS Gothic', sans, sans-serif"/>
    <style:font-face style:name="HiraMinPro-W3" svg:font-family="HiraMinPro-W3, 'Hiragino Mincho Pro W3', 'Hiragino Mincho Pro', 'ヒラギノ明朝 Pro W3', YuMincho, 'HG E', 'ＭＳ Ｐ明朝', 'MS PMincho', 'MS 明朝', 'MS Mincho', serif"/>
    <style:font-face style:name="Arial1" svg:font-family="Arial" style:font-family-generic="swiss"/>
    <style:font-face style:name="KanjiStrokeOrders" svg:font-family="KanjiStrokeOrders" style:font-family-generic="modern" style:font-pitch="fixed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UI Light2" svg:font-family="'Yu Gothic UI Light'" style:font-family-generic="swiss" style:font-pitch="variable"/>
    <style:font-face style:name="Yu Gothic UI Light1" svg:font-family="'Yu Gothic UI Light'" style:font-adornments="Light" style:font-family-generic="swiss" style:font-pitch="variable"/>
    <style:font-face style:name="Yu Gothic UI Light3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1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ubies" style:family="text">
      <style:text-properties style:font-name="Yu Gothic Light" fo:font-family="'Yu Gothic Light'" style:font-style-name="Normal" style:font-family-generic="swiss" style:font-pitch="variable" fo:font-size="8pt" style:text-underline-style="none" fo:font-weight="250" fo:background-color="transparent" style:font-name-asian="Yu Gothic UI Light3" style:font-family-asian="'Yu Gothic UI Light'" style:font-style-name-asian="Negrita" style:font-family-generic-asian="swiss" style:font-pitch-asian="variable" style:font-size-asian="8pt" style:font-weight-asian="bold" style:font-size-complex="6pt" style:text-emphasize="none" loext:shadow="none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23:24.847000000</meta:creation-date>
    <dc:date>2016-03-06T22:27:21.567552541</dc:date>
    <meta:editing-duration>PT20H35M5S</meta:editing-duration>
    <meta:editing-cycles>121</meta:editing-cycles>
    <meta:generator>LibreOffice/5.1.0.3$Linux_X86_64 LibreOffice_project/10m0$Build-3</meta:generator>
    <meta:document-statistic meta:table-count="66" meta:image-count="0" meta:object-count="0" meta:page-count="19" meta:paragraph-count="1039" meta:word-count="2549" meta:character-count="6446" meta:non-whitespace-character-count="5815"/>
  </office:meta>
</office:document-meta>
</file>